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Times1" svg:font-family="Times"/>
    <style:font-face style:name="standard1" svg:font-family="standard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Times" svg:font-family="Times" style:font-pitch="variable"/>
    <style:font-face style:name="standard" svg:font-family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4cm" svg:stroke-color="#000000" draw:stroke-linejoin="round" svg:stroke-linecap="butt" draw:fill="solid" draw:fill-color="#bf3eff" fo:padding-top="0.012cm" fo:padding-bottom="0.012cm" fo:padding-left="0.012cm" fo:padding-right="0.012cm"/>
    </style:style>
    <style:style style:name="gr2" style:family="graphic" style:parent-style-name="standard">
      <style:graphic-properties draw:stroke="solid" svg:stroke-width="0.024cm" svg:stroke-color="#000000" draw:stroke-linejoin="round" svg:stroke-linecap="butt" draw:fill="solid" draw:fill-color="#97ffff" fo:padding-top="0.012cm" fo:padding-bottom="0.012cm" fo:padding-left="0.012cm" fo:padding-right="0.012cm"/>
    </style:style>
    <style:style style:name="gr3" style:family="graphic" style:parent-style-name="standard">
      <style:graphic-properties draw:stroke="solid" svg:stroke-width="0.024cm" svg:stroke-color="#000000" draw:stroke-linejoin="round" svg:stroke-linecap="butt" draw:fill="solid" draw:fill-color="#eec900" fo:padding-top="0.012cm" fo:padding-bottom="0.012cm" fo:padding-left="0.012cm" fo:padding-right="0.012cm"/>
    </style:style>
    <style:style style:name="gr4" style:family="graphic" style:parent-style-name="standard">
      <style:graphic-properties draw:stroke="solid" svg:stroke-width="0.024cm" svg:stroke-color="#000000" draw:stroke-linejoin="round" svg:stroke-linecap="butt" draw:fill="solid" draw:fill-color="#adff2f" fo:padding-top="0.012cm" fo:padding-bottom="0.012cm" fo:padding-left="0.012cm" fo:padding-right="0.012cm"/>
    </style:style>
    <style:style style:name="gr5" style:family="graphic" style:parent-style-name="standard">
      <style:graphic-properties draw:stroke="solid" svg:stroke-width="0.024cm" svg:stroke-color="#000000" draw:stroke-linejoin="round" svg:stroke-linecap="butt" draw:fill="solid" draw:fill-color="#cd5c5c" fo:padding-top="0.012cm" fo:padding-bottom="0.012cm" fo:padding-left="0.012cm" fo:padding-right="0.012cm"/>
    </style:style>
    <style:style style:name="gr6" style:family="graphic" style:parent-style-name="standard">
      <style:graphic-properties draw:stroke="solid" svg:stroke-width="0.024cm" svg:stroke-color="#000000" draw:stroke-linejoin="round" svg:stroke-linecap="butt" draw:fill="solid" draw:fill-color="#4b0082" fo:padding-top="0.012cm" fo:padding-bottom="0.012cm" fo:padding-left="0.012cm" fo:padding-right="0.012cm"/>
    </style:style>
    <style:style style:name="gr7" style:family="graphic" style:parent-style-name="standard">
      <style:graphic-properties draw:stroke="solid" svg:stroke-width="0.024cm" svg:stroke-color="#000000" draw:stroke-linejoin="round" svg:stroke-linecap="butt" draw:fill="solid" draw:fill-color="#90ee90" fo:padding-top="0.012cm" fo:padding-bottom="0.012cm" fo:padding-left="0.012cm" fo:padding-right="0.012cm"/>
    </style:style>
    <style:style style:name="gr8" style:family="graphic" style:parent-style-name="standard">
      <style:graphic-properties draw:stroke="solid" svg:stroke-width="0.024cm" svg:stroke-color="#000000" draw:stroke-linejoin="round" svg:stroke-linecap="butt" draw:fill="solid" draw:fill-color="#e6e6fa" fo:padding-top="0.012cm" fo:padding-bottom="0.012cm" fo:padding-left="0.012cm" fo:padding-right="0.012cm"/>
    </style:style>
    <style:style style:name="gr9" style:family="graphic" style:parent-style-name="standard">
      <style:graphic-properties draw:stroke="solid" svg:stroke-width="0.024cm" svg:stroke-color="#000000" draw:stroke-linejoin="round" svg:stroke-linecap="butt" draw:fill="solid" draw:fill-color="#20b2aa" fo:padding-top="0.012cm" fo:padding-bottom="0.012cm" fo:padding-left="0.012cm" fo:padding-right="0.012cm"/>
    </style:style>
    <style:style style:name="gr10" style:family="graphic" style:parent-style-name="standard">
      <style:graphic-properties draw:stroke="solid" svg:stroke-width="0.024cm" svg:stroke-color="#000000" draw:stroke-linejoin="round" svg:stroke-linecap="butt" draw:fill="solid" draw:fill-color="#f08080" fo:padding-top="0.012cm" fo:padding-bottom="0.012cm" fo:padding-left="0.012cm" fo:padding-right="0.012cm"/>
    </style:style>
    <style:style style:name="gr11" style:family="graphic" style:parent-style-name="standard">
      <style:graphic-properties draw:stroke="solid" svg:stroke-width="0.024cm" svg:stroke-color="#000000" draw:stroke-linejoin="round" svg:stroke-linecap="butt" draw:fill="solid" draw:fill-color="#ff00ff" fo:padding-top="0.012cm" fo:padding-bottom="0.012cm" fo:padding-left="0.012cm" fo:padding-right="0.012cm"/>
    </style:style>
    <style:style style:name="gr12" style:family="graphic" style:parent-style-name="standard">
      <style:graphic-properties draw:stroke="solid" svg:stroke-width="0.024cm" svg:stroke-color="#000000" draw:stroke-linejoin="round" svg:stroke-linecap="butt" draw:fill="solid" draw:fill-color="#c0ff3e" fo:padding-top="0.012cm" fo:padding-bottom="0.012cm" fo:padding-left="0.012cm" fo:padding-right="0.012cm"/>
    </style:style>
    <style:style style:name="gr13" style:family="graphic" style:parent-style-name="standard">
      <style:graphic-properties draw:stroke="solid" svg:stroke-width="0.024cm" svg:stroke-color="#000000" draw:stroke-linejoin="round" svg:stroke-linecap="butt" draw:fill="solid" draw:fill-color="#cd853f" fo:padding-top="0.012cm" fo:padding-bottom="0.012cm" fo:padding-left="0.012cm" fo:padding-right="0.012cm"/>
    </style:style>
    <style:style style:name="gr14" style:family="graphic" style:parent-style-name="standard">
      <style:graphic-properties draw:stroke="solid" svg:stroke-width="0.024cm" svg:stroke-color="#000000" draw:stroke-linejoin="round" svg:stroke-linecap="butt" draw:fill="solid" draw:fill-color="#ffb5c5" fo:padding-top="0.012cm" fo:padding-bottom="0.012cm" fo:padding-left="0.012cm" fo:padding-right="0.012cm"/>
    </style:style>
    <style:style style:name="gr15" style:family="graphic" style:parent-style-name="standard">
      <style:graphic-properties draw:stroke="solid" svg:stroke-width="0.024cm" svg:stroke-color="#000000" draw:stroke-linejoin="round" svg:stroke-linecap="butt" draw:fill="solid" draw:fill-color="#b0e0e6" fo:padding-top="0.012cm" fo:padding-bottom="0.012cm" fo:padding-left="0.012cm" fo:padding-right="0.012cm"/>
    </style:style>
    <style:style style:name="gr16" style:family="graphic" style:parent-style-name="standard">
      <style:graphic-properties draw:stroke="dash" draw:stroke-dash="stroke-dash15" svg:stroke-width="0.097cm" svg:stroke-color="#e71928" draw:stroke-linejoin="round" svg:stroke-linecap="butt" draw:fill="none" fo:padding-top="0.048cm" fo:padding-bottom="0.048cm" fo:padding-left="0.048cm" fo:padding-right="0.048cm"/>
    </style:style>
    <style:style style:name="gr17" style:family="graphic" style:parent-style-name="standard">
      <style:graphic-properties draw:stroke="solid" svg:stroke-width="0.024cm" svg:stroke-color="#000000" draw:stroke-linejoin="round" svg:stroke-linecap="butt" draw:fill="none" fo:padding-top="0.012cm" fo:padding-bottom="0.012cm" fo:padding-left="0.012cm" fo:padding-right="0.012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73cm" fo:min-width="0.273cm" fo:padding-top="0cm" fo:padding-bottom="0cm" fo:padding-left="0cm" fo:padding-right="0cm"/>
    </style:style>
    <style:style style:name="gr19" style:family="graphic" style:parent-style-name="standard">
      <style:graphic-properties draw:stroke="none" draw:fill="solid" draw:fill-color="#000000"/>
    </style:style>
    <style:style style:name="gr20" style:family="graphic" style:parent-style-name="standard">
      <style:graphic-properties draw:stroke="none" draw:fill="solid" draw:fill-color="#ffffff"/>
    </style:style>
    <style:style style:name="gr21" style:family="graphic" style:parent-style-name="standard">
      <style:graphic-properties draw:stroke="solid" svg:stroke-width="0.009cm" svg:stroke-color="#000000" draw:stroke-linejoin="miter" svg:stroke-linecap="butt" draw:fill="none" fo:padding-top="0.004cm" fo:padding-bottom="0.004cm" fo:padding-left="0.004cm" fo:padding-right="0.004cm"/>
    </style:style>
    <style:style style:name="gr22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22cm" fo:min-width="0.62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0.24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298cm" fo:padding-top="0cm" fo:padding-bottom="0cm" fo:padding-left="0cm" fo:padding-right="0cm"/>
    </style:style>
    <style:style style:name="gr26" style:family="graphic" style:parent-style-name="standard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27" style:family="graphic" style:parent-style-name="standard">
      <style:graphic-properties draw:stroke="dash" draw:stroke-dash="stroke-dash15" svg:stroke-width="0.097cm" svg:stroke-color="#e71928" draw:stroke-linejoin="miter" svg:stroke-linecap="butt" draw:fill="none" fo:padding-top="0.048cm" fo:padding-bottom="0.048cm" fo:padding-left="0.048cm" fo:padding-right="0.048cm"/>
    </style:style>
    <style:style style:name="gr28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loext:graphic-properties draw:fill="solid" draw:fill-color="#bf3eff"/>
    </style:style>
    <style:style style:name="P2" style:family="paragraph">
      <loext:graphic-properties draw:fill="solid" draw:fill-color="#97ffff"/>
    </style:style>
    <style:style style:name="P3" style:family="paragraph">
      <loext:graphic-properties draw:fill="solid" draw:fill-color="#eec900"/>
    </style:style>
    <style:style style:name="P4" style:family="paragraph">
      <loext:graphic-properties draw:fill="solid" draw:fill-color="#adff2f"/>
    </style:style>
    <style:style style:name="P5" style:family="paragraph">
      <loext:graphic-properties draw:fill="solid" draw:fill-color="#cd5c5c"/>
    </style:style>
    <style:style style:name="P6" style:family="paragraph">
      <loext:graphic-properties draw:fill="solid" draw:fill-color="#4b0082"/>
    </style:style>
    <style:style style:name="P7" style:family="paragraph">
      <loext:graphic-properties draw:fill="solid" draw:fill-color="#90ee90"/>
    </style:style>
    <style:style style:name="P8" style:family="paragraph">
      <loext:graphic-properties draw:fill="solid" draw:fill-color="#e6e6fa"/>
    </style:style>
    <style:style style:name="P9" style:family="paragraph">
      <loext:graphic-properties draw:fill="solid" draw:fill-color="#20b2aa"/>
    </style:style>
    <style:style style:name="P10" style:family="paragraph">
      <loext:graphic-properties draw:fill="solid" draw:fill-color="#f08080"/>
    </style:style>
    <style:style style:name="P11" style:family="paragraph">
      <loext:graphic-properties draw:fill="solid" draw:fill-color="#ff00ff"/>
    </style:style>
    <style:style style:name="P12" style:family="paragraph">
      <loext:graphic-properties draw:fill="solid" draw:fill-color="#c0ff3e"/>
    </style:style>
    <style:style style:name="P13" style:family="paragraph">
      <loext:graphic-properties draw:fill="solid" draw:fill-color="#cd853f"/>
    </style:style>
    <style:style style:name="P14" style:family="paragraph">
      <loext:graphic-properties draw:fill="solid" draw:fill-color="#ffb5c5"/>
    </style:style>
    <style:style style:name="P15" style:family="paragraph">
      <loext:graphic-properties draw:fill="solid" draw:fill-color="#b0e0e6"/>
    </style:style>
    <style:style style:name="P16" style:family="paragraph">
      <loext:graphic-properties draw:fill="none"/>
    </style:style>
    <style:style style:name="P17" style:family="paragraph">
      <style:paragraph-properties fo:text-align="start" style:writing-mode="lr-tb"/>
    </style:style>
    <style:style style:name="P18" style:family="paragraph">
      <loext:graphic-properties draw:fill="none"/>
      <style:text-properties fo:font-size="7.80000019073486pt" style:font-size-asian="7.80000019073486pt" style:font-size-complex="7.80000019073486pt"/>
    </style:style>
    <style:style style:name="P19" style:family="paragraph">
      <loext:graphic-properties draw:fill="solid" draw:fill-color="#000000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none"/>
      <style:text-properties fo:font-size="17.7000007629395pt" style:font-size-asian="17.7000007629395pt" style:font-size-complex="17.7000007629395pt"/>
    </style:style>
    <style:style style:name="P22" style:family="paragraph">
      <loext:graphic-properties draw:fill="none"/>
      <style:text-properties fo:font-size="7.09999990463257pt" style:font-size-asian="7.09999990463257pt" style:font-size-complex="7.09999990463257pt"/>
    </style:style>
    <style:style style:name="P23" style:family="paragraph">
      <loext:graphic-properties draw:fill="none"/>
      <style:text-properties fo:font-size="8.5pt" style:font-size-asian="8.5pt" style:font-size-complex="8.5pt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color="#000000" style:font-name="standard1" fo:font-size="7.80000019073486pt" style:font-size-asian="7.80000019073486pt" style:font-name-complex="standard1" style:font-size-complex="7.80000019073486pt"/>
    </style:style>
    <style:style style:name="T2" style:family="text">
      <style:text-properties fo:color="#000000" style:font-name="Times1" fo:font-size="17.7000007629395pt" style:font-size-asian="17.7000007629395pt" style:font-name-complex="Times1" style:font-size-complex="17.7000007629395pt"/>
    </style:style>
    <style:style style:name="T3" style:family="text">
      <style:text-properties fo:color="#000000" style:font-name="Helvetica1" fo:font-size="7.09999990463257pt" style:font-size-asian="7.09999990463257pt" style:font-name-complex="Helvetica1" style:font-size-complex="7.09999990463257pt"/>
    </style:style>
    <style:style style:name="T4" style:family="text">
      <style:text-properties fo:color="#000000" style:font-name="Helvetica1" fo:font-size="8.5pt" style:font-size-asian="8.5pt" style:font-name-complex="Helvetica1" style:font-size-complex="8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.199cm" svg:height="2.481cm" svg:x="7.18cm" svg:y="25.319cm" svg:viewBox="0 0 1200 2482" draw:points="18,2482 0,0 1200,15 1151,2414">
          <text:p/>
        </draw:polygon>
        <draw:polygon draw:style-name="gr2" draw:text-style-name="P2" draw:layer="layout" svg:width="1.199cm" svg:height="1.947cm" svg:x="7.198cm" svg:y="22.853cm" svg:viewBox="0 0 1200 1948" draw:points="0,1948 17,0 1200,84 1133,1948">
          <text:p/>
        </draw:polygon>
        <draw:polygon draw:style-name="gr3" draw:text-style-name="P3" draw:layer="layout" svg:width="1.182cm" svg:height="1.914cm" svg:x="7.215cm" svg:y="20.505cm" svg:viewBox="0 0 1183 1915" draw:points="0,1915 15,17 1183,0 1183,1901">
          <text:p/>
        </draw:polygon>
        <draw:polygon draw:style-name="gr4" draw:text-style-name="P4" draw:layer="layout" svg:width="1.1cm" svg:height="2.214cm" svg:x="7.23cm" svg:y="17.807cm" svg:viewBox="0 0 1101 2215" draw:points="0,2215 17,18 1086,0 1101,2183">
          <text:p/>
        </draw:polygon>
        <draw:polygon draw:style-name="gr5" draw:text-style-name="P5" draw:layer="layout" svg:width="2.566cm" svg:height="2.281cm" svg:x="8.863cm" svg:y="25.434cm" svg:viewBox="0 0 2567 2282" draw:points="0,2282 32,0 2567,0 2517,2217">
          <text:p/>
        </draw:polygon>
        <draw:polygon draw:style-name="gr6" draw:text-style-name="P6" draw:layer="layout" svg:width="2.583cm" svg:height="1.815cm" svg:x="8.895cm" svg:y="22.985cm" svg:viewBox="0 0 2584 1816" draw:points="0,1816 0,0 2584,50 2535,1801">
          <text:p/>
        </draw:polygon>
        <draw:polygon draw:style-name="gr7" draw:text-style-name="P7" draw:layer="layout" svg:width="2.513cm" svg:height="1.932cm" svg:x="8.93cm" svg:y="20.522cm" svg:viewBox="0 0 2514 1933" draw:points="0,1916 15,15 2514,0 2500,1933">
          <text:p/>
        </draw:polygon>
        <draw:polygon draw:style-name="gr8" draw:text-style-name="P8" draw:layer="layout" svg:width="0.85cm" svg:height="2.131cm" svg:x="8.945cm" svg:y="17.825cm" svg:viewBox="0 0 851 2132" draw:points="0,2132 0,0 789,27 851,2082">
          <text:p/>
        </draw:polygon>
        <draw:polygon draw:style-name="gr9" draw:text-style-name="P9" draw:layer="layout" svg:width="1.132cm" svg:height="1.948cm" svg:x="10.297cm" svg:y="17.874cm" svg:viewBox="0 0 1133 1949" draw:points="0,1949 49,33 1133,0 1098,1931">
          <text:p/>
        </draw:polygon>
        <draw:polygon draw:style-name="gr10" draw:text-style-name="P10" draw:layer="layout" svg:width="1.267cm" svg:height="4.613cm" svg:x="11.977cm" svg:y="23.02cm" svg:viewBox="0 0 1268 4614" draw:points="0,4614 85,15 1268,0 1150,4564">
          <text:p/>
        </draw:polygon>
        <draw:polygon draw:style-name="gr11" draw:text-style-name="P11" draw:layer="layout" svg:width="0.882cm" svg:height="1.533cm" svg:x="13.66cm" svg:y="26.017cm" svg:viewBox="0 0 883 1534" draw:points="0,1534 32,0 883,0 866,1485">
          <text:p/>
        </draw:polygon>
        <draw:polygon draw:style-name="gr12" draw:text-style-name="P12" draw:layer="layout" svg:width="0.865cm" svg:height="2.366cm" svg:x="13.727cm" svg:y="23.085cm" svg:viewBox="0 0 866 2367" draw:points="0,2367 15,0 866,0 799,2300">
          <text:p/>
        </draw:polygon>
        <draw:polygon draw:style-name="gr13" draw:text-style-name="P13" draw:layer="layout" svg:width="2.533cm" svg:height="1.897cm" svg:x="12.077cm" svg:y="20.522cm" svg:viewBox="0 0 2534 1898" draw:points="0,1898 50,0 2534,0 2516,1884">
          <text:p/>
        </draw:polygon>
        <draw:polygon draw:style-name="gr14" draw:text-style-name="P14" draw:layer="layout" svg:width="0.85cm" svg:height="1.965cm" svg:x="12.127cm" svg:y="17.874cm" svg:viewBox="0 0 851 1966" draw:points="818,1966 17,1966 0,0 851,50">
          <text:p/>
        </draw:polygon>
        <draw:polygon draw:style-name="gr15" draw:text-style-name="P15" draw:layer="layout" svg:width="1.164cm" svg:height="1.865cm" svg:x="13.411cm" svg:y="17.974cm" svg:viewBox="0 0 1165 1866" draw:points="0,1866 64,0 1165,0 1150,1849">
          <text:p/>
        </draw:polygon>
        <draw:line draw:style-name="gr16" draw:text-style-name="P16" draw:layer="layout" svg:x1="6.851cm" svg:y1="28.2cm" svg:x2="6.861cm" svg:y2="26.668cm">
          <text:p/>
        </draw:line>
        <draw:line draw:style-name="gr16" draw:text-style-name="P16" draw:layer="layout" svg:x1="6.859cm" svg:y1="26.669cm" svg:x2="6.862cm" svg:y2="25.082cm">
          <text:p/>
        </draw:line>
        <draw:line draw:style-name="gr16" draw:text-style-name="P16" draw:layer="layout" svg:x1="6.862cm" svg:y1="25.083cm" svg:x2="6.859cm" svg:y2="23.968cm">
          <text:p/>
        </draw:line>
        <draw:line draw:style-name="gr16" draw:text-style-name="P16" draw:layer="layout" svg:x1="6.86cm" svg:y1="23.969cm" svg:x2="6.836cm" svg:y2="22.778cm">
          <text:p/>
        </draw:line>
        <draw:line draw:style-name="gr16" draw:text-style-name="P16" draw:layer="layout" svg:x1="6.836cm" svg:y1="22.779cm" svg:x2="6.86cm" svg:y2="21.594cm">
          <text:p/>
        </draw:line>
        <draw:line draw:style-name="gr16" draw:text-style-name="P16" draw:layer="layout" svg:x1="6.86cm" svg:y1="21.595cm" svg:x2="6.849cm" svg:y2="20.323cm">
          <text:p/>
        </draw:line>
        <draw:line draw:style-name="gr16" draw:text-style-name="P16" draw:layer="layout" svg:x1="6.849cm" svg:y1="20.324cm" svg:x2="7.702cm" svg:y2="20.265cm">
          <text:p/>
        </draw:line>
        <draw:line draw:style-name="gr16" draw:text-style-name="P16" draw:layer="layout" svg:x1="7.701cm" svg:y1="20.266cm" svg:x2="7.807cm" svg:y2="20.263cm">
          <text:p/>
        </draw:line>
        <draw:line draw:style-name="gr16" draw:text-style-name="P16" draw:layer="layout" svg:x1="7.806cm" svg:y1="20.263cm" svg:x2="8.58cm" svg:y2="20.275cm">
          <text:p/>
        </draw:line>
        <draw:line draw:style-name="gr16" draw:text-style-name="P16" draw:layer="layout" svg:x1="8.579cm" svg:y1="20.274cm" svg:x2="9.373cm" svg:y2="20.211cm">
          <text:p/>
        </draw:line>
        <draw:line draw:style-name="gr16" draw:text-style-name="P16" draw:layer="layout" svg:x1="9.372cm" svg:y1="20.212cm" svg:x2="9.996cm" svg:y2="20.191cm">
          <text:p/>
        </draw:line>
        <draw:line draw:style-name="gr16" draw:text-style-name="P16" draw:layer="layout" svg:x1="9.995cm" svg:y1="20.191cm" svg:x2="10.305cm" svg:y2="20.236cm">
          <text:p/>
        </draw:line>
        <draw:line draw:style-name="gr16" draw:text-style-name="P16" draw:layer="layout" svg:x1="10.284cm" svg:y1="20.466cm" svg:x2="10.305cm" svg:y2="20.235cm">
          <text:p/>
        </draw:line>
        <draw:line draw:style-name="gr16" draw:text-style-name="P16" draw:layer="layout" svg:x1="10.284cm" svg:y1="20.466cm" svg:x2="10.305cm" svg:y2="20.235cm">
          <text:p/>
        </draw:line>
        <draw:line draw:style-name="gr16" draw:text-style-name="P16" draw:layer="layout" svg:x1="9.995cm" svg:y1="20.191cm" svg:x2="10.305cm" svg:y2="20.236cm">
          <text:p/>
        </draw:line>
        <draw:line draw:style-name="gr16" draw:text-style-name="P16" draw:layer="layout" svg:x1="9.372cm" svg:y1="20.212cm" svg:x2="9.996cm" svg:y2="20.191cm">
          <text:p/>
        </draw:line>
        <draw:line draw:style-name="gr16" draw:text-style-name="P16" draw:layer="layout" svg:x1="8.579cm" svg:y1="20.274cm" svg:x2="9.373cm" svg:y2="20.211cm">
          <text:p/>
        </draw:line>
        <draw:line draw:style-name="gr16" draw:text-style-name="P16" draw:layer="layout" svg:x1="7.806cm" svg:y1="20.263cm" svg:x2="8.58cm" svg:y2="20.275cm">
          <text:p/>
        </draw:line>
        <draw:line draw:style-name="gr16" draw:text-style-name="P16" draw:layer="layout" svg:x1="7.701cm" svg:y1="20.266cm" svg:x2="7.807cm" svg:y2="20.263cm">
          <text:p/>
        </draw:line>
        <draw:line draw:style-name="gr16" draw:text-style-name="P16" draw:layer="layout" svg:x1="7.701cm" svg:y1="20.266cm" svg:x2="7.785cm" svg:y2="20.066cm">
          <text:p/>
        </draw:line>
        <draw:line draw:style-name="gr16" draw:text-style-name="P16" draw:layer="layout" svg:x1="7.701cm" svg:y1="20.266cm" svg:x2="7.785cm" svg:y2="20.066cm">
          <text:p/>
        </draw:line>
        <draw:line draw:style-name="gr16" draw:text-style-name="P16" draw:layer="layout" svg:x1="7.701cm" svg:y1="20.266cm" svg:x2="7.807cm" svg:y2="20.263cm">
          <text:p/>
        </draw:line>
        <draw:line draw:style-name="gr16" draw:text-style-name="P16" draw:layer="layout" svg:x1="7.806cm" svg:y1="20.263cm" svg:x2="8.58cm" svg:y2="20.275cm">
          <text:p/>
        </draw:line>
        <draw:line draw:style-name="gr16" draw:text-style-name="P16" draw:layer="layout" svg:x1="8.632cm" svg:y1="21.413cm" svg:x2="8.579cm" svg:y2="20.273cm">
          <text:p/>
        </draw:line>
        <draw:line draw:style-name="gr16" draw:text-style-name="P16" draw:layer="layout" svg:x1="8.629cm" svg:y1="21.498cm" svg:x2="8.632cm" svg:y2="21.412cm">
          <text:p/>
        </draw:line>
        <draw:line draw:style-name="gr16" draw:text-style-name="P16" draw:layer="layout" svg:x1="8.601cm" svg:y1="22.702cm" svg:x2="8.63cm" svg:y2="21.497cm">
          <text:p/>
        </draw:line>
        <draw:line draw:style-name="gr16" draw:text-style-name="P16" draw:layer="layout" svg:x1="8.611cm" svg:y1="23.896cm" svg:x2="8.601cm" svg:y2="22.701cm">
          <text:p/>
        </draw:line>
        <draw:line draw:style-name="gr16" draw:text-style-name="P16" draw:layer="layout" svg:x1="8.601cm" svg:y1="25.103cm" svg:x2="8.611cm" svg:y2="23.895cm">
          <text:p/>
        </draw:line>
        <draw:line draw:style-name="gr16" draw:text-style-name="P16" draw:layer="layout" svg:x1="8.601cm" svg:y1="25.103cm" svg:x2="10.103cm" svg:y2="25.092cm">
          <text:p/>
        </draw:line>
        <draw:line draw:style-name="gr16" draw:text-style-name="P16" draw:layer="layout" svg:x1="10.102cm" svg:y1="25.092cm" svg:x2="10.188cm" svg:y2="25.097cm">
          <text:p/>
        </draw:line>
        <draw:line draw:style-name="gr16" draw:text-style-name="P16" draw:layer="layout" svg:x1="10.187cm" svg:y1="25.096cm" svg:x2="11.564cm" svg:y2="25.082cm">
          <text:p/>
        </draw:line>
        <draw:line draw:style-name="gr16" draw:text-style-name="P16" draw:layer="layout" svg:x1="11.674cm" svg:y1="25.295cm" svg:x2="11.563cm" svg:y2="25.082cm">
          <text:p/>
        </draw:line>
        <draw:line draw:style-name="gr16" draw:text-style-name="P16" draw:layer="layout" svg:x1="11.946cm" svg:y1="25.237cm" svg:x2="11.673cm" svg:y2="25.295cm">
          <text:p/>
        </draw:line>
        <draw:line draw:style-name="gr16" draw:text-style-name="P16" draw:layer="layout" svg:x1="11.946cm" svg:y1="25.237cm" svg:x2="11.673cm" svg:y2="25.295cm">
          <text:p/>
        </draw:line>
        <draw:line draw:style-name="gr16" draw:text-style-name="P16" draw:layer="layout" svg:x1="11.674cm" svg:y1="25.295cm" svg:x2="11.563cm" svg:y2="25.082cm">
          <text:p/>
        </draw:line>
        <draw:line draw:style-name="gr16" draw:text-style-name="P16" draw:layer="layout" svg:x1="11.563cm" svg:y1="25.083cm" svg:x2="11.689cm" svg:y2="24cm">
          <text:p/>
        </draw:line>
        <draw:line draw:style-name="gr16" draw:text-style-name="P16" draw:layer="layout" svg:x1="11.688cm" svg:y1="24.001cm" svg:x2="11.726cm" svg:y2="22.701cm">
          <text:p/>
        </draw:line>
        <draw:line draw:style-name="gr16" draw:text-style-name="P16" draw:layer="layout" svg:x1="11.725cm" svg:y1="22.701cm" svg:x2="11.725cm" svg:y2="21.47cm">
          <text:p/>
        </draw:line>
        <draw:line draw:style-name="gr16" draw:text-style-name="P16" draw:layer="layout" svg:x1="11.725cm" svg:y1="21.471cm" svg:x2="11.73cm" svg:y2="21.36cm">
          <text:p/>
        </draw:line>
        <draw:line draw:style-name="gr16" draw:text-style-name="P16" draw:layer="layout" svg:x1="11.729cm" svg:y1="21.361cm" svg:x2="11.633cm" svg:y2="20.188cm">
          <text:p/>
        </draw:line>
        <draw:line draw:style-name="gr16" draw:text-style-name="P16" draw:layer="layout" svg:x1="11.633cm" svg:y1="20.189cm" svg:x2="12.621cm" svg:y2="20.133cm">
          <text:p/>
        </draw:line>
        <draw:line draw:style-name="gr16" draw:text-style-name="P16" draw:layer="layout" svg:x1="12.62cm" svg:y1="20.134cm" svg:x2="13.095cm" svg:y2="20.131cm">
          <text:p/>
        </draw:line>
        <draw:line draw:style-name="gr16" draw:text-style-name="P16" draw:layer="layout" svg:x1="13.094cm" svg:y1="20.132cm" svg:x2="13.205cm" svg:y2="18.902cm">
          <text:p/>
        </draw:line>
        <draw:line draw:style-name="gr16" draw:text-style-name="P16" draw:layer="layout" svg:x1="13.205cm" svg:y1="18.902cm" svg:x2="13.027cm" svg:y2="18.905cm">
          <text:p/>
        </draw:line>
        <draw:line draw:style-name="gr16" draw:text-style-name="P16" draw:layer="layout" svg:x1="13.205cm" svg:y1="18.902cm" svg:x2="13.027cm" svg:y2="18.905cm">
          <text:p/>
        </draw:line>
        <draw:line draw:style-name="gr16" draw:text-style-name="P16" draw:layer="layout" svg:x1="13.094cm" svg:y1="20.132cm" svg:x2="13.205cm" svg:y2="18.902cm">
          <text:p/>
        </draw:line>
        <draw:line draw:style-name="gr16" draw:text-style-name="P16" draw:layer="layout" svg:x1="13.094cm" svg:y1="20.131cm" svg:x2="13.352cm" svg:y2="20.202cm">
          <text:p/>
        </draw:line>
        <draw:line draw:style-name="gr16" draw:text-style-name="P16" draw:layer="layout" svg:x1="13.351cm" svg:y1="20.202cm" svg:x2="14.179cm" svg:y2="20.141cm">
          <text:p/>
        </draw:line>
        <draw:line draw:style-name="gr16" draw:text-style-name="P16" draw:layer="layout" svg:x1="14.178cm" svg:y1="20.141cm" svg:x2="14.883cm" svg:y2="20.164cm">
          <text:p/>
        </draw:line>
        <draw:line draw:style-name="gr16" draw:text-style-name="P16" draw:layer="layout" svg:x1="14.879cm" svg:y1="21.603cm" svg:x2="14.884cm" svg:y2="20.163cm">
          <text:p/>
        </draw:line>
        <draw:line draw:style-name="gr16" draw:text-style-name="P16" draw:layer="layout" svg:x1="14.88cm" svg:y1="21.603cm" svg:x2="14.772cm" svg:y2="21.587cm">
          <text:p/>
        </draw:line>
        <draw:line draw:style-name="gr16" draw:text-style-name="P16" draw:layer="layout" svg:x1="14.88cm" svg:y1="21.603cm" svg:x2="14.772cm" svg:y2="21.587cm">
          <text:p/>
        </draw:line>
        <draw:line draw:style-name="gr16" draw:text-style-name="P16" draw:layer="layout" svg:x1="14.844cm" svg:y1="22.707cm" svg:x2="14.88cm" svg:y2="21.602cm">
          <text:p/>
        </draw:line>
        <draw:line draw:style-name="gr16" draw:text-style-name="P16" draw:layer="layout" svg:x1="14.196cm" svg:y1="22.715cm" svg:x2="14.845cm" svg:y2="22.706cm">
          <text:p/>
        </draw:line>
        <draw:line draw:style-name="gr16" draw:text-style-name="P16" draw:layer="layout" svg:x1="13.455cm" svg:y1="22.74cm" svg:x2="14.197cm" svg:y2="22.714cm">
          <text:p/>
        </draw:line>
        <draw:line draw:style-name="gr16" draw:text-style-name="P16" draw:layer="layout" svg:x1="13.443cm" svg:y1="24.315cm" svg:x2="13.456cm" svg:y2="22.739cm">
          <text:p/>
        </draw:line>
        <draw:line draw:style-name="gr16" draw:text-style-name="P16" draw:layer="layout" svg:x1="13.431cm" svg:y1="25.238cm" svg:x2="13.444cm" svg:y2="24.314cm">
          <text:p/>
        </draw:line>
        <draw:line draw:style-name="gr16" draw:text-style-name="P16" draw:layer="layout" svg:x1="13.432cm" svg:y1="25.238cm" svg:x2="13.241cm" svg:y2="25.232cm">
          <text:p/>
        </draw:line>
        <draw:line draw:style-name="gr16" draw:text-style-name="P16" draw:layer="layout" svg:x1="13.432cm" svg:y1="25.238cm" svg:x2="13.241cm" svg:y2="25.232cm">
          <text:p/>
        </draw:line>
        <draw:line draw:style-name="gr16" draw:text-style-name="P16" draw:layer="layout" svg:x1="13.431cm" svg:y1="25.238cm" svg:x2="13.444cm" svg:y2="24.314cm">
          <text:p/>
        </draw:line>
        <draw:line draw:style-name="gr16" draw:text-style-name="P16" draw:layer="layout" svg:x1="13.443cm" svg:y1="24.315cm" svg:x2="13.456cm" svg:y2="22.739cm">
          <text:p/>
        </draw:line>
        <draw:line draw:style-name="gr16" draw:text-style-name="P16" draw:layer="layout" svg:x1="13.455cm" svg:y1="22.74cm" svg:x2="14.197cm" svg:y2="22.714cm">
          <text:p/>
        </draw:line>
        <draw:line draw:style-name="gr16" draw:text-style-name="P16" draw:layer="layout" svg:x1="14.168cm" svg:y1="23.026cm" svg:x2="14.197cm" svg:y2="22.714cm">
          <text:p/>
        </draw:line>
        <draw:line draw:style-name="gr16" draw:text-style-name="P16" draw:layer="layout" svg:x1="14.168cm" svg:y1="23.026cm" svg:x2="14.197cm" svg:y2="22.714cm">
          <text:p/>
        </draw:line>
        <draw:line draw:style-name="gr16" draw:text-style-name="P16" draw:layer="layout" svg:x1="14.196cm" svg:y1="22.715cm" svg:x2="14.845cm" svg:y2="22.706cm">
          <text:p/>
        </draw:line>
        <draw:line draw:style-name="gr16" draw:text-style-name="P16" draw:layer="layout" svg:x1="14.844cm" svg:y1="22.707cm" svg:x2="14.88cm" svg:y2="21.602cm">
          <text:p/>
        </draw:line>
        <draw:line draw:style-name="gr16" draw:text-style-name="P16" draw:layer="layout" svg:x1="14.879cm" svg:y1="21.603cm" svg:x2="14.884cm" svg:y2="20.163cm">
          <text:p/>
        </draw:line>
        <draw:line draw:style-name="gr16" draw:text-style-name="P16" draw:layer="layout" svg:x1="14.882cm" svg:y1="20.164cm" svg:x2="14.905cm" svg:y2="18.899cm">
          <text:p/>
        </draw:line>
        <draw:line draw:style-name="gr16" draw:text-style-name="P16" draw:layer="layout" svg:x1="14.905cm" svg:y1="18.9cm" svg:x2="14.739cm" svg:y2="18.897cm">
          <text:p/>
        </draw:line>
        <draw:line draw:style-name="gr16" draw:text-style-name="P16" draw:layer="layout" svg:x1="14.905cm" svg:y1="18.9cm" svg:x2="14.739cm" svg:y2="18.897cm">
          <text:p/>
        </draw:line>
        <draw:line draw:style-name="gr16" draw:text-style-name="P16" draw:layer="layout" svg:x1="14.882cm" svg:y1="20.164cm" svg:x2="14.905cm" svg:y2="18.899cm">
          <text:p/>
        </draw:line>
        <draw:line draw:style-name="gr16" draw:text-style-name="P16" draw:layer="layout" svg:x1="14.178cm" svg:y1="20.141cm" svg:x2="14.883cm" svg:y2="20.164cm">
          <text:p/>
        </draw:line>
        <draw:line draw:style-name="gr16" draw:text-style-name="P16" draw:layer="layout" svg:x1="13.351cm" svg:y1="20.202cm" svg:x2="14.179cm" svg:y2="20.141cm">
          <text:p/>
        </draw:line>
        <draw:line draw:style-name="gr16" draw:text-style-name="P16" draw:layer="layout" svg:x1="13.094cm" svg:y1="20.131cm" svg:x2="13.352cm" svg:y2="20.202cm">
          <text:p/>
        </draw:line>
        <draw:line draw:style-name="gr16" draw:text-style-name="P16" draw:layer="layout" svg:x1="12.62cm" svg:y1="20.134cm" svg:x2="13.095cm" svg:y2="20.131cm">
          <text:p/>
        </draw:line>
        <draw:line draw:style-name="gr16" draw:text-style-name="P16" draw:layer="layout" svg:x1="11.633cm" svg:y1="20.189cm" svg:x2="12.621cm" svg:y2="20.133cm">
          <text:p/>
        </draw:line>
        <draw:line draw:style-name="gr16" draw:text-style-name="P16" draw:layer="layout" svg:x1="11.633cm" svg:y1="20.189cm" svg:x2="11.779cm" svg:y2="18.849cm">
          <text:p/>
        </draw:line>
        <draw:line draw:style-name="gr16" draw:text-style-name="P16" draw:layer="layout" svg:x1="11.779cm" svg:y1="18.849cm" svg:x2="11.438cm" svg:y2="18.868cm">
          <text:p/>
        </draw:line>
        <draw:line draw:style-name="gr16" draw:text-style-name="P16" draw:layer="layout" svg:x1="11.779cm" svg:y1="18.849cm" svg:x2="11.438cm" svg:y2="18.868cm">
          <text:p/>
        </draw:line>
        <draw:line draw:style-name="gr16" draw:text-style-name="P16" draw:layer="layout" svg:x1="11.778cm" svg:y1="18.85cm" svg:x2="11.781cm" svg:y2="18.687cm">
          <text:p/>
        </draw:line>
        <draw:line draw:style-name="gr16" draw:text-style-name="P16" draw:layer="layout" svg:x1="11.781cm" svg:y1="18.688cm" svg:x2="11.71cm" svg:y2="17.471cm">
          <text:p/>
        </draw:line>
        <draw:line draw:style-name="gr16" draw:text-style-name="P16" draw:layer="layout" svg:x1="10.833cm" svg:y1="17.463cm" svg:x2="11.711cm" svg:y2="17.472cm">
          <text:p/>
        </draw:line>
        <draw:line draw:style-name="gr16" draw:text-style-name="P16" draw:layer="layout" svg:x1="10.027cm" svg:y1="17.472cm" svg:x2="10.834cm" svg:y2="17.463cm">
          <text:p/>
        </draw:line>
        <draw:line draw:style-name="gr16" draw:text-style-name="P16" draw:layer="layout" svg:x1="9.324cm" svg:y1="17.471cm" svg:x2="10.027cm" svg:y2="17.471cm">
          <text:p/>
        </draw:line>
        <draw:line draw:style-name="gr16" draw:text-style-name="P16" draw:layer="layout" svg:x1="8.554cm" svg:y1="17.458cm" svg:x2="9.325cm" svg:y2="17.472cm">
          <text:p/>
        </draw:line>
        <draw:line draw:style-name="gr16" draw:text-style-name="P16" draw:layer="layout" svg:x1="7.756cm" svg:y1="17.494cm" svg:x2="8.555cm" svg:y2="17.458cm">
          <text:p/>
        </draw:line>
        <draw:line draw:style-name="gr16" draw:text-style-name="P16" draw:layer="layout" svg:x1="7.767cm" svg:y1="17.728cm" svg:x2="7.756cm" svg:y2="17.493cm">
          <text:p/>
        </draw:line>
        <draw:line draw:style-name="gr16" draw:text-style-name="P16" draw:layer="layout" svg:x1="7.767cm" svg:y1="17.728cm" svg:x2="7.756cm" svg:y2="17.493cm">
          <text:p/>
        </draw:line>
        <draw:line draw:style-name="gr16" draw:text-style-name="P16" draw:layer="layout" svg:x1="7.756cm" svg:y1="17.494cm" svg:x2="8.555cm" svg:y2="17.458cm">
          <text:p/>
        </draw:line>
        <draw:line draw:style-name="gr16" draw:text-style-name="P16" draw:layer="layout" svg:x1="8.554cm" svg:y1="17.458cm" svg:x2="9.325cm" svg:y2="17.472cm">
          <text:p/>
        </draw:line>
        <draw:line draw:style-name="gr16" draw:text-style-name="P16" draw:layer="layout" svg:x1="9.324cm" svg:y1="17.471cm" svg:x2="10.027cm" svg:y2="17.471cm">
          <text:p/>
        </draw:line>
        <draw:line draw:style-name="gr16" draw:text-style-name="P16" draw:layer="layout" svg:x1="10.027cm" svg:y1="17.472cm" svg:x2="10.834cm" svg:y2="17.463cm">
          <text:p/>
        </draw:line>
        <draw:line draw:style-name="gr16" draw:text-style-name="P16" draw:layer="layout" svg:x1="10.823cm" svg:y1="17.821cm" svg:x2="10.834cm" svg:y2="17.463cm">
          <text:p/>
        </draw:line>
        <draw:line draw:style-name="gr16" draw:text-style-name="P16" draw:layer="layout" svg:x1="10.823cm" svg:y1="17.821cm" svg:x2="10.834cm" svg:y2="17.463cm">
          <text:p/>
        </draw:line>
        <draw:line draw:style-name="gr16" draw:text-style-name="P16" draw:layer="layout" svg:x1="10.027cm" svg:y1="17.472cm" svg:x2="10.834cm" svg:y2="17.463cm">
          <text:p/>
        </draw:line>
        <draw:line draw:style-name="gr16" draw:text-style-name="P16" draw:layer="layout" svg:x1="9.324cm" svg:y1="17.471cm" svg:x2="10.027cm" svg:y2="17.471cm">
          <text:p/>
        </draw:line>
        <draw:line draw:style-name="gr16" draw:text-style-name="P16" draw:layer="layout" svg:x1="8.554cm" svg:y1="17.458cm" svg:x2="9.325cm" svg:y2="17.472cm">
          <text:p/>
        </draw:line>
        <draw:line draw:style-name="gr16" draw:text-style-name="P16" draw:layer="layout" svg:x1="8.615cm" svg:y1="18.798cm" svg:x2="8.554cm" svg:y2="17.458cm">
          <text:p/>
        </draw:line>
        <draw:line draw:style-name="gr16" draw:text-style-name="P16" draw:layer="layout" svg:x1="8.884cm" svg:y1="18.909cm" svg:x2="8.614cm" svg:y2="18.797cm">
          <text:p/>
        </draw:line>
        <draw:line draw:style-name="gr16" draw:text-style-name="P16" draw:layer="layout" svg:x1="8.884cm" svg:y1="18.909cm" svg:x2="8.614cm" svg:y2="18.797cm">
          <text:p/>
        </draw:line>
        <draw:line draw:style-name="gr16" draw:text-style-name="P16" draw:layer="layout" svg:x1="8.617cm" svg:y1="18.883cm" svg:x2="8.614cm" svg:y2="18.797cm">
          <text:p/>
        </draw:line>
        <draw:line draw:style-name="gr16" draw:text-style-name="P16" draw:layer="layout" svg:x1="8.579cm" svg:y1="20.274cm" svg:x2="8.617cm" svg:y2="18.882cm">
          <text:p/>
        </draw:line>
        <draw:line draw:style-name="gr16" draw:text-style-name="P16" draw:layer="layout" svg:x1="8.632cm" svg:y1="21.413cm" svg:x2="8.579cm" svg:y2="20.273cm">
          <text:p/>
        </draw:line>
        <draw:line draw:style-name="gr16" draw:text-style-name="P16" draw:layer="layout" svg:x1="8.629cm" svg:y1="21.498cm" svg:x2="8.632cm" svg:y2="21.412cm">
          <text:p/>
        </draw:line>
        <draw:line draw:style-name="gr16" draw:text-style-name="P16" draw:layer="layout" svg:x1="8.601cm" svg:y1="22.702cm" svg:x2="8.63cm" svg:y2="21.497cm">
          <text:p/>
        </draw:line>
        <draw:line draw:style-name="gr16" draw:text-style-name="P16" draw:layer="layout" svg:x1="8.601cm" svg:y1="22.702cm" svg:x2="10.455cm" svg:y2="22.676cm">
          <text:p/>
        </draw:line>
        <draw:line draw:style-name="gr16" draw:text-style-name="P16" draw:layer="layout" svg:x1="10.454cm" svg:y1="22.677cm" svg:x2="10.549cm" svg:y2="22.674cm">
          <text:p/>
        </draw:line>
        <draw:line draw:style-name="gr16" draw:text-style-name="P16" draw:layer="layout" svg:x1="10.548cm" svg:y1="22.674cm" svg:x2="11.726cm" svg:y2="22.702cm">
          <text:p/>
        </draw:line>
        <draw:line draw:style-name="gr16" draw:text-style-name="P16" draw:layer="layout" svg:x1="11.725cm" svg:y1="22.701cm" svg:x2="12.659cm" svg:y2="22.705cm">
          <text:p/>
        </draw:line>
        <draw:line draw:style-name="gr16" draw:text-style-name="P16" draw:layer="layout" svg:x1="12.658cm" svg:y1="22.704cm" svg:x2="13.112cm" svg:y2="22.725cm">
          <text:p/>
        </draw:line>
        <draw:line draw:style-name="gr16" draw:text-style-name="P16" draw:layer="layout" svg:x1="13.111cm" svg:y1="22.724cm" svg:x2="13.456cm" svg:y2="22.74cm">
          <text:p/>
        </draw:line>
        <draw:line draw:style-name="gr16" draw:text-style-name="P16" draw:layer="layout" svg:x1="13.443cm" svg:y1="24.315cm" svg:x2="13.456cm" svg:y2="22.739cm">
          <text:p/>
        </draw:line>
        <draw:line draw:style-name="gr16" draw:text-style-name="P16" draw:layer="layout" svg:x1="13.431cm" svg:y1="25.238cm" svg:x2="13.444cm" svg:y2="24.314cm">
          <text:p/>
        </draw:line>
        <draw:line draw:style-name="gr16" draw:text-style-name="P16" draw:layer="layout" svg:x1="13.413cm" svg:y1="25.764cm" svg:x2="13.432cm" svg:y2="25.237cm">
          <text:p/>
        </draw:line>
        <draw:line draw:style-name="gr16" draw:text-style-name="P16" draw:layer="layout" svg:x1="13.413cm" svg:y1="25.764cm" svg:x2="14.092cm" svg:y2="25.73cm">
          <text:p/>
        </draw:line>
        <draw:line draw:style-name="gr16" draw:text-style-name="P16" draw:layer="layout" svg:x1="14.091cm" svg:y1="25.731cm" svg:x2="14.157cm" svg:y2="25.489cm">
          <text:p/>
        </draw:line>
        <draw:line draw:style-name="gr16" draw:text-style-name="P16" draw:layer="layout" svg:x1="14.091cm" svg:y1="25.731cm" svg:x2="14.157cm" svg:y2="25.489cm">
          <text:p/>
        </draw:line>
        <draw:line draw:style-name="gr16" draw:text-style-name="P16" draw:layer="layout" svg:x1="13.413cm" svg:y1="25.764cm" svg:x2="14.092cm" svg:y2="25.73cm">
          <text:p/>
        </draw:line>
        <draw:line draw:style-name="gr16" draw:text-style-name="P16" draw:layer="layout" svg:x1="13.413cm" svg:y1="25.764cm" svg:x2="13.432cm" svg:y2="25.237cm">
          <text:p/>
        </draw:line>
        <draw:line draw:style-name="gr16" draw:text-style-name="P16" draw:layer="layout" svg:x1="13.431cm" svg:y1="25.238cm" svg:x2="13.444cm" svg:y2="24.314cm">
          <text:p/>
        </draw:line>
        <draw:line draw:style-name="gr16" draw:text-style-name="P16" draw:layer="layout" svg:x1="13.443cm" svg:y1="24.315cm" svg:x2="13.456cm" svg:y2="22.739cm">
          <text:p/>
        </draw:line>
        <draw:line draw:style-name="gr16" draw:text-style-name="P16" draw:layer="layout" svg:x1="13.111cm" svg:y1="22.724cm" svg:x2="13.456cm" svg:y2="22.74cm">
          <text:p/>
        </draw:line>
        <draw:line draw:style-name="gr16" draw:text-style-name="P16" draw:layer="layout" svg:x1="12.658cm" svg:y1="22.704cm" svg:x2="13.112cm" svg:y2="22.725cm">
          <text:p/>
        </draw:line>
        <draw:line draw:style-name="gr16" draw:text-style-name="P16" draw:layer="layout" svg:x1="11.725cm" svg:y1="22.701cm" svg:x2="12.659cm" svg:y2="22.705cm">
          <text:p/>
        </draw:line>
        <draw:line draw:style-name="gr16" draw:text-style-name="P16" draw:layer="layout" svg:x1="10.548cm" svg:y1="22.674cm" svg:x2="11.726cm" svg:y2="22.702cm">
          <text:p/>
        </draw:line>
        <draw:line draw:style-name="gr16" draw:text-style-name="P16" draw:layer="layout" svg:x1="10.454cm" svg:y1="22.677cm" svg:x2="10.549cm" svg:y2="22.674cm">
          <text:p/>
        </draw:line>
        <draw:line draw:style-name="gr16" draw:text-style-name="P16" draw:layer="layout" svg:x1="8.601cm" svg:y1="22.702cm" svg:x2="10.455cm" svg:y2="22.676cm">
          <text:p/>
        </draw:line>
        <draw:line draw:style-name="gr16" draw:text-style-name="P16" draw:layer="layout" svg:x1="8.611cm" svg:y1="23.896cm" svg:x2="8.601cm" svg:y2="22.701cm">
          <text:p/>
        </draw:line>
        <draw:line draw:style-name="gr16" draw:text-style-name="P16" draw:layer="layout" svg:x1="8.61cm" svg:y1="23.896cm" svg:x2="8.404cm" svg:y2="23.893cm">
          <text:p/>
        </draw:line>
        <draw:line draw:style-name="gr16" draw:text-style-name="P16" draw:layer="layout" svg:x1="8.61cm" svg:y1="23.896cm" svg:x2="8.404cm" svg:y2="23.893cm">
          <text:p/>
        </draw:line>
        <draw:line draw:style-name="gr16" draw:text-style-name="P16" draw:layer="layout" svg:x1="8.611cm" svg:y1="23.896cm" svg:x2="8.601cm" svg:y2="22.701cm">
          <text:p/>
        </draw:line>
        <draw:line draw:style-name="gr16" draw:text-style-name="P16" draw:layer="layout" svg:x1="8.601cm" svg:y1="22.702cm" svg:x2="8.63cm" svg:y2="21.497cm">
          <text:p/>
        </draw:line>
        <draw:line draw:style-name="gr16" draw:text-style-name="P16" draw:layer="layout" svg:x1="8.629cm" svg:y1="21.498cm" svg:x2="8.632cm" svg:y2="21.412cm">
          <text:p/>
        </draw:line>
        <draw:line draw:style-name="gr16" draw:text-style-name="P16" draw:layer="layout" svg:x1="8.632cm" svg:y1="21.413cm" svg:x2="8.579cm" svg:y2="20.273cm">
          <text:p/>
        </draw:line>
        <draw:line draw:style-name="gr16" draw:text-style-name="P16" draw:layer="layout" svg:x1="8.579cm" svg:y1="20.274cm" svg:x2="9.373cm" svg:y2="20.211cm">
          <text:p/>
        </draw:line>
        <draw:line draw:style-name="gr16" draw:text-style-name="P16" draw:layer="layout" svg:x1="9.372cm" svg:y1="20.212cm" svg:x2="9.996cm" svg:y2="20.191cm">
          <text:p/>
        </draw:line>
        <draw:line draw:style-name="gr16" draw:text-style-name="P16" draw:layer="layout" svg:x1="9.995cm" svg:y1="20.191cm" svg:x2="10.305cm" svg:y2="20.236cm">
          <text:p/>
        </draw:line>
        <draw:line draw:style-name="gr16" draw:text-style-name="P16" draw:layer="layout" svg:x1="10.304cm" svg:y1="20.236cm" svg:x2="10.844cm" svg:y2="20.161cm">
          <text:p/>
        </draw:line>
        <draw:line draw:style-name="gr16" draw:text-style-name="P16" draw:layer="layout" svg:x1="10.843cm" svg:y1="20.161cm" svg:x2="11.634cm" svg:y2="20.189cm">
          <text:p/>
        </draw:line>
        <draw:line draw:style-name="gr16" draw:text-style-name="P16" draw:layer="layout" svg:x1="11.633cm" svg:y1="20.189cm" svg:x2="12.621cm" svg:y2="20.133cm">
          <text:p/>
        </draw:line>
        <draw:line draw:style-name="gr16" draw:text-style-name="P16" draw:layer="layout" svg:x1="12.62cm" svg:y1="20.133cm" svg:x2="12.62cm" svg:y2="19.896cm">
          <text:p/>
        </draw:line>
        <draw:line draw:style-name="gr17" draw:text-style-name="P16" draw:layer="layout" svg:x1="7.745cm" svg:y1="28.19cm" svg:x2="7.734cm" svg:y2="27.892cm">
          <text:p/>
        </draw:line>
        <draw:line draw:style-name="gr17" draw:text-style-name="P16" draw:layer="layout" svg:x1="9.831cm" svg:y1="28.132cm" svg:x2="9.825cm" svg:y2="27.835cm">
          <text:p/>
        </draw:line>
        <draw:line draw:style-name="gr17" draw:text-style-name="P16" draw:layer="layout" svg:x1="12.509cm" svg:y1="28.035cm" svg:x2="12.506cm" svg:y2="27.812cm">
          <text:p/>
        </draw:line>
        <draw:line draw:style-name="gr17" draw:text-style-name="P16" draw:layer="layout" svg:x1="14.112cm" svg:y1="27.983cm" svg:x2="14.109cm" svg:y2="27.725cm">
          <text:p/>
        </draw:line>
        <draw:line draw:style-name="gr17" draw:text-style-name="P16" draw:layer="layout" svg:x1="14.823cm" svg:y1="26.827cm" svg:x2="14.61cm" svg:y2="26.831cm">
          <text:p/>
        </draw:line>
        <draw:line draw:style-name="gr17" draw:text-style-name="P16" draw:layer="layout" svg:x1="14.838cm" svg:y1="24.307cm" svg:x2="14.642cm" svg:y2="24.31cm">
          <text:p/>
        </draw:line>
        <draw:line draw:style-name="gr17" draw:text-style-name="P16" draw:layer="layout" svg:x1="14.88cm" svg:y1="21.603cm" svg:x2="14.772cm" svg:y2="21.587cm">
          <text:p/>
        </draw:line>
        <draw:line draw:style-name="gr17" draw:text-style-name="P16" draw:layer="layout" svg:x1="14.905cm" svg:y1="18.9cm" svg:x2="14.739cm" svg:y2="18.897cm">
          <text:p/>
        </draw:line>
        <draw:line draw:style-name="gr17" draw:text-style-name="P16" draw:layer="layout" svg:x1="7.774cm" svg:y1="25.26cm" svg:x2="7.777cm" svg:y2="25.057cm">
          <text:p/>
        </draw:line>
        <draw:line draw:style-name="gr17" draw:text-style-name="P16" draw:layer="layout" svg:x1="7.872cm" svg:y1="25.058cm" svg:x2="7.793cm" svg:y2="24.888cm">
          <text:p/>
        </draw:line>
        <draw:line draw:style-name="gr17" draw:text-style-name="P16" draw:layer="layout" svg:x1="10.169cm" svg:y1="25.362cm" svg:x2="10.188cm" svg:y2="25.095cm">
          <text:p/>
        </draw:line>
        <draw:line draw:style-name="gr17" draw:text-style-name="P16" draw:layer="layout" svg:x1="10.102cm" svg:y1="25.093cm" svg:x2="10.116cm" svg:y2="24.913cm">
          <text:p/>
        </draw:line>
        <draw:line draw:style-name="gr17" draw:text-style-name="P16" draw:layer="layout" svg:x1="7.826cm" svg:y1="22.849cm" svg:x2="7.829cm" svg:y2="22.686cm">
          <text:p/>
        </draw:line>
        <draw:line draw:style-name="gr17" draw:text-style-name="P16" draw:layer="layout" svg:x1="7.759cm" svg:y1="22.687cm" svg:x2="7.794cm" svg:y2="22.479cm">
          <text:p/>
        </draw:line>
        <draw:line draw:style-name="gr17" draw:text-style-name="P16" draw:layer="layout" svg:x1="10.504cm" svg:y1="22.949cm" svg:x2="10.549cm" svg:y2="22.674cm">
          <text:p/>
        </draw:line>
        <draw:line draw:style-name="gr17" draw:text-style-name="P16" draw:layer="layout" svg:x1="10.454cm" svg:y1="22.677cm" svg:x2="10.487cm" svg:y2="22.572cm">
          <text:p/>
        </draw:line>
        <draw:line draw:style-name="gr17" draw:text-style-name="P16" draw:layer="layout" svg:x1="12.645cm" svg:y1="22.989cm" svg:x2="12.659cm" svg:y2="22.704cm">
          <text:p/>
        </draw:line>
        <draw:line draw:style-name="gr17" draw:text-style-name="P16" draw:layer="layout" svg:x1="13.111cm" svg:y1="22.725cm" svg:x2="13.14cm" svg:y2="22.497cm">
          <text:p/>
        </draw:line>
        <draw:line draw:style-name="gr17" draw:text-style-name="P16" draw:layer="layout" svg:x1="7.814cm" svg:y1="20.473cm" svg:x2="7.806cm" svg:y2="20.263cm">
          <text:p/>
        </draw:line>
        <draw:line draw:style-name="gr17" draw:text-style-name="P16" draw:layer="layout" svg:x1="7.701cm" svg:y1="20.266cm" svg:x2="7.785cm" svg:y2="20.066cm">
          <text:p/>
        </draw:line>
        <draw:line draw:style-name="gr17" draw:text-style-name="P16" draw:layer="layout" svg:x1="10.284cm" svg:y1="20.466cm" svg:x2="10.305cm" svg:y2="20.235cm">
          <text:p/>
        </draw:line>
        <draw:line draw:style-name="gr17" draw:text-style-name="P16" draw:layer="layout" svg:x1="10.843cm" svg:y1="20.162cm" svg:x2="10.856cm" svg:y2="19.916cm">
          <text:p/>
        </draw:line>
        <draw:line draw:style-name="gr17" draw:text-style-name="P16" draw:layer="layout" svg:x1="9.372cm" svg:y1="20.212cm" svg:x2="9.395cm" svg:y2="19.979cm">
          <text:p/>
        </draw:line>
        <draw:line draw:style-name="gr17" draw:text-style-name="P16" draw:layer="layout" svg:x1="13.271cm" svg:y1="20.406cm" svg:x2="13.352cm" svg:y2="20.201cm">
          <text:p/>
        </draw:line>
        <draw:line draw:style-name="gr17" draw:text-style-name="P16" draw:layer="layout" svg:x1="14.178cm" svg:y1="20.142cm" svg:x2="14.202cm" svg:y2="19.964cm">
          <text:p/>
        </draw:line>
        <draw:line draw:style-name="gr17" draw:text-style-name="P16" draw:layer="layout" svg:x1="12.62cm" svg:y1="20.133cm" svg:x2="12.62cm" svg:y2="19.896cm">
          <text:p/>
        </draw:line>
        <draw:line draw:style-name="gr17" draw:text-style-name="P16" draw:layer="layout" svg:x1="14.168cm" svg:y1="23.026cm" svg:x2="14.197cm" svg:y2="22.714cm">
          <text:p/>
        </draw:line>
        <draw:line draw:style-name="gr17" draw:text-style-name="P16" draw:layer="layout" svg:x1="14.136cm" svg:y1="25.976cm" svg:x2="14.182cm" svg:y2="25.73cm">
          <text:p/>
        </draw:line>
        <draw:line draw:style-name="gr17" draw:text-style-name="P16" draw:layer="layout" svg:x1="14.091cm" svg:y1="25.731cm" svg:x2="14.157cm" svg:y2="25.489cm">
          <text:p/>
        </draw:line>
        <draw:line draw:style-name="gr17" draw:text-style-name="P16" draw:layer="layout" svg:x1="7.109cm" svg:y1="26.653cm" svg:x2="6.859cm" svg:y2="26.669cm">
          <text:p/>
        </draw:line>
        <draw:line draw:style-name="gr17" draw:text-style-name="P16" draw:layer="layout" svg:x1="7.099cm" svg:y1="23.93cm" svg:x2="6.859cm" svg:y2="23.969cm">
          <text:p/>
        </draw:line>
        <draw:line draw:style-name="gr17" draw:text-style-name="P16" draw:layer="layout" svg:x1="7.146cm" svg:y1="21.569cm" svg:x2="6.859cm" svg:y2="21.595cm">
          <text:p/>
        </draw:line>
        <draw:line draw:style-name="gr17" draw:text-style-name="P16" draw:layer="layout" svg:x1="7.169cm" svg:y1="18.892cm" svg:x2="6.851cm" svg:y2="18.895cm">
          <text:p/>
        </draw:line>
        <draw:line draw:style-name="gr17" draw:text-style-name="P16" draw:layer="layout" svg:x1="8.587cm" svg:y1="26.609cm" svg:x2="8.467cm" svg:y2="26.601cm">
          <text:p/>
        </draw:line>
        <draw:line draw:style-name="gr17" draw:text-style-name="P16" draw:layer="layout" svg:x1="8.61cm" svg:y1="23.896cm" svg:x2="8.404cm" svg:y2="23.893cm">
          <text:p/>
        </draw:line>
        <draw:line draw:style-name="gr17" draw:text-style-name="P16" draw:layer="layout" svg:x1="8.63cm" svg:y1="21.498cm" svg:x2="8.489cm" svg:y2="21.485cm">
          <text:p/>
        </draw:line>
        <draw:line draw:style-name="gr17" draw:text-style-name="P16" draw:layer="layout" svg:x1="8.617cm" svg:y1="18.882cm" svg:x2="8.414cm" svg:y2="18.898cm">
          <text:p/>
        </draw:line>
        <draw:line draw:style-name="gr17" draw:text-style-name="P16" draw:layer="layout" svg:x1="8.797cm" svg:y1="26.596cm" svg:x2="8.586cm" svg:y2="26.609cm">
          <text:p/>
        </draw:line>
        <draw:line draw:style-name="gr17" draw:text-style-name="P16" draw:layer="layout" svg:x1="8.827cm" svg:y1="23.866cm" svg:x2="8.609cm" svg:y2="23.896cm">
          <text:p/>
        </draw:line>
        <draw:line draw:style-name="gr17" draw:text-style-name="P16" draw:layer="layout" svg:x1="8.869cm" svg:y1="21.478cm" svg:x2="8.631cm" svg:y2="21.412cm">
          <text:p/>
        </draw:line>
        <draw:line draw:style-name="gr17" draw:text-style-name="P16" draw:layer="layout" svg:x1="8.884cm" svg:y1="18.909cm" svg:x2="8.614cm" svg:y2="18.797cm">
          <text:p/>
        </draw:line>
        <draw:line draw:style-name="gr17" draw:text-style-name="P16" draw:layer="layout" svg:x1="11.654cm" svg:y1="26.479cm" svg:x2="11.536cm" svg:y2="26.458cm">
          <text:p/>
        </draw:line>
        <draw:line draw:style-name="gr17" draw:text-style-name="P16" draw:layer="layout" svg:x1="11.689cm" svg:y1="24.001cm" svg:x2="11.516cm" svg:y2="23.973cm">
          <text:p/>
        </draw:line>
        <draw:line draw:style-name="gr17" draw:text-style-name="P16" draw:layer="layout" svg:x1="11.726cm" svg:y1="21.47cm" svg:x2="11.521cm" svg:y2="21.496cm">
          <text:p/>
        </draw:line>
        <draw:line draw:style-name="gr17" draw:text-style-name="P16" draw:layer="layout" svg:x1="11.779cm" svg:y1="18.849cm" svg:x2="11.438cm" svg:y2="18.868cm">
          <text:p/>
        </draw:line>
        <draw:line draw:style-name="gr17" draw:text-style-name="P16" draw:layer="layout" svg:x1="10.037cm" svg:y1="18.889cm" svg:x2="9.85cm" svg:y2="18.889cm">
          <text:p/>
        </draw:line>
        <draw:line draw:style-name="gr17" draw:text-style-name="P16" draw:layer="layout" svg:x1="10.235cm" svg:y1="18.883cm" svg:x2="10.037cm" svg:y2="18.777cm">
          <text:p/>
        </draw:line>
        <draw:line draw:style-name="gr17" draw:text-style-name="P16" draw:layer="layout" svg:x1="11.946cm" svg:y1="25.237cm" svg:x2="11.673cm" svg:y2="25.295cm">
          <text:p/>
        </draw:line>
        <draw:line draw:style-name="gr17" draw:text-style-name="P16" draw:layer="layout" svg:x1="12.05cm" svg:y1="21.483cm" svg:x2="11.728cm" svg:y2="21.36cm">
          <text:p/>
        </draw:line>
        <draw:line draw:style-name="gr17" draw:text-style-name="P16" draw:layer="layout" svg:x1="12.085cm" svg:y1="18.87cm" svg:x2="11.78cm" svg:y2="18.687cm">
          <text:p/>
        </draw:line>
        <draw:line draw:style-name="gr17" draw:text-style-name="P16" draw:layer="layout" svg:x1="13.205cm" svg:y1="18.902cm" svg:x2="13.027cm" svg:y2="18.905cm">
          <text:p/>
        </draw:line>
        <draw:line draw:style-name="gr17" draw:text-style-name="P16" draw:layer="layout" svg:x1="13.354cm" svg:y1="18.865cm" svg:x2="13.209cm" svg:y2="18.792cm">
          <text:p/>
        </draw:line>
        <draw:line draw:style-name="gr17" draw:text-style-name="P16" draw:layer="layout" svg:x1="13.579cm" svg:y1="26.817cm" svg:x2="13.381cm" svg:y2="26.824cm">
          <text:p/>
        </draw:line>
        <draw:line draw:style-name="gr17" draw:text-style-name="P16" draw:layer="layout" svg:x1="13.432cm" svg:y1="25.238cm" svg:x2="13.241cm" svg:y2="25.232cm">
          <text:p/>
        </draw:line>
        <draw:line draw:style-name="gr17" draw:text-style-name="P16" draw:layer="layout" svg:x1="13.681cm" svg:y1="24.32cm" svg:x2="13.443cm" svg:y2="24.314cm">
          <text:p/>
        </draw:line>
        <draw:line draw:style-name="gr17" draw:text-style-name="P16" draw:layer="layout" svg:x1="7.767cm" svg:y1="17.728cm" svg:x2="7.756cm" svg:y2="17.493cm">
          <text:p/>
        </draw:line>
        <draw:line draw:style-name="gr17" draw:text-style-name="P16" draw:layer="layout" svg:x1="9.33cm" svg:y1="17.773cm" svg:x2="9.324cm" svg:y2="17.471cm">
          <text:p/>
        </draw:line>
        <draw:line draw:style-name="gr17" draw:text-style-name="P16" draw:layer="layout" svg:x1="10.823cm" svg:y1="17.821cm" svg:x2="10.834cm" svg:y2="17.463cm">
          <text:p/>
        </draw:line>
        <draw:line draw:style-name="gr17" draw:text-style-name="P16" draw:layer="layout" svg:x1="12.634cm" svg:y1="17.851cm" svg:x2="12.605cm" svg:y2="17.438cm">
          <text:p/>
        </draw:line>
        <draw:line draw:style-name="gr17" draw:text-style-name="P16" draw:layer="layout" svg:x1="14.031cm" svg:y1="17.836cm" svg:x2="14.06cm" svg:y2="17.391cm">
          <text:p/>
        </draw:line>
        <draw:line draw:style-name="gr17" draw:text-style-name="P16" draw:layer="layout" svg:x1="6.859cm" svg:y1="26.669cm" svg:x2="6.862cm" svg:y2="25.082cm">
          <text:p/>
        </draw:line>
        <draw:line draw:style-name="gr17" draw:text-style-name="P16" draw:layer="layout" svg:x1="6.862cm" svg:y1="25.083cm" svg:x2="6.859cm" svg:y2="23.968cm">
          <text:p/>
        </draw:line>
        <draw:line draw:style-name="gr17" draw:text-style-name="P16" draw:layer="layout" svg:x1="6.86cm" svg:y1="23.969cm" svg:x2="6.836cm" svg:y2="22.778cm">
          <text:p/>
        </draw:line>
        <draw:line draw:style-name="gr17" draw:text-style-name="P16" draw:layer="layout" svg:x1="6.836cm" svg:y1="22.779cm" svg:x2="6.86cm" svg:y2="21.594cm">
          <text:p/>
        </draw:line>
        <draw:line draw:style-name="gr17" draw:text-style-name="P16" draw:layer="layout" svg:x1="6.86cm" svg:y1="21.595cm" svg:x2="6.849cm" svg:y2="20.323cm">
          <text:p/>
        </draw:line>
        <draw:line draw:style-name="gr17" draw:text-style-name="P16" draw:layer="layout" svg:x1="6.849cm" svg:y1="20.324cm" svg:x2="6.852cm" svg:y2="18.894cm">
          <text:p/>
        </draw:line>
        <draw:line draw:style-name="gr17" draw:text-style-name="P16" draw:layer="layout" svg:x1="6.852cm" svg:y1="18.895cm" svg:x2="6.849cm" svg:y2="17.53cm">
          <text:p/>
        </draw:line>
        <draw:line draw:style-name="gr17" draw:text-style-name="P16" draw:layer="layout" svg:x1="6.851cm" svg:y1="28.2cm" svg:x2="6.861cm" svg:y2="26.668cm">
          <text:p/>
        </draw:line>
        <draw:line draw:style-name="gr17" draw:text-style-name="P16" draw:layer="layout" svg:x1="6.851cm" svg:y1="28.2cm" svg:x2="7.745cm" svg:y2="28.189cm">
          <text:p/>
        </draw:line>
        <draw:line draw:style-name="gr17" draw:text-style-name="P16" draw:layer="layout" svg:x1="7.744cm" svg:y1="28.19cm" svg:x2="8.597cm" svg:y2="28.176cm">
          <text:p/>
        </draw:line>
        <draw:line draw:style-name="gr17" draw:text-style-name="P16" draw:layer="layout" svg:x1="8.596cm" svg:y1="28.177cm" svg:x2="9.831cm" svg:y2="28.131cm">
          <text:p/>
        </draw:line>
        <draw:line draw:style-name="gr17" draw:text-style-name="P16" draw:layer="layout" svg:x1="9.83cm" svg:y1="28.132cm" svg:x2="11.671cm" svg:y2="28.074cm">
          <text:p/>
        </draw:line>
        <draw:line draw:style-name="gr17" draw:text-style-name="P16" draw:layer="layout" svg:x1="11.67cm" svg:y1="28.075cm" svg:x2="12.509cm" svg:y2="28.034cm">
          <text:p/>
        </draw:line>
        <draw:line draw:style-name="gr17" draw:text-style-name="P16" draw:layer="layout" svg:x1="12.508cm" svg:y1="28.035cm" svg:x2="13.357cm" svg:y2="28.017cm">
          <text:p/>
        </draw:line>
        <draw:line draw:style-name="gr17" draw:text-style-name="P16" draw:layer="layout" svg:x1="13.356cm" svg:y1="28.018cm" svg:x2="14.112cm" svg:y2="27.982cm">
          <text:p/>
        </draw:line>
        <draw:line draw:style-name="gr17" draw:text-style-name="P16" draw:layer="layout" svg:x1="14.111cm" svg:y1="27.983cm" svg:x2="14.82cm" svg:y2="27.944cm">
          <text:p/>
        </draw:line>
        <draw:line draw:style-name="gr17" draw:text-style-name="P16" draw:layer="layout" svg:x1="14.819cm" svg:y1="27.945cm" svg:x2="14.824cm" svg:y2="26.827cm">
          <text:p/>
        </draw:line>
        <draw:line draw:style-name="gr17" draw:text-style-name="P16" draw:layer="layout" svg:x1="14.824cm" svg:y1="26.828cm" svg:x2="14.819cm" svg:y2="25.738cm">
          <text:p/>
        </draw:line>
        <draw:line draw:style-name="gr17" draw:text-style-name="P16" draw:layer="layout" svg:x1="14.819cm" svg:y1="25.739cm" svg:x2="14.838cm" svg:y2="24.307cm">
          <text:p/>
        </draw:line>
        <draw:line draw:style-name="gr17" draw:text-style-name="P16" draw:layer="layout" svg:x1="14.837cm" svg:y1="24.308cm" svg:x2="14.845cm" svg:y2="22.706cm">
          <text:p/>
        </draw:line>
        <draw:line draw:style-name="gr17" draw:text-style-name="P16" draw:layer="layout" svg:x1="14.844cm" svg:y1="22.707cm" svg:x2="14.88cm" svg:y2="21.602cm">
          <text:p/>
        </draw:line>
        <draw:line draw:style-name="gr17" draw:text-style-name="P16" draw:layer="layout" svg:x1="14.879cm" svg:y1="21.603cm" svg:x2="14.884cm" svg:y2="20.163cm">
          <text:p/>
        </draw:line>
        <draw:line draw:style-name="gr17" draw:text-style-name="P16" draw:layer="layout" svg:x1="14.882cm" svg:y1="20.164cm" svg:x2="14.905cm" svg:y2="18.899cm">
          <text:p/>
        </draw:line>
        <draw:line draw:style-name="gr17" draw:text-style-name="P16" draw:layer="layout" svg:x1="14.905cm" svg:y1="18.9cm" svg:x2="14.896cm" svg:y2="17.376cm">
          <text:p/>
        </draw:line>
        <draw:line draw:style-name="gr17" draw:text-style-name="P16" draw:layer="layout" svg:x1="6.849cm" svg:y1="17.531cm" svg:x2="7.757cm" svg:y2="17.493cm">
          <text:p/>
        </draw:line>
        <draw:line draw:style-name="gr17" draw:text-style-name="P16" draw:layer="layout" svg:x1="9.324cm" svg:y1="17.471cm" svg:x2="10.027cm" svg:y2="17.471cm">
          <text:p/>
        </draw:line>
        <draw:line draw:style-name="gr17" draw:text-style-name="P16" draw:layer="layout" svg:x1="10.027cm" svg:y1="17.472cm" svg:x2="10.834cm" svg:y2="17.463cm">
          <text:p/>
        </draw:line>
        <draw:line draw:style-name="gr17" draw:text-style-name="P16" draw:layer="layout" svg:x1="10.833cm" svg:y1="17.463cm" svg:x2="11.711cm" svg:y2="17.472cm">
          <text:p/>
        </draw:line>
        <draw:line draw:style-name="gr17" draw:text-style-name="P16" draw:layer="layout" svg:x1="11.71cm" svg:y1="17.472cm" svg:x2="12.606cm" svg:y2="17.438cm">
          <text:p/>
        </draw:line>
        <draw:line draw:style-name="gr17" draw:text-style-name="P16" draw:layer="layout" svg:x1="12.605cm" svg:y1="17.438cm" svg:x2="13.192cm" svg:y2="17.482cm">
          <text:p/>
        </draw:line>
        <draw:line draw:style-name="gr17" draw:text-style-name="P16" draw:layer="layout" svg:x1="13.191cm" svg:y1="17.482cm" svg:x2="14.06cm" svg:y2="17.391cm">
          <text:p/>
        </draw:line>
        <draw:line draw:style-name="gr17" draw:text-style-name="P16" draw:layer="layout" svg:x1="14.059cm" svg:y1="17.392cm" svg:x2="14.897cm" svg:y2="17.376cm">
          <text:p/>
        </draw:line>
        <draw:line draw:style-name="gr17" draw:text-style-name="P16" draw:layer="layout" svg:x1="6.861cm" svg:y1="25.083cm" svg:x2="7.777cm" svg:y2="25.057cm">
          <text:p/>
        </draw:line>
        <draw:line draw:style-name="gr17" draw:text-style-name="P16" draw:layer="layout" svg:x1="7.776cm" svg:y1="25.057cm" svg:x2="7.871cm" svg:y2="25.057cm">
          <text:p/>
        </draw:line>
        <draw:line draw:style-name="gr17" draw:text-style-name="P16" draw:layer="layout" svg:x1="7.871cm" svg:y1="25.057cm" svg:x2="8.602cm" svg:y2="25.103cm">
          <text:p/>
        </draw:line>
        <draw:line draw:style-name="gr17" draw:text-style-name="P16" draw:layer="layout" svg:x1="8.601cm" svg:y1="25.103cm" svg:x2="10.103cm" svg:y2="25.092cm">
          <text:p/>
        </draw:line>
        <draw:line draw:style-name="gr17" draw:text-style-name="P16" draw:layer="layout" svg:x1="10.102cm" svg:y1="25.092cm" svg:x2="10.188cm" svg:y2="25.097cm">
          <text:p/>
        </draw:line>
        <draw:line draw:style-name="gr17" draw:text-style-name="P16" draw:layer="layout" svg:x1="10.187cm" svg:y1="25.096cm" svg:x2="11.564cm" svg:y2="25.082cm">
          <text:p/>
        </draw:line>
        <draw:line draw:style-name="gr17" draw:text-style-name="P16" draw:layer="layout" svg:x1="6.836cm" svg:y1="22.779cm" svg:x2="7.76cm" svg:y2="22.686cm">
          <text:p/>
        </draw:line>
        <draw:line draw:style-name="gr17" draw:text-style-name="P16" draw:layer="layout" svg:x1="7.759cm" svg:y1="22.686cm" svg:x2="7.828cm" svg:y2="22.686cm">
          <text:p/>
        </draw:line>
        <draw:line draw:style-name="gr17" draw:text-style-name="P16" draw:layer="layout" svg:x1="7.828cm" svg:y1="22.686cm" svg:x2="8.602cm" svg:y2="22.702cm">
          <text:p/>
        </draw:line>
        <draw:line draw:style-name="gr17" draw:text-style-name="P16" draw:layer="layout" svg:x1="8.601cm" svg:y1="22.702cm" svg:x2="10.455cm" svg:y2="22.676cm">
          <text:p/>
        </draw:line>
        <draw:line draw:style-name="gr17" draw:text-style-name="P16" draw:layer="layout" svg:x1="10.454cm" svg:y1="22.677cm" svg:x2="10.549cm" svg:y2="22.674cm">
          <text:p/>
        </draw:line>
        <draw:line draw:style-name="gr17" draw:text-style-name="P16" draw:layer="layout" svg:x1="10.548cm" svg:y1="22.674cm" svg:x2="11.726cm" svg:y2="22.702cm">
          <text:p/>
        </draw:line>
        <draw:line draw:style-name="gr17" draw:text-style-name="P16" draw:layer="layout" svg:x1="11.725cm" svg:y1="22.701cm" svg:x2="12.659cm" svg:y2="22.705cm">
          <text:p/>
        </draw:line>
        <draw:line draw:style-name="gr17" draw:text-style-name="P16" draw:layer="layout" svg:x1="12.658cm" svg:y1="22.704cm" svg:x2="13.112cm" svg:y2="22.725cm">
          <text:p/>
        </draw:line>
        <draw:line draw:style-name="gr17" draw:text-style-name="P16" draw:layer="layout" svg:x1="13.111cm" svg:y1="22.724cm" svg:x2="13.456cm" svg:y2="22.74cm">
          <text:p/>
        </draw:line>
        <draw:line draw:style-name="gr17" draw:text-style-name="P16" draw:layer="layout" svg:x1="13.455cm" svg:y1="22.74cm" svg:x2="14.197cm" svg:y2="22.714cm">
          <text:p/>
        </draw:line>
        <draw:line draw:style-name="gr17" draw:text-style-name="P16" draw:layer="layout" svg:x1="14.196cm" svg:y1="22.715cm" svg:x2="14.845cm" svg:y2="22.706cm">
          <text:p/>
        </draw:line>
        <draw:line draw:style-name="gr17" draw:text-style-name="P16" draw:layer="layout" svg:x1="13.356cm" svg:y1="28.018cm" svg:x2="13.382cm" svg:y2="26.822cm">
          <text:p/>
        </draw:line>
        <draw:line draw:style-name="gr17" draw:text-style-name="P16" draw:layer="layout" svg:x1="13.381cm" svg:y1="26.823cm" svg:x2="13.414cm" svg:y2="25.763cm">
          <text:p/>
        </draw:line>
        <draw:line draw:style-name="gr17" draw:text-style-name="P16" draw:layer="layout" svg:x1="13.413cm" svg:y1="25.764cm" svg:x2="13.432cm" svg:y2="25.237cm">
          <text:p/>
        </draw:line>
        <draw:line draw:style-name="gr17" draw:text-style-name="P16" draw:layer="layout" svg:x1="13.431cm" svg:y1="25.238cm" svg:x2="13.444cm" svg:y2="24.314cm">
          <text:p/>
        </draw:line>
        <draw:line draw:style-name="gr17" draw:text-style-name="P16" draw:layer="layout" svg:x1="13.443cm" svg:y1="24.315cm" svg:x2="13.456cm" svg:y2="22.739cm">
          <text:p/>
        </draw:line>
        <draw:line draw:style-name="gr17" draw:text-style-name="P16" draw:layer="layout" svg:x1="13.413cm" svg:y1="25.764cm" svg:x2="14.092cm" svg:y2="25.73cm">
          <text:p/>
        </draw:line>
        <draw:line draw:style-name="gr17" draw:text-style-name="P16" draw:layer="layout" svg:x1="14.091cm" svg:y1="25.73cm" svg:x2="14.181cm" svg:y2="25.73cm">
          <text:p/>
        </draw:line>
        <draw:line draw:style-name="gr17" draw:text-style-name="P16" draw:layer="layout" svg:x1="14.181cm" svg:y1="25.73cm" svg:x2="14.82cm" svg:y2="25.739cm">
          <text:p/>
        </draw:line>
        <draw:line draw:style-name="gr17" draw:text-style-name="P16" draw:layer="layout" svg:x1="6.849cm" svg:y1="20.324cm" svg:x2="7.702cm" svg:y2="20.265cm">
          <text:p/>
        </draw:line>
        <draw:line draw:style-name="gr17" draw:text-style-name="P16" draw:layer="layout" svg:x1="7.701cm" svg:y1="20.266cm" svg:x2="7.807cm" svg:y2="20.263cm">
          <text:p/>
        </draw:line>
        <draw:line draw:style-name="gr17" draw:text-style-name="P16" draw:layer="layout" svg:x1="7.806cm" svg:y1="20.263cm" svg:x2="8.58cm" svg:y2="20.275cm">
          <text:p/>
        </draw:line>
        <draw:line draw:style-name="gr17" draw:text-style-name="P16" draw:layer="layout" svg:x1="8.579cm" svg:y1="20.274cm" svg:x2="9.373cm" svg:y2="20.211cm">
          <text:p/>
        </draw:line>
        <draw:line draw:style-name="gr17" draw:text-style-name="P16" draw:layer="layout" svg:x1="9.372cm" svg:y1="20.212cm" svg:x2="9.996cm" svg:y2="20.191cm">
          <text:p/>
        </draw:line>
        <draw:line draw:style-name="gr17" draw:text-style-name="P16" draw:layer="layout" svg:x1="9.995cm" svg:y1="20.191cm" svg:x2="10.305cm" svg:y2="20.236cm">
          <text:p/>
        </draw:line>
        <draw:line draw:style-name="gr17" draw:text-style-name="P16" draw:layer="layout" svg:x1="10.304cm" svg:y1="20.236cm" svg:x2="10.844cm" svg:y2="20.161cm">
          <text:p/>
        </draw:line>
        <draw:line draw:style-name="gr17" draw:text-style-name="P16" draw:layer="layout" svg:x1="10.843cm" svg:y1="20.161cm" svg:x2="11.634cm" svg:y2="20.189cm">
          <text:p/>
        </draw:line>
        <draw:line draw:style-name="gr17" draw:text-style-name="P16" draw:layer="layout" svg:x1="11.633cm" svg:y1="20.189cm" svg:x2="12.621cm" svg:y2="20.133cm">
          <text:p/>
        </draw:line>
        <draw:line draw:style-name="gr17" draw:text-style-name="P16" draw:layer="layout" svg:x1="12.62cm" svg:y1="20.134cm" svg:x2="13.095cm" svg:y2="20.131cm">
          <text:p/>
        </draw:line>
        <draw:line draw:style-name="gr17" draw:text-style-name="P16" draw:layer="layout" svg:x1="13.094cm" svg:y1="20.131cm" svg:x2="13.352cm" svg:y2="20.202cm">
          <text:p/>
        </draw:line>
        <draw:line draw:style-name="gr17" draw:text-style-name="P16" draw:layer="layout" svg:x1="13.351cm" svg:y1="20.202cm" svg:x2="14.179cm" svg:y2="20.141cm">
          <text:p/>
        </draw:line>
        <draw:line draw:style-name="gr17" draw:text-style-name="P16" draw:layer="layout" svg:x1="14.178cm" svg:y1="20.141cm" svg:x2="14.883cm" svg:y2="20.164cm">
          <text:p/>
        </draw:line>
        <draw:line draw:style-name="gr17" draw:text-style-name="P16" draw:layer="layout" svg:x1="8.597cm" svg:y1="28.177cm" svg:x2="8.586cm" svg:y2="26.608cm">
          <text:p/>
        </draw:line>
        <draw:line draw:style-name="gr17" draw:text-style-name="P16" draw:layer="layout" svg:x1="8.586cm" svg:y1="26.609cm" svg:x2="8.602cm" svg:y2="25.102cm">
          <text:p/>
        </draw:line>
        <draw:line draw:style-name="gr17" draw:text-style-name="P16" draw:layer="layout" svg:x1="8.601cm" svg:y1="25.103cm" svg:x2="8.611cm" svg:y2="23.895cm">
          <text:p/>
        </draw:line>
        <draw:line draw:style-name="gr17" draw:text-style-name="P16" draw:layer="layout" svg:x1="8.611cm" svg:y1="23.896cm" svg:x2="8.601cm" svg:y2="22.701cm">
          <text:p/>
        </draw:line>
        <draw:line draw:style-name="gr17" draw:text-style-name="P16" draw:layer="layout" svg:x1="8.601cm" svg:y1="22.702cm" svg:x2="8.63cm" svg:y2="21.497cm">
          <text:p/>
        </draw:line>
        <draw:line draw:style-name="gr17" draw:text-style-name="P16" draw:layer="layout" svg:x1="8.629cm" svg:y1="21.498cm" svg:x2="8.632cm" svg:y2="21.412cm">
          <text:p/>
        </draw:line>
        <draw:line draw:style-name="gr17" draw:text-style-name="P16" draw:layer="layout" svg:x1="8.632cm" svg:y1="21.413cm" svg:x2="8.579cm" svg:y2="20.273cm">
          <text:p/>
        </draw:line>
        <draw:line draw:style-name="gr17" draw:text-style-name="P16" draw:layer="layout" svg:x1="8.579cm" svg:y1="20.274cm" svg:x2="8.617cm" svg:y2="18.882cm">
          <text:p/>
        </draw:line>
        <draw:line draw:style-name="gr17" draw:text-style-name="P16" draw:layer="layout" svg:x1="8.617cm" svg:y1="18.883cm" svg:x2="8.614cm" svg:y2="18.797cm">
          <text:p/>
        </draw:line>
        <draw:line draw:style-name="gr17" draw:text-style-name="P16" draw:layer="layout" svg:x1="7.756cm" svg:y1="17.494cm" svg:x2="8.555cm" svg:y2="17.458cm">
          <text:p/>
        </draw:line>
        <draw:line draw:style-name="gr17" draw:text-style-name="P16" draw:layer="layout" svg:x1="8.554cm" svg:y1="17.458cm" svg:x2="9.325cm" svg:y2="17.472cm">
          <text:p/>
        </draw:line>
        <draw:line draw:style-name="gr17" draw:text-style-name="P16" draw:layer="layout" svg:x1="8.615cm" svg:y1="18.798cm" svg:x2="8.554cm" svg:y2="17.458cm">
          <text:p/>
        </draw:line>
        <draw:line draw:style-name="gr17" draw:text-style-name="P16" draw:layer="layout" svg:x1="9.995cm" svg:y1="20.192cm" svg:x2="10.038cm" svg:y2="18.889cm">
          <text:p/>
        </draw:line>
        <draw:line draw:style-name="gr17" draw:text-style-name="P16" draw:layer="layout" svg:x1="10.037cm" svg:y1="18.889cm" svg:x2="10.037cm" svg:y2="18.777cm">
          <text:p/>
        </draw:line>
        <draw:line draw:style-name="gr17" draw:text-style-name="P16" draw:layer="layout" svg:x1="10.039cm" svg:y1="18.778cm" svg:x2="10.027cm" svg:y2="17.471cm">
          <text:p/>
        </draw:line>
        <draw:line draw:style-name="gr17" draw:text-style-name="P16" draw:layer="layout" svg:x1="11.633cm" svg:y1="20.189cm" svg:x2="11.779cm" svg:y2="18.849cm">
          <text:p/>
        </draw:line>
        <draw:line draw:style-name="gr17" draw:text-style-name="P16" draw:layer="layout" svg:x1="11.778cm" svg:y1="18.85cm" svg:x2="11.781cm" svg:y2="18.687cm">
          <text:p/>
        </draw:line>
        <draw:line draw:style-name="gr17" draw:text-style-name="P16" draw:layer="layout" svg:x1="11.781cm" svg:y1="18.688cm" svg:x2="11.71cm" svg:y2="17.471cm">
          <text:p/>
        </draw:line>
        <draw:line draw:style-name="gr17" draw:text-style-name="P16" draw:layer="layout" svg:x1="13.094cm" svg:y1="20.132cm" svg:x2="13.205cm" svg:y2="18.902cm">
          <text:p/>
        </draw:line>
        <draw:line draw:style-name="gr17" draw:text-style-name="P16" draw:layer="layout" svg:x1="13.204cm" svg:y1="18.903cm" svg:x2="13.21cm" svg:y2="18.792cm">
          <text:p/>
        </draw:line>
        <draw:line draw:style-name="gr17" draw:text-style-name="P16" draw:layer="layout" svg:x1="13.21cm" svg:y1="18.793cm" svg:x2="13.191cm" svg:y2="17.481cm">
          <text:p/>
        </draw:line>
        <draw:line draw:style-name="gr17" draw:text-style-name="P16" draw:layer="layout" svg:x1="11.671cm" svg:y1="28.075cm" svg:x2="11.653cm" svg:y2="26.478cm">
          <text:p/>
        </draw:line>
        <draw:line draw:style-name="gr17" draw:text-style-name="P16" draw:layer="layout" svg:x1="11.653cm" svg:y1="26.479cm" svg:x2="11.674cm" svg:y2="25.294cm">
          <text:p/>
        </draw:line>
        <draw:line draw:style-name="gr17" draw:text-style-name="P16" draw:layer="layout" svg:x1="11.674cm" svg:y1="25.295cm" svg:x2="11.563cm" svg:y2="25.082cm">
          <text:p/>
        </draw:line>
        <draw:line draw:style-name="gr17" draw:text-style-name="P16" draw:layer="layout" svg:x1="11.563cm" svg:y1="25.083cm" svg:x2="11.689cm" svg:y2="24cm">
          <text:p/>
        </draw:line>
        <draw:line draw:style-name="gr17" draw:text-style-name="P16" draw:layer="layout" svg:x1="11.688cm" svg:y1="24.001cm" svg:x2="11.726cm" svg:y2="22.701cm">
          <text:p/>
        </draw:line>
        <draw:line draw:style-name="gr17" draw:text-style-name="P16" draw:layer="layout" svg:x1="11.725cm" svg:y1="22.701cm" svg:x2="11.725cm" svg:y2="21.47cm">
          <text:p/>
        </draw:line>
        <draw:line draw:style-name="gr17" draw:text-style-name="P16" draw:layer="layout" svg:x1="11.725cm" svg:y1="21.471cm" svg:x2="11.73cm" svg:y2="21.36cm">
          <text:p/>
        </draw:line>
        <draw:line draw:style-name="gr17" draw:text-style-name="P16" draw:layer="layout" svg:x1="11.729cm" svg:y1="21.361cm" svg:x2="11.633cm" svg:y2="20.188cm">
          <text:p/>
        </draw:line>
        <draw:frame draw:style-name="gr18" draw:text-style-name="P18" draw:layer="layout" svg:width="0.273cm" svg:height="0.315cm" draw:transform="rotate (1.5707963267949) translate (7.589cm 26.616cm)">
          <draw:text-box>
            <text:p text:style-name="P17"><text:span text:style-name="T1">A</text:span></text:p>
          </draw:text-box>
        </draw:frame>
        <draw:frame draw:style-name="gr18" draw:text-style-name="P18" draw:layer="layout" svg:width="0.273cm" svg:height="0.315cm" draw:transform="rotate (1.5707963267949) translate (7.602cm 23.909cm)">
          <draw:text-box>
            <text:p text:style-name="P17"><text:span text:style-name="T1">B</text:span></text:p>
          </draw:text-box>
        </draw:frame>
        <draw:frame draw:style-name="gr18" draw:text-style-name="P18" draw:layer="layout" svg:width="0.273cm" svg:height="0.315cm" draw:transform="rotate (1.5707963267949) translate (7.638cm 21.53cm)">
          <draw:text-box>
            <text:p text:style-name="P17"><text:span text:style-name="T1">C</text:span></text:p>
          </draw:text-box>
        </draw:frame>
        <draw:frame draw:style-name="gr18" draw:text-style-name="P18" draw:layer="layout" svg:width="0.273cm" svg:height="0.315cm" draw:transform="rotate (1.5707963267949) translate (7.602cm 18.982cm)">
          <draw:text-box>
            <text:p text:style-name="P17"><text:span text:style-name="T1">D</text:span></text:p>
          </draw:text-box>
        </draw:frame>
        <draw:frame draw:style-name="gr18" draw:text-style-name="P18" draw:layer="layout" svg:width="0.273cm" svg:height="0.315cm" draw:transform="rotate (1.5707963267949) translate (9.955cm 26.624cm)">
          <draw:text-box>
            <text:p text:style-name="P17"><text:span text:style-name="T1">E</text:span></text:p>
          </draw:text-box>
        </draw:frame>
        <draw:frame draw:style-name="gr18" draw:text-style-name="P18" draw:layer="layout" svg:width="0.273cm" svg:height="0.315cm" draw:transform="rotate (1.5707963267949) translate (9.988cm 23.964cm)">
          <draw:text-box>
            <text:p text:style-name="P17"><text:span text:style-name="T1">F</text:span></text:p>
          </draw:text-box>
        </draw:frame>
        <draw:frame draw:style-name="gr18" draw:text-style-name="P18" draw:layer="layout" svg:width="0.273cm" svg:height="0.315cm" draw:transform="rotate (1.5707963267949) translate (10.019cm 21.556cm)">
          <draw:text-box>
            <text:p text:style-name="P17"><text:span text:style-name="T1">G</text:span></text:p>
          </draw:text-box>
        </draw:frame>
        <draw:frame draw:style-name="gr18" draw:text-style-name="P18" draw:layer="layout" svg:width="0.273cm" svg:height="0.315cm" draw:transform="rotate (1.5707963267949) translate (9.172cm 18.965cm)">
          <draw:text-box>
            <text:p text:style-name="P17"><text:span text:style-name="T1">H</text:span></text:p>
          </draw:text-box>
        </draw:frame>
        <draw:frame draw:style-name="gr18" draw:text-style-name="P18" draw:layer="layout" svg:width="0.273cm" svg:height="0.315cm" draw:transform="rotate (1.5707963267949) translate (10.691cm 18.906cm)">
          <draw:text-box>
            <text:p text:style-name="P17"><text:span text:style-name="T1">I</text:span></text:p>
          </draw:text-box>
        </draw:frame>
        <draw:frame draw:style-name="gr18" draw:text-style-name="P18" draw:layer="layout" svg:width="0.273cm" svg:height="0.315cm" draw:transform="rotate (1.5707963267949) translate (12.426cm 25.38cm)">
          <draw:text-box>
            <text:p text:style-name="P17"><text:span text:style-name="T1">J</text:span></text:p>
          </draw:text-box>
        </draw:frame>
        <draw:frame draw:style-name="gr18" draw:text-style-name="P18" draw:layer="layout" svg:width="0.273cm" svg:height="0.315cm" draw:transform="rotate (1.5707963267949) translate (13.924cm 26.848cm)">
          <draw:text-box>
            <text:p text:style-name="P17"><text:span text:style-name="T1">K</text:span></text:p>
          </draw:text-box>
        </draw:frame>
        <draw:frame draw:style-name="gr18" draw:text-style-name="P18" draw:layer="layout" svg:width="0.273cm" svg:height="0.315cm" draw:transform="rotate (1.5707963267949) translate (13.967cm 24.311cm)">
          <draw:text-box>
            <text:p text:style-name="P17"><text:span text:style-name="T1">L</text:span></text:p>
          </draw:text-box>
        </draw:frame>
        <draw:frame draw:style-name="gr18" draw:text-style-name="P18" draw:layer="layout" svg:width="0.273cm" svg:height="0.315cm" draw:transform="rotate (1.5707963267949) translate (13.171cm 21.55cm)">
          <draw:text-box>
            <text:p text:style-name="P17"><text:span text:style-name="T1">M</text:span></text:p>
          </draw:text-box>
        </draw:frame>
        <draw:frame draw:style-name="gr18" draw:text-style-name="P18" draw:layer="layout" svg:width="0.273cm" svg:height="0.315cm" draw:transform="rotate (1.5707963267949) translate (12.369cm 18.934cm)">
          <draw:text-box>
            <text:p text:style-name="P17"><text:span text:style-name="T1">N</text:span></text:p>
          </draw:text-box>
        </draw:frame>
        <draw:polygon draw:style-name="gr19" draw:text-style-name="P19" draw:layer="layout" svg:width="0.783cm" svg:height="0.209cm" svg:x="4.809cm" svg:y="16.524cm" svg:viewBox="0 0 784 210" draw:points="591,201 0,210 784,0">
          <text:p/>
        </draw:polygon>
        <draw:polygon draw:style-name="gr20" draw:text-style-name="P20" draw:layer="layout" svg:width="0.789cm" svg:height="0.193cm" svg:x="4.809cm" svg:y="16.724cm" svg:viewBox="0 0 790 194" draw:points="591,0 0,9 790,194">
          <text:p/>
        </draw:polygon>
        <draw:polygon draw:style-name="gr21" draw:text-style-name="P16" draw:layer="layout" svg:width="0.789cm" svg:height="0.393cm" svg:x="4.809cm" svg:y="16.524cm" svg:viewBox="0 0 790 394" draw:points="591,200 790,394 0,209 784,0">
          <text:p/>
        </draw:polygon>
        <draw:path draw:style-name="gr22" draw:text-style-name="P16" draw:layer="layout" svg:width="0.918cm" svg:height="0.917cm" svg:x="4.743cm" svg:y="16.268cm" svg:viewBox="0 0 919 918" svg:d="M459 0c255 0 460 205 460 460 0 253-205 458-460 458-253 0-459-205-459-458 0-255 206-460 459-460z">
          <text:p/>
        </draw:path>
        <draw:polygon draw:style-name="gr19" draw:text-style-name="P19" draw:layer="layout" svg:width="0.193cm" svg:height="0.151cm" svg:x="4.438cm" svg:y="16.66cm" svg:viewBox="0 0 194 152" draw:points="0,3 0,25 157,23 1,126 3,152 194,149 194,127 38,129 192,27 192,0">
          <text:p/>
        </draw:polygon>
        <draw:frame draw:style-name="gr18" draw:text-style-name="P18" draw:layer="layout" svg:width="0.273cm" svg:height="0.315cm" draw:transform="rotate (1.5707963267949) translate (13.831cm 18.978cm)">
          <draw:text-box>
            <text:p text:style-name="P17"><text:span text:style-name="T1">O</text:span></text:p>
          </draw:text-box>
        </draw:frame>
        <draw:frame draw:style-name="gr23" draw:text-style-name="P21" draw:layer="layout" svg:width="7.842cm" svg:height="0.755cm" draw:transform="rotate (1.5707963267949) translate (4.582cm 26.481cm)">
          <draw:text-box>
            <text:p text:style-name="P17"><text:span text:style-name="T2">Solid Waste Collection − Trip1</text:span></text:p>
          </draw:text-box>
        </draw:frame>
        <draw:frame draw:style-name="gr24" draw:text-style-name="P22" draw:layer="layout" svg:width="2.004cm" svg:height="0.314cm" draw:transform="rotate (1.5707963267949) translate (17.409cm 18.06cm)">
          <draw:text-box>
            <text:p text:style-name="P17"><text:span text:style-name="T3">VAASU DEVAN S</text:span></text:p>
          </draw:text-box>
        </draw:frame>
        <draw:frame draw:style-name="gr24" draw:text-style-name="P22" draw:layer="layout" svg:width="1.467cm" svg:height="0.314cm" draw:transform="rotate (1.5707963267949) translate (17.658cm 18.06cm)">
          <draw:text-box>
            <text:p text:style-name="P17"><text:span text:style-name="T3"><text:s/></text:span><text:span text:style-name="T3">2014107051</text:span></text:p>
          </draw:text-box>
        </draw:frame>
        <draw:frame draw:style-name="gr25" draw:text-style-name="P23" draw:layer="layout" svg:width="11.119cm" svg:height="0.378cm" draw:transform="rotate (1.5707963267949) translate (6.01cm 28.295cm)">
          <draw:text-box>
            <text:p text:style-name="P17"><text:span text:style-name="T4">Start−&gt;G2−&gt;D4−&gt;J3−&gt;N1−&gt;M1−&gt;J1−&gt;L2−&gt;O1−&gt;I1−&gt;D2−&gt;I2−&gt;H3−&gt;L4−&gt;B1−&gt;N4</text:span></text:p>
          </draw:text-box>
        </draw:frame>
        <draw:frame draw:style-name="gr24" draw:text-style-name="P22" draw:layer="layout" svg:width="0.887cm" svg:height="0.314cm" draw:transform="rotate (1.5707963267949) translate (16.175cm 23.801cm)">
          <draw:text-box>
            <text:p text:style-name="P17"><text:span text:style-name="T3">SCALE:</text:span></text:p>
          </draw:text-box>
        </draw:frame>
        <draw:frame draw:style-name="gr24" draw:text-style-name="P22" draw:layer="layout" svg:width="0.904cm" svg:height="0.314cm" draw:transform="rotate (1.5707963267949) translate (16.175cm 22.54cm)">
          <draw:text-box>
            <text:p text:style-name="P17"><text:span text:style-name="T3">1 : 7417</text:span></text:p>
          </draw:text-box>
        </draw:frame>
        <draw:frame draw:style-name="gr24" draw:text-style-name="P22" draw:layer="layout" svg:width="3.478cm" svg:height="0.314cm" draw:transform="rotate (1.5707963267949) translate (16.799cm 23.801cm)">
          <draw:text-box>
            <text:p text:style-name="P17"><text:span text:style-name="T3">REGION: <text:s text:c="2"/>415482 <text:s text:c="7"/>416851</text:span></text:p>
          </draw:text-box>
        </draw:frame>
        <draw:frame draw:style-name="gr24" draw:text-style-name="P22" draw:layer="layout" svg:width="0.98cm" svg:height="0.314cm" draw:transform="rotate (1.5707963267949) translate (16.549cm 21.917cm)">
          <draw:text-box>
            <text:p text:style-name="P17"><text:span text:style-name="T3">1443552</text:span></text:p>
          </draw:text-box>
        </draw:frame>
        <draw:polygon draw:style-name="gr20" draw:text-style-name="P20" draw:layer="layout" svg:width="1.222cm" svg:height="1.721cm" svg:x="15.734cm" svg:y="16.876cm" svg:viewBox="0 0 1223 1722" draw:points="1223,1722 1223,0 0,0 0,1722">
          <text:p/>
        </draw:polygon>
        <draw:line draw:style-name="gr26" draw:text-style-name="P16" draw:layer="layout" svg:x1="16.021cm" svg:y1="18.498cm" svg:x2="16.021cm" svg:y2="17.78cm">
          <text:p/>
        </draw:line>
        <draw:frame draw:style-name="gr24" draw:text-style-name="P22" draw:layer="layout" svg:width="0.98cm" svg:height="0.314cm" draw:transform="rotate (1.5707963267949) translate (17.048cm 21.917cm)">
          <draw:text-box>
            <text:p text:style-name="P17"><text:span text:style-name="T3">1442576</text:span></text:p>
          </draw:text-box>
        </draw:frame>
        <draw:line draw:style-name="gr27" draw:text-style-name="P16" draw:layer="layout" svg:x1="16.395cm" svg:y1="18.498cm" svg:x2="16.395cm" svg:y2="17.78cm">
          <text:p/>
        </draw:line>
        <draw:frame draw:style-name="gr24" draw:text-style-name="P22" draw:layer="layout" svg:width="0.798cm" svg:height="0.314cm" draw:transform="rotate (1.5707963267949) translate (15.871cm 17.78cm)">
          <draw:text-box>
            <text:p text:style-name="P17"><text:span text:style-name="T3"><text:s/></text:span><text:span text:style-name="T3">Roads</text:span></text:p>
          </draw:text-box>
        </draw:frame>
        <draw:polygon draw:style-name="gr26" draw:text-style-name="P16" draw:layer="layout" svg:width="0.199cm" svg:height="0.432cm" svg:x="16.682cm" svg:y="17.924cm" svg:viewBox="0 0 200 433" draw:points="200,433 200,0 0,0 0,433">
          <text:p/>
        </draw:polygon>
        <draw:frame draw:style-name="gr24" draw:text-style-name="P22" draw:layer="layout" svg:width="0.781cm" svg:height="0.314cm" draw:transform="rotate (1.5707963267949) translate (16.245cm 17.78cm)">
          <draw:text-box>
            <text:p text:style-name="P17"><text:span text:style-name="T3"><text:s/></text:span><text:span text:style-name="T3">Trip_1</text:span></text:p>
          </draw:text-box>
        </draw:frame>
        <draw:line draw:style-name="gr26" draw:text-style-name="P16" draw:layer="layout" svg:x1="17.058cm" svg:y1="29.173cm" svg:x2="16.879cm" svg:y2="29.173cm">
          <text:p/>
        </draw:line>
        <draw:polygon draw:style-name="gr20" draw:text-style-name="P20" draw:layer="layout" svg:width="0.282cm" svg:height="0.215cm" svg:x="16.552cm" svg:y="29.054cm" svg:viewBox="0 0 283 216" draw:points="283,216 283,0 0,0 0,216">
          <text:p/>
        </draw:polygon>
        <draw:frame draw:style-name="gr24" draw:text-style-name="P22" draw:layer="layout" svg:width="0.811cm" svg:height="0.314cm" draw:transform="rotate (1.5707963267949) translate (16.619cm 17.78cm)">
          <draw:text-box>
            <text:p text:style-name="P17"><text:span text:style-name="T3"><text:s/></text:span><text:span text:style-name="T3">Blocks</text:span></text:p>
          </draw:text-box>
        </draw:frame>
        <draw:line draw:style-name="gr26" draw:text-style-name="P16" draw:layer="layout" svg:x1="17.058cm" svg:y1="25.838cm" svg:x2="17.058cm" svg:y2="29.173cm">
          <text:p/>
        </draw:line>
        <draw:line draw:style-name="gr26" draw:text-style-name="P16" draw:layer="layout" svg:x1="16.879cm" svg:y1="25.838cm" svg:x2="17.058cm" svg:y2="25.838cm">
          <text:p/>
        </draw:line>
        <draw:polygon draw:style-name="gr20" draw:text-style-name="P20" draw:layer="layout" svg:width="0.282cm" svg:height="0.495cm" svg:x="16.552cm" svg:y="25.582cm" svg:viewBox="0 0 283 496" draw:points="283,496 283,0 0,0 0,496">
          <text:p/>
        </draw:polygon>
        <draw:frame draw:style-name="gr24" draw:text-style-name="P22" draw:layer="layout" svg:width="0.248cm" svg:height="0.314cm" draw:transform="rotate (1.5707963267949) translate (16.542cm 29.231cm)">
          <draw:text-box>
            <text:p text:style-name="P17"><text:span text:style-name="T3">0</text:span></text:p>
          </draw:text-box>
        </draw:frame>
        <draw:line draw:style-name="gr26" draw:text-style-name="P16" draw:layer="layout" svg:x1="16.968cm" svg:y1="28.338cm" svg:x2="17.058cm" svg:y2="28.338cm">
          <text:p/>
        </draw:line>
        <draw:polygon draw:style-name="gr20" draw:text-style-name="P20" draw:layer="layout" svg:width="0.282cm" svg:height="0.565cm" svg:x="16.552cm" svg:y="28.047cm" svg:viewBox="0 0 283 566" draw:points="283,566 283,0 0,0 0,566">
          <text:p/>
        </draw:polygon>
        <draw:frame draw:style-name="gr24" draw:text-style-name="P22" draw:layer="layout" svg:width="0.421cm" svg:height="0.314cm" draw:transform="rotate (1.5707963267949) translate (16.542cm 26.035cm)">
          <draw:text-box>
            <text:p text:style-name="P17"><text:span text:style-name="T3">350</text:span></text:p>
          </draw:text-box>
        </draw:frame>
        <draw:line draw:style-name="gr26" draw:text-style-name="P16" draw:layer="layout" svg:x1="16.968cm" svg:y1="27.506cm" svg:x2="17.058cm" svg:y2="27.506cm">
          <text:p/>
        </draw:line>
        <draw:polygon draw:style-name="gr20" draw:text-style-name="P20" draw:layer="layout" svg:width="0.282cm" svg:height="0.479cm" svg:x="16.552cm" svg:y="27.24cm" svg:viewBox="0 0 283 480" draw:points="283,480 283,0 0,0 0,480">
          <text:p/>
        </draw:polygon>
        <draw:frame draw:style-name="gr24" draw:text-style-name="P22" draw:layer="layout" svg:width="0.489cm" svg:height="0.314cm" draw:transform="rotate (1.5707963267949) translate (16.542cm 28.572cm)">
          <draw:text-box>
            <text:p text:style-name="P17"><text:span text:style-name="T3">87.5</text:span></text:p>
          </draw:text-box>
        </draw:frame>
        <draw:line draw:style-name="gr26" draw:text-style-name="P16" draw:layer="layout" svg:x1="16.968cm" svg:y1="26.67cm" svg:x2="17.058cm" svg:y2="26.67cm">
          <text:p/>
        </draw:line>
        <draw:polygon draw:style-name="gr20" draw:text-style-name="P20" draw:layer="layout" svg:width="0.282cm" svg:height="0.705cm" svg:x="16.552cm" svg:y="26.31cm" svg:viewBox="0 0 283 706" draw:points="283,706 283,0 0,0 0,706">
          <text:p/>
        </draw:polygon>
        <draw:frame draw:style-name="gr24" draw:text-style-name="P22" draw:layer="layout" svg:width="0.421cm" svg:height="0.314cm" draw:transform="rotate (1.5707963267949) translate (16.542cm 27.695cm)">
          <draw:text-box>
            <text:p text:style-name="P17"><text:span text:style-name="T3">175</text:span></text:p>
          </draw:text-box>
        </draw:frame>
        <draw:polygon draw:style-name="gr20" draw:text-style-name="P20" draw:layer="layout" svg:width="0.272cm" svg:height="0.835cm" svg:x="17.198cm" svg:y="27.082cm" svg:viewBox="0 0 273 836" draw:points="273,836 273,0 0,0 0,836">
          <text:p/>
        </draw:polygon>
        <draw:frame draw:style-name="gr24" draw:text-style-name="P22" draw:layer="layout" svg:width="0.629cm" svg:height="0.314cm" draw:transform="rotate (1.5707963267949) translate (16.542cm 26.974cm)">
          <draw:text-box>
            <text:p text:style-name="P17"><text:span text:style-name="T3">262.5</text:span></text:p>
          </draw:text-box>
        </draw:frame>
        <draw:polygon draw:style-name="gr1" draw:text-style-name="P1" draw:layer="layout" svg:width="1.199cm" svg:height="2.48cm" svg:x="7.18cm" svg:y="10.485cm" svg:viewBox="0 0 1200 2481" draw:points="18,2481 0,0 1200,15 1151,2414">
          <text:p/>
        </draw:polygon>
        <draw:polygon draw:style-name="gr2" draw:text-style-name="P2" draw:layer="layout" svg:width="1.199cm" svg:height="1.947cm" svg:x="7.198cm" svg:y="8.019cm" svg:viewBox="0 0 1200 1948" draw:points="0,1948 17,0 1200,82 1133,1948">
          <text:p/>
        </draw:polygon>
        <draw:polygon draw:style-name="gr3" draw:text-style-name="P3" draw:layer="layout" svg:width="1.182cm" svg:height="1.915cm" svg:x="7.215cm" svg:y="5.67cm" svg:viewBox="0 0 1183 1916" draw:points="0,1916 15,18 1183,0 1183,1901">
          <text:p/>
        </draw:polygon>
        <draw:polygon draw:style-name="gr4" draw:text-style-name="P4" draw:layer="layout" svg:width="1.1cm" svg:height="2.214cm" svg:x="7.23cm" svg:y="2.973cm" svg:viewBox="0 0 1101 2215" draw:points="0,2215 17,17 1086,0 1101,2182">
          <text:p/>
        </draw:polygon>
        <draw:polygon draw:style-name="gr5" draw:text-style-name="P5" draw:layer="layout" svg:width="2.566cm" svg:height="2.282cm" svg:x="8.863cm" svg:y="10.599cm" svg:viewBox="0 0 2567 2283" draw:points="0,2283 32,0 2567,0 2517,2218">
          <text:p/>
        </draw:polygon>
        <draw:polygon draw:style-name="gr6" draw:text-style-name="P6" draw:layer="layout" svg:width="2.583cm" svg:height="1.815cm" svg:x="8.895cm" svg:y="8.151cm" svg:viewBox="0 0 2584 1816" draw:points="0,1816 0,0 2584,50 2535,1801">
          <text:p/>
        </draw:polygon>
        <draw:polygon draw:style-name="gr7" draw:text-style-name="P7" draw:layer="layout" svg:width="2.513cm" svg:height="1.932cm" svg:x="8.93cm" svg:y="5.688cm" svg:viewBox="0 0 2514 1933" draw:points="0,1916 15,15 2514,0 2500,1933">
          <text:p/>
        </draw:polygon>
        <draw:polygon draw:style-name="gr8" draw:text-style-name="P8" draw:layer="layout" svg:width="0.85cm" svg:height="2.132cm" svg:x="8.945cm" svg:y="2.99cm" svg:viewBox="0 0 851 2133" draw:points="0,2133 0,0 789,28 851,2083">
          <text:p/>
        </draw:polygon>
        <draw:polygon draw:style-name="gr9" draw:text-style-name="P9" draw:layer="layout" svg:width="1.132cm" svg:height="1.947cm" svg:x="10.297cm" svg:y="3.04cm" svg:viewBox="0 0 1133 1948" draw:points="0,1948 49,33 1133,0 1098,1931">
          <text:p/>
        </draw:polygon>
        <draw:polygon draw:style-name="gr10" draw:text-style-name="P10" draw:layer="layout" svg:width="1.267cm" svg:height="4.612cm" svg:x="11.977cm" svg:y="8.186cm" svg:viewBox="0 0 1268 4613" draw:points="0,4613 85,15 1268,0 1150,4564">
          <text:p/>
        </draw:polygon>
        <draw:polygon draw:style-name="gr11" draw:text-style-name="P11" draw:layer="layout" svg:width="0.882cm" svg:height="1.533cm" svg:x="13.66cm" svg:y="11.183cm" svg:viewBox="0 0 883 1534" draw:points="0,1534 32,0 883,0 866,1484">
          <text:p/>
        </draw:polygon>
        <draw:polygon draw:style-name="gr12" draw:text-style-name="P12" draw:layer="layout" svg:width="0.865cm" svg:height="2.366cm" svg:x="13.727cm" svg:y="8.251cm" svg:viewBox="0 0 866 2367" draw:points="0,2367 15,0 866,0 799,2300">
          <text:p/>
        </draw:polygon>
        <draw:polygon draw:style-name="gr13" draw:text-style-name="P13" draw:layer="layout" svg:width="2.533cm" svg:height="1.897cm" svg:x="12.077cm" svg:y="5.688cm" svg:viewBox="0 0 2534 1898" draw:points="0,1898 50,0 2534,0 2516,1883">
          <text:p/>
        </draw:polygon>
        <draw:polygon draw:style-name="gr14" draw:text-style-name="P14" draw:layer="layout" svg:width="0.85cm" svg:height="1.965cm" svg:x="12.127cm" svg:y="3.04cm" svg:viewBox="0 0 851 1966" draw:points="818,1966 17,1966 0,0 851,50">
          <text:p/>
        </draw:polygon>
        <draw:polygon draw:style-name="gr15" draw:text-style-name="P15" draw:layer="layout" svg:width="1.164cm" svg:height="1.865cm" svg:x="13.411cm" svg:y="3.14cm" svg:viewBox="0 0 1165 1866" draw:points="0,1866 64,0 1165,0 1150,1848">
          <text:p/>
        </draw:polygon>
        <draw:line draw:style-name="gr16" draw:text-style-name="P16" draw:layer="layout" svg:x1="6.851cm" svg:y1="13.365cm" svg:x2="6.861cm" svg:y2="11.834cm">
          <text:p/>
        </draw:line>
        <draw:line draw:style-name="gr16" draw:text-style-name="P16" draw:layer="layout" svg:x1="6.859cm" svg:y1="11.835cm" svg:x2="6.862cm" svg:y2="10.248cm">
          <text:p/>
        </draw:line>
        <draw:line draw:style-name="gr16" draw:text-style-name="P16" draw:layer="layout" svg:x1="6.862cm" svg:y1="10.249cm" svg:x2="6.859cm" svg:y2="9.133cm">
          <text:p/>
        </draw:line>
        <draw:line draw:style-name="gr16" draw:text-style-name="P16" draw:layer="layout" svg:x1="6.86cm" svg:y1="9.134cm" svg:x2="6.836cm" svg:y2="7.944cm">
          <text:p/>
        </draw:line>
        <draw:line draw:style-name="gr16" draw:text-style-name="P16" draw:layer="layout" svg:x1="6.836cm" svg:y1="7.945cm" svg:x2="6.86cm" svg:y2="6.76cm">
          <text:p/>
        </draw:line>
        <draw:line draw:style-name="gr16" draw:text-style-name="P16" draw:layer="layout" svg:x1="6.86cm" svg:y1="6.761cm" svg:x2="6.849cm" svg:y2="5.488cm">
          <text:p/>
        </draw:line>
        <draw:line draw:style-name="gr16" draw:text-style-name="P16" draw:layer="layout" svg:x1="6.849cm" svg:y1="5.489cm" svg:x2="7.702cm" svg:y2="5.431cm">
          <text:p/>
        </draw:line>
        <draw:line draw:style-name="gr16" draw:text-style-name="P16" draw:layer="layout" svg:x1="7.701cm" svg:y1="5.432cm" svg:x2="7.807cm" svg:y2="5.429cm">
          <text:p/>
        </draw:line>
        <draw:line draw:style-name="gr16" draw:text-style-name="P16" draw:layer="layout" svg:x1="7.806cm" svg:y1="5.429cm" svg:x2="8.58cm" svg:y2="5.44cm">
          <text:p/>
        </draw:line>
        <draw:line draw:style-name="gr16" draw:text-style-name="P16" draw:layer="layout" svg:x1="8.579cm" svg:y1="5.44cm" svg:x2="9.373cm" svg:y2="5.376cm">
          <text:p/>
        </draw:line>
        <draw:line draw:style-name="gr16" draw:text-style-name="P16" draw:layer="layout" svg:x1="9.372cm" svg:y1="5.378cm" svg:x2="9.996cm" svg:y2="5.356cm">
          <text:p/>
        </draw:line>
        <draw:line draw:style-name="gr16" draw:text-style-name="P16" draw:layer="layout" svg:x1="9.995cm" svg:y1="5.356cm" svg:x2="10.305cm" svg:y2="5.402cm">
          <text:p/>
        </draw:line>
        <draw:line draw:style-name="gr16" draw:text-style-name="P16" draw:layer="layout" svg:x1="10.304cm" svg:y1="5.402cm" svg:x2="10.844cm" svg:y2="5.326cm">
          <text:p/>
        </draw:line>
        <draw:line draw:style-name="gr16" draw:text-style-name="P16" draw:layer="layout" svg:x1="10.843cm" svg:y1="5.326cm" svg:x2="11.634cm" svg:y2="5.355cm">
          <text:p/>
        </draw:line>
        <draw:line draw:style-name="gr16" draw:text-style-name="P16" draw:layer="layout" svg:x1="11.633cm" svg:y1="5.355cm" svg:x2="12.621cm" svg:y2="5.299cm">
          <text:p/>
        </draw:line>
        <draw:line draw:style-name="gr16" draw:text-style-name="P16" draw:layer="layout" svg:x1="12.62cm" svg:y1="5.299cm" svg:x2="12.62cm" svg:y2="5.062cm">
          <text:p/>
        </draw:line>
        <draw:line draw:style-name="gr16" draw:text-style-name="P16" draw:layer="layout" svg:x1="12.62cm" svg:y1="5.299cm" svg:x2="12.62cm" svg:y2="5.062cm">
          <text:p/>
        </draw:line>
        <draw:line draw:style-name="gr16" draw:text-style-name="P16" draw:layer="layout" svg:x1="12.62cm" svg:y1="5.301cm" svg:x2="13.095cm" svg:y2="5.296cm">
          <text:p/>
        </draw:line>
        <draw:line draw:style-name="gr16" draw:text-style-name="P16" draw:layer="layout" svg:x1="13.094cm" svg:y1="5.297cm" svg:x2="13.205cm" svg:y2="4.067cm">
          <text:p/>
        </draw:line>
        <draw:line draw:style-name="gr16" draw:text-style-name="P16" draw:layer="layout" svg:x1="13.204cm" svg:y1="4.068cm" svg:x2="13.21cm" svg:y2="3.958cm">
          <text:p/>
        </draw:line>
        <draw:line draw:style-name="gr16" draw:text-style-name="P16" draw:layer="layout" svg:x1="13.354cm" svg:y1="4.031cm" svg:x2="13.209cm" svg:y2="3.958cm">
          <text:p/>
        </draw:line>
        <draw:line draw:style-name="gr16" draw:text-style-name="P16" draw:layer="layout" svg:x1="13.354cm" svg:y1="4.031cm" svg:x2="13.209cm" svg:y2="3.958cm">
          <text:p/>
        </draw:line>
        <draw:line draw:style-name="gr16" draw:text-style-name="P16" draw:layer="layout" svg:x1="13.204cm" svg:y1="4.068cm" svg:x2="13.21cm" svg:y2="3.958cm">
          <text:p/>
        </draw:line>
        <draw:line draw:style-name="gr16" draw:text-style-name="P16" draw:layer="layout" svg:x1="13.094cm" svg:y1="5.297cm" svg:x2="13.205cm" svg:y2="4.067cm">
          <text:p/>
        </draw:line>
        <draw:line draw:style-name="gr16" draw:text-style-name="P16" draw:layer="layout" svg:x1="12.62cm" svg:y1="5.301cm" svg:x2="13.095cm" svg:y2="5.296cm">
          <text:p/>
        </draw:line>
        <draw:line draw:style-name="gr16" draw:text-style-name="P16" draw:layer="layout" svg:x1="11.633cm" svg:y1="5.355cm" svg:x2="12.621cm" svg:y2="5.299cm">
          <text:p/>
        </draw:line>
        <draw:line draw:style-name="gr16" draw:text-style-name="P16" draw:layer="layout" svg:x1="10.843cm" svg:y1="5.326cm" svg:x2="11.634cm" svg:y2="5.355cm">
          <text:p/>
        </draw:line>
        <draw:line draw:style-name="gr16" draw:text-style-name="P16" draw:layer="layout" svg:x1="10.843cm" svg:y1="5.327cm" svg:x2="10.856cm" svg:y2="5.082cm">
          <text:p/>
        </draw:line>
        <draw:line draw:style-name="gr16" draw:text-style-name="P16" draw:layer="layout" svg:x1="10.843cm" svg:y1="5.327cm" svg:x2="10.856cm" svg:y2="5.082cm">
          <text:p/>
        </draw:line>
        <draw:line draw:style-name="gr16" draw:text-style-name="P16" draw:layer="layout" svg:x1="10.304cm" svg:y1="5.402cm" svg:x2="10.844cm" svg:y2="5.326cm">
          <text:p/>
        </draw:line>
        <draw:line draw:style-name="gr16" draw:text-style-name="P16" draw:layer="layout" svg:x1="9.995cm" svg:y1="5.356cm" svg:x2="10.305cm" svg:y2="5.402cm">
          <text:p/>
        </draw:line>
        <draw:line draw:style-name="gr16" draw:text-style-name="P16" draw:layer="layout" svg:x1="9.372cm" svg:y1="5.378cm" svg:x2="9.996cm" svg:y2="5.356cm">
          <text:p/>
        </draw:line>
        <draw:line draw:style-name="gr16" draw:text-style-name="P16" draw:layer="layout" svg:x1="8.579cm" svg:y1="5.44cm" svg:x2="9.373cm" svg:y2="5.376cm">
          <text:p/>
        </draw:line>
        <draw:line draw:style-name="gr16" draw:text-style-name="P16" draw:layer="layout" svg:x1="7.806cm" svg:y1="5.429cm" svg:x2="8.58cm" svg:y2="5.44cm">
          <text:p/>
        </draw:line>
        <draw:line draw:style-name="gr16" draw:text-style-name="P16" draw:layer="layout" svg:x1="7.701cm" svg:y1="5.432cm" svg:x2="7.807cm" svg:y2="5.429cm">
          <text:p/>
        </draw:line>
        <draw:line draw:style-name="gr16" draw:text-style-name="P16" draw:layer="layout" svg:x1="6.849cm" svg:y1="5.489cm" svg:x2="7.702cm" svg:y2="5.431cm">
          <text:p/>
        </draw:line>
        <draw:line draw:style-name="gr16" draw:text-style-name="P16" draw:layer="layout" svg:x1="6.86cm" svg:y1="6.761cm" svg:x2="6.849cm" svg:y2="5.488cm">
          <text:p/>
        </draw:line>
        <draw:line draw:style-name="gr16" draw:text-style-name="P16" draw:layer="layout" svg:x1="7.146cm" svg:y1="6.735cm" svg:x2="6.859cm" svg:y2="6.761cm">
          <text:p/>
        </draw:line>
        <draw:line draw:style-name="gr16" draw:text-style-name="P16" draw:layer="layout" svg:x1="7.146cm" svg:y1="6.735cm" svg:x2="6.859cm" svg:y2="6.761cm">
          <text:p/>
        </draw:line>
        <draw:line draw:style-name="gr16" draw:text-style-name="P16" draw:layer="layout" svg:x1="6.836cm" svg:y1="7.945cm" svg:x2="6.86cm" svg:y2="6.76cm">
          <text:p/>
        </draw:line>
        <draw:line draw:style-name="gr16" draw:text-style-name="P16" draw:layer="layout" svg:x1="6.86cm" svg:y1="9.134cm" svg:x2="6.836cm" svg:y2="7.944cm">
          <text:p/>
        </draw:line>
        <draw:line draw:style-name="gr16" draw:text-style-name="P16" draw:layer="layout" svg:x1="6.862cm" svg:y1="10.249cm" svg:x2="6.859cm" svg:y2="9.133cm">
          <text:p/>
        </draw:line>
        <draw:line draw:style-name="gr16" draw:text-style-name="P16" draw:layer="layout" svg:x1="6.861cm" svg:y1="10.25cm" svg:x2="7.777cm" svg:y2="10.223cm">
          <text:p/>
        </draw:line>
        <draw:line draw:style-name="gr16" draw:text-style-name="P16" draw:layer="layout" svg:x1="7.776cm" svg:y1="10.223cm" svg:x2="7.871cm" svg:y2="10.223cm">
          <text:p/>
        </draw:line>
        <draw:line draw:style-name="gr16" draw:text-style-name="P16" draw:layer="layout" svg:x1="7.871cm" svg:y1="10.223cm" svg:x2="8.602cm" svg:y2="10.269cm">
          <text:p/>
        </draw:line>
        <draw:line draw:style-name="gr16" draw:text-style-name="P16" draw:layer="layout" svg:x1="8.601cm" svg:y1="10.269cm" svg:x2="10.103cm" svg:y2="10.258cm">
          <text:p/>
        </draw:line>
        <draw:line draw:style-name="gr16" draw:text-style-name="P16" draw:layer="layout" svg:x1="10.102cm" svg:y1="10.258cm" svg:x2="10.188cm" svg:y2="10.261cm">
          <text:p/>
        </draw:line>
        <draw:line draw:style-name="gr16" draw:text-style-name="P16" draw:layer="layout" svg:x1="10.187cm" svg:y1="10.261cm" svg:x2="11.564cm" svg:y2="10.248cm">
          <text:p/>
        </draw:line>
        <draw:line draw:style-name="gr16" draw:text-style-name="P16" draw:layer="layout" svg:x1="11.674cm" svg:y1="10.461cm" svg:x2="11.563cm" svg:y2="10.248cm">
          <text:p/>
        </draw:line>
        <draw:line draw:style-name="gr16" draw:text-style-name="P16" draw:layer="layout" svg:x1="11.653cm" svg:y1="11.645cm" svg:x2="11.674cm" svg:y2="10.46cm">
          <text:p/>
        </draw:line>
        <draw:line draw:style-name="gr16" draw:text-style-name="P16" draw:layer="layout" svg:x1="11.671cm" svg:y1="13.241cm" svg:x2="11.653cm" svg:y2="11.644cm">
          <text:p/>
        </draw:line>
        <draw:line draw:style-name="gr16" draw:text-style-name="P16" draw:layer="layout" svg:x1="11.67cm" svg:y1="13.241cm" svg:x2="12.509cm" svg:y2="13.2cm">
          <text:p/>
        </draw:line>
        <draw:line draw:style-name="gr16" draw:text-style-name="P16" draw:layer="layout" svg:x1="12.509cm" svg:y1="13.201cm" svg:x2="12.506cm" svg:y2="12.978cm">
          <text:p/>
        </draw:line>
        <draw:line draw:style-name="gr16" draw:text-style-name="P16" draw:layer="layout" svg:x1="12.509cm" svg:y1="13.201cm" svg:x2="12.506cm" svg:y2="12.978cm">
          <text:p/>
        </draw:line>
        <draw:line draw:style-name="gr16" draw:text-style-name="P16" draw:layer="layout" svg:x1="11.67cm" svg:y1="13.241cm" svg:x2="12.509cm" svg:y2="13.2cm">
          <text:p/>
        </draw:line>
        <draw:line draw:style-name="gr16" draw:text-style-name="P16" draw:layer="layout" svg:x1="11.671cm" svg:y1="13.241cm" svg:x2="11.653cm" svg:y2="11.644cm">
          <text:p/>
        </draw:line>
        <draw:line draw:style-name="gr16" draw:text-style-name="P16" draw:layer="layout" svg:x1="11.653cm" svg:y1="11.645cm" svg:x2="11.674cm" svg:y2="10.46cm">
          <text:p/>
        </draw:line>
        <draw:line draw:style-name="gr16" draw:text-style-name="P16" draw:layer="layout" svg:x1="11.674cm" svg:y1="10.461cm" svg:x2="11.563cm" svg:y2="10.248cm">
          <text:p/>
        </draw:line>
        <draw:line draw:style-name="gr16" draw:text-style-name="P16" draw:layer="layout" svg:x1="10.187cm" svg:y1="10.261cm" svg:x2="11.564cm" svg:y2="10.248cm">
          <text:p/>
        </draw:line>
        <draw:line draw:style-name="gr16" draw:text-style-name="P16" draw:layer="layout" svg:x1="10.102cm" svg:y1="10.258cm" svg:x2="10.188cm" svg:y2="10.261cm">
          <text:p/>
        </draw:line>
        <draw:line draw:style-name="gr16" draw:text-style-name="P16" draw:layer="layout" svg:x1="8.601cm" svg:y1="10.269cm" svg:x2="10.103cm" svg:y2="10.258cm">
          <text:p/>
        </draw:line>
        <draw:line draw:style-name="gr16" draw:text-style-name="P16" draw:layer="layout" svg:x1="8.601cm" svg:y1="10.269cm" svg:x2="8.611cm" svg:y2="9.061cm">
          <text:p/>
        </draw:line>
        <draw:line draw:style-name="gr16" draw:text-style-name="P16" draw:layer="layout" svg:x1="8.611cm" svg:y1="9.062cm" svg:x2="8.601cm" svg:y2="7.867cm">
          <text:p/>
        </draw:line>
        <draw:line draw:style-name="gr16" draw:text-style-name="P16" draw:layer="layout" svg:x1="8.601cm" svg:y1="7.868cm" svg:x2="8.63cm" svg:y2="6.663cm">
          <text:p/>
        </draw:line>
        <draw:line draw:style-name="gr16" draw:text-style-name="P16" draw:layer="layout" svg:x1="8.629cm" svg:y1="6.664cm" svg:x2="8.632cm" svg:y2="6.578cm">
          <text:p/>
        </draw:line>
        <draw:line draw:style-name="gr16" draw:text-style-name="P16" draw:layer="layout" svg:x1="8.632cm" svg:y1="6.579cm" svg:x2="8.579cm" svg:y2="5.439cm">
          <text:p/>
        </draw:line>
        <draw:line draw:style-name="gr16" draw:text-style-name="P16" draw:layer="layout" svg:x1="8.579cm" svg:y1="5.44cm" svg:x2="8.617cm" svg:y2="4.047cm">
          <text:p/>
        </draw:line>
        <draw:line draw:style-name="gr16" draw:text-style-name="P16" draw:layer="layout" svg:x1="8.617cm" svg:y1="4.047cm" svg:x2="8.414cm" svg:y2="4.063cm">
          <text:p/>
        </draw:line>
        <draw:line draw:style-name="gr16" draw:text-style-name="P16" draw:layer="layout" svg:x1="8.617cm" svg:y1="4.047cm" svg:x2="8.414cm" svg:y2="4.063cm">
          <text:p/>
        </draw:line>
        <draw:line draw:style-name="gr16" draw:text-style-name="P16" draw:layer="layout" svg:x1="8.579cm" svg:y1="5.44cm" svg:x2="8.617cm" svg:y2="4.047cm">
          <text:p/>
        </draw:line>
        <draw:line draw:style-name="gr16" draw:text-style-name="P16" draw:layer="layout" svg:x1="8.632cm" svg:y1="6.579cm" svg:x2="8.579cm" svg:y2="5.439cm">
          <text:p/>
        </draw:line>
        <draw:line draw:style-name="gr16" draw:text-style-name="P16" draw:layer="layout" svg:x1="8.629cm" svg:y1="6.664cm" svg:x2="8.632cm" svg:y2="6.578cm">
          <text:p/>
        </draw:line>
        <draw:line draw:style-name="gr16" draw:text-style-name="P16" draw:layer="layout" svg:x1="8.601cm" svg:y1="7.868cm" svg:x2="8.63cm" svg:y2="6.663cm">
          <text:p/>
        </draw:line>
        <draw:line draw:style-name="gr16" draw:text-style-name="P16" draw:layer="layout" svg:x1="8.601cm" svg:y1="7.868cm" svg:x2="10.455cm" svg:y2="7.842cm">
          <text:p/>
        </draw:line>
        <draw:line draw:style-name="gr16" draw:text-style-name="P16" draw:layer="layout" svg:x1="10.454cm" svg:y1="7.843cm" svg:x2="10.549cm" svg:y2="7.839cm">
          <text:p/>
        </draw:line>
        <draw:line draw:style-name="gr16" draw:text-style-name="P16" draw:layer="layout" svg:x1="10.548cm" svg:y1="7.839cm" svg:x2="11.726cm" svg:y2="7.868cm">
          <text:p/>
        </draw:line>
        <draw:line draw:style-name="gr16" draw:text-style-name="P16" draw:layer="layout" svg:x1="11.725cm" svg:y1="7.867cm" svg:x2="12.659cm" svg:y2="7.87cm">
          <text:p/>
        </draw:line>
        <draw:line draw:style-name="gr16" draw:text-style-name="P16" draw:layer="layout" svg:x1="12.658cm" svg:y1="7.869cm" svg:x2="13.112cm" svg:y2="7.89cm">
          <text:p/>
        </draw:line>
        <draw:line draw:style-name="gr16" draw:text-style-name="P16" draw:layer="layout" svg:x1="13.111cm" svg:y1="7.889cm" svg:x2="13.456cm" svg:y2="7.905cm">
          <text:p/>
        </draw:line>
        <draw:line draw:style-name="gr16" draw:text-style-name="P16" draw:layer="layout" svg:x1="13.443cm" svg:y1="9.481cm" svg:x2="13.456cm" svg:y2="7.904cm">
          <text:p/>
        </draw:line>
        <draw:line draw:style-name="gr16" draw:text-style-name="P16" draw:layer="layout" svg:x1="13.431cm" svg:y1="10.403cm" svg:x2="13.444cm" svg:y2="9.48cm">
          <text:p/>
        </draw:line>
        <draw:line draw:style-name="gr16" draw:text-style-name="P16" draw:layer="layout" svg:x1="13.413cm" svg:y1="10.93cm" svg:x2="13.432cm" svg:y2="10.402cm">
          <text:p/>
        </draw:line>
        <draw:line draw:style-name="gr16" draw:text-style-name="P16" draw:layer="layout" svg:x1="13.381cm" svg:y1="11.989cm" svg:x2="13.414cm" svg:y2="10.929cm">
          <text:p/>
        </draw:line>
        <draw:line draw:style-name="gr16" draw:text-style-name="P16" draw:layer="layout" svg:x1="13.579cm" svg:y1="11.983cm" svg:x2="13.381cm" svg:y2="11.989cm">
          <text:p/>
        </draw:line>
        <draw:line draw:style-name="gr16" draw:text-style-name="P16" draw:layer="layout" svg:x1="13.579cm" svg:y1="11.983cm" svg:x2="13.381cm" svg:y2="11.989cm">
          <text:p/>
        </draw:line>
        <draw:line draw:style-name="gr16" draw:text-style-name="P16" draw:layer="layout" svg:x1="13.381cm" svg:y1="11.989cm" svg:x2="13.414cm" svg:y2="10.929cm">
          <text:p/>
        </draw:line>
        <draw:line draw:style-name="gr16" draw:text-style-name="P16" draw:layer="layout" svg:x1="13.413cm" svg:y1="10.93cm" svg:x2="13.432cm" svg:y2="10.402cm">
          <text:p/>
        </draw:line>
        <draw:line draw:style-name="gr16" draw:text-style-name="P16" draw:layer="layout" svg:x1="13.431cm" svg:y1="10.403cm" svg:x2="13.444cm" svg:y2="9.48cm">
          <text:p/>
        </draw:line>
        <draw:line draw:style-name="gr16" draw:text-style-name="P16" draw:layer="layout" svg:x1="13.443cm" svg:y1="9.481cm" svg:x2="13.456cm" svg:y2="7.904cm">
          <text:p/>
        </draw:line>
        <draw:line draw:style-name="gr16" draw:text-style-name="P16" draw:layer="layout" svg:x1="13.111cm" svg:y1="7.889cm" svg:x2="13.456cm" svg:y2="7.905cm">
          <text:p/>
        </draw:line>
        <draw:line draw:style-name="gr16" draw:text-style-name="P16" draw:layer="layout" svg:x1="12.658cm" svg:y1="7.869cm" svg:x2="13.112cm" svg:y2="7.89cm">
          <text:p/>
        </draw:line>
        <draw:line draw:style-name="gr16" draw:text-style-name="P16" draw:layer="layout" svg:x1="11.725cm" svg:y1="7.867cm" svg:x2="12.659cm" svg:y2="7.87cm">
          <text:p/>
        </draw:line>
        <draw:line draw:style-name="gr16" draw:text-style-name="P16" draw:layer="layout" svg:x1="10.548cm" svg:y1="7.839cm" svg:x2="11.726cm" svg:y2="7.868cm">
          <text:p/>
        </draw:line>
        <draw:line draw:style-name="gr16" draw:text-style-name="P16" draw:layer="layout" svg:x1="10.504cm" svg:y1="8.115cm" svg:x2="10.549cm" svg:y2="7.839cm">
          <text:p/>
        </draw:line>
        <draw:line draw:style-name="gr16" draw:text-style-name="P16" draw:layer="layout" svg:x1="10.504cm" svg:y1="8.115cm" svg:x2="10.549cm" svg:y2="7.839cm">
          <text:p/>
        </draw:line>
        <draw:line draw:style-name="gr16" draw:text-style-name="P16" draw:layer="layout" svg:x1="10.548cm" svg:y1="7.839cm" svg:x2="11.726cm" svg:y2="7.868cm">
          <text:p/>
        </draw:line>
        <draw:line draw:style-name="gr16" draw:text-style-name="P16" draw:layer="layout" svg:x1="11.688cm" svg:y1="9.167cm" svg:x2="11.726cm" svg:y2="7.867cm">
          <text:p/>
        </draw:line>
        <draw:line draw:style-name="gr16" draw:text-style-name="P16" draw:layer="layout" svg:x1="11.563cm" svg:y1="10.249cm" svg:x2="11.689cm" svg:y2="9.166cm">
          <text:p/>
        </draw:line>
        <draw:line draw:style-name="gr16" draw:text-style-name="P16" draw:layer="layout" svg:x1="10.187cm" svg:y1="10.261cm" svg:x2="11.564cm" svg:y2="10.248cm">
          <text:p/>
        </draw:line>
        <draw:line draw:style-name="gr16" draw:text-style-name="P16" draw:layer="layout" svg:x1="10.102cm" svg:y1="10.258cm" svg:x2="10.188cm" svg:y2="10.261cm">
          <text:p/>
        </draw:line>
        <draw:line draw:style-name="gr16" draw:text-style-name="P16" draw:layer="layout" svg:x1="10.102cm" svg:y1="10.259cm" svg:x2="10.116cm" svg:y2="10.078cm">
          <text:p/>
        </draw:line>
        <draw:line draw:style-name="gr16" draw:text-style-name="P16" draw:layer="layout" svg:x1="10.102cm" svg:y1="10.259cm" svg:x2="10.116cm" svg:y2="10.078cm">
          <text:p/>
        </draw:line>
        <draw:line draw:style-name="gr16" draw:text-style-name="P16" draw:layer="layout" svg:x1="8.601cm" svg:y1="10.269cm" svg:x2="10.103cm" svg:y2="10.258cm">
          <text:p/>
        </draw:line>
        <draw:line draw:style-name="gr16" draw:text-style-name="P16" draw:layer="layout" svg:x1="7.871cm" svg:y1="10.223cm" svg:x2="8.602cm" svg:y2="10.269cm">
          <text:p/>
        </draw:line>
        <draw:line draw:style-name="gr16" draw:text-style-name="P16" draw:layer="layout" svg:x1="7.776cm" svg:y1="10.223cm" svg:x2="7.871cm" svg:y2="10.223cm">
          <text:p/>
        </draw:line>
        <draw:line draw:style-name="gr16" draw:text-style-name="P16" draw:layer="layout" svg:x1="6.861cm" svg:y1="10.25cm" svg:x2="7.777cm" svg:y2="10.223cm">
          <text:p/>
        </draw:line>
        <draw:line draw:style-name="gr16" draw:text-style-name="P16" draw:layer="layout" svg:x1="6.862cm" svg:y1="10.249cm" svg:x2="6.859cm" svg:y2="9.133cm">
          <text:p/>
        </draw:line>
        <draw:line draw:style-name="gr16" draw:text-style-name="P16" draw:layer="layout" svg:x1="7.099cm" svg:y1="9.096cm" svg:x2="6.859cm" svg:y2="9.134cm">
          <text:p/>
        </draw:line>
        <draw:line draw:style-name="gr16" draw:text-style-name="P16" draw:layer="layout" svg:x1="7.099cm" svg:y1="9.096cm" svg:x2="6.859cm" svg:y2="9.134cm">
          <text:p/>
        </draw:line>
        <draw:line draw:style-name="gr16" draw:text-style-name="P16" draw:layer="layout" svg:x1="6.862cm" svg:y1="10.249cm" svg:x2="6.859cm" svg:y2="9.133cm">
          <text:p/>
        </draw:line>
        <draw:line draw:style-name="gr16" draw:text-style-name="P16" draw:layer="layout" svg:x1="6.861cm" svg:y1="10.25cm" svg:x2="7.777cm" svg:y2="10.223cm">
          <text:p/>
        </draw:line>
        <draw:line draw:style-name="gr16" draw:text-style-name="P16" draw:layer="layout" svg:x1="7.776cm" svg:y1="10.223cm" svg:x2="7.871cm" svg:y2="10.223cm">
          <text:p/>
        </draw:line>
        <draw:line draw:style-name="gr16" draw:text-style-name="P16" draw:layer="layout" svg:x1="7.871cm" svg:y1="10.223cm" svg:x2="8.602cm" svg:y2="10.269cm">
          <text:p/>
        </draw:line>
        <draw:line draw:style-name="gr16" draw:text-style-name="P16" draw:layer="layout" svg:x1="8.601cm" svg:y1="10.269cm" svg:x2="10.103cm" svg:y2="10.258cm">
          <text:p/>
        </draw:line>
        <draw:line draw:style-name="gr16" draw:text-style-name="P16" draw:layer="layout" svg:x1="10.102cm" svg:y1="10.258cm" svg:x2="10.188cm" svg:y2="10.261cm">
          <text:p/>
        </draw:line>
        <draw:line draw:style-name="gr16" draw:text-style-name="P16" draw:layer="layout" svg:x1="10.187cm" svg:y1="10.261cm" svg:x2="11.564cm" svg:y2="10.248cm">
          <text:p/>
        </draw:line>
        <draw:line draw:style-name="gr16" draw:text-style-name="P16" draw:layer="layout" svg:x1="11.674cm" svg:y1="10.461cm" svg:x2="11.563cm" svg:y2="10.248cm">
          <text:p/>
        </draw:line>
        <draw:line draw:style-name="gr16" draw:text-style-name="P16" draw:layer="layout" svg:x1="11.653cm" svg:y1="11.645cm" svg:x2="11.674cm" svg:y2="10.46cm">
          <text:p/>
        </draw:line>
        <draw:line draw:style-name="gr16" draw:text-style-name="P16" draw:layer="layout" svg:x1="11.671cm" svg:y1="13.241cm" svg:x2="11.653cm" svg:y2="11.644cm">
          <text:p/>
        </draw:line>
        <draw:line draw:style-name="gr16" draw:text-style-name="P16" draw:layer="layout" svg:x1="11.67cm" svg:y1="13.241cm" svg:x2="12.509cm" svg:y2="13.2cm">
          <text:p/>
        </draw:line>
        <draw:line draw:style-name="gr16" draw:text-style-name="P16" draw:layer="layout" svg:x1="12.508cm" svg:y1="13.201cm" svg:x2="13.357cm" svg:y2="13.182cm">
          <text:p/>
        </draw:line>
        <draw:line draw:style-name="gr16" draw:text-style-name="P16" draw:layer="layout" svg:x1="13.356cm" svg:y1="13.183cm" svg:x2="14.112cm" svg:y2="13.147cm">
          <text:p/>
        </draw:line>
        <draw:line draw:style-name="gr16" draw:text-style-name="P16" draw:layer="layout" svg:x1="14.111cm" svg:y1="13.148cm" svg:x2="14.82cm" svg:y2="13.11cm">
          <text:p/>
        </draw:line>
        <draw:line draw:style-name="gr16" draw:text-style-name="P16" draw:layer="layout" svg:x1="14.819cm" svg:y1="13.111cm" svg:x2="14.824cm" svg:y2="11.993cm">
          <text:p/>
        </draw:line>
        <draw:line draw:style-name="gr16" draw:text-style-name="P16" draw:layer="layout" svg:x1="14.823cm" svg:y1="11.993cm" svg:x2="14.61cm" svg:y2="11.997cm">
          <text:p/>
        </draw:line>
        <draw:line draw:style-name="gr16" draw:text-style-name="P16" draw:layer="layout" svg:x1="14.823cm" svg:y1="11.993cm" svg:x2="14.61cm" svg:y2="11.997cm">
          <text:p/>
        </draw:line>
        <draw:line draw:style-name="gr16" draw:text-style-name="P16" draw:layer="layout" svg:x1="14.824cm" svg:y1="11.994cm" svg:x2="14.819cm" svg:y2="10.904cm">
          <text:p/>
        </draw:line>
        <draw:line draw:style-name="gr16" draw:text-style-name="P16" draw:layer="layout" svg:x1="14.819cm" svg:y1="10.905cm" svg:x2="14.838cm" svg:y2="9.472cm">
          <text:p/>
        </draw:line>
        <draw:line draw:style-name="gr16" draw:text-style-name="P16" draw:layer="layout" svg:x1="14.837cm" svg:y1="9.473cm" svg:x2="14.845cm" svg:y2="7.872cm">
          <text:p/>
        </draw:line>
        <draw:line draw:style-name="gr16" draw:text-style-name="P16" draw:layer="layout" svg:x1="14.844cm" svg:y1="7.873cm" svg:x2="14.88cm" svg:y2="6.767cm">
          <text:p/>
        </draw:line>
        <draw:line draw:style-name="gr16" draw:text-style-name="P16" draw:layer="layout" svg:x1="14.879cm" svg:y1="6.768cm" svg:x2="14.884cm" svg:y2="5.329cm">
          <text:p/>
        </draw:line>
        <draw:line draw:style-name="gr16" draw:text-style-name="P16" draw:layer="layout" svg:x1="14.882cm" svg:y1="5.33cm" svg:x2="14.905cm" svg:y2="4.065cm">
          <text:p/>
        </draw:line>
        <draw:line draw:style-name="gr16" draw:text-style-name="P16" draw:layer="layout" svg:x1="14.905cm" svg:y1="4.066cm" svg:x2="14.896cm" svg:y2="2.542cm">
          <text:p/>
        </draw:line>
        <draw:line draw:style-name="gr16" draw:text-style-name="P16" draw:layer="layout" svg:x1="14.059cm" svg:y1="2.557cm" svg:x2="14.897cm" svg:y2="2.542cm">
          <text:p/>
        </draw:line>
        <draw:line draw:style-name="gr16" draw:text-style-name="P16" draw:layer="layout" svg:x1="14.031cm" svg:y1="3.001cm" svg:x2="14.06cm" svg:y2="2.556cm">
          <text:p/>
        </draw:line>
        <draw:line draw:style-name="gr16" draw:text-style-name="P16" draw:layer="layout" svg:x1="14.031cm" svg:y1="3.001cm" svg:x2="14.06cm" svg:y2="2.556cm">
          <text:p/>
        </draw:line>
        <draw:line draw:style-name="gr16" draw:text-style-name="P16" draw:layer="layout" svg:x1="14.059cm" svg:y1="2.557cm" svg:x2="14.897cm" svg:y2="2.542cm">
          <text:p/>
        </draw:line>
        <draw:line draw:style-name="gr16" draw:text-style-name="P16" draw:layer="layout" svg:x1="14.905cm" svg:y1="4.066cm" svg:x2="14.896cm" svg:y2="2.542cm">
          <text:p/>
        </draw:line>
        <draw:line draw:style-name="gr16" draw:text-style-name="P16" draw:layer="layout" svg:x1="14.882cm" svg:y1="5.33cm" svg:x2="14.905cm" svg:y2="4.065cm">
          <text:p/>
        </draw:line>
        <draw:line draw:style-name="gr16" draw:text-style-name="P16" draw:layer="layout" svg:x1="14.879cm" svg:y1="6.768cm" svg:x2="14.884cm" svg:y2="5.329cm">
          <text:p/>
        </draw:line>
        <draw:line draw:style-name="gr16" draw:text-style-name="P16" draw:layer="layout" svg:x1="14.844cm" svg:y1="7.873cm" svg:x2="14.88cm" svg:y2="6.767cm">
          <text:p/>
        </draw:line>
        <draw:line draw:style-name="gr16" draw:text-style-name="P16" draw:layer="layout" svg:x1="14.837cm" svg:y1="9.473cm" svg:x2="14.845cm" svg:y2="7.872cm">
          <text:p/>
        </draw:line>
        <draw:line draw:style-name="gr16" draw:text-style-name="P16" draw:layer="layout" svg:x1="14.819cm" svg:y1="10.905cm" svg:x2="14.838cm" svg:y2="9.472cm">
          <text:p/>
        </draw:line>
        <draw:line draw:style-name="gr16" draw:text-style-name="P16" draw:layer="layout" svg:x1="14.181cm" svg:y1="10.896cm" svg:x2="14.82cm" svg:y2="10.906cm">
          <text:p/>
        </draw:line>
        <draw:line draw:style-name="gr16" draw:text-style-name="P16" draw:layer="layout" svg:x1="14.136cm" svg:y1="11.141cm" svg:x2="14.182cm" svg:y2="10.896cm">
          <text:p/>
        </draw:line>
        <draw:line draw:style-name="gr16" draw:text-style-name="P16" draw:layer="layout" svg:x1="14.136cm" svg:y1="11.141cm" svg:x2="14.182cm" svg:y2="10.896cm">
          <text:p/>
        </draw:line>
        <draw:line draw:style-name="gr16" draw:text-style-name="P16" draw:layer="layout" svg:x1="14.091cm" svg:y1="10.896cm" svg:x2="14.181cm" svg:y2="10.896cm">
          <text:p/>
        </draw:line>
        <draw:line draw:style-name="gr16" draw:text-style-name="P16" draw:layer="layout" svg:x1="13.413cm" svg:y1="10.93cm" svg:x2="14.092cm" svg:y2="10.896cm">
          <text:p/>
        </draw:line>
        <draw:line draw:style-name="gr16" draw:text-style-name="P16" draw:layer="layout" svg:x1="13.413cm" svg:y1="10.93cm" svg:x2="13.432cm" svg:y2="10.402cm">
          <text:p/>
        </draw:line>
        <draw:line draw:style-name="gr16" draw:text-style-name="P16" draw:layer="layout" svg:x1="13.431cm" svg:y1="10.403cm" svg:x2="13.444cm" svg:y2="9.48cm">
          <text:p/>
        </draw:line>
        <draw:line draw:style-name="gr16" draw:text-style-name="P16" draw:layer="layout" svg:x1="13.443cm" svg:y1="9.481cm" svg:x2="13.456cm" svg:y2="7.904cm">
          <text:p/>
        </draw:line>
        <draw:line draw:style-name="gr16" draw:text-style-name="P16" draw:layer="layout" svg:x1="13.111cm" svg:y1="7.889cm" svg:x2="13.456cm" svg:y2="7.905cm">
          <text:p/>
        </draw:line>
        <draw:line draw:style-name="gr16" draw:text-style-name="P16" draw:layer="layout" svg:x1="12.658cm" svg:y1="7.869cm" svg:x2="13.112cm" svg:y2="7.89cm">
          <text:p/>
        </draw:line>
        <draw:line draw:style-name="gr16" draw:text-style-name="P16" draw:layer="layout" svg:x1="11.725cm" svg:y1="7.867cm" svg:x2="12.659cm" svg:y2="7.87cm">
          <text:p/>
        </draw:line>
        <draw:line draw:style-name="gr16" draw:text-style-name="P16" draw:layer="layout" svg:x1="11.725cm" svg:y1="7.867cm" svg:x2="11.725cm" svg:y2="6.635cm">
          <text:p/>
        </draw:line>
        <draw:line draw:style-name="gr16" draw:text-style-name="P16" draw:layer="layout" svg:x1="11.725cm" svg:y1="6.636cm" svg:x2="11.73cm" svg:y2="6.526cm">
          <text:p/>
        </draw:line>
        <draw:line draw:style-name="gr16" draw:text-style-name="P16" draw:layer="layout" svg:x1="11.729cm" svg:y1="6.527cm" svg:x2="11.633cm" svg:y2="5.354cm">
          <text:p/>
        </draw:line>
        <draw:line draw:style-name="gr16" draw:text-style-name="P16" draw:layer="layout" svg:x1="10.843cm" svg:y1="5.326cm" svg:x2="11.634cm" svg:y2="5.355cm">
          <text:p/>
        </draw:line>
        <draw:line draw:style-name="gr16" draw:text-style-name="P16" draw:layer="layout" svg:x1="10.304cm" svg:y1="5.402cm" svg:x2="10.844cm" svg:y2="5.326cm">
          <text:p/>
        </draw:line>
        <draw:line draw:style-name="gr16" draw:text-style-name="P16" draw:layer="layout" svg:x1="9.995cm" svg:y1="5.356cm" svg:x2="10.305cm" svg:y2="5.402cm">
          <text:p/>
        </draw:line>
        <draw:line draw:style-name="gr16" draw:text-style-name="P16" draw:layer="layout" svg:x1="9.372cm" svg:y1="5.378cm" svg:x2="9.996cm" svg:y2="5.356cm">
          <text:p/>
        </draw:line>
        <draw:line draw:style-name="gr16" draw:text-style-name="P16" draw:layer="layout" svg:x1="9.372cm" svg:y1="5.377cm" svg:x2="9.395cm" svg:y2="5.144cm">
          <text:p/>
        </draw:line>
        <draw:line draw:style-name="gr16" draw:text-style-name="P16" draw:layer="layout" svg:x1="9.372cm" svg:y1="5.377cm" svg:x2="9.395cm" svg:y2="5.144cm">
          <text:p/>
        </draw:line>
        <draw:line draw:style-name="gr16" draw:text-style-name="P16" draw:layer="layout" svg:x1="9.372cm" svg:y1="5.378cm" svg:x2="9.996cm" svg:y2="5.356cm">
          <text:p/>
        </draw:line>
        <draw:line draw:style-name="gr16" draw:text-style-name="P16" draw:layer="layout" svg:x1="9.995cm" svg:y1="5.356cm" svg:x2="10.305cm" svg:y2="5.402cm">
          <text:p/>
        </draw:line>
        <draw:line draw:style-name="gr16" draw:text-style-name="P16" draw:layer="layout" svg:x1="10.304cm" svg:y1="5.402cm" svg:x2="10.844cm" svg:y2="5.326cm">
          <text:p/>
        </draw:line>
        <draw:line draw:style-name="gr16" draw:text-style-name="P16" draw:layer="layout" svg:x1="10.843cm" svg:y1="5.326cm" svg:x2="11.634cm" svg:y2="5.355cm">
          <text:p/>
        </draw:line>
        <draw:line draw:style-name="gr16" draw:text-style-name="P16" draw:layer="layout" svg:x1="11.633cm" svg:y1="5.355cm" svg:x2="11.779cm" svg:y2="4.015cm">
          <text:p/>
        </draw:line>
        <draw:line draw:style-name="gr16" draw:text-style-name="P16" draw:layer="layout" svg:x1="11.778cm" svg:y1="4.016cm" svg:x2="11.781cm" svg:y2="3.853cm">
          <text:p/>
        </draw:line>
        <draw:line draw:style-name="gr16" draw:text-style-name="P16" draw:layer="layout" svg:x1="11.781cm" svg:y1="3.854cm" svg:x2="11.71cm" svg:y2="2.636cm">
          <text:p/>
        </draw:line>
        <draw:line draw:style-name="gr16" draw:text-style-name="P16" draw:layer="layout" svg:x1="11.71cm" svg:y1="2.637cm" svg:x2="12.606cm" svg:y2="2.604cm">
          <text:p/>
        </draw:line>
        <draw:line draw:style-name="gr16" draw:text-style-name="P16" draw:layer="layout" svg:x1="12.634cm" svg:y1="3.016cm" svg:x2="12.605cm" svg:y2="2.604cm">
          <text:p/>
        </draw:line>
        <draw:line draw:style-name="gr16" draw:text-style-name="P16" draw:layer="layout" svg:x1="12.634cm" svg:y1="3.016cm" svg:x2="12.605cm" svg:y2="2.604cm">
          <text:p/>
        </draw:line>
        <draw:line draw:style-name="gr16" draw:text-style-name="P16" draw:layer="layout" svg:x1="11.71cm" svg:y1="2.637cm" svg:x2="12.606cm" svg:y2="2.604cm">
          <text:p/>
        </draw:line>
        <draw:line draw:style-name="gr16" draw:text-style-name="P16" draw:layer="layout" svg:x1="11.781cm" svg:y1="3.854cm" svg:x2="11.71cm" svg:y2="2.636cm">
          <text:p/>
        </draw:line>
        <draw:line draw:style-name="gr16" draw:text-style-name="P16" draw:layer="layout" svg:x1="11.778cm" svg:y1="4.016cm" svg:x2="11.781cm" svg:y2="3.853cm">
          <text:p/>
        </draw:line>
        <draw:line draw:style-name="gr16" draw:text-style-name="P16" draw:layer="layout" svg:x1="11.633cm" svg:y1="5.355cm" svg:x2="11.779cm" svg:y2="4.015cm">
          <text:p/>
        </draw:line>
        <draw:line draw:style-name="gr16" draw:text-style-name="P16" draw:layer="layout" svg:x1="10.843cm" svg:y1="5.326cm" svg:x2="11.634cm" svg:y2="5.355cm">
          <text:p/>
        </draw:line>
        <draw:line draw:style-name="gr16" draw:text-style-name="P16" draw:layer="layout" svg:x1="10.304cm" svg:y1="5.402cm" svg:x2="10.844cm" svg:y2="5.326cm">
          <text:p/>
        </draw:line>
        <draw:line draw:style-name="gr16" draw:text-style-name="P16" draw:layer="layout" svg:x1="9.995cm" svg:y1="5.356cm" svg:x2="10.305cm" svg:y2="5.402cm">
          <text:p/>
        </draw:line>
        <draw:line draw:style-name="gr16" draw:text-style-name="P16" draw:layer="layout" svg:x1="9.372cm" svg:y1="5.378cm" svg:x2="9.996cm" svg:y2="5.356cm">
          <text:p/>
        </draw:line>
        <draw:line draw:style-name="gr16" draw:text-style-name="P16" draw:layer="layout" svg:x1="8.579cm" svg:y1="5.44cm" svg:x2="9.373cm" svg:y2="5.376cm">
          <text:p/>
        </draw:line>
        <draw:line draw:style-name="gr16" draw:text-style-name="P16" draw:layer="layout" svg:x1="8.632cm" svg:y1="6.579cm" svg:x2="8.579cm" svg:y2="5.439cm">
          <text:p/>
        </draw:line>
        <draw:line draw:style-name="gr16" draw:text-style-name="P16" draw:layer="layout" svg:x1="8.629cm" svg:y1="6.664cm" svg:x2="8.632cm" svg:y2="6.578cm">
          <text:p/>
        </draw:line>
        <draw:line draw:style-name="gr16" draw:text-style-name="P16" draw:layer="layout" svg:x1="8.63cm" svg:y1="6.664cm" svg:x2="8.489cm" svg:y2="6.65cm">
          <text:p/>
        </draw:line>
        <draw:line draw:style-name="gr16" draw:text-style-name="P16" draw:layer="layout" svg:x1="8.63cm" svg:y1="6.664cm" svg:x2="8.489cm" svg:y2="6.65cm">
          <text:p/>
        </draw:line>
        <draw:line draw:style-name="gr16" draw:text-style-name="P16" draw:layer="layout" svg:x1="8.601cm" svg:y1="7.868cm" svg:x2="8.63cm" svg:y2="6.663cm">
          <text:p/>
        </draw:line>
        <draw:line draw:style-name="gr16" draw:text-style-name="P16" draw:layer="layout" svg:x1="8.611cm" svg:y1="9.062cm" svg:x2="8.601cm" svg:y2="7.867cm">
          <text:p/>
        </draw:line>
        <draw:line draw:style-name="gr16" draw:text-style-name="P16" draw:layer="layout" svg:x1="8.601cm" svg:y1="10.269cm" svg:x2="8.611cm" svg:y2="9.061cm">
          <text:p/>
        </draw:line>
        <draw:line draw:style-name="gr16" draw:text-style-name="P16" draw:layer="layout" svg:x1="8.601cm" svg:y1="10.269cm" svg:x2="10.103cm" svg:y2="10.258cm">
          <text:p/>
        </draw:line>
        <draw:line draw:style-name="gr16" draw:text-style-name="P16" draw:layer="layout" svg:x1="10.102cm" svg:y1="10.258cm" svg:x2="10.188cm" svg:y2="10.261cm">
          <text:p/>
        </draw:line>
        <draw:line draw:style-name="gr16" draw:text-style-name="P16" draw:layer="layout" svg:x1="10.187cm" svg:y1="10.261cm" svg:x2="11.564cm" svg:y2="10.248cm">
          <text:p/>
        </draw:line>
        <draw:line draw:style-name="gr16" draw:text-style-name="P16" draw:layer="layout" svg:x1="11.674cm" svg:y1="10.461cm" svg:x2="11.563cm" svg:y2="10.248cm">
          <text:p/>
        </draw:line>
        <draw:line draw:style-name="gr16" draw:text-style-name="P16" draw:layer="layout" svg:x1="11.653cm" svg:y1="11.645cm" svg:x2="11.674cm" svg:y2="10.46cm">
          <text:p/>
        </draw:line>
        <draw:line draw:style-name="gr16" draw:text-style-name="P16" draw:layer="layout" svg:x1="11.671cm" svg:y1="13.241cm" svg:x2="11.653cm" svg:y2="11.644cm">
          <text:p/>
        </draw:line>
        <draw:line draw:style-name="gr16" draw:text-style-name="P16" draw:layer="layout" svg:x1="11.67cm" svg:y1="13.241cm" svg:x2="12.509cm" svg:y2="13.2cm">
          <text:p/>
        </draw:line>
        <draw:line draw:style-name="gr16" draw:text-style-name="P16" draw:layer="layout" svg:x1="12.508cm" svg:y1="13.201cm" svg:x2="13.357cm" svg:y2="13.182cm">
          <text:p/>
        </draw:line>
        <draw:line draw:style-name="gr16" draw:text-style-name="P16" draw:layer="layout" svg:x1="13.356cm" svg:y1="13.183cm" svg:x2="14.112cm" svg:y2="13.147cm">
          <text:p/>
        </draw:line>
        <draw:line draw:style-name="gr16" draw:text-style-name="P16" draw:layer="layout" svg:x1="14.112cm" svg:y1="13.148cm" svg:x2="14.109cm" svg:y2="12.891cm">
          <text:p/>
        </draw:line>
        <draw:line draw:style-name="gr16" draw:text-style-name="P16" draw:layer="layout" svg:x1="14.112cm" svg:y1="13.148cm" svg:x2="14.109cm" svg:y2="12.891cm">
          <text:p/>
        </draw:line>
        <draw:line draw:style-name="gr16" draw:text-style-name="P16" draw:layer="layout" svg:x1="13.356cm" svg:y1="13.183cm" svg:x2="14.112cm" svg:y2="13.147cm">
          <text:p/>
        </draw:line>
        <draw:line draw:style-name="gr16" draw:text-style-name="P16" draw:layer="layout" svg:x1="12.508cm" svg:y1="13.201cm" svg:x2="13.357cm" svg:y2="13.182cm">
          <text:p/>
        </draw:line>
        <draw:line draw:style-name="gr16" draw:text-style-name="P16" draw:layer="layout" svg:x1="11.67cm" svg:y1="13.241cm" svg:x2="12.509cm" svg:y2="13.2cm">
          <text:p/>
        </draw:line>
        <draw:line draw:style-name="gr16" draw:text-style-name="P16" draw:layer="layout" svg:x1="11.671cm" svg:y1="13.241cm" svg:x2="11.653cm" svg:y2="11.644cm">
          <text:p/>
        </draw:line>
        <draw:line draw:style-name="gr16" draw:text-style-name="P16" draw:layer="layout" svg:x1="11.653cm" svg:y1="11.645cm" svg:x2="11.674cm" svg:y2="10.46cm">
          <text:p/>
        </draw:line>
        <draw:line draw:style-name="gr16" draw:text-style-name="P16" draw:layer="layout" svg:x1="11.674cm" svg:y1="10.461cm" svg:x2="11.563cm" svg:y2="10.248cm">
          <text:p/>
        </draw:line>
        <draw:line draw:style-name="gr16" draw:text-style-name="P16" draw:layer="layout" svg:x1="11.563cm" svg:y1="10.249cm" svg:x2="11.689cm" svg:y2="9.166cm">
          <text:p/>
        </draw:line>
        <draw:line draw:style-name="gr16" draw:text-style-name="P16" draw:layer="layout" svg:x1="11.689cm" svg:y1="9.167cm" svg:x2="11.516cm" svg:y2="9.138cm">
          <text:p/>
        </draw:line>
        <draw:line draw:style-name="gr17" draw:text-style-name="P16" draw:layer="layout" svg:x1="7.745cm" svg:y1="13.355cm" svg:x2="7.734cm" svg:y2="13.058cm">
          <text:p/>
        </draw:line>
        <draw:line draw:style-name="gr17" draw:text-style-name="P16" draw:layer="layout" svg:x1="9.831cm" svg:y1="13.298cm" svg:x2="9.825cm" svg:y2="13cm">
          <text:p/>
        </draw:line>
        <draw:line draw:style-name="gr17" draw:text-style-name="P16" draw:layer="layout" svg:x1="12.509cm" svg:y1="13.201cm" svg:x2="12.506cm" svg:y2="12.978cm">
          <text:p/>
        </draw:line>
        <draw:line draw:style-name="gr17" draw:text-style-name="P16" draw:layer="layout" svg:x1="14.112cm" svg:y1="13.148cm" svg:x2="14.109cm" svg:y2="12.891cm">
          <text:p/>
        </draw:line>
        <draw:line draw:style-name="gr17" draw:text-style-name="P16" draw:layer="layout" svg:x1="14.823cm" svg:y1="11.993cm" svg:x2="14.61cm" svg:y2="11.997cm">
          <text:p/>
        </draw:line>
        <draw:line draw:style-name="gr17" draw:text-style-name="P16" draw:layer="layout" svg:x1="14.838cm" svg:y1="9.472cm" svg:x2="14.642cm" svg:y2="9.477cm">
          <text:p/>
        </draw:line>
        <draw:line draw:style-name="gr17" draw:text-style-name="P16" draw:layer="layout" svg:x1="14.88cm" svg:y1="6.768cm" svg:x2="14.772cm" svg:y2="6.752cm">
          <text:p/>
        </draw:line>
        <draw:line draw:style-name="gr17" draw:text-style-name="P16" draw:layer="layout" svg:x1="14.905cm" svg:y1="4.067cm" svg:x2="14.739cm" svg:y2="4.062cm">
          <text:p/>
        </draw:line>
        <draw:line draw:style-name="gr17" draw:text-style-name="P16" draw:layer="layout" svg:x1="7.774cm" svg:y1="10.426cm" svg:x2="7.777cm" svg:y2="10.223cm">
          <text:p/>
        </draw:line>
        <draw:line draw:style-name="gr17" draw:text-style-name="P16" draw:layer="layout" svg:x1="7.872cm" svg:y1="10.224cm" svg:x2="7.793cm" svg:y2="10.053cm">
          <text:p/>
        </draw:line>
        <draw:line draw:style-name="gr17" draw:text-style-name="P16" draw:layer="layout" svg:x1="10.169cm" svg:y1="10.528cm" svg:x2="10.188cm" svg:y2="10.26cm">
          <text:p/>
        </draw:line>
        <draw:line draw:style-name="gr17" draw:text-style-name="P16" draw:layer="layout" svg:x1="10.102cm" svg:y1="10.259cm" svg:x2="10.116cm" svg:y2="10.078cm">
          <text:p/>
        </draw:line>
        <draw:line draw:style-name="gr17" draw:text-style-name="P16" draw:layer="layout" svg:x1="7.826cm" svg:y1="8.015cm" svg:x2="7.829cm" svg:y2="7.852cm">
          <text:p/>
        </draw:line>
        <draw:line draw:style-name="gr17" draw:text-style-name="P16" draw:layer="layout" svg:x1="7.759cm" svg:y1="7.853cm" svg:x2="7.794cm" svg:y2="7.645cm">
          <text:p/>
        </draw:line>
        <draw:line draw:style-name="gr17" draw:text-style-name="P16" draw:layer="layout" svg:x1="10.504cm" svg:y1="8.115cm" svg:x2="10.549cm" svg:y2="7.839cm">
          <text:p/>
        </draw:line>
        <draw:line draw:style-name="gr17" draw:text-style-name="P16" draw:layer="layout" svg:x1="10.454cm" svg:y1="7.843cm" svg:x2="10.487cm" svg:y2="7.737cm">
          <text:p/>
        </draw:line>
        <draw:line draw:style-name="gr17" draw:text-style-name="P16" draw:layer="layout" svg:x1="12.645cm" svg:y1="8.155cm" svg:x2="12.659cm" svg:y2="7.869cm">
          <text:p/>
        </draw:line>
        <draw:line draw:style-name="gr17" draw:text-style-name="P16" draw:layer="layout" svg:x1="13.111cm" svg:y1="7.89cm" svg:x2="13.14cm" svg:y2="7.662cm">
          <text:p/>
        </draw:line>
        <draw:line draw:style-name="gr17" draw:text-style-name="P16" draw:layer="layout" svg:x1="7.814cm" svg:y1="5.639cm" svg:x2="7.806cm" svg:y2="5.429cm">
          <text:p/>
        </draw:line>
        <draw:line draw:style-name="gr17" draw:text-style-name="P16" draw:layer="layout" svg:x1="7.701cm" svg:y1="5.432cm" svg:x2="7.785cm" svg:y2="5.232cm">
          <text:p/>
        </draw:line>
        <draw:line draw:style-name="gr17" draw:text-style-name="P16" draw:layer="layout" svg:x1="10.284cm" svg:y1="5.632cm" svg:x2="10.305cm" svg:y2="5.401cm">
          <text:p/>
        </draw:line>
        <draw:line draw:style-name="gr17" draw:text-style-name="P16" draw:layer="layout" svg:x1="10.843cm" svg:y1="5.327cm" svg:x2="10.856cm" svg:y2="5.082cm">
          <text:p/>
        </draw:line>
        <draw:line draw:style-name="gr17" draw:text-style-name="P16" draw:layer="layout" svg:x1="9.372cm" svg:y1="5.377cm" svg:x2="9.395cm" svg:y2="5.144cm">
          <text:p/>
        </draw:line>
        <draw:line draw:style-name="gr17" draw:text-style-name="P16" draw:layer="layout" svg:x1="13.271cm" svg:y1="5.572cm" svg:x2="13.352cm" svg:y2="5.366cm">
          <text:p/>
        </draw:line>
        <draw:line draw:style-name="gr17" draw:text-style-name="P16" draw:layer="layout" svg:x1="14.178cm" svg:y1="5.307cm" svg:x2="14.202cm" svg:y2="5.129cm">
          <text:p/>
        </draw:line>
        <draw:line draw:style-name="gr17" draw:text-style-name="P16" draw:layer="layout" svg:x1="12.62cm" svg:y1="5.299cm" svg:x2="12.62cm" svg:y2="5.062cm">
          <text:p/>
        </draw:line>
        <draw:line draw:style-name="gr17" draw:text-style-name="P16" draw:layer="layout" svg:x1="14.168cm" svg:y1="8.192cm" svg:x2="14.197cm" svg:y2="7.879cm">
          <text:p/>
        </draw:line>
        <draw:line draw:style-name="gr17" draw:text-style-name="P16" draw:layer="layout" svg:x1="14.136cm" svg:y1="11.141cm" svg:x2="14.182cm" svg:y2="10.896cm">
          <text:p/>
        </draw:line>
        <draw:line draw:style-name="gr17" draw:text-style-name="P16" draw:layer="layout" svg:x1="14.091cm" svg:y1="10.897cm" svg:x2="14.157cm" svg:y2="10.654cm">
          <text:p/>
        </draw:line>
        <draw:line draw:style-name="gr17" draw:text-style-name="P16" draw:layer="layout" svg:x1="7.109cm" svg:y1="11.819cm" svg:x2="6.859cm" svg:y2="11.835cm">
          <text:p/>
        </draw:line>
        <draw:line draw:style-name="gr17" draw:text-style-name="P16" draw:layer="layout" svg:x1="7.099cm" svg:y1="9.096cm" svg:x2="6.859cm" svg:y2="9.134cm">
          <text:p/>
        </draw:line>
        <draw:line draw:style-name="gr17" draw:text-style-name="P16" draw:layer="layout" svg:x1="7.146cm" svg:y1="6.735cm" svg:x2="6.859cm" svg:y2="6.761cm">
          <text:p/>
        </draw:line>
        <draw:line draw:style-name="gr17" draw:text-style-name="P16" draw:layer="layout" svg:x1="7.169cm" svg:y1="4.057cm" svg:x2="6.851cm" svg:y2="4.061cm">
          <text:p/>
        </draw:line>
        <draw:line draw:style-name="gr17" draw:text-style-name="P16" draw:layer="layout" svg:x1="8.587cm" svg:y1="11.775cm" svg:x2="8.467cm" svg:y2="11.766cm">
          <text:p/>
        </draw:line>
        <draw:line draw:style-name="gr17" draw:text-style-name="P16" draw:layer="layout" svg:x1="8.61cm" svg:y1="9.062cm" svg:x2="8.404cm" svg:y2="9.059cm">
          <text:p/>
        </draw:line>
        <draw:line draw:style-name="gr17" draw:text-style-name="P16" draw:layer="layout" svg:x1="8.63cm" svg:y1="6.664cm" svg:x2="8.489cm" svg:y2="6.65cm">
          <text:p/>
        </draw:line>
        <draw:line draw:style-name="gr17" draw:text-style-name="P16" draw:layer="layout" svg:x1="8.617cm" svg:y1="4.047cm" svg:x2="8.414cm" svg:y2="4.063cm">
          <text:p/>
        </draw:line>
        <draw:line draw:style-name="gr17" draw:text-style-name="P16" draw:layer="layout" svg:x1="8.797cm" svg:y1="11.761cm" svg:x2="8.586cm" svg:y2="11.775cm">
          <text:p/>
        </draw:line>
        <draw:line draw:style-name="gr17" draw:text-style-name="P16" draw:layer="layout" svg:x1="8.827cm" svg:y1="9.031cm" svg:x2="8.609cm" svg:y2="9.062cm">
          <text:p/>
        </draw:line>
        <draw:line draw:style-name="gr17" draw:text-style-name="P16" draw:layer="layout" svg:x1="8.869cm" svg:y1="6.644cm" svg:x2="8.631cm" svg:y2="6.578cm">
          <text:p/>
        </draw:line>
        <draw:line draw:style-name="gr17" draw:text-style-name="P16" draw:layer="layout" svg:x1="8.884cm" svg:y1="4.073cm" svg:x2="8.614cm" svg:y2="3.963cm">
          <text:p/>
        </draw:line>
        <draw:line draw:style-name="gr17" draw:text-style-name="P16" draw:layer="layout" svg:x1="11.654cm" svg:y1="11.645cm" svg:x2="11.536cm" svg:y2="11.624cm">
          <text:p/>
        </draw:line>
        <draw:line draw:style-name="gr17" draw:text-style-name="P16" draw:layer="layout" svg:x1="11.689cm" svg:y1="9.167cm" svg:x2="11.516cm" svg:y2="9.138cm">
          <text:p/>
        </draw:line>
        <draw:line draw:style-name="gr17" draw:text-style-name="P16" draw:layer="layout" svg:x1="11.726cm" svg:y1="6.635cm" svg:x2="11.521cm" svg:y2="6.661cm">
          <text:p/>
        </draw:line>
        <draw:line draw:style-name="gr17" draw:text-style-name="P16" draw:layer="layout" svg:x1="11.779cm" svg:y1="4.015cm" svg:x2="11.438cm" svg:y2="4.033cm">
          <text:p/>
        </draw:line>
        <draw:line draw:style-name="gr17" draw:text-style-name="P16" draw:layer="layout" svg:x1="10.037cm" svg:y1="4.055cm" svg:x2="9.85cm" svg:y2="4.055cm">
          <text:p/>
        </draw:line>
        <draw:line draw:style-name="gr17" draw:text-style-name="P16" draw:layer="layout" svg:x1="10.235cm" svg:y1="4.048cm" svg:x2="10.037cm" svg:y2="3.943cm">
          <text:p/>
        </draw:line>
        <draw:line draw:style-name="gr17" draw:text-style-name="P16" draw:layer="layout" svg:x1="11.946cm" svg:y1="10.402cm" svg:x2="11.673cm" svg:y2="10.461cm">
          <text:p/>
        </draw:line>
        <draw:line draw:style-name="gr17" draw:text-style-name="P16" draw:layer="layout" svg:x1="12.05cm" svg:y1="6.649cm" svg:x2="11.728cm" svg:y2="6.526cm">
          <text:p/>
        </draw:line>
        <draw:line draw:style-name="gr17" draw:text-style-name="P16" draw:layer="layout" svg:x1="12.085cm" svg:y1="4.036cm" svg:x2="11.78cm" svg:y2="3.853cm">
          <text:p/>
        </draw:line>
        <draw:line draw:style-name="gr17" draw:text-style-name="P16" draw:layer="layout" svg:x1="13.205cm" svg:y1="4.067cm" svg:x2="13.027cm" svg:y2="4.071cm">
          <text:p/>
        </draw:line>
        <draw:line draw:style-name="gr17" draw:text-style-name="P16" draw:layer="layout" svg:x1="13.354cm" svg:y1="4.031cm" svg:x2="13.209cm" svg:y2="3.958cm">
          <text:p/>
        </draw:line>
        <draw:line draw:style-name="gr17" draw:text-style-name="P16" draw:layer="layout" svg:x1="13.579cm" svg:y1="11.983cm" svg:x2="13.381cm" svg:y2="11.989cm">
          <text:p/>
        </draw:line>
        <draw:line draw:style-name="gr17" draw:text-style-name="P16" draw:layer="layout" svg:x1="13.432cm" svg:y1="10.404cm" svg:x2="13.241cm" svg:y2="10.397cm">
          <text:p/>
        </draw:line>
        <draw:line draw:style-name="gr17" draw:text-style-name="P16" draw:layer="layout" svg:x1="13.681cm" svg:y1="9.486cm" svg:x2="13.443cm" svg:y2="9.48cm">
          <text:p/>
        </draw:line>
        <draw:line draw:style-name="gr17" draw:text-style-name="P16" draw:layer="layout" svg:x1="7.767cm" svg:y1="2.894cm" svg:x2="7.756cm" svg:y2="2.659cm">
          <text:p/>
        </draw:line>
        <draw:line draw:style-name="gr17" draw:text-style-name="P16" draw:layer="layout" svg:x1="9.33cm" svg:y1="2.939cm" svg:x2="9.324cm" svg:y2="2.636cm">
          <text:p/>
        </draw:line>
        <draw:line draw:style-name="gr17" draw:text-style-name="P16" draw:layer="layout" svg:x1="10.823cm" svg:y1="2.986cm" svg:x2="10.834cm" svg:y2="2.629cm">
          <text:p/>
        </draw:line>
        <draw:line draw:style-name="gr17" draw:text-style-name="P16" draw:layer="layout" svg:x1="12.634cm" svg:y1="3.016cm" svg:x2="12.605cm" svg:y2="2.604cm">
          <text:p/>
        </draw:line>
        <draw:line draw:style-name="gr17" draw:text-style-name="P16" draw:layer="layout" svg:x1="14.031cm" svg:y1="3.001cm" svg:x2="14.06cm" svg:y2="2.556cm">
          <text:p/>
        </draw:line>
        <draw:line draw:style-name="gr17" draw:text-style-name="P16" draw:layer="layout" svg:x1="6.859cm" svg:y1="11.835cm" svg:x2="6.862cm" svg:y2="10.248cm">
          <text:p/>
        </draw:line>
        <draw:line draw:style-name="gr17" draw:text-style-name="P16" draw:layer="layout" svg:x1="6.862cm" svg:y1="10.249cm" svg:x2="6.859cm" svg:y2="9.133cm">
          <text:p/>
        </draw:line>
        <draw:line draw:style-name="gr17" draw:text-style-name="P16" draw:layer="layout" svg:x1="6.86cm" svg:y1="9.134cm" svg:x2="6.836cm" svg:y2="7.944cm">
          <text:p/>
        </draw:line>
        <draw:line draw:style-name="gr17" draw:text-style-name="P16" draw:layer="layout" svg:x1="6.836cm" svg:y1="7.945cm" svg:x2="6.86cm" svg:y2="6.76cm">
          <text:p/>
        </draw:line>
        <draw:line draw:style-name="gr17" draw:text-style-name="P16" draw:layer="layout" svg:x1="6.86cm" svg:y1="6.761cm" svg:x2="6.849cm" svg:y2="5.488cm">
          <text:p/>
        </draw:line>
        <draw:line draw:style-name="gr17" draw:text-style-name="P16" draw:layer="layout" svg:x1="6.849cm" svg:y1="5.489cm" svg:x2="6.852cm" svg:y2="4.06cm">
          <text:p/>
        </draw:line>
        <draw:line draw:style-name="gr17" draw:text-style-name="P16" draw:layer="layout" svg:x1="6.852cm" svg:y1="4.061cm" svg:x2="6.849cm" svg:y2="2.696cm">
          <text:p/>
        </draw:line>
        <draw:line draw:style-name="gr17" draw:text-style-name="P16" draw:layer="layout" svg:x1="6.851cm" svg:y1="13.365cm" svg:x2="6.861cm" svg:y2="11.834cm">
          <text:p/>
        </draw:line>
        <draw:line draw:style-name="gr17" draw:text-style-name="P16" draw:layer="layout" svg:x1="6.851cm" svg:y1="13.365cm" svg:x2="7.745cm" svg:y2="13.354cm">
          <text:p/>
        </draw:line>
        <draw:line draw:style-name="gr17" draw:text-style-name="P16" draw:layer="layout" svg:x1="7.744cm" svg:y1="13.355cm" svg:x2="8.597cm" svg:y2="13.342cm">
          <text:p/>
        </draw:line>
        <draw:line draw:style-name="gr17" draw:text-style-name="P16" draw:layer="layout" svg:x1="8.596cm" svg:y1="13.343cm" svg:x2="9.831cm" svg:y2="13.297cm">
          <text:p/>
        </draw:line>
        <draw:line draw:style-name="gr17" draw:text-style-name="P16" draw:layer="layout" svg:x1="9.83cm" svg:y1="13.298cm" svg:x2="11.671cm" svg:y2="13.24cm">
          <text:p/>
        </draw:line>
        <draw:line draw:style-name="gr17" draw:text-style-name="P16" draw:layer="layout" svg:x1="11.67cm" svg:y1="13.241cm" svg:x2="12.509cm" svg:y2="13.2cm">
          <text:p/>
        </draw:line>
        <draw:line draw:style-name="gr17" draw:text-style-name="P16" draw:layer="layout" svg:x1="12.508cm" svg:y1="13.201cm" svg:x2="13.357cm" svg:y2="13.182cm">
          <text:p/>
        </draw:line>
        <draw:line draw:style-name="gr17" draw:text-style-name="P16" draw:layer="layout" svg:x1="13.356cm" svg:y1="13.183cm" svg:x2="14.112cm" svg:y2="13.147cm">
          <text:p/>
        </draw:line>
        <draw:line draw:style-name="gr17" draw:text-style-name="P16" draw:layer="layout" svg:x1="14.111cm" svg:y1="13.148cm" svg:x2="14.82cm" svg:y2="13.11cm">
          <text:p/>
        </draw:line>
        <draw:line draw:style-name="gr17" draw:text-style-name="P16" draw:layer="layout" svg:x1="14.819cm" svg:y1="13.111cm" svg:x2="14.824cm" svg:y2="11.993cm">
          <text:p/>
        </draw:line>
        <draw:line draw:style-name="gr17" draw:text-style-name="P16" draw:layer="layout" svg:x1="14.824cm" svg:y1="11.994cm" svg:x2="14.819cm" svg:y2="10.904cm">
          <text:p/>
        </draw:line>
        <draw:line draw:style-name="gr17" draw:text-style-name="P16" draw:layer="layout" svg:x1="14.819cm" svg:y1="10.905cm" svg:x2="14.838cm" svg:y2="9.472cm">
          <text:p/>
        </draw:line>
        <draw:line draw:style-name="gr17" draw:text-style-name="P16" draw:layer="layout" svg:x1="14.837cm" svg:y1="9.473cm" svg:x2="14.845cm" svg:y2="7.872cm">
          <text:p/>
        </draw:line>
        <draw:line draw:style-name="gr17" draw:text-style-name="P16" draw:layer="layout" svg:x1="14.844cm" svg:y1="7.873cm" svg:x2="14.88cm" svg:y2="6.767cm">
          <text:p/>
        </draw:line>
        <draw:line draw:style-name="gr17" draw:text-style-name="P16" draw:layer="layout" svg:x1="14.879cm" svg:y1="6.768cm" svg:x2="14.884cm" svg:y2="5.329cm">
          <text:p/>
        </draw:line>
        <draw:line draw:style-name="gr17" draw:text-style-name="P16" draw:layer="layout" svg:x1="14.882cm" svg:y1="5.33cm" svg:x2="14.905cm" svg:y2="4.065cm">
          <text:p/>
        </draw:line>
        <draw:line draw:style-name="gr17" draw:text-style-name="P16" draw:layer="layout" svg:x1="14.905cm" svg:y1="4.066cm" svg:x2="14.896cm" svg:y2="2.542cm">
          <text:p/>
        </draw:line>
        <draw:line draw:style-name="gr17" draw:text-style-name="P16" draw:layer="layout" svg:x1="6.849cm" svg:y1="2.697cm" svg:x2="7.757cm" svg:y2="2.659cm">
          <text:p/>
        </draw:line>
        <draw:line draw:style-name="gr17" draw:text-style-name="P16" draw:layer="layout" svg:x1="9.324cm" svg:y1="2.636cm" svg:x2="10.027cm" svg:y2="2.636cm">
          <text:p/>
        </draw:line>
        <draw:line draw:style-name="gr17" draw:text-style-name="P16" draw:layer="layout" svg:x1="10.027cm" svg:y1="2.637cm" svg:x2="10.834cm" svg:y2="2.629cm">
          <text:p/>
        </draw:line>
        <draw:line draw:style-name="gr17" draw:text-style-name="P16" draw:layer="layout" svg:x1="10.833cm" svg:y1="2.629cm" svg:x2="11.711cm" svg:y2="2.637cm">
          <text:p/>
        </draw:line>
        <draw:line draw:style-name="gr17" draw:text-style-name="P16" draw:layer="layout" svg:x1="11.71cm" svg:y1="2.637cm" svg:x2="12.606cm" svg:y2="2.604cm">
          <text:p/>
        </draw:line>
        <draw:line draw:style-name="gr17" draw:text-style-name="P16" draw:layer="layout" svg:x1="12.605cm" svg:y1="2.604cm" svg:x2="13.192cm" svg:y2="2.647cm">
          <text:p/>
        </draw:line>
        <draw:line draw:style-name="gr17" draw:text-style-name="P16" draw:layer="layout" svg:x1="13.191cm" svg:y1="2.647cm" svg:x2="14.06cm" svg:y2="2.556cm">
          <text:p/>
        </draw:line>
        <draw:line draw:style-name="gr17" draw:text-style-name="P16" draw:layer="layout" svg:x1="14.059cm" svg:y1="2.557cm" svg:x2="14.897cm" svg:y2="2.542cm">
          <text:p/>
        </draw:line>
        <draw:line draw:style-name="gr17" draw:text-style-name="P16" draw:layer="layout" svg:x1="6.861cm" svg:y1="10.25cm" svg:x2="7.777cm" svg:y2="10.223cm">
          <text:p/>
        </draw:line>
        <draw:line draw:style-name="gr17" draw:text-style-name="P16" draw:layer="layout" svg:x1="7.776cm" svg:y1="10.223cm" svg:x2="7.871cm" svg:y2="10.223cm">
          <text:p/>
        </draw:line>
        <draw:line draw:style-name="gr17" draw:text-style-name="P16" draw:layer="layout" svg:x1="7.871cm" svg:y1="10.223cm" svg:x2="8.602cm" svg:y2="10.269cm">
          <text:p/>
        </draw:line>
        <draw:line draw:style-name="gr17" draw:text-style-name="P16" draw:layer="layout" svg:x1="8.601cm" svg:y1="10.269cm" svg:x2="10.103cm" svg:y2="10.258cm">
          <text:p/>
        </draw:line>
        <draw:line draw:style-name="gr17" draw:text-style-name="P16" draw:layer="layout" svg:x1="10.102cm" svg:y1="10.258cm" svg:x2="10.188cm" svg:y2="10.261cm">
          <text:p/>
        </draw:line>
        <draw:line draw:style-name="gr17" draw:text-style-name="P16" draw:layer="layout" svg:x1="10.187cm" svg:y1="10.261cm" svg:x2="11.564cm" svg:y2="10.248cm">
          <text:p/>
        </draw:line>
        <draw:line draw:style-name="gr17" draw:text-style-name="P16" draw:layer="layout" svg:x1="6.836cm" svg:y1="7.945cm" svg:x2="7.76cm" svg:y2="7.852cm">
          <text:p/>
        </draw:line>
        <draw:line draw:style-name="gr17" draw:text-style-name="P16" draw:layer="layout" svg:x1="7.759cm" svg:y1="7.852cm" svg:x2="7.828cm" svg:y2="7.852cm">
          <text:p/>
        </draw:line>
        <draw:line draw:style-name="gr17" draw:text-style-name="P16" draw:layer="layout" svg:x1="7.828cm" svg:y1="7.852cm" svg:x2="8.602cm" svg:y2="7.868cm">
          <text:p/>
        </draw:line>
        <draw:line draw:style-name="gr17" draw:text-style-name="P16" draw:layer="layout" svg:x1="8.601cm" svg:y1="7.868cm" svg:x2="10.455cm" svg:y2="7.842cm">
          <text:p/>
        </draw:line>
        <draw:line draw:style-name="gr17" draw:text-style-name="P16" draw:layer="layout" svg:x1="10.454cm" svg:y1="7.843cm" svg:x2="10.549cm" svg:y2="7.839cm">
          <text:p/>
        </draw:line>
        <draw:line draw:style-name="gr17" draw:text-style-name="P16" draw:layer="layout" svg:x1="10.548cm" svg:y1="7.839cm" svg:x2="11.726cm" svg:y2="7.868cm">
          <text:p/>
        </draw:line>
        <draw:line draw:style-name="gr17" draw:text-style-name="P16" draw:layer="layout" svg:x1="11.725cm" svg:y1="7.867cm" svg:x2="12.659cm" svg:y2="7.87cm">
          <text:p/>
        </draw:line>
        <draw:line draw:style-name="gr17" draw:text-style-name="P16" draw:layer="layout" svg:x1="12.658cm" svg:y1="7.869cm" svg:x2="13.112cm" svg:y2="7.89cm">
          <text:p/>
        </draw:line>
        <draw:line draw:style-name="gr17" draw:text-style-name="P16" draw:layer="layout" svg:x1="13.111cm" svg:y1="7.889cm" svg:x2="13.456cm" svg:y2="7.905cm">
          <text:p/>
        </draw:line>
        <draw:line draw:style-name="gr17" draw:text-style-name="P16" draw:layer="layout" svg:x1="13.455cm" svg:y1="7.905cm" svg:x2="14.197cm" svg:y2="7.879cm">
          <text:p/>
        </draw:line>
        <draw:line draw:style-name="gr17" draw:text-style-name="P16" draw:layer="layout" svg:x1="14.196cm" svg:y1="7.88cm" svg:x2="14.845cm" svg:y2="7.872cm">
          <text:p/>
        </draw:line>
        <draw:line draw:style-name="gr17" draw:text-style-name="P16" draw:layer="layout" svg:x1="13.356cm" svg:y1="13.183cm" svg:x2="13.382cm" svg:y2="11.988cm">
          <text:p/>
        </draw:line>
        <draw:line draw:style-name="gr17" draw:text-style-name="P16" draw:layer="layout" svg:x1="13.381cm" svg:y1="11.989cm" svg:x2="13.414cm" svg:y2="10.929cm">
          <text:p/>
        </draw:line>
        <draw:line draw:style-name="gr17" draw:text-style-name="P16" draw:layer="layout" svg:x1="13.413cm" svg:y1="10.93cm" svg:x2="13.432cm" svg:y2="10.402cm">
          <text:p/>
        </draw:line>
        <draw:line draw:style-name="gr17" draw:text-style-name="P16" draw:layer="layout" svg:x1="13.431cm" svg:y1="10.403cm" svg:x2="13.444cm" svg:y2="9.48cm">
          <text:p/>
        </draw:line>
        <draw:line draw:style-name="gr17" draw:text-style-name="P16" draw:layer="layout" svg:x1="13.443cm" svg:y1="9.481cm" svg:x2="13.456cm" svg:y2="7.904cm">
          <text:p/>
        </draw:line>
        <draw:line draw:style-name="gr17" draw:text-style-name="P16" draw:layer="layout" svg:x1="13.413cm" svg:y1="10.93cm" svg:x2="14.092cm" svg:y2="10.896cm">
          <text:p/>
        </draw:line>
        <draw:line draw:style-name="gr17" draw:text-style-name="P16" draw:layer="layout" svg:x1="14.091cm" svg:y1="10.896cm" svg:x2="14.181cm" svg:y2="10.896cm">
          <text:p/>
        </draw:line>
        <draw:line draw:style-name="gr17" draw:text-style-name="P16" draw:layer="layout" svg:x1="14.181cm" svg:y1="10.896cm" svg:x2="14.82cm" svg:y2="10.906cm">
          <text:p/>
        </draw:line>
        <draw:line draw:style-name="gr17" draw:text-style-name="P16" draw:layer="layout" svg:x1="6.849cm" svg:y1="5.489cm" svg:x2="7.702cm" svg:y2="5.431cm">
          <text:p/>
        </draw:line>
        <draw:line draw:style-name="gr17" draw:text-style-name="P16" draw:layer="layout" svg:x1="7.701cm" svg:y1="5.432cm" svg:x2="7.807cm" svg:y2="5.429cm">
          <text:p/>
        </draw:line>
        <draw:line draw:style-name="gr17" draw:text-style-name="P16" draw:layer="layout" svg:x1="7.806cm" svg:y1="5.429cm" svg:x2="8.58cm" svg:y2="5.44cm">
          <text:p/>
        </draw:line>
        <draw:line draw:style-name="gr17" draw:text-style-name="P16" draw:layer="layout" svg:x1="8.579cm" svg:y1="5.44cm" svg:x2="9.373cm" svg:y2="5.376cm">
          <text:p/>
        </draw:line>
        <draw:line draw:style-name="gr17" draw:text-style-name="P16" draw:layer="layout" svg:x1="9.372cm" svg:y1="5.378cm" svg:x2="9.996cm" svg:y2="5.356cm">
          <text:p/>
        </draw:line>
        <draw:line draw:style-name="gr17" draw:text-style-name="P16" draw:layer="layout" svg:x1="9.995cm" svg:y1="5.356cm" svg:x2="10.305cm" svg:y2="5.402cm">
          <text:p/>
        </draw:line>
        <draw:line draw:style-name="gr17" draw:text-style-name="P16" draw:layer="layout" svg:x1="10.304cm" svg:y1="5.402cm" svg:x2="10.844cm" svg:y2="5.326cm">
          <text:p/>
        </draw:line>
        <draw:line draw:style-name="gr17" draw:text-style-name="P16" draw:layer="layout" svg:x1="10.843cm" svg:y1="5.326cm" svg:x2="11.634cm" svg:y2="5.355cm">
          <text:p/>
        </draw:line>
        <draw:line draw:style-name="gr17" draw:text-style-name="P16" draw:layer="layout" svg:x1="11.633cm" svg:y1="5.355cm" svg:x2="12.621cm" svg:y2="5.299cm">
          <text:p/>
        </draw:line>
        <draw:line draw:style-name="gr17" draw:text-style-name="P16" draw:layer="layout" svg:x1="12.62cm" svg:y1="5.301cm" svg:x2="13.095cm" svg:y2="5.296cm">
          <text:p/>
        </draw:line>
        <draw:line draw:style-name="gr17" draw:text-style-name="P16" draw:layer="layout" svg:x1="13.094cm" svg:y1="5.296cm" svg:x2="13.352cm" svg:y2="5.367cm">
          <text:p/>
        </draw:line>
        <draw:line draw:style-name="gr17" draw:text-style-name="P16" draw:layer="layout" svg:x1="13.351cm" svg:y1="5.367cm" svg:x2="14.179cm" svg:y2="5.306cm">
          <text:p/>
        </draw:line>
        <draw:line draw:style-name="gr17" draw:text-style-name="P16" draw:layer="layout" svg:x1="14.178cm" svg:y1="5.306cm" svg:x2="14.883cm" svg:y2="5.33cm">
          <text:p/>
        </draw:line>
        <draw:line draw:style-name="gr17" draw:text-style-name="P16" draw:layer="layout" svg:x1="8.597cm" svg:y1="13.343cm" svg:x2="8.586cm" svg:y2="11.774cm">
          <text:p/>
        </draw:line>
        <draw:line draw:style-name="gr17" draw:text-style-name="P16" draw:layer="layout" svg:x1="8.586cm" svg:y1="11.775cm" svg:x2="8.602cm" svg:y2="10.268cm">
          <text:p/>
        </draw:line>
        <draw:line draw:style-name="gr17" draw:text-style-name="P16" draw:layer="layout" svg:x1="8.601cm" svg:y1="10.269cm" svg:x2="8.611cm" svg:y2="9.061cm">
          <text:p/>
        </draw:line>
        <draw:line draw:style-name="gr17" draw:text-style-name="P16" draw:layer="layout" svg:x1="8.611cm" svg:y1="9.062cm" svg:x2="8.601cm" svg:y2="7.867cm">
          <text:p/>
        </draw:line>
        <draw:line draw:style-name="gr17" draw:text-style-name="P16" draw:layer="layout" svg:x1="8.601cm" svg:y1="7.868cm" svg:x2="8.63cm" svg:y2="6.663cm">
          <text:p/>
        </draw:line>
        <draw:line draw:style-name="gr17" draw:text-style-name="P16" draw:layer="layout" svg:x1="8.629cm" svg:y1="6.664cm" svg:x2="8.632cm" svg:y2="6.578cm">
          <text:p/>
        </draw:line>
        <draw:line draw:style-name="gr17" draw:text-style-name="P16" draw:layer="layout" svg:x1="8.632cm" svg:y1="6.579cm" svg:x2="8.579cm" svg:y2="5.439cm">
          <text:p/>
        </draw:line>
        <draw:line draw:style-name="gr17" draw:text-style-name="P16" draw:layer="layout" svg:x1="8.579cm" svg:y1="5.44cm" svg:x2="8.617cm" svg:y2="4.047cm">
          <text:p/>
        </draw:line>
        <draw:line draw:style-name="gr17" draw:text-style-name="P16" draw:layer="layout" svg:x1="8.617cm" svg:y1="4.048cm" svg:x2="8.614cm" svg:y2="3.963cm">
          <text:p/>
        </draw:line>
        <draw:line draw:style-name="gr17" draw:text-style-name="P16" draw:layer="layout" svg:x1="7.756cm" svg:y1="2.66cm" svg:x2="8.555cm" svg:y2="2.624cm">
          <text:p/>
        </draw:line>
        <draw:line draw:style-name="gr17" draw:text-style-name="P16" draw:layer="layout" svg:x1="8.554cm" svg:y1="2.624cm" svg:x2="9.325cm" svg:y2="2.637cm">
          <text:p/>
        </draw:line>
        <draw:line draw:style-name="gr17" draw:text-style-name="P16" draw:layer="layout" svg:x1="8.615cm" svg:y1="3.964cm" svg:x2="8.554cm" svg:y2="2.624cm">
          <text:p/>
        </draw:line>
        <draw:line draw:style-name="gr17" draw:text-style-name="P16" draw:layer="layout" svg:x1="9.995cm" svg:y1="5.357cm" svg:x2="10.038cm" svg:y2="4.055cm">
          <text:p/>
        </draw:line>
        <draw:line draw:style-name="gr17" draw:text-style-name="P16" draw:layer="layout" svg:x1="10.037cm" svg:y1="4.055cm" svg:x2="10.037cm" svg:y2="3.943cm">
          <text:p/>
        </draw:line>
        <draw:line draw:style-name="gr17" draw:text-style-name="P16" draw:layer="layout" svg:x1="10.039cm" svg:y1="3.944cm" svg:x2="10.027cm" svg:y2="2.636cm">
          <text:p/>
        </draw:line>
        <draw:line draw:style-name="gr17" draw:text-style-name="P16" draw:layer="layout" svg:x1="11.633cm" svg:y1="5.355cm" svg:x2="11.779cm" svg:y2="4.015cm">
          <text:p/>
        </draw:line>
        <draw:line draw:style-name="gr17" draw:text-style-name="P16" draw:layer="layout" svg:x1="11.778cm" svg:y1="4.016cm" svg:x2="11.781cm" svg:y2="3.853cm">
          <text:p/>
        </draw:line>
        <draw:line draw:style-name="gr17" draw:text-style-name="P16" draw:layer="layout" svg:x1="11.781cm" svg:y1="3.854cm" svg:x2="11.71cm" svg:y2="2.636cm">
          <text:p/>
        </draw:line>
        <draw:line draw:style-name="gr17" draw:text-style-name="P16" draw:layer="layout" svg:x1="13.094cm" svg:y1="5.297cm" svg:x2="13.205cm" svg:y2="4.067cm">
          <text:p/>
        </draw:line>
        <draw:line draw:style-name="gr17" draw:text-style-name="P16" draw:layer="layout" svg:x1="13.204cm" svg:y1="4.068cm" svg:x2="13.21cm" svg:y2="3.958cm">
          <text:p/>
        </draw:line>
        <draw:line draw:style-name="gr17" draw:text-style-name="P16" draw:layer="layout" svg:x1="13.21cm" svg:y1="3.959cm" svg:x2="13.191cm" svg:y2="2.646cm">
          <text:p/>
        </draw:line>
        <draw:line draw:style-name="gr17" draw:text-style-name="P16" draw:layer="layout" svg:x1="11.671cm" svg:y1="13.241cm" svg:x2="11.653cm" svg:y2="11.644cm">
          <text:p/>
        </draw:line>
        <draw:line draw:style-name="gr17" draw:text-style-name="P16" draw:layer="layout" svg:x1="11.653cm" svg:y1="11.645cm" svg:x2="11.674cm" svg:y2="10.46cm">
          <text:p/>
        </draw:line>
        <draw:line draw:style-name="gr17" draw:text-style-name="P16" draw:layer="layout" svg:x1="11.674cm" svg:y1="10.461cm" svg:x2="11.563cm" svg:y2="10.248cm">
          <text:p/>
        </draw:line>
        <draw:line draw:style-name="gr17" draw:text-style-name="P16" draw:layer="layout" svg:x1="11.563cm" svg:y1="10.249cm" svg:x2="11.689cm" svg:y2="9.166cm">
          <text:p/>
        </draw:line>
        <draw:line draw:style-name="gr17" draw:text-style-name="P16" draw:layer="layout" svg:x1="11.688cm" svg:y1="9.167cm" svg:x2="11.726cm" svg:y2="7.867cm">
          <text:p/>
        </draw:line>
        <draw:line draw:style-name="gr17" draw:text-style-name="P16" draw:layer="layout" svg:x1="11.725cm" svg:y1="7.867cm" svg:x2="11.725cm" svg:y2="6.635cm">
          <text:p/>
        </draw:line>
        <draw:line draw:style-name="gr17" draw:text-style-name="P16" draw:layer="layout" svg:x1="11.725cm" svg:y1="6.636cm" svg:x2="11.73cm" svg:y2="6.526cm">
          <text:p/>
        </draw:line>
        <draw:line draw:style-name="gr17" draw:text-style-name="P16" draw:layer="layout" svg:x1="11.729cm" svg:y1="6.527cm" svg:x2="11.633cm" svg:y2="5.354cm">
          <text:p/>
        </draw:line>
        <draw:frame draw:style-name="gr24" draw:text-style-name="P22" draw:layer="layout" svg:width="0.768cm" svg:height="0.314cm" draw:transform="rotate (1.5707963267949) translate (17.178cm 27.885cm)">
          <draw:text-box>
            <text:p text:style-name="P17"><text:span text:style-name="T3">meters</text:span></text:p>
          </draw:text-box>
        </draw:frame>
        <draw:frame draw:style-name="gr18" draw:text-style-name="P18" draw:layer="layout" svg:width="0.273cm" svg:height="0.315cm" draw:transform="rotate (1.5707963267949) translate (7.589cm 11.782cm)">
          <draw:text-box>
            <text:p text:style-name="P17"><text:span text:style-name="T1">A</text:span></text:p>
          </draw:text-box>
        </draw:frame>
        <draw:frame draw:style-name="gr18" draw:text-style-name="P18" draw:layer="layout" svg:width="0.273cm" svg:height="0.315cm" draw:transform="rotate (1.5707963267949) translate (7.602cm 9.075cm)">
          <draw:text-box>
            <text:p text:style-name="P17"><text:span text:style-name="T1">B</text:span></text:p>
          </draw:text-box>
        </draw:frame>
        <draw:frame draw:style-name="gr18" draw:text-style-name="P18" draw:layer="layout" svg:width="0.273cm" svg:height="0.315cm" draw:transform="rotate (1.5707963267949) translate (7.638cm 6.695cm)">
          <draw:text-box>
            <text:p text:style-name="P17"><text:span text:style-name="T1">C</text:span></text:p>
          </draw:text-box>
        </draw:frame>
        <draw:frame draw:style-name="gr18" draw:text-style-name="P18" draw:layer="layout" svg:width="0.273cm" svg:height="0.315cm" draw:transform="rotate (1.5707963267949) translate (7.602cm 4.148cm)">
          <draw:text-box>
            <text:p text:style-name="P17"><text:span text:style-name="T1">D</text:span></text:p>
          </draw:text-box>
        </draw:frame>
        <draw:frame draw:style-name="gr18" draw:text-style-name="P18" draw:layer="layout" svg:width="0.273cm" svg:height="0.315cm" draw:transform="rotate (1.5707963267949) translate (9.955cm 11.79cm)">
          <draw:text-box>
            <text:p text:style-name="P17"><text:span text:style-name="T1">E</text:span></text:p>
          </draw:text-box>
        </draw:frame>
        <draw:frame draw:style-name="gr18" draw:text-style-name="P18" draw:layer="layout" svg:width="0.273cm" svg:height="0.315cm" draw:transform="rotate (1.5707963267949) translate (9.988cm 9.13cm)">
          <draw:text-box>
            <text:p text:style-name="P17"><text:span text:style-name="T1">F</text:span></text:p>
          </draw:text-box>
        </draw:frame>
        <draw:frame draw:style-name="gr18" draw:text-style-name="P18" draw:layer="layout" svg:width="0.273cm" svg:height="0.315cm" draw:transform="rotate (1.5707963267949) translate (10.019cm 6.722cm)">
          <draw:text-box>
            <text:p text:style-name="P17"><text:span text:style-name="T1">G</text:span></text:p>
          </draw:text-box>
        </draw:frame>
        <draw:frame draw:style-name="gr18" draw:text-style-name="P18" draw:layer="layout" svg:width="0.273cm" svg:height="0.315cm" draw:transform="rotate (1.5707963267949) translate (9.172cm 4.131cm)">
          <draw:text-box>
            <text:p text:style-name="P17"><text:span text:style-name="T1">H</text:span></text:p>
          </draw:text-box>
        </draw:frame>
        <draw:frame draw:style-name="gr18" draw:text-style-name="P18" draw:layer="layout" svg:width="0.273cm" svg:height="0.315cm" draw:transform="rotate (1.5707963267949) translate (10.691cm 4.072cm)">
          <draw:text-box>
            <text:p text:style-name="P17"><text:span text:style-name="T1">I</text:span></text:p>
          </draw:text-box>
        </draw:frame>
        <draw:frame draw:style-name="gr18" draw:text-style-name="P18" draw:layer="layout" svg:width="0.273cm" svg:height="0.315cm" draw:transform="rotate (1.5707963267949) translate (12.426cm 10.546cm)">
          <draw:text-box>
            <text:p text:style-name="P17"><text:span text:style-name="T1">J</text:span></text:p>
          </draw:text-box>
        </draw:frame>
        <draw:frame draw:style-name="gr18" draw:text-style-name="P18" draw:layer="layout" svg:width="0.273cm" svg:height="0.315cm" draw:transform="rotate (1.5707963267949) translate (13.924cm 12.014cm)">
          <draw:text-box>
            <text:p text:style-name="P17"><text:span text:style-name="T1">K</text:span></text:p>
          </draw:text-box>
        </draw:frame>
        <draw:frame draw:style-name="gr18" draw:text-style-name="P18" draw:layer="layout" svg:width="0.273cm" svg:height="0.315cm" draw:transform="rotate (1.5707963267949) translate (13.967cm 9.476cm)">
          <draw:text-box>
            <text:p text:style-name="P17"><text:span text:style-name="T1">L</text:span></text:p>
          </draw:text-box>
        </draw:frame>
        <draw:frame draw:style-name="gr18" draw:text-style-name="P18" draw:layer="layout" svg:width="0.273cm" svg:height="0.315cm" draw:transform="rotate (1.5707963267949) translate (13.171cm 6.716cm)">
          <draw:text-box>
            <text:p text:style-name="P17"><text:span text:style-name="T1">M</text:span></text:p>
          </draw:text-box>
        </draw:frame>
        <draw:frame draw:style-name="gr18" draw:text-style-name="P18" draw:layer="layout" svg:width="0.273cm" svg:height="0.315cm" draw:transform="rotate (1.5707963267949) translate (12.369cm 4.1cm)">
          <draw:text-box>
            <text:p text:style-name="P17"><text:span text:style-name="T1">N</text:span></text:p>
          </draw:text-box>
        </draw:frame>
        <draw:polygon draw:style-name="gr19" draw:text-style-name="P19" draw:layer="layout" svg:width="0.783cm" svg:height="0.208cm" svg:x="4.809cm" svg:y="1.69cm" svg:viewBox="0 0 784 209" draw:points="591,199 0,209 784,0">
          <text:p/>
        </draw:polygon>
        <draw:polygon draw:style-name="gr20" draw:text-style-name="P20" draw:layer="layout" svg:width="0.789cm" svg:height="0.194cm" svg:x="4.809cm" svg:y="1.889cm" svg:viewBox="0 0 790 195" draw:points="591,0 0,9 790,195">
          <text:p/>
        </draw:polygon>
        <draw:polygon draw:style-name="gr21" draw:text-style-name="P16" draw:layer="layout" svg:width="0.789cm" svg:height="0.393cm" svg:x="4.809cm" svg:y="1.69cm" svg:viewBox="0 0 790 394" draw:points="591,199 790,394 0,208 784,0">
          <text:p/>
        </draw:polygon>
        <draw:path draw:style-name="gr22" draw:text-style-name="P16" draw:layer="layout" svg:width="0.918cm" svg:height="0.917cm" svg:x="4.743cm" svg:y="1.434cm" svg:viewBox="0 0 919 918" svg:d="M459 0c255 0 460 205 460 458 0 255-205 460-460 460-253 0-459-205-459-460 0-253 206-458 459-458z">
          <text:p/>
        </draw:path>
        <draw:polygon draw:style-name="gr19" draw:text-style-name="P19" draw:layer="layout" svg:width="0.193cm" svg:height="0.152cm" svg:x="4.438cm" svg:y="1.825cm" svg:viewBox="0 0 194 153" draw:points="0,3 0,26 157,23 1,126 3,153 194,149 194,127 38,129 192,28 192,0">
          <text:p/>
        </draw:polygon>
        <draw:frame draw:style-name="gr18" draw:text-style-name="P18" draw:layer="layout" svg:width="0.273cm" svg:height="0.315cm" draw:transform="rotate (1.5707963267949) translate (13.831cm 4.144cm)">
          <draw:text-box>
            <text:p text:style-name="P17"><text:span text:style-name="T1">O</text:span></text:p>
          </draw:text-box>
        </draw:frame>
        <draw:frame draw:style-name="gr23" draw:text-style-name="P21" draw:layer="layout" svg:width="7.842cm" svg:height="0.755cm" draw:transform="rotate (1.5707963267949) translate (4.582cm 11.672cm)">
          <draw:text-box>
            <text:p text:style-name="P17"><text:span text:style-name="T2">Solid Waste Collection − Trip2</text:span></text:p>
          </draw:text-box>
        </draw:frame>
        <draw:frame draw:style-name="gr24" draw:text-style-name="P22" draw:layer="layout" svg:width="2.004cm" svg:height="0.314cm" draw:transform="rotate (1.5707963267949) translate (17.409cm 3.225cm)">
          <draw:text-box>
            <text:p text:style-name="P17"><text:span text:style-name="T3">VAASU DEVAN S</text:span></text:p>
          </draw:text-box>
        </draw:frame>
        <draw:frame draw:style-name="gr24" draw:text-style-name="P22" draw:layer="layout" svg:width="1.467cm" svg:height="0.314cm" draw:transform="rotate (1.5707963267949) translate (17.658cm 3.225cm)">
          <draw:text-box>
            <text:p text:style-name="P17"><text:span text:style-name="T3"><text:s/></text:span><text:span text:style-name="T3">2014107051</text:span></text:p>
          </draw:text-box>
        </draw:frame>
        <draw:frame draw:style-name="gr25" draw:text-style-name="P23" draw:layer="layout" svg:width="13.396cm" svg:height="0.378cm" draw:transform="rotate (1.5707963267949) translate (6.01cm 14.583cm)">
          <draw:text-box>
            <text:p text:style-name="P17"><text:span text:style-name="T4">Start−&gt;N4−&gt;O3−&gt;I4−&gt;C3−&gt;J4−&gt;D1−&gt;K3−&gt;F2−&gt;F4−&gt;B3−&gt;K1−&gt;O2−&gt;K2−&gt;H4−&gt;N2−&gt;C1−&gt;K4−&gt;F1</text:span></text:p>
          </draw:text-box>
        </draw:frame>
        <draw:frame draw:style-name="gr24" draw:text-style-name="P22" draw:layer="layout" svg:width="0.887cm" svg:height="0.314cm" draw:transform="rotate (1.5707963267949) translate (16.175cm 8.967cm)">
          <draw:text-box>
            <text:p text:style-name="P17"><text:span text:style-name="T3">SCALE:</text:span></text:p>
          </draw:text-box>
        </draw:frame>
        <draw:frame draw:style-name="gr24" draw:text-style-name="P22" draw:layer="layout" svg:width="0.904cm" svg:height="0.314cm" draw:transform="rotate (1.5707963267949) translate (16.175cm 7.706cm)">
          <draw:text-box>
            <text:p text:style-name="P17"><text:span text:style-name="T3">1 : 7417</text:span></text:p>
          </draw:text-box>
        </draw:frame>
        <draw:frame draw:style-name="gr24" draw:text-style-name="P22" draw:layer="layout" svg:width="3.478cm" svg:height="0.314cm" draw:transform="rotate (1.5707963267949) translate (16.799cm 8.967cm)">
          <draw:text-box>
            <text:p text:style-name="P17"><text:span text:style-name="T3">REGION: <text:s text:c="2"/>415482 <text:s text:c="7"/>416851</text:span></text:p>
          </draw:text-box>
        </draw:frame>
        <draw:frame draw:style-name="gr24" draw:text-style-name="P22" draw:layer="layout" svg:width="0.98cm" svg:height="0.314cm" draw:transform="rotate (1.5707963267949) translate (16.549cm 7.082cm)">
          <draw:text-box>
            <text:p text:style-name="P17"><text:span text:style-name="T3">1443552</text:span></text:p>
          </draw:text-box>
        </draw:frame>
        <draw:polygon draw:style-name="gr20" draw:text-style-name="P20" draw:layer="layout" svg:width="1.222cm" svg:height="1.721cm" svg:x="15.734cm" svg:y="2.042cm" svg:viewBox="0 0 1223 1722" draw:points="1223,1722 1223,0 0,0 0,1722">
          <text:p/>
        </draw:polygon>
        <draw:line draw:style-name="gr26" draw:text-style-name="P16" draw:layer="layout" svg:x1="16.021cm" svg:y1="3.663cm" svg:x2="16.021cm" svg:y2="2.945cm">
          <text:p/>
        </draw:line>
        <draw:frame draw:style-name="gr24" draw:text-style-name="P22" draw:layer="layout" svg:width="0.98cm" svg:height="0.314cm" draw:transform="rotate (1.5707963267949) translate (17.048cm 7.082cm)">
          <draw:text-box>
            <text:p text:style-name="P17"><text:span text:style-name="T3">1442576</text:span></text:p>
          </draw:text-box>
        </draw:frame>
        <draw:line draw:style-name="gr27" draw:text-style-name="P16" draw:layer="layout" svg:x1="16.395cm" svg:y1="3.663cm" svg:x2="16.395cm" svg:y2="2.945cm">
          <text:p/>
        </draw:line>
        <draw:frame draw:style-name="gr24" draw:text-style-name="P22" draw:layer="layout" svg:width="0.798cm" svg:height="0.314cm" draw:transform="rotate (1.5707963267949) translate (15.871cm 2.946cm)">
          <draw:text-box>
            <text:p text:style-name="P17"><text:span text:style-name="T3"><text:s/></text:span><text:span text:style-name="T3">Roads</text:span></text:p>
          </draw:text-box>
        </draw:frame>
        <draw:polygon draw:style-name="gr26" draw:text-style-name="P16" draw:layer="layout" svg:width="0.199cm" svg:height="0.431cm" svg:x="16.682cm" svg:y="3.09cm" svg:viewBox="0 0 200 432" draw:points="200,432 200,0 0,0 0,432">
          <text:p/>
        </draw:polygon>
        <draw:frame draw:style-name="gr24" draw:text-style-name="P22" draw:layer="layout" svg:width="0.781cm" svg:height="0.314cm" draw:transform="rotate (1.5707963267949) translate (16.245cm 2.946cm)">
          <draw:text-box>
            <text:p text:style-name="P17"><text:span text:style-name="T3"><text:s/></text:span><text:span text:style-name="T3">Trip_2</text:span></text:p>
          </draw:text-box>
        </draw:frame>
        <draw:line draw:style-name="gr26" draw:text-style-name="P16" draw:layer="layout" svg:x1="17.058cm" svg:y1="14.339cm" svg:x2="16.879cm" svg:y2="14.339cm">
          <text:p/>
        </draw:line>
        <draw:polygon draw:style-name="gr20" draw:text-style-name="P20" draw:layer="layout" svg:width="0.282cm" svg:height="0.216cm" svg:x="16.552cm" svg:y="14.219cm" svg:viewBox="0 0 283 217" draw:points="283,217 283,0 0,0 0,217">
          <text:p/>
        </draw:polygon>
        <draw:frame draw:style-name="gr24" draw:text-style-name="P22" draw:layer="layout" svg:width="0.811cm" svg:height="0.314cm" draw:transform="rotate (1.5707963267949) translate (16.619cm 2.946cm)">
          <draw:text-box>
            <text:p text:style-name="P17"><text:span text:style-name="T3"><text:s/></text:span><text:span text:style-name="T3">Blocks</text:span></text:p>
          </draw:text-box>
        </draw:frame>
        <draw:line draw:style-name="gr26" draw:text-style-name="P16" draw:layer="layout" svg:x1="17.058cm" svg:y1="11.003cm" svg:x2="17.058cm" svg:y2="14.339cm">
          <text:p/>
        </draw:line>
        <draw:line draw:style-name="gr26" draw:text-style-name="P16" draw:layer="layout" svg:x1="16.879cm" svg:y1="11.003cm" svg:x2="17.058cm" svg:y2="11.003cm">
          <text:p/>
        </draw:line>
        <draw:polygon draw:style-name="gr20" draw:text-style-name="P20" draw:layer="layout" svg:width="0.282cm" svg:height="0.495cm" svg:x="16.552cm" svg:y="10.748cm" svg:viewBox="0 0 283 496" draw:points="283,496 283,0 0,0 0,496">
          <text:p/>
        </draw:polygon>
        <draw:frame draw:style-name="gr24" draw:text-style-name="P22" draw:layer="layout" svg:width="0.248cm" svg:height="0.314cm" draw:transform="rotate (1.5707963267949) translate (16.542cm 14.396cm)">
          <draw:text-box>
            <text:p text:style-name="P17"><text:span text:style-name="T3">0</text:span></text:p>
          </draw:text-box>
        </draw:frame>
        <draw:line draw:style-name="gr26" draw:text-style-name="P16" draw:layer="layout" svg:x1="16.968cm" svg:y1="13.504cm" svg:x2="17.058cm" svg:y2="13.504cm">
          <text:p/>
        </draw:line>
        <draw:polygon draw:style-name="gr20" draw:text-style-name="P20" draw:layer="layout" svg:width="0.282cm" svg:height="0.565cm" svg:x="16.552cm" svg:y="13.212cm" svg:viewBox="0 0 283 566" draw:points="283,566 283,0 0,0 0,566">
          <text:p/>
        </draw:polygon>
        <draw:frame draw:style-name="gr24" draw:text-style-name="P22" draw:layer="layout" svg:width="0.421cm" svg:height="0.314cm" draw:transform="rotate (1.5707963267949) translate (16.542cm 11.201cm)">
          <draw:text-box>
            <text:p text:style-name="P17"><text:span text:style-name="T3">350</text:span></text:p>
          </draw:text-box>
        </draw:frame>
        <draw:line draw:style-name="gr26" draw:text-style-name="P16" draw:layer="layout" svg:x1="16.968cm" svg:y1="12.671cm" svg:x2="17.058cm" svg:y2="12.671cm">
          <text:p/>
        </draw:line>
        <draw:polygon draw:style-name="gr20" draw:text-style-name="P20" draw:layer="layout" svg:width="0.282cm" svg:height="0.479cm" svg:x="16.552cm" svg:y="12.406cm" svg:viewBox="0 0 283 480" draw:points="283,480 283,0 0,0 0,480">
          <text:p/>
        </draw:polygon>
        <draw:frame draw:style-name="gr24" draw:text-style-name="P22" draw:layer="layout" svg:width="0.489cm" svg:height="0.314cm" draw:transform="rotate (1.5707963267949) translate (16.542cm 13.737cm)">
          <draw:text-box>
            <text:p text:style-name="P17"><text:span text:style-name="T3">87.5</text:span></text:p>
          </draw:text-box>
        </draw:frame>
        <draw:line draw:style-name="gr26" draw:text-style-name="P16" draw:layer="layout" svg:x1="16.968cm" svg:y1="11.836cm" svg:x2="17.058cm" svg:y2="11.836cm">
          <text:p/>
        </draw:line>
        <draw:polygon draw:style-name="gr20" draw:text-style-name="P20" draw:layer="layout" svg:width="0.282cm" svg:height="0.705cm" svg:x="16.552cm" svg:y="11.476cm" svg:viewBox="0 0 283 706" draw:points="283,706 283,0 0,0 0,706">
          <text:p/>
        </draw:polygon>
        <draw:frame draw:style-name="gr24" draw:text-style-name="P22" draw:layer="layout" svg:width="0.421cm" svg:height="0.314cm" draw:transform="rotate (1.5707963267949) translate (16.542cm 12.861cm)">
          <draw:text-box>
            <text:p text:style-name="P17"><text:span text:style-name="T3">175</text:span></text:p>
          </draw:text-box>
        </draw:frame>
        <draw:polygon draw:style-name="gr20" draw:text-style-name="P20" draw:layer="layout" svg:width="0.272cm" svg:height="0.835cm" svg:x="17.198cm" svg:y="12.248cm" svg:viewBox="0 0 273 836" draw:points="273,836 273,0 0,0 0,836">
          <text:p/>
        </draw:polygon>
        <draw:frame draw:style-name="gr24" draw:text-style-name="P22" draw:layer="layout" svg:width="0.629cm" svg:height="0.314cm" draw:transform="rotate (1.5707963267949) translate (16.542cm 12.14cm)">
          <draw:text-box>
            <text:p text:style-name="P17"><text:span text:style-name="T3">262.5</text:span></text:p>
          </draw:text-box>
        </draw:frame>
        <draw:frame draw:style-name="gr24" draw:text-style-name="P22" draw:layer="layout" svg:width="0.768cm" svg:height="0.314cm" draw:transform="rotate (1.5707963267949) translate (17.178cm 13.051cm)">
          <draw:text-box>
            <text:p text:style-name="P17"><text:span text:style-name="T3">meters</text:span></text:p>
          </draw:text-box>
        </draw:frame>
        <draw:line draw:style-name="gr28" draw:text-style-name="P24" draw:layer="layout" svg:x1="3.1cm" svg:y1="15.3cm" svg:x2="19cm" svg:y2="15.2cm">
          <text:p/>
        </draw:line>
      </draw:page>
      <draw:page draw:name="page2" draw:style-name="dp1" draw:master-page-name="master-page3">
        <draw:polygon draw:style-name="gr1" draw:text-style-name="P1" draw:layer="layout" svg:width="1.199cm" svg:height="2.481cm" svg:x="6.523cm" svg:y="24.779cm" svg:viewBox="0 0 1200 2482" draw:points="18,2482 0,0 1200,15 1151,2414">
          <text:p/>
        </draw:polygon>
        <draw:polygon draw:style-name="gr2" draw:text-style-name="P2" draw:layer="layout" svg:width="1.199cm" svg:height="1.947cm" svg:x="6.541cm" svg:y="22.313cm" svg:viewBox="0 0 1200 1948" draw:points="0,1948 17,0 1200,84 1133,1948">
          <text:p/>
        </draw:polygon>
        <draw:polygon draw:style-name="gr3" draw:text-style-name="P3" draw:layer="layout" svg:width="1.182cm" svg:height="1.914cm" svg:x="6.558cm" svg:y="19.965cm" svg:viewBox="0 0 1183 1915" draw:points="0,1915 15,17 1183,0 1183,1901">
          <text:p/>
        </draw:polygon>
        <draw:polygon draw:style-name="gr4" draw:text-style-name="P4" draw:layer="layout" svg:width="1.1cm" svg:height="2.214cm" svg:x="6.573cm" svg:y="17.267cm" svg:viewBox="0 0 1101 2215" draw:points="0,2215 17,18 1086,0 1101,2183">
          <text:p/>
        </draw:polygon>
        <draw:polygon draw:style-name="gr5" draw:text-style-name="P5" draw:layer="layout" svg:width="2.566cm" svg:height="2.281cm" svg:x="8.206cm" svg:y="24.894cm" svg:viewBox="0 0 2567 2282" draw:points="0,2282 32,0 2567,0 2517,2217">
          <text:p/>
        </draw:polygon>
        <draw:polygon draw:style-name="gr6" draw:text-style-name="P6" draw:layer="layout" svg:width="2.583cm" svg:height="1.815cm" svg:x="8.238cm" svg:y="22.445cm" svg:viewBox="0 0 2584 1816" draw:points="0,1816 0,0 2584,50 2535,1801">
          <text:p/>
        </draw:polygon>
        <draw:polygon draw:style-name="gr7" draw:text-style-name="P7" draw:layer="layout" svg:width="2.513cm" svg:height="1.932cm" svg:x="8.273cm" svg:y="19.982cm" svg:viewBox="0 0 2514 1933" draw:points="0,1916 15,15 2514,0 2500,1933">
          <text:p/>
        </draw:polygon>
        <draw:polygon draw:style-name="gr8" draw:text-style-name="P8" draw:layer="layout" svg:width="0.85cm" svg:height="2.131cm" svg:x="8.288cm" svg:y="17.285cm" svg:viewBox="0 0 851 2132" draw:points="0,2132 0,0 789,27 851,2082">
          <text:p/>
        </draw:polygon>
        <draw:polygon draw:style-name="gr9" draw:text-style-name="P9" draw:layer="layout" svg:width="1.132cm" svg:height="1.948cm" svg:x="9.64cm" svg:y="17.334cm" svg:viewBox="0 0 1133 1949" draw:points="0,1949 49,33 1133,0 1098,1931">
          <text:p/>
        </draw:polygon>
        <draw:polygon draw:style-name="gr10" draw:text-style-name="P10" draw:layer="layout" svg:width="1.267cm" svg:height="4.613cm" svg:x="11.32cm" svg:y="22.48cm" svg:viewBox="0 0 1268 4614" draw:points="0,4614 85,15 1268,0 1150,4564">
          <text:p/>
        </draw:polygon>
        <draw:polygon draw:style-name="gr11" draw:text-style-name="P11" draw:layer="layout" svg:width="0.882cm" svg:height="1.533cm" svg:x="13.003cm" svg:y="25.477cm" svg:viewBox="0 0 883 1534" draw:points="0,1534 32,0 883,0 866,1485">
          <text:p/>
        </draw:polygon>
        <draw:polygon draw:style-name="gr12" draw:text-style-name="P12" draw:layer="layout" svg:width="0.865cm" svg:height="2.366cm" svg:x="13.07cm" svg:y="22.545cm" svg:viewBox="0 0 866 2367" draw:points="0,2367 15,0 866,0 799,2300">
          <text:p/>
        </draw:polygon>
        <draw:polygon draw:style-name="gr13" draw:text-style-name="P13" draw:layer="layout" svg:width="2.533cm" svg:height="1.897cm" svg:x="11.42cm" svg:y="19.982cm" svg:viewBox="0 0 2534 1898" draw:points="0,1898 50,0 2534,0 2516,1884">
          <text:p/>
        </draw:polygon>
        <draw:polygon draw:style-name="gr14" draw:text-style-name="P14" draw:layer="layout" svg:width="0.85cm" svg:height="1.965cm" svg:x="11.47cm" svg:y="17.334cm" svg:viewBox="0 0 851 1966" draw:points="818,1966 17,1966 0,0 851,50">
          <text:p/>
        </draw:polygon>
        <draw:polygon draw:style-name="gr15" draw:text-style-name="P15" draw:layer="layout" svg:width="1.164cm" svg:height="1.865cm" svg:x="12.754cm" svg:y="17.434cm" svg:viewBox="0 0 1165 1866" draw:points="0,1866 64,0 1165,0 1150,1849">
          <text:p/>
        </draw:polygon>
        <draw:line draw:style-name="gr16" draw:text-style-name="P16" draw:layer="layout" svg:x1="6.194cm" svg:y1="27.66cm" svg:x2="7.088cm" svg:y2="27.649cm">
          <text:p/>
        </draw:line>
        <draw:line draw:style-name="gr16" draw:text-style-name="P16" draw:layer="layout" svg:x1="7.087cm" svg:y1="27.65cm" svg:x2="7.94cm" svg:y2="27.636cm">
          <text:p/>
        </draw:line>
        <draw:line draw:style-name="gr16" draw:text-style-name="P16" draw:layer="layout" svg:x1="7.94cm" svg:y1="27.637cm" svg:x2="7.929cm" svg:y2="26.068cm">
          <text:p/>
        </draw:line>
        <draw:line draw:style-name="gr16" draw:text-style-name="P16" draw:layer="layout" svg:x1="7.929cm" svg:y1="26.069cm" svg:x2="7.945cm" svg:y2="24.562cm">
          <text:p/>
        </draw:line>
        <draw:line draw:style-name="gr16" draw:text-style-name="P16" draw:layer="layout" svg:x1="7.944cm" svg:y1="24.563cm" svg:x2="9.446cm" svg:y2="24.552cm">
          <text:p/>
        </draw:line>
        <draw:line draw:style-name="gr16" draw:text-style-name="P16" draw:layer="layout" svg:x1="9.445cm" svg:y1="24.552cm" svg:x2="9.531cm" svg:y2="24.557cm">
          <text:p/>
        </draw:line>
        <draw:line draw:style-name="gr16" draw:text-style-name="P16" draw:layer="layout" svg:x1="9.53cm" svg:y1="24.556cm" svg:x2="10.907cm" svg:y2="24.542cm">
          <text:p/>
        </draw:line>
        <draw:line draw:style-name="gr16" draw:text-style-name="P16" draw:layer="layout" svg:x1="10.906cm" svg:y1="24.543cm" svg:x2="11.032cm" svg:y2="23.46cm">
          <text:p/>
        </draw:line>
        <draw:line draw:style-name="gr16" draw:text-style-name="P16" draw:layer="layout" svg:x1="11.032cm" svg:y1="23.461cm" svg:x2="10.859cm" svg:y2="23.433cm">
          <text:p/>
        </draw:line>
        <draw:line draw:style-name="gr16" draw:text-style-name="P16" draw:layer="layout" svg:x1="11.032cm" svg:y1="23.461cm" svg:x2="10.859cm" svg:y2="23.433cm">
          <text:p/>
        </draw:line>
        <draw:line draw:style-name="gr16" draw:text-style-name="P16" draw:layer="layout" svg:x1="11.031cm" svg:y1="23.461cm" svg:x2="11.069cm" svg:y2="22.161cm">
          <text:p/>
        </draw:line>
        <draw:line draw:style-name="gr16" draw:text-style-name="P16" draw:layer="layout" svg:x1="9.891cm" svg:y1="22.134cm" svg:x2="11.069cm" svg:y2="22.162cm">
          <text:p/>
        </draw:line>
        <draw:line draw:style-name="gr16" draw:text-style-name="P16" draw:layer="layout" svg:x1="9.797cm" svg:y1="22.137cm" svg:x2="9.892cm" svg:y2="22.134cm">
          <text:p/>
        </draw:line>
        <draw:line draw:style-name="gr16" draw:text-style-name="P16" draw:layer="layout" svg:x1="7.944cm" svg:y1="22.162cm" svg:x2="9.798cm" svg:y2="22.136cm">
          <text:p/>
        </draw:line>
        <draw:line draw:style-name="gr16" draw:text-style-name="P16" draw:layer="layout" svg:x1="7.944cm" svg:y1="22.162cm" svg:x2="7.973cm" svg:y2="20.957cm">
          <text:p/>
        </draw:line>
        <draw:line draw:style-name="gr16" draw:text-style-name="P16" draw:layer="layout" svg:x1="7.972cm" svg:y1="20.958cm" svg:x2="7.975cm" svg:y2="20.872cm">
          <text:p/>
        </draw:line>
        <draw:line draw:style-name="gr16" draw:text-style-name="P16" draw:layer="layout" svg:x1="8.212cm" svg:y1="20.938cm" svg:x2="7.974cm" svg:y2="20.872cm">
          <text:p/>
        </draw:line>
        <draw:line draw:style-name="gr16" draw:text-style-name="P16" draw:layer="layout" svg:x1="8.212cm" svg:y1="20.938cm" svg:x2="7.974cm" svg:y2="20.872cm">
          <text:p/>
        </draw:line>
        <draw:line draw:style-name="gr16" draw:text-style-name="P16" draw:layer="layout" svg:x1="7.972cm" svg:y1="20.958cm" svg:x2="7.975cm" svg:y2="20.872cm">
          <text:p/>
        </draw:line>
        <draw:line draw:style-name="gr16" draw:text-style-name="P16" draw:layer="layout" svg:x1="7.944cm" svg:y1="22.162cm" svg:x2="7.973cm" svg:y2="20.957cm">
          <text:p/>
        </draw:line>
        <draw:line draw:style-name="gr16" draw:text-style-name="P16" draw:layer="layout" svg:x1="7.171cm" svg:y1="22.146cm" svg:x2="7.945cm" svg:y2="22.162cm">
          <text:p/>
        </draw:line>
        <draw:line draw:style-name="gr16" draw:text-style-name="P16" draw:layer="layout" svg:x1="7.169cm" svg:y1="22.309cm" svg:x2="7.172cm" svg:y2="22.146cm">
          <text:p/>
        </draw:line>
        <draw:line draw:style-name="gr16" draw:text-style-name="P16" draw:layer="layout" svg:x1="7.169cm" svg:y1="22.309cm" svg:x2="7.172cm" svg:y2="22.146cm">
          <text:p/>
        </draw:line>
        <draw:line draw:style-name="gr16" draw:text-style-name="P16" draw:layer="layout" svg:x1="7.171cm" svg:y1="22.146cm" svg:x2="7.945cm" svg:y2="22.162cm">
          <text:p/>
        </draw:line>
        <draw:line draw:style-name="gr16" draw:text-style-name="P16" draw:layer="layout" svg:x1="7.944cm" svg:y1="22.162cm" svg:x2="9.798cm" svg:y2="22.136cm">
          <text:p/>
        </draw:line>
        <draw:line draw:style-name="gr16" draw:text-style-name="P16" draw:layer="layout" svg:x1="9.797cm" svg:y1="22.137cm" svg:x2="9.83cm" svg:y2="22.032cm">
          <text:p/>
        </draw:line>
        <draw:line draw:style-name="gr16" draw:text-style-name="P16" draw:layer="layout" svg:x1="9.797cm" svg:y1="22.137cm" svg:x2="9.83cm" svg:y2="22.032cm">
          <text:p/>
        </draw:line>
        <draw:line draw:style-name="gr16" draw:text-style-name="P16" draw:layer="layout" svg:x1="7.944cm" svg:y1="22.162cm" svg:x2="9.798cm" svg:y2="22.136cm">
          <text:p/>
        </draw:line>
        <draw:line draw:style-name="gr16" draw:text-style-name="P16" draw:layer="layout" svg:x1="7.954cm" svg:y1="23.356cm" svg:x2="7.944cm" svg:y2="22.161cm">
          <text:p/>
        </draw:line>
        <draw:line draw:style-name="gr16" draw:text-style-name="P16" draw:layer="layout" svg:x1="8.17cm" svg:y1="23.326cm" svg:x2="7.952cm" svg:y2="23.356cm">
          <text:p/>
        </draw:line>
        <draw:line draw:style-name="gr16" draw:text-style-name="P16" draw:layer="layout" svg:x1="8.17cm" svg:y1="23.326cm" svg:x2="7.952cm" svg:y2="23.356cm">
          <text:p/>
        </draw:line>
        <draw:line draw:style-name="gr16" draw:text-style-name="P16" draw:layer="layout" svg:x1="7.944cm" svg:y1="24.563cm" svg:x2="7.954cm" svg:y2="23.355cm">
          <text:p/>
        </draw:line>
        <draw:line draw:style-name="gr16" draw:text-style-name="P16" draw:layer="layout" svg:x1="7.929cm" svg:y1="26.069cm" svg:x2="7.945cm" svg:y2="24.562cm">
          <text:p/>
        </draw:line>
        <draw:line draw:style-name="gr16" draw:text-style-name="P16" draw:layer="layout" svg:x1="7.94cm" svg:y1="27.637cm" svg:x2="7.929cm" svg:y2="26.068cm">
          <text:p/>
        </draw:line>
        <draw:line draw:style-name="gr16" draw:text-style-name="P16" draw:layer="layout" svg:x1="7.087cm" svg:y1="27.65cm" svg:x2="7.94cm" svg:y2="27.636cm">
          <text:p/>
        </draw:line>
        <draw:line draw:style-name="gr16" draw:text-style-name="P16" draw:layer="layout" svg:x1="7.088cm" svg:y1="27.65cm" svg:x2="7.077cm" svg:y2="27.352cm">
          <text:p/>
        </draw:line>
        <draw:line draw:style-name="gr16" draw:text-style-name="P16" draw:layer="layout" svg:x1="7.088cm" svg:y1="27.65cm" svg:x2="7.077cm" svg:y2="27.352cm">
          <text:p/>
        </draw:line>
        <draw:line draw:style-name="gr16" draw:text-style-name="P16" draw:layer="layout" svg:x1="6.194cm" svg:y1="27.66cm" svg:x2="7.088cm" svg:y2="27.649cm">
          <text:p/>
        </draw:line>
        <draw:line draw:style-name="gr16" draw:text-style-name="P16" draw:layer="layout" svg:x1="6.194cm" svg:y1="27.66cm" svg:x2="6.204cm" svg:y2="26.128cm">
          <text:p/>
        </draw:line>
        <draw:line draw:style-name="gr16" draw:text-style-name="P16" draw:layer="layout" svg:x1="6.452cm" svg:y1="26.113cm" svg:x2="6.202cm" svg:y2="26.129cm">
          <text:p/>
        </draw:line>
        <draw:line draw:style-name="gr16" draw:text-style-name="P16" draw:layer="layout" svg:x1="6.452cm" svg:y1="26.113cm" svg:x2="6.202cm" svg:y2="26.129cm">
          <text:p/>
        </draw:line>
        <draw:line draw:style-name="gr16" draw:text-style-name="P16" draw:layer="layout" svg:x1="6.202cm" svg:y1="26.129cm" svg:x2="6.205cm" svg:y2="24.542cm">
          <text:p/>
        </draw:line>
        <draw:line draw:style-name="gr16" draw:text-style-name="P16" draw:layer="layout" svg:x1="6.205cm" svg:y1="24.543cm" svg:x2="6.202cm" svg:y2="23.428cm">
          <text:p/>
        </draw:line>
        <draw:line draw:style-name="gr16" draw:text-style-name="P16" draw:layer="layout" svg:x1="6.203cm" svg:y1="23.429cm" svg:x2="6.179cm" svg:y2="22.238cm">
          <text:p/>
        </draw:line>
        <draw:line draw:style-name="gr16" draw:text-style-name="P16" draw:layer="layout" svg:x1="6.179cm" svg:y1="22.239cm" svg:x2="6.203cm" svg:y2="21.054cm">
          <text:p/>
        </draw:line>
        <draw:line draw:style-name="gr16" draw:text-style-name="P16" draw:layer="layout" svg:x1="6.203cm" svg:y1="21.055cm" svg:x2="6.192cm" svg:y2="19.783cm">
          <text:p/>
        </draw:line>
        <draw:line draw:style-name="gr16" draw:text-style-name="P16" draw:layer="layout" svg:x1="6.192cm" svg:y1="19.784cm" svg:x2="7.045cm" svg:y2="19.725cm">
          <text:p/>
        </draw:line>
        <draw:line draw:style-name="gr16" draw:text-style-name="P16" draw:layer="layout" svg:x1="7.044cm" svg:y1="19.726cm" svg:x2="7.15cm" svg:y2="19.723cm">
          <text:p/>
        </draw:line>
        <draw:line draw:style-name="gr16" draw:text-style-name="P16" draw:layer="layout" svg:x1="7.149cm" svg:y1="19.723cm" svg:x2="7.923cm" svg:y2="19.735cm">
          <text:p/>
        </draw:line>
        <draw:line draw:style-name="gr16" draw:text-style-name="P16" draw:layer="layout" svg:x1="7.922cm" svg:y1="19.734cm" svg:x2="8.716cm" svg:y2="19.671cm">
          <text:p/>
        </draw:line>
        <draw:line draw:style-name="gr16" draw:text-style-name="P16" draw:layer="layout" svg:x1="8.715cm" svg:y1="19.672cm" svg:x2="9.339cm" svg:y2="19.651cm">
          <text:p/>
        </draw:line>
        <draw:line draw:style-name="gr16" draw:text-style-name="P16" draw:layer="layout" svg:x1="9.338cm" svg:y1="19.651cm" svg:x2="9.648cm" svg:y2="19.696cm">
          <text:p/>
        </draw:line>
        <draw:line draw:style-name="gr16" draw:text-style-name="P16" draw:layer="layout" svg:x1="9.647cm" svg:y1="19.696cm" svg:x2="10.187cm" svg:y2="19.621cm">
          <text:p/>
        </draw:line>
        <draw:line draw:style-name="gr16" draw:text-style-name="P16" draw:layer="layout" svg:x1="10.186cm" svg:y1="19.621cm" svg:x2="10.977cm" svg:y2="19.649cm">
          <text:p/>
        </draw:line>
        <draw:line draw:style-name="gr16" draw:text-style-name="P16" draw:layer="layout" svg:x1="10.976cm" svg:y1="19.649cm" svg:x2="11.964cm" svg:y2="19.593cm">
          <text:p/>
        </draw:line>
        <draw:line draw:style-name="gr16" draw:text-style-name="P16" draw:layer="layout" svg:x1="11.963cm" svg:y1="19.594cm" svg:x2="12.438cm" svg:y2="19.591cm">
          <text:p/>
        </draw:line>
        <draw:line draw:style-name="gr16" draw:text-style-name="P16" draw:layer="layout" svg:x1="12.437cm" svg:y1="19.591cm" svg:x2="12.695cm" svg:y2="19.662cm">
          <text:p/>
        </draw:line>
        <draw:line draw:style-name="gr16" draw:text-style-name="P16" draw:layer="layout" svg:x1="12.694cm" svg:y1="19.662cm" svg:x2="13.522cm" svg:y2="19.601cm">
          <text:p/>
        </draw:line>
        <draw:line draw:style-name="gr16" draw:text-style-name="P16" draw:layer="layout" svg:x1="13.521cm" svg:y1="19.602cm" svg:x2="13.545cm" svg:y2="19.424cm">
          <text:p/>
        </draw:line>
        <draw:line draw:style-name="gr16" draw:text-style-name="P16" draw:layer="layout" svg:x1="13.521cm" svg:y1="19.602cm" svg:x2="13.545cm" svg:y2="19.424cm">
          <text:p/>
        </draw:line>
        <draw:line draw:style-name="gr16" draw:text-style-name="P16" draw:layer="layout" svg:x1="12.694cm" svg:y1="19.662cm" svg:x2="13.522cm" svg:y2="19.601cm">
          <text:p/>
        </draw:line>
        <draw:line draw:style-name="gr16" draw:text-style-name="P16" draw:layer="layout" svg:x1="12.437cm" svg:y1="19.591cm" svg:x2="12.695cm" svg:y2="19.662cm">
          <text:p/>
        </draw:line>
        <draw:line draw:style-name="gr16" draw:text-style-name="P16" draw:layer="layout" svg:x1="11.963cm" svg:y1="19.594cm" svg:x2="12.438cm" svg:y2="19.591cm">
          <text:p/>
        </draw:line>
        <draw:line draw:style-name="gr16" draw:text-style-name="P16" draw:layer="layout" svg:x1="10.976cm" svg:y1="19.649cm" svg:x2="11.964cm" svg:y2="19.593cm">
          <text:p/>
        </draw:line>
        <draw:line draw:style-name="gr16" draw:text-style-name="P16" draw:layer="layout" svg:x1="10.186cm" svg:y1="19.621cm" svg:x2="10.977cm" svg:y2="19.649cm">
          <text:p/>
        </draw:line>
        <draw:line draw:style-name="gr16" draw:text-style-name="P16" draw:layer="layout" svg:x1="9.647cm" svg:y1="19.696cm" svg:x2="10.187cm" svg:y2="19.621cm">
          <text:p/>
        </draw:line>
        <draw:line draw:style-name="gr16" draw:text-style-name="P16" draw:layer="layout" svg:x1="9.338cm" svg:y1="19.651cm" svg:x2="9.648cm" svg:y2="19.696cm">
          <text:p/>
        </draw:line>
        <draw:line draw:style-name="gr16" draw:text-style-name="P16" draw:layer="layout" svg:x1="8.715cm" svg:y1="19.672cm" svg:x2="9.339cm" svg:y2="19.651cm">
          <text:p/>
        </draw:line>
        <draw:line draw:style-name="gr16" draw:text-style-name="P16" draw:layer="layout" svg:x1="7.922cm" svg:y1="19.734cm" svg:x2="8.716cm" svg:y2="19.671cm">
          <text:p/>
        </draw:line>
        <draw:line draw:style-name="gr16" draw:text-style-name="P16" draw:layer="layout" svg:x1="7.975cm" svg:y1="20.873cm" svg:x2="7.922cm" svg:y2="19.733cm">
          <text:p/>
        </draw:line>
        <draw:line draw:style-name="gr16" draw:text-style-name="P16" draw:layer="layout" svg:x1="7.972cm" svg:y1="20.958cm" svg:x2="7.975cm" svg:y2="20.872cm">
          <text:p/>
        </draw:line>
        <draw:line draw:style-name="gr16" draw:text-style-name="P16" draw:layer="layout" svg:x1="7.944cm" svg:y1="22.162cm" svg:x2="7.973cm" svg:y2="20.957cm">
          <text:p/>
        </draw:line>
        <draw:line draw:style-name="gr16" draw:text-style-name="P16" draw:layer="layout" svg:x1="7.171cm" svg:y1="22.146cm" svg:x2="7.945cm" svg:y2="22.162cm">
          <text:p/>
        </draw:line>
        <draw:line draw:style-name="gr16" draw:text-style-name="P16" draw:layer="layout" svg:x1="7.102cm" svg:y1="22.146cm" svg:x2="7.171cm" svg:y2="22.146cm">
          <text:p/>
        </draw:line>
        <draw:line draw:style-name="gr16" draw:text-style-name="P16" draw:layer="layout" svg:x1="7.102cm" svg:y1="22.147cm" svg:x2="7.137cm" svg:y2="21.939cm">
          <text:p/>
        </draw:line>
        <draw:line draw:style-name="gr16" draw:text-style-name="P16" draw:layer="layout" svg:x1="7.102cm" svg:y1="22.147cm" svg:x2="7.137cm" svg:y2="21.939cm">
          <text:p/>
        </draw:line>
        <draw:line draw:style-name="gr16" draw:text-style-name="P16" draw:layer="layout" svg:x1="7.102cm" svg:y1="22.146cm" svg:x2="7.171cm" svg:y2="22.146cm">
          <text:p/>
        </draw:line>
        <draw:line draw:style-name="gr16" draw:text-style-name="P16" draw:layer="layout" svg:x1="7.171cm" svg:y1="22.146cm" svg:x2="7.945cm" svg:y2="22.162cm">
          <text:p/>
        </draw:line>
        <draw:line draw:style-name="gr16" draw:text-style-name="P16" draw:layer="layout" svg:x1="7.954cm" svg:y1="23.356cm" svg:x2="7.944cm" svg:y2="22.161cm">
          <text:p/>
        </draw:line>
        <draw:line draw:style-name="gr16" draw:text-style-name="P16" draw:layer="layout" svg:x1="7.944cm" svg:y1="24.563cm" svg:x2="7.954cm" svg:y2="23.355cm">
          <text:p/>
        </draw:line>
        <draw:line draw:style-name="gr16" draw:text-style-name="P16" draw:layer="layout" svg:x1="7.214cm" svg:y1="24.517cm" svg:x2="7.945cm" svg:y2="24.563cm">
          <text:p/>
        </draw:line>
        <draw:line draw:style-name="gr16" draw:text-style-name="P16" draw:layer="layout" svg:x1="7.119cm" svg:y1="24.517cm" svg:x2="7.214cm" svg:y2="24.517cm">
          <text:p/>
        </draw:line>
        <draw:line draw:style-name="gr16" draw:text-style-name="P16" draw:layer="layout" svg:x1="7.117cm" svg:y1="24.72cm" svg:x2="7.12cm" svg:y2="24.517cm">
          <text:p/>
        </draw:line>
        <draw:line draw:style-name="gr16" draw:text-style-name="P16" draw:layer="layout" svg:x1="7.117cm" svg:y1="24.72cm" svg:x2="7.12cm" svg:y2="24.517cm">
          <text:p/>
        </draw:line>
        <draw:line draw:style-name="gr16" draw:text-style-name="P16" draw:layer="layout" svg:x1="6.204cm" svg:y1="24.543cm" svg:x2="7.12cm" svg:y2="24.517cm">
          <text:p/>
        </draw:line>
        <draw:line draw:style-name="gr16" draw:text-style-name="P16" draw:layer="layout" svg:x1="6.205cm" svg:y1="24.543cm" svg:x2="6.202cm" svg:y2="23.428cm">
          <text:p/>
        </draw:line>
        <draw:line draw:style-name="gr16" draw:text-style-name="P16" draw:layer="layout" svg:x1="6.203cm" svg:y1="23.429cm" svg:x2="6.179cm" svg:y2="22.238cm">
          <text:p/>
        </draw:line>
        <draw:line draw:style-name="gr16" draw:text-style-name="P16" draw:layer="layout" svg:x1="6.179cm" svg:y1="22.239cm" svg:x2="6.203cm" svg:y2="21.054cm">
          <text:p/>
        </draw:line>
        <draw:line draw:style-name="gr16" draw:text-style-name="P16" draw:layer="layout" svg:x1="6.203cm" svg:y1="21.055cm" svg:x2="6.192cm" svg:y2="19.783cm">
          <text:p/>
        </draw:line>
        <draw:line draw:style-name="gr16" draw:text-style-name="P16" draw:layer="layout" svg:x1="6.192cm" svg:y1="19.784cm" svg:x2="6.195cm" svg:y2="18.354cm">
          <text:p/>
        </draw:line>
        <draw:line draw:style-name="gr16" draw:text-style-name="P16" draw:layer="layout" svg:x1="6.512cm" svg:y1="18.352cm" svg:x2="6.194cm" svg:y2="18.355cm">
          <text:p/>
        </draw:line>
        <draw:line draw:style-name="gr16" draw:text-style-name="P16" draw:layer="layout" svg:x1="6.512cm" svg:y1="18.352cm" svg:x2="6.194cm" svg:y2="18.355cm">
          <text:p/>
        </draw:line>
        <draw:line draw:style-name="gr16" draw:text-style-name="P16" draw:layer="layout" svg:x1="6.192cm" svg:y1="19.784cm" svg:x2="6.195cm" svg:y2="18.354cm">
          <text:p/>
        </draw:line>
        <draw:line draw:style-name="gr16" draw:text-style-name="P16" draw:layer="layout" svg:x1="6.192cm" svg:y1="19.784cm" svg:x2="7.045cm" svg:y2="19.725cm">
          <text:p/>
        </draw:line>
        <draw:line draw:style-name="gr16" draw:text-style-name="P16" draw:layer="layout" svg:x1="7.044cm" svg:y1="19.726cm" svg:x2="7.15cm" svg:y2="19.723cm">
          <text:p/>
        </draw:line>
        <draw:line draw:style-name="gr16" draw:text-style-name="P16" draw:layer="layout" svg:x1="7.149cm" svg:y1="19.723cm" svg:x2="7.923cm" svg:y2="19.735cm">
          <text:p/>
        </draw:line>
        <draw:line draw:style-name="gr16" draw:text-style-name="P16" draw:layer="layout" svg:x1="7.922cm" svg:y1="19.734cm" svg:x2="8.716cm" svg:y2="19.671cm">
          <text:p/>
        </draw:line>
        <draw:line draw:style-name="gr16" draw:text-style-name="P16" draw:layer="layout" svg:x1="8.715cm" svg:y1="19.672cm" svg:x2="9.339cm" svg:y2="19.651cm">
          <text:p/>
        </draw:line>
        <draw:line draw:style-name="gr16" draw:text-style-name="P16" draw:layer="layout" svg:x1="9.338cm" svg:y1="19.651cm" svg:x2="9.648cm" svg:y2="19.696cm">
          <text:p/>
        </draw:line>
        <draw:line draw:style-name="gr16" draw:text-style-name="P16" draw:layer="layout" svg:x1="9.647cm" svg:y1="19.696cm" svg:x2="10.187cm" svg:y2="19.621cm">
          <text:p/>
        </draw:line>
        <draw:line draw:style-name="gr16" draw:text-style-name="P16" draw:layer="layout" svg:x1="10.186cm" svg:y1="19.621cm" svg:x2="10.977cm" svg:y2="19.649cm">
          <text:p/>
        </draw:line>
        <draw:line draw:style-name="gr16" draw:text-style-name="P16" draw:layer="layout" svg:x1="11.072cm" svg:y1="20.821cm" svg:x2="10.976cm" svg:y2="19.648cm">
          <text:p/>
        </draw:line>
        <draw:line draw:style-name="gr16" draw:text-style-name="P16" draw:layer="layout" svg:x1="11.068cm" svg:y1="20.931cm" svg:x2="11.073cm" svg:y2="20.82cm">
          <text:p/>
        </draw:line>
        <draw:line draw:style-name="gr16" draw:text-style-name="P16" draw:layer="layout" svg:x1="11.069cm" svg:y1="20.93cm" svg:x2="10.864cm" svg:y2="20.956cm">
          <text:p/>
        </draw:line>
        <draw:line draw:style-name="gr16" draw:text-style-name="P16" draw:layer="layout" svg:x1="11.069cm" svg:y1="20.93cm" svg:x2="10.864cm" svg:y2="20.956cm">
          <text:p/>
        </draw:line>
        <draw:line draw:style-name="gr16" draw:text-style-name="P16" draw:layer="layout" svg:x1="11.068cm" svg:y1="22.161cm" svg:x2="11.068cm" svg:y2="20.93cm">
          <text:p/>
        </draw:line>
        <draw:line draw:style-name="gr16" draw:text-style-name="P16" draw:layer="layout" svg:x1="11.068cm" svg:y1="22.161cm" svg:x2="12.002cm" svg:y2="22.165cm">
          <text:p/>
        </draw:line>
        <draw:line draw:style-name="gr16" draw:text-style-name="P16" draw:layer="layout" svg:x1="12.001cm" svg:y1="22.164cm" svg:x2="12.455cm" svg:y2="22.185cm">
          <text:p/>
        </draw:line>
        <draw:line draw:style-name="gr16" draw:text-style-name="P16" draw:layer="layout" svg:x1="12.454cm" svg:y1="22.185cm" svg:x2="12.483cm" svg:y2="21.957cm">
          <text:p/>
        </draw:line>
        <draw:line draw:style-name="gr16" draw:text-style-name="P16" draw:layer="layout" svg:x1="12.454cm" svg:y1="22.185cm" svg:x2="12.483cm" svg:y2="21.957cm">
          <text:p/>
        </draw:line>
        <draw:line draw:style-name="gr16" draw:text-style-name="P16" draw:layer="layout" svg:x1="12.001cm" svg:y1="22.164cm" svg:x2="12.455cm" svg:y2="22.185cm">
          <text:p/>
        </draw:line>
        <draw:line draw:style-name="gr16" draw:text-style-name="P16" draw:layer="layout" svg:x1="11.068cm" svg:y1="22.161cm" svg:x2="12.002cm" svg:y2="22.165cm">
          <text:p/>
        </draw:line>
        <draw:line draw:style-name="gr16" draw:text-style-name="P16" draw:layer="layout" svg:x1="11.031cm" svg:y1="23.461cm" svg:x2="11.069cm" svg:y2="22.161cm">
          <text:p/>
        </draw:line>
        <draw:line draw:style-name="gr16" draw:text-style-name="P16" draw:layer="layout" svg:x1="10.906cm" svg:y1="24.543cm" svg:x2="11.032cm" svg:y2="23.46cm">
          <text:p/>
        </draw:line>
        <draw:line draw:style-name="gr16" draw:text-style-name="P16" draw:layer="layout" svg:x1="11.017cm" svg:y1="24.755cm" svg:x2="10.906cm" svg:y2="24.542cm">
          <text:p/>
        </draw:line>
        <draw:line draw:style-name="gr16" draw:text-style-name="P16" draw:layer="layout" svg:x1="10.996cm" svg:y1="25.939cm" svg:x2="11.017cm" svg:y2="24.754cm">
          <text:p/>
        </draw:line>
        <draw:line draw:style-name="gr16" draw:text-style-name="P16" draw:layer="layout" svg:x1="10.997cm" svg:y1="25.939cm" svg:x2="10.879cm" svg:y2="25.918cm">
          <text:p/>
        </draw:line>
        <draw:line draw:style-name="gr16" draw:text-style-name="P16" draw:layer="layout" svg:x1="10.997cm" svg:y1="25.939cm" svg:x2="10.879cm" svg:y2="25.918cm">
          <text:p/>
        </draw:line>
        <draw:line draw:style-name="gr16" draw:text-style-name="P16" draw:layer="layout" svg:x1="10.996cm" svg:y1="25.939cm" svg:x2="11.017cm" svg:y2="24.754cm">
          <text:p/>
        </draw:line>
        <draw:line draw:style-name="gr16" draw:text-style-name="P16" draw:layer="layout" svg:x1="11.017cm" svg:y1="24.755cm" svg:x2="10.906cm" svg:y2="24.542cm">
          <text:p/>
        </draw:line>
        <draw:line draw:style-name="gr16" draw:text-style-name="P16" draw:layer="layout" svg:x1="9.53cm" svg:y1="24.556cm" svg:x2="10.907cm" svg:y2="24.542cm">
          <text:p/>
        </draw:line>
        <draw:line draw:style-name="gr16" draw:text-style-name="P16" draw:layer="layout" svg:x1="9.445cm" svg:y1="24.552cm" svg:x2="9.531cm" svg:y2="24.557cm">
          <text:p/>
        </draw:line>
        <draw:line draw:style-name="gr16" draw:text-style-name="P16" draw:layer="layout" svg:x1="7.944cm" svg:y1="24.563cm" svg:x2="9.446cm" svg:y2="24.552cm">
          <text:p/>
        </draw:line>
        <draw:line draw:style-name="gr16" draw:text-style-name="P16" draw:layer="layout" svg:x1="7.214cm" svg:y1="24.517cm" svg:x2="7.945cm" svg:y2="24.563cm">
          <text:p/>
        </draw:line>
        <draw:line draw:style-name="gr16" draw:text-style-name="P16" draw:layer="layout" svg:x1="7.215cm" svg:y1="24.518cm" svg:x2="7.136cm" svg:y2="24.348cm">
          <text:p/>
        </draw:line>
        <draw:line draw:style-name="gr16" draw:text-style-name="P16" draw:layer="layout" svg:x1="7.215cm" svg:y1="24.518cm" svg:x2="7.136cm" svg:y2="24.348cm">
          <text:p/>
        </draw:line>
        <draw:line draw:style-name="gr16" draw:text-style-name="P16" draw:layer="layout" svg:x1="7.214cm" svg:y1="24.517cm" svg:x2="7.945cm" svg:y2="24.563cm">
          <text:p/>
        </draw:line>
        <draw:line draw:style-name="gr16" draw:text-style-name="P16" draw:layer="layout" svg:x1="7.944cm" svg:y1="24.563cm" svg:x2="7.954cm" svg:y2="23.355cm">
          <text:p/>
        </draw:line>
        <draw:line draw:style-name="gr16" draw:text-style-name="P16" draw:layer="layout" svg:x1="7.954cm" svg:y1="23.356cm" svg:x2="7.944cm" svg:y2="22.161cm">
          <text:p/>
        </draw:line>
        <draw:line draw:style-name="gr16" draw:text-style-name="P16" draw:layer="layout" svg:x1="7.944cm" svg:y1="22.162cm" svg:x2="7.973cm" svg:y2="20.957cm">
          <text:p/>
        </draw:line>
        <draw:line draw:style-name="gr16" draw:text-style-name="P16" draw:layer="layout" svg:x1="7.972cm" svg:y1="20.958cm" svg:x2="7.975cm" svg:y2="20.872cm">
          <text:p/>
        </draw:line>
        <draw:line draw:style-name="gr16" draw:text-style-name="P16" draw:layer="layout" svg:x1="7.975cm" svg:y1="20.873cm" svg:x2="7.922cm" svg:y2="19.733cm">
          <text:p/>
        </draw:line>
        <draw:line draw:style-name="gr16" draw:text-style-name="P16" draw:layer="layout" svg:x1="7.922cm" svg:y1="19.734cm" svg:x2="8.716cm" svg:y2="19.671cm">
          <text:p/>
        </draw:line>
        <draw:line draw:style-name="gr16" draw:text-style-name="P16" draw:layer="layout" svg:x1="8.715cm" svg:y1="19.672cm" svg:x2="9.339cm" svg:y2="19.651cm">
          <text:p/>
        </draw:line>
        <draw:line draw:style-name="gr16" draw:text-style-name="P16" draw:layer="layout" svg:x1="9.338cm" svg:y1="19.652cm" svg:x2="9.381cm" svg:y2="18.349cm">
          <text:p/>
        </draw:line>
        <draw:line draw:style-name="gr16" draw:text-style-name="P16" draw:layer="layout" svg:x1="9.38cm" svg:y1="18.349cm" svg:x2="9.193cm" svg:y2="18.349cm">
          <text:p/>
        </draw:line>
        <draw:line draw:style-name="gr16" draw:text-style-name="P16" draw:layer="layout" svg:x1="9.38cm" svg:y1="18.349cm" svg:x2="9.193cm" svg:y2="18.349cm">
          <text:p/>
        </draw:line>
        <draw:line draw:style-name="gr16" draw:text-style-name="P16" draw:layer="layout" svg:x1="9.338cm" svg:y1="19.652cm" svg:x2="9.381cm" svg:y2="18.349cm">
          <text:p/>
        </draw:line>
        <draw:line draw:style-name="gr16" draw:text-style-name="P16" draw:layer="layout" svg:x1="9.338cm" svg:y1="19.651cm" svg:x2="9.648cm" svg:y2="19.696cm">
          <text:p/>
        </draw:line>
        <draw:line draw:style-name="gr16" draw:text-style-name="P16" draw:layer="layout" svg:x1="9.647cm" svg:y1="19.696cm" svg:x2="10.187cm" svg:y2="19.621cm">
          <text:p/>
        </draw:line>
        <draw:line draw:style-name="gr16" draw:text-style-name="P16" draw:layer="layout" svg:x1="10.186cm" svg:y1="19.621cm" svg:x2="10.977cm" svg:y2="19.649cm">
          <text:p/>
        </draw:line>
        <draw:line draw:style-name="gr16" draw:text-style-name="P16" draw:layer="layout" svg:x1="11.072cm" svg:y1="20.821cm" svg:x2="10.976cm" svg:y2="19.648cm">
          <text:p/>
        </draw:line>
        <draw:line draw:style-name="gr16" draw:text-style-name="P16" draw:layer="layout" svg:x1="11.068cm" svg:y1="20.931cm" svg:x2="11.073cm" svg:y2="20.82cm">
          <text:p/>
        </draw:line>
        <draw:line draw:style-name="gr16" draw:text-style-name="P16" draw:layer="layout" svg:x1="11.068cm" svg:y1="22.161cm" svg:x2="11.068cm" svg:y2="20.93cm">
          <text:p/>
        </draw:line>
        <draw:line draw:style-name="gr16" draw:text-style-name="P16" draw:layer="layout" svg:x1="11.068cm" svg:y1="22.161cm" svg:x2="12.002cm" svg:y2="22.165cm">
          <text:p/>
        </draw:line>
        <draw:line draw:style-name="gr16" draw:text-style-name="P16" draw:layer="layout" svg:x1="12.001cm" svg:y1="22.164cm" svg:x2="12.455cm" svg:y2="22.185cm">
          <text:p/>
        </draw:line>
        <draw:line draw:style-name="gr16" draw:text-style-name="P16" draw:layer="layout" svg:x1="12.454cm" svg:y1="22.184cm" svg:x2="12.799cm" svg:y2="22.2cm">
          <text:p/>
        </draw:line>
        <draw:line draw:style-name="gr16" draw:text-style-name="P16" draw:layer="layout" svg:x1="12.786cm" svg:y1="23.775cm" svg:x2="12.799cm" svg:y2="22.199cm">
          <text:p/>
        </draw:line>
        <draw:line draw:style-name="gr16" draw:text-style-name="P16" draw:layer="layout" svg:x1="13.024cm" svg:y1="23.78cm" svg:x2="12.786cm" svg:y2="23.774cm">
          <text:p/>
        </draw:line>
        <draw:line draw:style-name="gr17" draw:text-style-name="P16" draw:layer="layout" svg:x1="7.088cm" svg:y1="27.65cm" svg:x2="7.077cm" svg:y2="27.352cm">
          <text:p/>
        </draw:line>
        <draw:line draw:style-name="gr17" draw:text-style-name="P16" draw:layer="layout" svg:x1="9.174cm" svg:y1="27.592cm" svg:x2="9.168cm" svg:y2="27.295cm">
          <text:p/>
        </draw:line>
        <draw:line draw:style-name="gr17" draw:text-style-name="P16" draw:layer="layout" svg:x1="11.852cm" svg:y1="27.495cm" svg:x2="11.849cm" svg:y2="27.272cm">
          <text:p/>
        </draw:line>
        <draw:line draw:style-name="gr17" draw:text-style-name="P16" draw:layer="layout" svg:x1="13.455cm" svg:y1="27.443cm" svg:x2="13.452cm" svg:y2="27.185cm">
          <text:p/>
        </draw:line>
        <draw:line draw:style-name="gr17" draw:text-style-name="P16" draw:layer="layout" svg:x1="14.166cm" svg:y1="26.287cm" svg:x2="13.953cm" svg:y2="26.291cm">
          <text:p/>
        </draw:line>
        <draw:line draw:style-name="gr17" draw:text-style-name="P16" draw:layer="layout" svg:x1="14.181cm" svg:y1="23.767cm" svg:x2="13.985cm" svg:y2="23.77cm">
          <text:p/>
        </draw:line>
        <draw:line draw:style-name="gr17" draw:text-style-name="P16" draw:layer="layout" svg:x1="14.223cm" svg:y1="21.063cm" svg:x2="14.115cm" svg:y2="21.047cm">
          <text:p/>
        </draw:line>
        <draw:line draw:style-name="gr17" draw:text-style-name="P16" draw:layer="layout" svg:x1="14.248cm" svg:y1="18.36cm" svg:x2="14.082cm" svg:y2="18.357cm">
          <text:p/>
        </draw:line>
        <draw:line draw:style-name="gr17" draw:text-style-name="P16" draw:layer="layout" svg:x1="7.117cm" svg:y1="24.72cm" svg:x2="7.12cm" svg:y2="24.517cm">
          <text:p/>
        </draw:line>
        <draw:line draw:style-name="gr17" draw:text-style-name="P16" draw:layer="layout" svg:x1="7.215cm" svg:y1="24.518cm" svg:x2="7.136cm" svg:y2="24.348cm">
          <text:p/>
        </draw:line>
        <draw:line draw:style-name="gr17" draw:text-style-name="P16" draw:layer="layout" svg:x1="9.512cm" svg:y1="24.822cm" svg:x2="9.531cm" svg:y2="24.555cm">
          <text:p/>
        </draw:line>
        <draw:line draw:style-name="gr17" draw:text-style-name="P16" draw:layer="layout" svg:x1="9.445cm" svg:y1="24.553cm" svg:x2="9.459cm" svg:y2="24.373cm">
          <text:p/>
        </draw:line>
        <draw:line draw:style-name="gr17" draw:text-style-name="P16" draw:layer="layout" svg:x1="7.169cm" svg:y1="22.309cm" svg:x2="7.172cm" svg:y2="22.146cm">
          <text:p/>
        </draw:line>
        <draw:line draw:style-name="gr17" draw:text-style-name="P16" draw:layer="layout" svg:x1="7.102cm" svg:y1="22.147cm" svg:x2="7.137cm" svg:y2="21.939cm">
          <text:p/>
        </draw:line>
        <draw:line draw:style-name="gr17" draw:text-style-name="P16" draw:layer="layout" svg:x1="9.847cm" svg:y1="22.409cm" svg:x2="9.892cm" svg:y2="22.134cm">
          <text:p/>
        </draw:line>
        <draw:line draw:style-name="gr17" draw:text-style-name="P16" draw:layer="layout" svg:x1="9.797cm" svg:y1="22.137cm" svg:x2="9.83cm" svg:y2="22.032cm">
          <text:p/>
        </draw:line>
        <draw:line draw:style-name="gr17" draw:text-style-name="P16" draw:layer="layout" svg:x1="11.988cm" svg:y1="22.449cm" svg:x2="12.002cm" svg:y2="22.164cm">
          <text:p/>
        </draw:line>
        <draw:line draw:style-name="gr17" draw:text-style-name="P16" draw:layer="layout" svg:x1="12.454cm" svg:y1="22.185cm" svg:x2="12.483cm" svg:y2="21.957cm">
          <text:p/>
        </draw:line>
        <draw:line draw:style-name="gr17" draw:text-style-name="P16" draw:layer="layout" svg:x1="7.157cm" svg:y1="19.933cm" svg:x2="7.149cm" svg:y2="19.723cm">
          <text:p/>
        </draw:line>
        <draw:line draw:style-name="gr17" draw:text-style-name="P16" draw:layer="layout" svg:x1="7.044cm" svg:y1="19.726cm" svg:x2="7.128cm" svg:y2="19.526cm">
          <text:p/>
        </draw:line>
        <draw:line draw:style-name="gr17" draw:text-style-name="P16" draw:layer="layout" svg:x1="9.627cm" svg:y1="19.926cm" svg:x2="9.648cm" svg:y2="19.695cm">
          <text:p/>
        </draw:line>
        <draw:line draw:style-name="gr17" draw:text-style-name="P16" draw:layer="layout" svg:x1="10.186cm" svg:y1="19.622cm" svg:x2="10.199cm" svg:y2="19.376cm">
          <text:p/>
        </draw:line>
        <draw:line draw:style-name="gr17" draw:text-style-name="P16" draw:layer="layout" svg:x1="8.715cm" svg:y1="19.672cm" svg:x2="8.738cm" svg:y2="19.439cm">
          <text:p/>
        </draw:line>
        <draw:line draw:style-name="gr17" draw:text-style-name="P16" draw:layer="layout" svg:x1="12.614cm" svg:y1="19.866cm" svg:x2="12.695cm" svg:y2="19.661cm">
          <text:p/>
        </draw:line>
        <draw:line draw:style-name="gr17" draw:text-style-name="P16" draw:layer="layout" svg:x1="13.521cm" svg:y1="19.602cm" svg:x2="13.545cm" svg:y2="19.424cm">
          <text:p/>
        </draw:line>
        <draw:line draw:style-name="gr17" draw:text-style-name="P16" draw:layer="layout" svg:x1="11.963cm" svg:y1="19.593cm" svg:x2="11.963cm" svg:y2="19.356cm">
          <text:p/>
        </draw:line>
        <draw:line draw:style-name="gr17" draw:text-style-name="P16" draw:layer="layout" svg:x1="13.511cm" svg:y1="22.486cm" svg:x2="13.54cm" svg:y2="22.174cm">
          <text:p/>
        </draw:line>
        <draw:line draw:style-name="gr17" draw:text-style-name="P16" draw:layer="layout" svg:x1="13.479cm" svg:y1="25.436cm" svg:x2="13.525cm" svg:y2="25.19cm">
          <text:p/>
        </draw:line>
        <draw:line draw:style-name="gr17" draw:text-style-name="P16" draw:layer="layout" svg:x1="13.434cm" svg:y1="25.191cm" svg:x2="13.5cm" svg:y2="24.949cm">
          <text:p/>
        </draw:line>
        <draw:line draw:style-name="gr17" draw:text-style-name="P16" draw:layer="layout" svg:x1="6.452cm" svg:y1="26.113cm" svg:x2="6.202cm" svg:y2="26.129cm">
          <text:p/>
        </draw:line>
        <draw:line draw:style-name="gr17" draw:text-style-name="P16" draw:layer="layout" svg:x1="6.442cm" svg:y1="23.39cm" svg:x2="6.202cm" svg:y2="23.429cm">
          <text:p/>
        </draw:line>
        <draw:line draw:style-name="gr17" draw:text-style-name="P16" draw:layer="layout" svg:x1="6.489cm" svg:y1="21.029cm" svg:x2="6.202cm" svg:y2="21.055cm">
          <text:p/>
        </draw:line>
        <draw:line draw:style-name="gr17" draw:text-style-name="P16" draw:layer="layout" svg:x1="6.512cm" svg:y1="18.352cm" svg:x2="6.194cm" svg:y2="18.355cm">
          <text:p/>
        </draw:line>
        <draw:line draw:style-name="gr17" draw:text-style-name="P16" draw:layer="layout" svg:x1="7.93cm" svg:y1="26.069cm" svg:x2="7.81cm" svg:y2="26.061cm">
          <text:p/>
        </draw:line>
        <draw:line draw:style-name="gr17" draw:text-style-name="P16" draw:layer="layout" svg:x1="7.953cm" svg:y1="23.356cm" svg:x2="7.747cm" svg:y2="23.353cm">
          <text:p/>
        </draw:line>
        <draw:line draw:style-name="gr17" draw:text-style-name="P16" draw:layer="layout" svg:x1="7.973cm" svg:y1="20.958cm" svg:x2="7.832cm" svg:y2="20.945cm">
          <text:p/>
        </draw:line>
        <draw:line draw:style-name="gr17" draw:text-style-name="P16" draw:layer="layout" svg:x1="7.96cm" svg:y1="18.342cm" svg:x2="7.757cm" svg:y2="18.358cm">
          <text:p/>
        </draw:line>
        <draw:line draw:style-name="gr17" draw:text-style-name="P16" draw:layer="layout" svg:x1="8.14cm" svg:y1="26.056cm" svg:x2="7.929cm" svg:y2="26.069cm">
          <text:p/>
        </draw:line>
        <draw:line draw:style-name="gr17" draw:text-style-name="P16" draw:layer="layout" svg:x1="8.17cm" svg:y1="23.326cm" svg:x2="7.952cm" svg:y2="23.356cm">
          <text:p/>
        </draw:line>
        <draw:line draw:style-name="gr17" draw:text-style-name="P16" draw:layer="layout" svg:x1="8.212cm" svg:y1="20.938cm" svg:x2="7.974cm" svg:y2="20.872cm">
          <text:p/>
        </draw:line>
        <draw:line draw:style-name="gr17" draw:text-style-name="P16" draw:layer="layout" svg:x1="8.227cm" svg:y1="18.369cm" svg:x2="7.957cm" svg:y2="18.257cm">
          <text:p/>
        </draw:line>
        <draw:line draw:style-name="gr17" draw:text-style-name="P16" draw:layer="layout" svg:x1="10.997cm" svg:y1="25.939cm" svg:x2="10.879cm" svg:y2="25.918cm">
          <text:p/>
        </draw:line>
        <draw:line draw:style-name="gr17" draw:text-style-name="P16" draw:layer="layout" svg:x1="11.032cm" svg:y1="23.461cm" svg:x2="10.859cm" svg:y2="23.433cm">
          <text:p/>
        </draw:line>
        <draw:line draw:style-name="gr17" draw:text-style-name="P16" draw:layer="layout" svg:x1="11.069cm" svg:y1="20.93cm" svg:x2="10.864cm" svg:y2="20.956cm">
          <text:p/>
        </draw:line>
        <draw:line draw:style-name="gr17" draw:text-style-name="P16" draw:layer="layout" svg:x1="11.122cm" svg:y1="18.309cm" svg:x2="10.781cm" svg:y2="18.328cm">
          <text:p/>
        </draw:line>
        <draw:line draw:style-name="gr17" draw:text-style-name="P16" draw:layer="layout" svg:x1="9.38cm" svg:y1="18.349cm" svg:x2="9.193cm" svg:y2="18.349cm">
          <text:p/>
        </draw:line>
        <draw:line draw:style-name="gr17" draw:text-style-name="P16" draw:layer="layout" svg:x1="9.578cm" svg:y1="18.343cm" svg:x2="9.38cm" svg:y2="18.237cm">
          <text:p/>
        </draw:line>
        <draw:line draw:style-name="gr17" draw:text-style-name="P16" draw:layer="layout" svg:x1="11.289cm" svg:y1="24.697cm" svg:x2="11.016cm" svg:y2="24.755cm">
          <text:p/>
        </draw:line>
        <draw:line draw:style-name="gr17" draw:text-style-name="P16" draw:layer="layout" svg:x1="11.393cm" svg:y1="20.943cm" svg:x2="11.071cm" svg:y2="20.82cm">
          <text:p/>
        </draw:line>
        <draw:line draw:style-name="gr17" draw:text-style-name="P16" draw:layer="layout" svg:x1="11.428cm" svg:y1="18.33cm" svg:x2="11.123cm" svg:y2="18.147cm">
          <text:p/>
        </draw:line>
        <draw:line draw:style-name="gr17" draw:text-style-name="P16" draw:layer="layout" svg:x1="12.548cm" svg:y1="18.362cm" svg:x2="12.37cm" svg:y2="18.365cm">
          <text:p/>
        </draw:line>
        <draw:line draw:style-name="gr17" draw:text-style-name="P16" draw:layer="layout" svg:x1="12.697cm" svg:y1="18.325cm" svg:x2="12.552cm" svg:y2="18.252cm">
          <text:p/>
        </draw:line>
        <draw:line draw:style-name="gr17" draw:text-style-name="P16" draw:layer="layout" svg:x1="12.922cm" svg:y1="26.277cm" svg:x2="12.724cm" svg:y2="26.284cm">
          <text:p/>
        </draw:line>
        <draw:line draw:style-name="gr17" draw:text-style-name="P16" draw:layer="layout" svg:x1="12.775cm" svg:y1="24.698cm" svg:x2="12.584cm" svg:y2="24.692cm">
          <text:p/>
        </draw:line>
        <draw:line draw:style-name="gr17" draw:text-style-name="P16" draw:layer="layout" svg:x1="13.024cm" svg:y1="23.78cm" svg:x2="12.786cm" svg:y2="23.774cm">
          <text:p/>
        </draw:line>
        <draw:line draw:style-name="gr17" draw:text-style-name="P16" draw:layer="layout" svg:x1="7.11cm" svg:y1="17.188cm" svg:x2="7.099cm" svg:y2="16.953cm">
          <text:p/>
        </draw:line>
        <draw:line draw:style-name="gr17" draw:text-style-name="P16" draw:layer="layout" svg:x1="8.673cm" svg:y1="17.233cm" svg:x2="8.667cm" svg:y2="16.931cm">
          <text:p/>
        </draw:line>
        <draw:line draw:style-name="gr17" draw:text-style-name="P16" draw:layer="layout" svg:x1="10.166cm" svg:y1="17.281cm" svg:x2="10.177cm" svg:y2="16.923cm">
          <text:p/>
        </draw:line>
        <draw:line draw:style-name="gr17" draw:text-style-name="P16" draw:layer="layout" svg:x1="11.977cm" svg:y1="17.311cm" svg:x2="11.948cm" svg:y2="16.898cm">
          <text:p/>
        </draw:line>
        <draw:line draw:style-name="gr17" draw:text-style-name="P16" draw:layer="layout" svg:x1="13.374cm" svg:y1="17.296cm" svg:x2="13.403cm" svg:y2="16.851cm">
          <text:p/>
        </draw:line>
        <draw:line draw:style-name="gr17" draw:text-style-name="P16" draw:layer="layout" svg:x1="6.202cm" svg:y1="26.129cm" svg:x2="6.205cm" svg:y2="24.542cm">
          <text:p/>
        </draw:line>
        <draw:line draw:style-name="gr17" draw:text-style-name="P16" draw:layer="layout" svg:x1="6.205cm" svg:y1="24.543cm" svg:x2="6.202cm" svg:y2="23.428cm">
          <text:p/>
        </draw:line>
        <draw:line draw:style-name="gr17" draw:text-style-name="P16" draw:layer="layout" svg:x1="6.203cm" svg:y1="23.429cm" svg:x2="6.179cm" svg:y2="22.238cm">
          <text:p/>
        </draw:line>
        <draw:line draw:style-name="gr17" draw:text-style-name="P16" draw:layer="layout" svg:x1="6.179cm" svg:y1="22.239cm" svg:x2="6.203cm" svg:y2="21.054cm">
          <text:p/>
        </draw:line>
        <draw:line draw:style-name="gr17" draw:text-style-name="P16" draw:layer="layout" svg:x1="6.203cm" svg:y1="21.055cm" svg:x2="6.192cm" svg:y2="19.783cm">
          <text:p/>
        </draw:line>
        <draw:line draw:style-name="gr17" draw:text-style-name="P16" draw:layer="layout" svg:x1="6.192cm" svg:y1="19.784cm" svg:x2="6.195cm" svg:y2="18.354cm">
          <text:p/>
        </draw:line>
        <draw:line draw:style-name="gr17" draw:text-style-name="P16" draw:layer="layout" svg:x1="6.195cm" svg:y1="18.355cm" svg:x2="6.192cm" svg:y2="16.99cm">
          <text:p/>
        </draw:line>
        <draw:line draw:style-name="gr17" draw:text-style-name="P16" draw:layer="layout" svg:x1="6.194cm" svg:y1="27.66cm" svg:x2="6.204cm" svg:y2="26.128cm">
          <text:p/>
        </draw:line>
        <draw:line draw:style-name="gr17" draw:text-style-name="P16" draw:layer="layout" svg:x1="6.194cm" svg:y1="27.66cm" svg:x2="7.088cm" svg:y2="27.649cm">
          <text:p/>
        </draw:line>
        <draw:line draw:style-name="gr17" draw:text-style-name="P16" draw:layer="layout" svg:x1="7.087cm" svg:y1="27.65cm" svg:x2="7.94cm" svg:y2="27.636cm">
          <text:p/>
        </draw:line>
        <draw:line draw:style-name="gr17" draw:text-style-name="P16" draw:layer="layout" svg:x1="7.939cm" svg:y1="27.637cm" svg:x2="9.174cm" svg:y2="27.591cm">
          <text:p/>
        </draw:line>
        <draw:line draw:style-name="gr17" draw:text-style-name="P16" draw:layer="layout" svg:x1="9.173cm" svg:y1="27.592cm" svg:x2="11.014cm" svg:y2="27.534cm">
          <text:p/>
        </draw:line>
        <draw:line draw:style-name="gr17" draw:text-style-name="P16" draw:layer="layout" svg:x1="11.013cm" svg:y1="27.535cm" svg:x2="11.852cm" svg:y2="27.494cm">
          <text:p/>
        </draw:line>
        <draw:line draw:style-name="gr17" draw:text-style-name="P16" draw:layer="layout" svg:x1="11.851cm" svg:y1="27.495cm" svg:x2="12.7cm" svg:y2="27.477cm">
          <text:p/>
        </draw:line>
        <draw:line draw:style-name="gr17" draw:text-style-name="P16" draw:layer="layout" svg:x1="12.699cm" svg:y1="27.478cm" svg:x2="13.455cm" svg:y2="27.442cm">
          <text:p/>
        </draw:line>
        <draw:line draw:style-name="gr17" draw:text-style-name="P16" draw:layer="layout" svg:x1="13.454cm" svg:y1="27.443cm" svg:x2="14.163cm" svg:y2="27.404cm">
          <text:p/>
        </draw:line>
        <draw:line draw:style-name="gr17" draw:text-style-name="P16" draw:layer="layout" svg:x1="14.162cm" svg:y1="27.405cm" svg:x2="14.167cm" svg:y2="26.287cm">
          <text:p/>
        </draw:line>
        <draw:line draw:style-name="gr17" draw:text-style-name="P16" draw:layer="layout" svg:x1="14.167cm" svg:y1="26.288cm" svg:x2="14.162cm" svg:y2="25.198cm">
          <text:p/>
        </draw:line>
        <draw:line draw:style-name="gr17" draw:text-style-name="P16" draw:layer="layout" svg:x1="14.162cm" svg:y1="25.199cm" svg:x2="14.181cm" svg:y2="23.767cm">
          <text:p/>
        </draw:line>
        <draw:line draw:style-name="gr17" draw:text-style-name="P16" draw:layer="layout" svg:x1="14.18cm" svg:y1="23.768cm" svg:x2="14.188cm" svg:y2="22.166cm">
          <text:p/>
        </draw:line>
        <draw:line draw:style-name="gr17" draw:text-style-name="P16" draw:layer="layout" svg:x1="14.187cm" svg:y1="22.167cm" svg:x2="14.223cm" svg:y2="21.062cm">
          <text:p/>
        </draw:line>
        <draw:line draw:style-name="gr17" draw:text-style-name="P16" draw:layer="layout" svg:x1="14.222cm" svg:y1="21.063cm" svg:x2="14.227cm" svg:y2="19.623cm">
          <text:p/>
        </draw:line>
        <draw:line draw:style-name="gr17" draw:text-style-name="P16" draw:layer="layout" svg:x1="14.225cm" svg:y1="19.624cm" svg:x2="14.248cm" svg:y2="18.359cm">
          <text:p/>
        </draw:line>
        <draw:line draw:style-name="gr17" draw:text-style-name="P16" draw:layer="layout" svg:x1="14.248cm" svg:y1="18.36cm" svg:x2="14.239cm" svg:y2="16.836cm">
          <text:p/>
        </draw:line>
        <draw:line draw:style-name="gr17" draw:text-style-name="P16" draw:layer="layout" svg:x1="6.192cm" svg:y1="16.991cm" svg:x2="7.1cm" svg:y2="16.953cm">
          <text:p/>
        </draw:line>
        <draw:line draw:style-name="gr17" draw:text-style-name="P16" draw:layer="layout" svg:x1="8.667cm" svg:y1="16.931cm" svg:x2="9.37cm" svg:y2="16.931cm">
          <text:p/>
        </draw:line>
        <draw:line draw:style-name="gr17" draw:text-style-name="P16" draw:layer="layout" svg:x1="9.37cm" svg:y1="16.932cm" svg:x2="10.177cm" svg:y2="16.923cm">
          <text:p/>
        </draw:line>
        <draw:line draw:style-name="gr17" draw:text-style-name="P16" draw:layer="layout" svg:x1="10.176cm" svg:y1="16.923cm" svg:x2="11.054cm" svg:y2="16.932cm">
          <text:p/>
        </draw:line>
        <draw:line draw:style-name="gr17" draw:text-style-name="P16" draw:layer="layout" svg:x1="11.053cm" svg:y1="16.932cm" svg:x2="11.949cm" svg:y2="16.898cm">
          <text:p/>
        </draw:line>
        <draw:line draw:style-name="gr17" draw:text-style-name="P16" draw:layer="layout" svg:x1="11.948cm" svg:y1="16.898cm" svg:x2="12.535cm" svg:y2="16.942cm">
          <text:p/>
        </draw:line>
        <draw:line draw:style-name="gr17" draw:text-style-name="P16" draw:layer="layout" svg:x1="12.534cm" svg:y1="16.942cm" svg:x2="13.403cm" svg:y2="16.851cm">
          <text:p/>
        </draw:line>
        <draw:line draw:style-name="gr17" draw:text-style-name="P16" draw:layer="layout" svg:x1="13.402cm" svg:y1="16.852cm" svg:x2="14.24cm" svg:y2="16.836cm">
          <text:p/>
        </draw:line>
        <draw:line draw:style-name="gr17" draw:text-style-name="P16" draw:layer="layout" svg:x1="6.204cm" svg:y1="24.543cm" svg:x2="7.12cm" svg:y2="24.517cm">
          <text:p/>
        </draw:line>
        <draw:line draw:style-name="gr17" draw:text-style-name="P16" draw:layer="layout" svg:x1="7.119cm" svg:y1="24.517cm" svg:x2="7.214cm" svg:y2="24.517cm">
          <text:p/>
        </draw:line>
        <draw:line draw:style-name="gr17" draw:text-style-name="P16" draw:layer="layout" svg:x1="7.214cm" svg:y1="24.517cm" svg:x2="7.945cm" svg:y2="24.563cm">
          <text:p/>
        </draw:line>
        <draw:line draw:style-name="gr17" draw:text-style-name="P16" draw:layer="layout" svg:x1="7.944cm" svg:y1="24.563cm" svg:x2="9.446cm" svg:y2="24.552cm">
          <text:p/>
        </draw:line>
        <draw:line draw:style-name="gr17" draw:text-style-name="P16" draw:layer="layout" svg:x1="9.445cm" svg:y1="24.552cm" svg:x2="9.531cm" svg:y2="24.557cm">
          <text:p/>
        </draw:line>
        <draw:line draw:style-name="gr17" draw:text-style-name="P16" draw:layer="layout" svg:x1="9.53cm" svg:y1="24.556cm" svg:x2="10.907cm" svg:y2="24.542cm">
          <text:p/>
        </draw:line>
        <draw:line draw:style-name="gr17" draw:text-style-name="P16" draw:layer="layout" svg:x1="6.179cm" svg:y1="22.239cm" svg:x2="7.103cm" svg:y2="22.146cm">
          <text:p/>
        </draw:line>
        <draw:line draw:style-name="gr17" draw:text-style-name="P16" draw:layer="layout" svg:x1="7.102cm" svg:y1="22.146cm" svg:x2="7.171cm" svg:y2="22.146cm">
          <text:p/>
        </draw:line>
        <draw:line draw:style-name="gr17" draw:text-style-name="P16" draw:layer="layout" svg:x1="7.171cm" svg:y1="22.146cm" svg:x2="7.945cm" svg:y2="22.162cm">
          <text:p/>
        </draw:line>
        <draw:line draw:style-name="gr17" draw:text-style-name="P16" draw:layer="layout" svg:x1="7.944cm" svg:y1="22.162cm" svg:x2="9.798cm" svg:y2="22.136cm">
          <text:p/>
        </draw:line>
        <draw:line draw:style-name="gr17" draw:text-style-name="P16" draw:layer="layout" svg:x1="9.797cm" svg:y1="22.137cm" svg:x2="9.892cm" svg:y2="22.134cm">
          <text:p/>
        </draw:line>
        <draw:line draw:style-name="gr17" draw:text-style-name="P16" draw:layer="layout" svg:x1="9.891cm" svg:y1="22.134cm" svg:x2="11.069cm" svg:y2="22.162cm">
          <text:p/>
        </draw:line>
        <draw:line draw:style-name="gr17" draw:text-style-name="P16" draw:layer="layout" svg:x1="11.068cm" svg:y1="22.161cm" svg:x2="12.002cm" svg:y2="22.165cm">
          <text:p/>
        </draw:line>
        <draw:line draw:style-name="gr17" draw:text-style-name="P16" draw:layer="layout" svg:x1="12.001cm" svg:y1="22.164cm" svg:x2="12.455cm" svg:y2="22.185cm">
          <text:p/>
        </draw:line>
        <draw:line draw:style-name="gr17" draw:text-style-name="P16" draw:layer="layout" svg:x1="12.454cm" svg:y1="22.184cm" svg:x2="12.799cm" svg:y2="22.2cm">
          <text:p/>
        </draw:line>
        <draw:line draw:style-name="gr17" draw:text-style-name="P16" draw:layer="layout" svg:x1="12.798cm" svg:y1="22.2cm" svg:x2="13.54cm" svg:y2="22.174cm">
          <text:p/>
        </draw:line>
        <draw:line draw:style-name="gr17" draw:text-style-name="P16" draw:layer="layout" svg:x1="13.539cm" svg:y1="22.175cm" svg:x2="14.188cm" svg:y2="22.166cm">
          <text:p/>
        </draw:line>
        <draw:line draw:style-name="gr17" draw:text-style-name="P16" draw:layer="layout" svg:x1="12.699cm" svg:y1="27.478cm" svg:x2="12.725cm" svg:y2="26.282cm">
          <text:p/>
        </draw:line>
        <draw:line draw:style-name="gr17" draw:text-style-name="P16" draw:layer="layout" svg:x1="12.724cm" svg:y1="26.283cm" svg:x2="12.757cm" svg:y2="25.223cm">
          <text:p/>
        </draw:line>
        <draw:line draw:style-name="gr17" draw:text-style-name="P16" draw:layer="layout" svg:x1="12.756cm" svg:y1="25.224cm" svg:x2="12.775cm" svg:y2="24.697cm">
          <text:p/>
        </draw:line>
        <draw:line draw:style-name="gr17" draw:text-style-name="P16" draw:layer="layout" svg:x1="12.774cm" svg:y1="24.698cm" svg:x2="12.787cm" svg:y2="23.774cm">
          <text:p/>
        </draw:line>
        <draw:line draw:style-name="gr17" draw:text-style-name="P16" draw:layer="layout" svg:x1="12.786cm" svg:y1="23.775cm" svg:x2="12.799cm" svg:y2="22.199cm">
          <text:p/>
        </draw:line>
        <draw:line draw:style-name="gr17" draw:text-style-name="P16" draw:layer="layout" svg:x1="12.756cm" svg:y1="25.224cm" svg:x2="13.435cm" svg:y2="25.19cm">
          <text:p/>
        </draw:line>
        <draw:line draw:style-name="gr17" draw:text-style-name="P16" draw:layer="layout" svg:x1="13.434cm" svg:y1="25.19cm" svg:x2="13.524cm" svg:y2="25.19cm">
          <text:p/>
        </draw:line>
        <draw:line draw:style-name="gr17" draw:text-style-name="P16" draw:layer="layout" svg:x1="13.524cm" svg:y1="25.19cm" svg:x2="14.163cm" svg:y2="25.199cm">
          <text:p/>
        </draw:line>
        <draw:line draw:style-name="gr17" draw:text-style-name="P16" draw:layer="layout" svg:x1="6.192cm" svg:y1="19.784cm" svg:x2="7.045cm" svg:y2="19.725cm">
          <text:p/>
        </draw:line>
        <draw:line draw:style-name="gr17" draw:text-style-name="P16" draw:layer="layout" svg:x1="7.044cm" svg:y1="19.726cm" svg:x2="7.15cm" svg:y2="19.723cm">
          <text:p/>
        </draw:line>
        <draw:line draw:style-name="gr17" draw:text-style-name="P16" draw:layer="layout" svg:x1="7.149cm" svg:y1="19.723cm" svg:x2="7.923cm" svg:y2="19.735cm">
          <text:p/>
        </draw:line>
        <draw:line draw:style-name="gr17" draw:text-style-name="P16" draw:layer="layout" svg:x1="7.922cm" svg:y1="19.734cm" svg:x2="8.716cm" svg:y2="19.671cm">
          <text:p/>
        </draw:line>
        <draw:line draw:style-name="gr17" draw:text-style-name="P16" draw:layer="layout" svg:x1="8.715cm" svg:y1="19.672cm" svg:x2="9.339cm" svg:y2="19.651cm">
          <text:p/>
        </draw:line>
        <draw:line draw:style-name="gr17" draw:text-style-name="P16" draw:layer="layout" svg:x1="9.338cm" svg:y1="19.651cm" svg:x2="9.648cm" svg:y2="19.696cm">
          <text:p/>
        </draw:line>
        <draw:line draw:style-name="gr17" draw:text-style-name="P16" draw:layer="layout" svg:x1="9.647cm" svg:y1="19.696cm" svg:x2="10.187cm" svg:y2="19.621cm">
          <text:p/>
        </draw:line>
        <draw:line draw:style-name="gr17" draw:text-style-name="P16" draw:layer="layout" svg:x1="10.186cm" svg:y1="19.621cm" svg:x2="10.977cm" svg:y2="19.649cm">
          <text:p/>
        </draw:line>
        <draw:line draw:style-name="gr17" draw:text-style-name="P16" draw:layer="layout" svg:x1="10.976cm" svg:y1="19.649cm" svg:x2="11.964cm" svg:y2="19.593cm">
          <text:p/>
        </draw:line>
        <draw:line draw:style-name="gr17" draw:text-style-name="P16" draw:layer="layout" svg:x1="11.963cm" svg:y1="19.594cm" svg:x2="12.438cm" svg:y2="19.591cm">
          <text:p/>
        </draw:line>
        <draw:line draw:style-name="gr17" draw:text-style-name="P16" draw:layer="layout" svg:x1="12.437cm" svg:y1="19.591cm" svg:x2="12.695cm" svg:y2="19.662cm">
          <text:p/>
        </draw:line>
        <draw:line draw:style-name="gr17" draw:text-style-name="P16" draw:layer="layout" svg:x1="12.694cm" svg:y1="19.662cm" svg:x2="13.522cm" svg:y2="19.601cm">
          <text:p/>
        </draw:line>
        <draw:line draw:style-name="gr17" draw:text-style-name="P16" draw:layer="layout" svg:x1="13.521cm" svg:y1="19.601cm" svg:x2="14.226cm" svg:y2="19.624cm">
          <text:p/>
        </draw:line>
        <draw:line draw:style-name="gr17" draw:text-style-name="P16" draw:layer="layout" svg:x1="7.94cm" svg:y1="27.637cm" svg:x2="7.929cm" svg:y2="26.068cm">
          <text:p/>
        </draw:line>
        <draw:line draw:style-name="gr17" draw:text-style-name="P16" draw:layer="layout" svg:x1="7.929cm" svg:y1="26.069cm" svg:x2="7.945cm" svg:y2="24.562cm">
          <text:p/>
        </draw:line>
        <draw:line draw:style-name="gr17" draw:text-style-name="P16" draw:layer="layout" svg:x1="7.944cm" svg:y1="24.563cm" svg:x2="7.954cm" svg:y2="23.355cm">
          <text:p/>
        </draw:line>
        <draw:line draw:style-name="gr17" draw:text-style-name="P16" draw:layer="layout" svg:x1="7.954cm" svg:y1="23.356cm" svg:x2="7.944cm" svg:y2="22.161cm">
          <text:p/>
        </draw:line>
        <draw:line draw:style-name="gr17" draw:text-style-name="P16" draw:layer="layout" svg:x1="7.944cm" svg:y1="22.162cm" svg:x2="7.973cm" svg:y2="20.957cm">
          <text:p/>
        </draw:line>
        <draw:line draw:style-name="gr17" draw:text-style-name="P16" draw:layer="layout" svg:x1="7.972cm" svg:y1="20.958cm" svg:x2="7.975cm" svg:y2="20.872cm">
          <text:p/>
        </draw:line>
        <draw:line draw:style-name="gr17" draw:text-style-name="P16" draw:layer="layout" svg:x1="7.975cm" svg:y1="20.873cm" svg:x2="7.922cm" svg:y2="19.733cm">
          <text:p/>
        </draw:line>
        <draw:line draw:style-name="gr17" draw:text-style-name="P16" draw:layer="layout" svg:x1="7.922cm" svg:y1="19.734cm" svg:x2="7.96cm" svg:y2="18.342cm">
          <text:p/>
        </draw:line>
        <draw:line draw:style-name="gr17" draw:text-style-name="P16" draw:layer="layout" svg:x1="7.96cm" svg:y1="18.343cm" svg:x2="7.957cm" svg:y2="18.257cm">
          <text:p/>
        </draw:line>
        <draw:line draw:style-name="gr17" draw:text-style-name="P16" draw:layer="layout" svg:x1="7.099cm" svg:y1="16.954cm" svg:x2="7.898cm" svg:y2="16.918cm">
          <text:p/>
        </draw:line>
        <draw:line draw:style-name="gr17" draw:text-style-name="P16" draw:layer="layout" svg:x1="7.897cm" svg:y1="16.918cm" svg:x2="8.668cm" svg:y2="16.932cm">
          <text:p/>
        </draw:line>
        <draw:line draw:style-name="gr17" draw:text-style-name="P16" draw:layer="layout" svg:x1="7.958cm" svg:y1="18.258cm" svg:x2="7.897cm" svg:y2="16.918cm">
          <text:p/>
        </draw:line>
        <draw:line draw:style-name="gr17" draw:text-style-name="P16" draw:layer="layout" svg:x1="9.338cm" svg:y1="19.652cm" svg:x2="9.381cm" svg:y2="18.349cm">
          <text:p/>
        </draw:line>
        <draw:line draw:style-name="gr17" draw:text-style-name="P16" draw:layer="layout" svg:x1="9.38cm" svg:y1="18.349cm" svg:x2="9.38cm" svg:y2="18.237cm">
          <text:p/>
        </draw:line>
        <draw:line draw:style-name="gr17" draw:text-style-name="P16" draw:layer="layout" svg:x1="9.382cm" svg:y1="18.238cm" svg:x2="9.37cm" svg:y2="16.931cm">
          <text:p/>
        </draw:line>
        <draw:line draw:style-name="gr17" draw:text-style-name="P16" draw:layer="layout" svg:x1="10.976cm" svg:y1="19.649cm" svg:x2="11.122cm" svg:y2="18.309cm">
          <text:p/>
        </draw:line>
        <draw:line draw:style-name="gr17" draw:text-style-name="P16" draw:layer="layout" svg:x1="11.121cm" svg:y1="18.31cm" svg:x2="11.124cm" svg:y2="18.147cm">
          <text:p/>
        </draw:line>
        <draw:line draw:style-name="gr17" draw:text-style-name="P16" draw:layer="layout" svg:x1="11.124cm" svg:y1="18.148cm" svg:x2="11.053cm" svg:y2="16.931cm">
          <text:p/>
        </draw:line>
        <draw:line draw:style-name="gr17" draw:text-style-name="P16" draw:layer="layout" svg:x1="12.437cm" svg:y1="19.592cm" svg:x2="12.548cm" svg:y2="18.362cm">
          <text:p/>
        </draw:line>
        <draw:line draw:style-name="gr17" draw:text-style-name="P16" draw:layer="layout" svg:x1="12.547cm" svg:y1="18.363cm" svg:x2="12.553cm" svg:y2="18.252cm">
          <text:p/>
        </draw:line>
        <draw:line draw:style-name="gr17" draw:text-style-name="P16" draw:layer="layout" svg:x1="12.553cm" svg:y1="18.253cm" svg:x2="12.534cm" svg:y2="16.941cm">
          <text:p/>
        </draw:line>
        <draw:line draw:style-name="gr17" draw:text-style-name="P16" draw:layer="layout" svg:x1="11.014cm" svg:y1="27.535cm" svg:x2="10.996cm" svg:y2="25.938cm">
          <text:p/>
        </draw:line>
        <draw:line draw:style-name="gr17" draw:text-style-name="P16" draw:layer="layout" svg:x1="10.996cm" svg:y1="25.939cm" svg:x2="11.017cm" svg:y2="24.754cm">
          <text:p/>
        </draw:line>
        <draw:line draw:style-name="gr17" draw:text-style-name="P16" draw:layer="layout" svg:x1="11.017cm" svg:y1="24.755cm" svg:x2="10.906cm" svg:y2="24.542cm">
          <text:p/>
        </draw:line>
        <draw:line draw:style-name="gr17" draw:text-style-name="P16" draw:layer="layout" svg:x1="10.906cm" svg:y1="24.543cm" svg:x2="11.032cm" svg:y2="23.46cm">
          <text:p/>
        </draw:line>
        <draw:line draw:style-name="gr17" draw:text-style-name="P16" draw:layer="layout" svg:x1="11.031cm" svg:y1="23.461cm" svg:x2="11.069cm" svg:y2="22.161cm">
          <text:p/>
        </draw:line>
        <draw:line draw:style-name="gr17" draw:text-style-name="P16" draw:layer="layout" svg:x1="11.068cm" svg:y1="22.161cm" svg:x2="11.068cm" svg:y2="20.93cm">
          <text:p/>
        </draw:line>
        <draw:line draw:style-name="gr17" draw:text-style-name="P16" draw:layer="layout" svg:x1="11.068cm" svg:y1="20.931cm" svg:x2="11.073cm" svg:y2="20.82cm">
          <text:p/>
        </draw:line>
        <draw:line draw:style-name="gr17" draw:text-style-name="P16" draw:layer="layout" svg:x1="11.072cm" svg:y1="20.821cm" svg:x2="10.976cm" svg:y2="19.648cm">
          <text:p/>
        </draw:line>
        <draw:frame draw:style-name="gr18" draw:text-style-name="P18" draw:layer="layout" svg:width="0.273cm" svg:height="0.315cm" draw:transform="rotate (1.5707963267949) translate (6.932cm 26.076cm)">
          <draw:text-box>
            <text:p text:style-name="P17"><text:span text:style-name="T1">A</text:span></text:p>
          </draw:text-box>
        </draw:frame>
        <draw:frame draw:style-name="gr18" draw:text-style-name="P18" draw:layer="layout" svg:width="0.273cm" svg:height="0.315cm" draw:transform="rotate (1.5707963267949) translate (6.945cm 23.369cm)">
          <draw:text-box>
            <text:p text:style-name="P17"><text:span text:style-name="T1">B</text:span></text:p>
          </draw:text-box>
        </draw:frame>
        <draw:frame draw:style-name="gr18" draw:text-style-name="P18" draw:layer="layout" svg:width="0.273cm" svg:height="0.315cm" draw:transform="rotate (1.5707963267949) translate (6.981cm 20.99cm)">
          <draw:text-box>
            <text:p text:style-name="P17"><text:span text:style-name="T1">C</text:span></text:p>
          </draw:text-box>
        </draw:frame>
        <draw:frame draw:style-name="gr18" draw:text-style-name="P18" draw:layer="layout" svg:width="0.273cm" svg:height="0.315cm" draw:transform="rotate (1.5707963267949) translate (6.945cm 18.442cm)">
          <draw:text-box>
            <text:p text:style-name="P17"><text:span text:style-name="T1">D</text:span></text:p>
          </draw:text-box>
        </draw:frame>
        <draw:frame draw:style-name="gr18" draw:text-style-name="P18" draw:layer="layout" svg:width="0.273cm" svg:height="0.315cm" draw:transform="rotate (1.5707963267949) translate (9.298cm 26.084cm)">
          <draw:text-box>
            <text:p text:style-name="P17"><text:span text:style-name="T1">E</text:span></text:p>
          </draw:text-box>
        </draw:frame>
        <draw:frame draw:style-name="gr18" draw:text-style-name="P18" draw:layer="layout" svg:width="0.273cm" svg:height="0.315cm" draw:transform="rotate (1.5707963267949) translate (9.331cm 23.424cm)">
          <draw:text-box>
            <text:p text:style-name="P17"><text:span text:style-name="T1">F</text:span></text:p>
          </draw:text-box>
        </draw:frame>
        <draw:frame draw:style-name="gr18" draw:text-style-name="P18" draw:layer="layout" svg:width="0.273cm" svg:height="0.315cm" draw:transform="rotate (1.5707963267949) translate (9.362cm 21.016cm)">
          <draw:text-box>
            <text:p text:style-name="P17"><text:span text:style-name="T1">G</text:span></text:p>
          </draw:text-box>
        </draw:frame>
        <draw:frame draw:style-name="gr18" draw:text-style-name="P18" draw:layer="layout" svg:width="0.273cm" svg:height="0.315cm" draw:transform="rotate (1.5707963267949) translate (8.515cm 18.425cm)">
          <draw:text-box>
            <text:p text:style-name="P17"><text:span text:style-name="T1">H</text:span></text:p>
          </draw:text-box>
        </draw:frame>
        <draw:frame draw:style-name="gr18" draw:text-style-name="P18" draw:layer="layout" svg:width="0.273cm" svg:height="0.315cm" draw:transform="rotate (1.5707963267949) translate (10.034cm 18.366cm)">
          <draw:text-box>
            <text:p text:style-name="P17"><text:span text:style-name="T1">I</text:span></text:p>
          </draw:text-box>
        </draw:frame>
        <draw:frame draw:style-name="gr18" draw:text-style-name="P18" draw:layer="layout" svg:width="0.273cm" svg:height="0.315cm" draw:transform="rotate (1.5707963267949) translate (11.769cm 24.84cm)">
          <draw:text-box>
            <text:p text:style-name="P17"><text:span text:style-name="T1">J</text:span></text:p>
          </draw:text-box>
        </draw:frame>
        <draw:frame draw:style-name="gr18" draw:text-style-name="P18" draw:layer="layout" svg:width="0.273cm" svg:height="0.315cm" draw:transform="rotate (1.5707963267949) translate (13.267cm 26.308cm)">
          <draw:text-box>
            <text:p text:style-name="P17"><text:span text:style-name="T1">K</text:span></text:p>
          </draw:text-box>
        </draw:frame>
        <draw:frame draw:style-name="gr18" draw:text-style-name="P18" draw:layer="layout" svg:width="0.273cm" svg:height="0.315cm" draw:transform="rotate (1.5707963267949) translate (13.31cm 23.771cm)">
          <draw:text-box>
            <text:p text:style-name="P17"><text:span text:style-name="T1">L</text:span></text:p>
          </draw:text-box>
        </draw:frame>
        <draw:frame draw:style-name="gr18" draw:text-style-name="P18" draw:layer="layout" svg:width="0.273cm" svg:height="0.315cm" draw:transform="rotate (1.5707963267949) translate (12.514cm 21.01cm)">
          <draw:text-box>
            <text:p text:style-name="P17"><text:span text:style-name="T1">M</text:span></text:p>
          </draw:text-box>
        </draw:frame>
        <draw:frame draw:style-name="gr18" draw:text-style-name="P18" draw:layer="layout" svg:width="0.273cm" svg:height="0.315cm" draw:transform="rotate (1.5707963267949) translate (11.712cm 18.394cm)">
          <draw:text-box>
            <text:p text:style-name="P17"><text:span text:style-name="T1">N</text:span></text:p>
          </draw:text-box>
        </draw:frame>
        <draw:polygon draw:style-name="gr19" draw:text-style-name="P19" draw:layer="layout" svg:width="0.783cm" svg:height="0.209cm" svg:x="4.152cm" svg:y="15.984cm" svg:viewBox="0 0 784 210" draw:points="591,201 0,210 784,0">
          <text:p/>
        </draw:polygon>
        <draw:polygon draw:style-name="gr20" draw:text-style-name="P20" draw:layer="layout" svg:width="0.789cm" svg:height="0.193cm" svg:x="4.152cm" svg:y="16.184cm" svg:viewBox="0 0 790 194" draw:points="591,0 0,9 790,194">
          <text:p/>
        </draw:polygon>
        <draw:polygon draw:style-name="gr21" draw:text-style-name="P16" draw:layer="layout" svg:width="0.789cm" svg:height="0.393cm" svg:x="4.152cm" svg:y="15.984cm" svg:viewBox="0 0 790 394" draw:points="591,200 790,394 0,209 784,0">
          <text:p/>
        </draw:polygon>
        <draw:path draw:style-name="gr22" draw:text-style-name="P16" draw:layer="layout" svg:width="0.918cm" svg:height="0.917cm" svg:x="4.086cm" svg:y="15.728cm" svg:viewBox="0 0 919 918" svg:d="M459 0c255 0 460 205 460 460 0 253-205 458-460 458-253 0-459-205-459-458 0-255 206-460 459-460z">
          <text:p/>
        </draw:path>
        <draw:polygon draw:style-name="gr19" draw:text-style-name="P19" draw:layer="layout" svg:width="0.193cm" svg:height="0.151cm" svg:x="3.781cm" svg:y="16.12cm" svg:viewBox="0 0 194 152" draw:points="0,3 0,25 157,23 1,126 3,152 194,149 194,127 38,129 192,27 192,0">
          <text:p/>
        </draw:polygon>
        <draw:frame draw:style-name="gr18" draw:text-style-name="P18" draw:layer="layout" svg:width="0.273cm" svg:height="0.315cm" draw:transform="rotate (1.5707963267949) translate (13.174cm 18.438cm)">
          <draw:text-box>
            <text:p text:style-name="P17"><text:span text:style-name="T1">O</text:span></text:p>
          </draw:text-box>
        </draw:frame>
        <draw:frame draw:style-name="gr23" draw:text-style-name="P21" draw:layer="layout" svg:width="7.842cm" svg:height="0.755cm" draw:transform="rotate (1.5707963267949) translate (3.925cm 25.953cm)">
          <draw:text-box>
            <text:p text:style-name="P17"><text:span text:style-name="T2">Solid Waste Collection − Trip3</text:span></text:p>
          </draw:text-box>
        </draw:frame>
        <draw:frame draw:style-name="gr24" draw:text-style-name="P22" draw:layer="layout" svg:width="2.004cm" svg:height="0.314cm" draw:transform="rotate (1.5707963267949) translate (16.752cm 17.52cm)">
          <draw:text-box>
            <text:p text:style-name="P17"><text:span text:style-name="T3">VAASU DEVAN S</text:span></text:p>
          </draw:text-box>
        </draw:frame>
        <draw:frame draw:style-name="gr24" draw:text-style-name="P22" draw:layer="layout" svg:width="1.467cm" svg:height="0.314cm" draw:transform="rotate (1.5707963267949) translate (17.001cm 17.52cm)">
          <draw:text-box>
            <text:p text:style-name="P17"><text:span text:style-name="T3"><text:s/></text:span><text:span text:style-name="T3">2014107051</text:span></text:p>
          </draw:text-box>
        </draw:frame>
        <draw:frame draw:style-name="gr25" draw:text-style-name="P23" draw:layer="layout" svg:width="12.897cm" svg:height="0.378cm" draw:transform="rotate (1.5707963267949) translate (5.353cm 28.65cm)">
          <draw:text-box>
            <text:p text:style-name="P17"><text:span text:style-name="T4">Start−&gt;F1−&gt;G3−&gt;B2−&gt;G4−&gt;F3−&gt;A4−&gt;A3−&gt;O4−&gt;C4−&gt;A2−&gt;D3−&gt;G1−&gt;M4−&gt;E1−&gt;B4−&gt;H1−&gt;L3</text:span></text:p>
          </draw:text-box>
        </draw:frame>
        <draw:frame draw:style-name="gr24" draw:text-style-name="P22" draw:layer="layout" svg:width="0.887cm" svg:height="0.314cm" draw:transform="rotate (1.5707963267949) translate (15.518cm 23.261cm)">
          <draw:text-box>
            <text:p text:style-name="P17"><text:span text:style-name="T3">SCALE:</text:span></text:p>
          </draw:text-box>
        </draw:frame>
        <draw:frame draw:style-name="gr24" draw:text-style-name="P22" draw:layer="layout" svg:width="0.904cm" svg:height="0.314cm" draw:transform="rotate (1.5707963267949) translate (15.518cm 22cm)">
          <draw:text-box>
            <text:p text:style-name="P17"><text:span text:style-name="T3">1 : 7417</text:span></text:p>
          </draw:text-box>
        </draw:frame>
        <draw:frame draw:style-name="gr24" draw:text-style-name="P22" draw:layer="layout" svg:width="3.478cm" svg:height="0.314cm" draw:transform="rotate (1.5707963267949) translate (16.142cm 23.261cm)">
          <draw:text-box>
            <text:p text:style-name="P17"><text:span text:style-name="T3">REGION: <text:s text:c="2"/>415482 <text:s text:c="7"/>416851</text:span></text:p>
          </draw:text-box>
        </draw:frame>
        <draw:frame draw:style-name="gr24" draw:text-style-name="P22" draw:layer="layout" svg:width="0.98cm" svg:height="0.314cm" draw:transform="rotate (1.5707963267949) translate (15.892cm 21.377cm)">
          <draw:text-box>
            <text:p text:style-name="P17"><text:span text:style-name="T3">1443552</text:span></text:p>
          </draw:text-box>
        </draw:frame>
        <draw:polygon draw:style-name="gr20" draw:text-style-name="P20" draw:layer="layout" svg:width="1.222cm" svg:height="1.721cm" svg:x="15.077cm" svg:y="16.336cm" svg:viewBox="0 0 1223 1722" draw:points="1223,1722 1223,0 0,0 0,1722">
          <text:p/>
        </draw:polygon>
        <draw:line draw:style-name="gr26" draw:text-style-name="P16" draw:layer="layout" svg:x1="15.364cm" svg:y1="17.958cm" svg:x2="15.364cm" svg:y2="17.24cm">
          <text:p/>
        </draw:line>
        <draw:frame draw:style-name="gr24" draw:text-style-name="P22" draw:layer="layout" svg:width="0.98cm" svg:height="0.314cm" draw:transform="rotate (1.5707963267949) translate (16.391cm 21.377cm)">
          <draw:text-box>
            <text:p text:style-name="P17"><text:span text:style-name="T3">1442576</text:span></text:p>
          </draw:text-box>
        </draw:frame>
        <draw:line draw:style-name="gr27" draw:text-style-name="P16" draw:layer="layout" svg:x1="15.738cm" svg:y1="17.958cm" svg:x2="15.738cm" svg:y2="17.24cm">
          <text:p/>
        </draw:line>
        <draw:frame draw:style-name="gr24" draw:text-style-name="P22" draw:layer="layout" svg:width="0.798cm" svg:height="0.314cm" draw:transform="rotate (1.5707963267949) translate (15.214cm 17.24cm)">
          <draw:text-box>
            <text:p text:style-name="P17"><text:span text:style-name="T3"><text:s/></text:span><text:span text:style-name="T3">Roads</text:span></text:p>
          </draw:text-box>
        </draw:frame>
        <draw:polygon draw:style-name="gr26" draw:text-style-name="P16" draw:layer="layout" svg:width="0.199cm" svg:height="0.432cm" svg:x="16.025cm" svg:y="17.384cm" svg:viewBox="0 0 200 433" draw:points="200,433 200,0 0,0 0,433">
          <text:p/>
        </draw:polygon>
        <draw:frame draw:style-name="gr24" draw:text-style-name="P22" draw:layer="layout" svg:width="0.781cm" svg:height="0.314cm" draw:transform="rotate (1.5707963267949) translate (15.588cm 17.24cm)">
          <draw:text-box>
            <text:p text:style-name="P17"><text:span text:style-name="T3"><text:s/></text:span><text:span text:style-name="T3">Trip_3</text:span></text:p>
          </draw:text-box>
        </draw:frame>
        <draw:line draw:style-name="gr26" draw:text-style-name="P16" draw:layer="layout" svg:x1="16.401cm" svg:y1="28.633cm" svg:x2="16.222cm" svg:y2="28.633cm">
          <text:p/>
        </draw:line>
        <draw:polygon draw:style-name="gr20" draw:text-style-name="P20" draw:layer="layout" svg:width="0.282cm" svg:height="0.215cm" svg:x="15.895cm" svg:y="28.514cm" svg:viewBox="0 0 283 216" draw:points="283,216 283,0 0,0 0,216">
          <text:p/>
        </draw:polygon>
        <draw:frame draw:style-name="gr24" draw:text-style-name="P22" draw:layer="layout" svg:width="0.811cm" svg:height="0.314cm" draw:transform="rotate (1.5707963267949) translate (15.962cm 17.24cm)">
          <draw:text-box>
            <text:p text:style-name="P17"><text:span text:style-name="T3"><text:s/></text:span><text:span text:style-name="T3">Blocks</text:span></text:p>
          </draw:text-box>
        </draw:frame>
        <draw:line draw:style-name="gr26" draw:text-style-name="P16" draw:layer="layout" svg:x1="16.401cm" svg:y1="25.298cm" svg:x2="16.401cm" svg:y2="28.633cm">
          <text:p/>
        </draw:line>
        <draw:line draw:style-name="gr26" draw:text-style-name="P16" draw:layer="layout" svg:x1="16.222cm" svg:y1="25.298cm" svg:x2="16.401cm" svg:y2="25.298cm">
          <text:p/>
        </draw:line>
        <draw:polygon draw:style-name="gr20" draw:text-style-name="P20" draw:layer="layout" svg:width="0.282cm" svg:height="0.495cm" svg:x="15.895cm" svg:y="25.042cm" svg:viewBox="0 0 283 496" draw:points="283,496 283,0 0,0 0,496">
          <text:p/>
        </draw:polygon>
        <draw:frame draw:style-name="gr24" draw:text-style-name="P22" draw:layer="layout" svg:width="0.248cm" svg:height="0.314cm" draw:transform="rotate (1.5707963267949) translate (15.885cm 28.691cm)">
          <draw:text-box>
            <text:p text:style-name="P17"><text:span text:style-name="T3">0</text:span></text:p>
          </draw:text-box>
        </draw:frame>
        <draw:line draw:style-name="gr26" draw:text-style-name="P16" draw:layer="layout" svg:x1="16.311cm" svg:y1="27.798cm" svg:x2="16.401cm" svg:y2="27.798cm">
          <text:p/>
        </draw:line>
        <draw:polygon draw:style-name="gr20" draw:text-style-name="P20" draw:layer="layout" svg:width="0.282cm" svg:height="0.565cm" svg:x="15.895cm" svg:y="27.507cm" svg:viewBox="0 0 283 566" draw:points="283,566 283,0 0,0 0,566">
          <text:p/>
        </draw:polygon>
        <draw:frame draw:style-name="gr24" draw:text-style-name="P22" draw:layer="layout" svg:width="0.421cm" svg:height="0.314cm" draw:transform="rotate (1.5707963267949) translate (15.885cm 25.495cm)">
          <draw:text-box>
            <text:p text:style-name="P17"><text:span text:style-name="T3">350</text:span></text:p>
          </draw:text-box>
        </draw:frame>
        <draw:line draw:style-name="gr26" draw:text-style-name="P16" draw:layer="layout" svg:x1="16.311cm" svg:y1="26.966cm" svg:x2="16.401cm" svg:y2="26.966cm">
          <text:p/>
        </draw:line>
        <draw:polygon draw:style-name="gr20" draw:text-style-name="P20" draw:layer="layout" svg:width="0.282cm" svg:height="0.479cm" svg:x="15.895cm" svg:y="26.7cm" svg:viewBox="0 0 283 480" draw:points="283,480 283,0 0,0 0,480">
          <text:p/>
        </draw:polygon>
        <draw:frame draw:style-name="gr24" draw:text-style-name="P22" draw:layer="layout" svg:width="0.489cm" svg:height="0.314cm" draw:transform="rotate (1.5707963267949) translate (15.885cm 28.032cm)">
          <draw:text-box>
            <text:p text:style-name="P17"><text:span text:style-name="T3">87.5</text:span></text:p>
          </draw:text-box>
        </draw:frame>
        <draw:line draw:style-name="gr26" draw:text-style-name="P16" draw:layer="layout" svg:x1="16.311cm" svg:y1="26.13cm" svg:x2="16.401cm" svg:y2="26.13cm">
          <text:p/>
        </draw:line>
        <draw:polygon draw:style-name="gr20" draw:text-style-name="P20" draw:layer="layout" svg:width="0.282cm" svg:height="0.705cm" svg:x="15.895cm" svg:y="25.77cm" svg:viewBox="0 0 283 706" draw:points="283,706 283,0 0,0 0,706">
          <text:p/>
        </draw:polygon>
        <draw:frame draw:style-name="gr24" draw:text-style-name="P22" draw:layer="layout" svg:width="0.421cm" svg:height="0.314cm" draw:transform="rotate (1.5707963267949) translate (15.885cm 27.155cm)">
          <draw:text-box>
            <text:p text:style-name="P17"><text:span text:style-name="T3">175</text:span></text:p>
          </draw:text-box>
        </draw:frame>
        <draw:polygon draw:style-name="gr20" draw:text-style-name="P20" draw:layer="layout" svg:width="0.272cm" svg:height="0.835cm" svg:x="16.541cm" svg:y="26.542cm" svg:viewBox="0 0 273 836" draw:points="273,836 273,0 0,0 0,836">
          <text:p/>
        </draw:polygon>
        <draw:frame draw:style-name="gr24" draw:text-style-name="P22" draw:layer="layout" svg:width="0.629cm" svg:height="0.314cm" draw:transform="rotate (1.5707963267949) translate (15.885cm 26.434cm)">
          <draw:text-box>
            <text:p text:style-name="P17"><text:span text:style-name="T3">262.5</text:span></text:p>
          </draw:text-box>
        </draw:frame>
        <draw:polygon draw:style-name="gr1" draw:text-style-name="P1" draw:layer="layout" svg:width="1.199cm" svg:height="2.48cm" svg:x="6.523cm" svg:y="9.945cm" svg:viewBox="0 0 1200 2481" draw:points="18,2481 0,0 1200,15 1151,2414">
          <text:p/>
        </draw:polygon>
        <draw:polygon draw:style-name="gr2" draw:text-style-name="P2" draw:layer="layout" svg:width="1.199cm" svg:height="1.947cm" svg:x="6.541cm" svg:y="7.479cm" svg:viewBox="0 0 1200 1948" draw:points="0,1948 17,0 1200,82 1133,1948">
          <text:p/>
        </draw:polygon>
        <draw:polygon draw:style-name="gr3" draw:text-style-name="P3" draw:layer="layout" svg:width="1.182cm" svg:height="1.915cm" svg:x="6.558cm" svg:y="5.13cm" svg:viewBox="0 0 1183 1916" draw:points="0,1916 15,18 1183,0 1183,1901">
          <text:p/>
        </draw:polygon>
        <draw:polygon draw:style-name="gr4" draw:text-style-name="P4" draw:layer="layout" svg:width="1.1cm" svg:height="2.214cm" svg:x="6.573cm" svg:y="2.433cm" svg:viewBox="0 0 1101 2215" draw:points="0,2215 17,17 1086,0 1101,2182">
          <text:p/>
        </draw:polygon>
        <draw:polygon draw:style-name="gr5" draw:text-style-name="P5" draw:layer="layout" svg:width="2.566cm" svg:height="2.282cm" svg:x="8.206cm" svg:y="10.059cm" svg:viewBox="0 0 2567 2283" draw:points="0,2283 32,0 2567,0 2517,2218">
          <text:p/>
        </draw:polygon>
        <draw:polygon draw:style-name="gr6" draw:text-style-name="P6" draw:layer="layout" svg:width="2.583cm" svg:height="1.815cm" svg:x="8.238cm" svg:y="7.611cm" svg:viewBox="0 0 2584 1816" draw:points="0,1816 0,0 2584,50 2535,1801">
          <text:p/>
        </draw:polygon>
        <draw:polygon draw:style-name="gr7" draw:text-style-name="P7" draw:layer="layout" svg:width="2.513cm" svg:height="1.932cm" svg:x="8.273cm" svg:y="5.148cm" svg:viewBox="0 0 2514 1933" draw:points="0,1916 15,15 2514,0 2500,1933">
          <text:p/>
        </draw:polygon>
        <draw:polygon draw:style-name="gr8" draw:text-style-name="P8" draw:layer="layout" svg:width="0.85cm" svg:height="2.132cm" svg:x="8.288cm" svg:y="2.45cm" svg:viewBox="0 0 851 2133" draw:points="0,2133 0,0 789,28 851,2083">
          <text:p/>
        </draw:polygon>
        <draw:polygon draw:style-name="gr9" draw:text-style-name="P9" draw:layer="layout" svg:width="1.132cm" svg:height="1.947cm" svg:x="9.64cm" svg:y="2.5cm" svg:viewBox="0 0 1133 1948" draw:points="0,1948 49,33 1133,0 1098,1931">
          <text:p/>
        </draw:polygon>
        <draw:polygon draw:style-name="gr10" draw:text-style-name="P10" draw:layer="layout" svg:width="1.267cm" svg:height="4.612cm" svg:x="11.32cm" svg:y="7.646cm" svg:viewBox="0 0 1268 4613" draw:points="0,4613 85,15 1268,0 1150,4564">
          <text:p/>
        </draw:polygon>
        <draw:polygon draw:style-name="gr11" draw:text-style-name="P11" draw:layer="layout" svg:width="0.882cm" svg:height="1.533cm" svg:x="13.003cm" svg:y="10.643cm" svg:viewBox="0 0 883 1534" draw:points="0,1534 32,0 883,0 866,1484">
          <text:p/>
        </draw:polygon>
        <draw:polygon draw:style-name="gr12" draw:text-style-name="P12" draw:layer="layout" svg:width="0.865cm" svg:height="2.366cm" svg:x="13.07cm" svg:y="7.711cm" svg:viewBox="0 0 866 2367" draw:points="0,2367 15,0 866,0 799,2300">
          <text:p/>
        </draw:polygon>
        <draw:polygon draw:style-name="gr13" draw:text-style-name="P13" draw:layer="layout" svg:width="2.533cm" svg:height="1.897cm" svg:x="11.42cm" svg:y="5.148cm" svg:viewBox="0 0 2534 1898" draw:points="0,1898 50,0 2534,0 2516,1883">
          <text:p/>
        </draw:polygon>
        <draw:polygon draw:style-name="gr14" draw:text-style-name="P14" draw:layer="layout" svg:width="0.85cm" svg:height="1.965cm" svg:x="11.47cm" svg:y="2.5cm" svg:viewBox="0 0 851 1966" draw:points="818,1966 17,1966 0,0 851,50">
          <text:p/>
        </draw:polygon>
        <draw:polygon draw:style-name="gr15" draw:text-style-name="P15" draw:layer="layout" svg:width="1.164cm" svg:height="1.865cm" svg:x="12.754cm" svg:y="2.6cm" svg:viewBox="0 0 1165 1866" draw:points="0,1866 64,0 1165,0 1150,1848">
          <text:p/>
        </draw:polygon>
        <draw:line draw:style-name="gr16" draw:text-style-name="P16" draw:layer="layout" svg:x1="6.194cm" svg:y1="12.825cm" svg:x2="7.088cm" svg:y2="12.814cm">
          <text:p/>
        </draw:line>
        <draw:line draw:style-name="gr16" draw:text-style-name="P16" draw:layer="layout" svg:x1="7.087cm" svg:y1="12.815cm" svg:x2="7.94cm" svg:y2="12.802cm">
          <text:p/>
        </draw:line>
        <draw:line draw:style-name="gr16" draw:text-style-name="P16" draw:layer="layout" svg:x1="7.939cm" svg:y1="12.803cm" svg:x2="9.174cm" svg:y2="12.757cm">
          <text:p/>
        </draw:line>
        <draw:line draw:style-name="gr16" draw:text-style-name="P16" draw:layer="layout" svg:x1="9.173cm" svg:y1="12.758cm" svg:x2="11.014cm" svg:y2="12.7cm">
          <text:p/>
        </draw:line>
        <draw:line draw:style-name="gr16" draw:text-style-name="P16" draw:layer="layout" svg:x1="11.013cm" svg:y1="12.701cm" svg:x2="11.852cm" svg:y2="12.66cm">
          <text:p/>
        </draw:line>
        <draw:line draw:style-name="gr16" draw:text-style-name="P16" draw:layer="layout" svg:x1="11.851cm" svg:y1="12.661cm" svg:x2="12.7cm" svg:y2="12.642cm">
          <text:p/>
        </draw:line>
        <draw:line draw:style-name="gr16" draw:text-style-name="P16" draw:layer="layout" svg:x1="12.699cm" svg:y1="12.643cm" svg:x2="12.725cm" svg:y2="11.448cm">
          <text:p/>
        </draw:line>
        <draw:line draw:style-name="gr16" draw:text-style-name="P16" draw:layer="layout" svg:x1="12.724cm" svg:y1="11.449cm" svg:x2="12.757cm" svg:y2="10.389cm">
          <text:p/>
        </draw:line>
        <draw:line draw:style-name="gr16" draw:text-style-name="P16" draw:layer="layout" svg:x1="12.756cm" svg:y1="10.39cm" svg:x2="12.775cm" svg:y2="9.862cm">
          <text:p/>
        </draw:line>
        <draw:line draw:style-name="gr16" draw:text-style-name="P16" draw:layer="layout" svg:x1="12.774cm" svg:y1="9.863cm" svg:x2="12.787cm" svg:y2="8.94cm">
          <text:p/>
        </draw:line>
        <draw:line draw:style-name="gr16" draw:text-style-name="P16" draw:layer="layout" svg:x1="13.024cm" svg:y1="8.946cm" svg:x2="12.786cm" svg:y2="8.94cm">
          <text:p/>
        </draw:line>
        <draw:line draw:style-name="gr16" draw:text-style-name="P16" draw:layer="layout" svg:x1="13.024cm" svg:y1="8.946cm" svg:x2="12.786cm" svg:y2="8.94cm">
          <text:p/>
        </draw:line>
        <draw:line draw:style-name="gr16" draw:text-style-name="P16" draw:layer="layout" svg:x1="12.774cm" svg:y1="9.863cm" svg:x2="12.787cm" svg:y2="8.94cm">
          <text:p/>
        </draw:line>
        <draw:line draw:style-name="gr16" draw:text-style-name="P16" draw:layer="layout" svg:x1="12.756cm" svg:y1="10.39cm" svg:x2="12.775cm" svg:y2="9.862cm">
          <text:p/>
        </draw:line>
        <draw:line draw:style-name="gr16" draw:text-style-name="P16" draw:layer="layout" svg:x1="12.724cm" svg:y1="11.449cm" svg:x2="12.757cm" svg:y2="10.389cm">
          <text:p/>
        </draw:line>
        <draw:line draw:style-name="gr16" draw:text-style-name="P16" draw:layer="layout" svg:x1="12.699cm" svg:y1="12.643cm" svg:x2="12.725cm" svg:y2="11.448cm">
          <text:p/>
        </draw:line>
        <draw:line draw:style-name="gr16" draw:text-style-name="P16" draw:layer="layout" svg:x1="11.851cm" svg:y1="12.661cm" svg:x2="12.7cm" svg:y2="12.642cm">
          <text:p/>
        </draw:line>
        <draw:line draw:style-name="gr16" draw:text-style-name="P16" draw:layer="layout" svg:x1="11.013cm" svg:y1="12.701cm" svg:x2="11.852cm" svg:y2="12.66cm">
          <text:p/>
        </draw:line>
        <draw:line draw:style-name="gr16" draw:text-style-name="P16" draw:layer="layout" svg:x1="9.173cm" svg:y1="12.758cm" svg:x2="11.014cm" svg:y2="12.7cm">
          <text:p/>
        </draw:line>
        <draw:line draw:style-name="gr16" draw:text-style-name="P16" draw:layer="layout" svg:x1="7.939cm" svg:y1="12.803cm" svg:x2="9.174cm" svg:y2="12.757cm">
          <text:p/>
        </draw:line>
        <draw:line draw:style-name="gr16" draw:text-style-name="P16" draw:layer="layout" svg:x1="7.94cm" svg:y1="12.803cm" svg:x2="7.929cm" svg:y2="11.234cm">
          <text:p/>
        </draw:line>
        <draw:line draw:style-name="gr16" draw:text-style-name="P16" draw:layer="layout" svg:x1="8.14cm" svg:y1="11.221cm" svg:x2="7.929cm" svg:y2="11.235cm">
          <text:p/>
        </draw:line>
        <draw:line draw:style-name="gr16" draw:text-style-name="P16" draw:layer="layout" svg:x1="8.14cm" svg:y1="11.221cm" svg:x2="7.929cm" svg:y2="11.235cm">
          <text:p/>
        </draw:line>
        <draw:line draw:style-name="gr16" draw:text-style-name="P16" draw:layer="layout" svg:x1="7.929cm" svg:y1="11.235cm" svg:x2="7.945cm" svg:y2="9.728cm">
          <text:p/>
        </draw:line>
        <draw:line draw:style-name="gr16" draw:text-style-name="P16" draw:layer="layout" svg:x1="7.944cm" svg:y1="9.729cm" svg:x2="9.446cm" svg:y2="9.718cm">
          <text:p/>
        </draw:line>
        <draw:line draw:style-name="gr16" draw:text-style-name="P16" draw:layer="layout" svg:x1="9.445cm" svg:y1="9.718cm" svg:x2="9.531cm" svg:y2="9.721cm">
          <text:p/>
        </draw:line>
        <draw:line draw:style-name="gr16" draw:text-style-name="P16" draw:layer="layout" svg:x1="9.512cm" svg:y1="9.988cm" svg:x2="9.531cm" svg:y2="9.72cm">
          <text:p/>
        </draw:line>
        <draw:line draw:style-name="gr16" draw:text-style-name="P16" draw:layer="layout" svg:x1="9.512cm" svg:y1="9.988cm" svg:x2="9.531cm" svg:y2="9.72cm">
          <text:p/>
        </draw:line>
        <draw:line draw:style-name="gr16" draw:text-style-name="P16" draw:layer="layout" svg:x1="9.53cm" svg:y1="9.721cm" svg:x2="10.907cm" svg:y2="9.708cm">
          <text:p/>
        </draw:line>
        <draw:line draw:style-name="gr16" draw:text-style-name="P16" draw:layer="layout" svg:x1="10.906cm" svg:y1="9.709cm" svg:x2="11.032cm" svg:y2="8.626cm">
          <text:p/>
        </draw:line>
        <draw:line draw:style-name="gr16" draw:text-style-name="P16" draw:layer="layout" svg:x1="11.031cm" svg:y1="8.627cm" svg:x2="11.069cm" svg:y2="7.327cm">
          <text:p/>
        </draw:line>
        <draw:line draw:style-name="gr16" draw:text-style-name="P16" draw:layer="layout" svg:x1="11.068cm" svg:y1="7.327cm" svg:x2="11.068cm" svg:y2="6.095cm">
          <text:p/>
        </draw:line>
        <draw:line draw:style-name="gr16" draw:text-style-name="P16" draw:layer="layout" svg:x1="11.068cm" svg:y1="6.096cm" svg:x2="11.073cm" svg:y2="5.986cm">
          <text:p/>
        </draw:line>
        <draw:line draw:style-name="gr16" draw:text-style-name="P16" draw:layer="layout" svg:x1="11.393cm" svg:y1="6.109cm" svg:x2="11.071cm" svg:y2="5.986cm">
          <text:p/>
        </draw:line>
        <draw:line draw:style-name="gr16" draw:text-style-name="P16" draw:layer="layout" svg:x1="11.393cm" svg:y1="6.109cm" svg:x2="11.071cm" svg:y2="5.986cm">
          <text:p/>
        </draw:line>
        <draw:line draw:style-name="gr16" draw:text-style-name="P16" draw:layer="layout" svg:x1="11.072cm" svg:y1="5.987cm" svg:x2="10.976cm" svg:y2="4.814cm">
          <text:p/>
        </draw:line>
        <draw:line draw:style-name="gr16" draw:text-style-name="P16" draw:layer="layout" svg:x1="10.976cm" svg:y1="4.815cm" svg:x2="11.964cm" svg:y2="4.759cm">
          <text:p/>
        </draw:line>
        <draw:line draw:style-name="gr16" draw:text-style-name="P16" draw:layer="layout" svg:x1="11.963cm" svg:y1="4.761cm" svg:x2="12.438cm" svg:y2="4.756cm">
          <text:p/>
        </draw:line>
        <draw:line draw:style-name="gr16" draw:text-style-name="P16" draw:layer="layout" svg:x1="12.437cm" svg:y1="4.756cm" svg:x2="12.695cm" svg:y2="4.827cm">
          <text:p/>
        </draw:line>
        <draw:line draw:style-name="gr16" draw:text-style-name="P16" draw:layer="layout" svg:x1="12.614cm" svg:y1="5.032cm" svg:x2="12.695cm" svg:y2="4.826cm">
          <text:p/>
        </draw:line>
        <draw:line draw:style-name="gr16" draw:text-style-name="P16" draw:layer="layout" svg:x1="12.614cm" svg:y1="5.032cm" svg:x2="12.695cm" svg:y2="4.826cm">
          <text:p/>
        </draw:line>
        <draw:line draw:style-name="gr16" draw:text-style-name="P16" draw:layer="layout" svg:x1="12.437cm" svg:y1="4.756cm" svg:x2="12.695cm" svg:y2="4.827cm">
          <text:p/>
        </draw:line>
        <draw:line draw:style-name="gr16" draw:text-style-name="P16" draw:layer="layout" svg:x1="11.963cm" svg:y1="4.761cm" svg:x2="12.438cm" svg:y2="4.756cm">
          <text:p/>
        </draw:line>
        <draw:line draw:style-name="gr16" draw:text-style-name="P16" draw:layer="layout" svg:x1="10.976cm" svg:y1="4.815cm" svg:x2="11.964cm" svg:y2="4.759cm">
          <text:p/>
        </draw:line>
        <draw:line draw:style-name="gr16" draw:text-style-name="P16" draw:layer="layout" svg:x1="10.186cm" svg:y1="4.786cm" svg:x2="10.977cm" svg:y2="4.815cm">
          <text:p/>
        </draw:line>
        <draw:line draw:style-name="gr16" draw:text-style-name="P16" draw:layer="layout" svg:x1="9.647cm" svg:y1="4.862cm" svg:x2="10.187cm" svg:y2="4.786cm">
          <text:p/>
        </draw:line>
        <draw:line draw:style-name="gr16" draw:text-style-name="P16" draw:layer="layout" svg:x1="9.338cm" svg:y1="4.816cm" svg:x2="9.648cm" svg:y2="4.862cm">
          <text:p/>
        </draw:line>
        <draw:line draw:style-name="gr16" draw:text-style-name="P16" draw:layer="layout" svg:x1="8.715cm" svg:y1="4.838cm" svg:x2="9.339cm" svg:y2="4.816cm">
          <text:p/>
        </draw:line>
        <draw:line draw:style-name="gr16" draw:text-style-name="P16" draw:layer="layout" svg:x1="7.922cm" svg:y1="4.9cm" svg:x2="8.716cm" svg:y2="4.836cm">
          <text:p/>
        </draw:line>
        <draw:line draw:style-name="gr16" draw:text-style-name="P16" draw:layer="layout" svg:x1="7.149cm" svg:y1="4.889cm" svg:x2="7.923cm" svg:y2="4.9cm">
          <text:p/>
        </draw:line>
        <draw:line draw:style-name="gr16" draw:text-style-name="P16" draw:layer="layout" svg:x1="7.157cm" svg:y1="5.099cm" svg:x2="7.149cm" svg:y2="4.889cm">
          <text:p/>
        </draw:line>
        <draw:line draw:style-name="gr16" draw:text-style-name="P16" draw:layer="layout" svg:x1="7.157cm" svg:y1="5.099cm" svg:x2="7.149cm" svg:y2="4.889cm">
          <text:p/>
        </draw:line>
        <draw:line draw:style-name="gr16" draw:text-style-name="P16" draw:layer="layout" svg:x1="7.149cm" svg:y1="4.889cm" svg:x2="7.923cm" svg:y2="4.9cm">
          <text:p/>
        </draw:line>
        <draw:line draw:style-name="gr16" draw:text-style-name="P16" draw:layer="layout" svg:x1="7.922cm" svg:y1="4.9cm" svg:x2="7.96cm" svg:y2="3.507cm">
          <text:p/>
        </draw:line>
        <draw:line draw:style-name="gr16" draw:text-style-name="P16" draw:layer="layout" svg:x1="7.96cm" svg:y1="3.508cm" svg:x2="7.957cm" svg:y2="3.423cm">
          <text:p/>
        </draw:line>
        <draw:line draw:style-name="gr16" draw:text-style-name="P16" draw:layer="layout" svg:x1="7.958cm" svg:y1="3.424cm" svg:x2="7.897cm" svg:y2="2.084cm">
          <text:p/>
        </draw:line>
        <draw:line draw:style-name="gr16" draw:text-style-name="P16" draw:layer="layout" svg:x1="7.897cm" svg:y1="2.084cm" svg:x2="8.668cm" svg:y2="2.097cm">
          <text:p/>
        </draw:line>
        <draw:line draw:style-name="gr16" draw:text-style-name="P16" draw:layer="layout" svg:x1="8.673cm" svg:y1="2.399cm" svg:x2="8.667cm" svg:y2="2.096cm">
          <text:p/>
        </draw:line>
        <draw:line draw:style-name="gr16" draw:text-style-name="P16" draw:layer="layout" svg:x1="8.673cm" svg:y1="2.399cm" svg:x2="8.667cm" svg:y2="2.096cm">
          <text:p/>
        </draw:line>
        <draw:line draw:style-name="gr16" draw:text-style-name="P16" draw:layer="layout" svg:x1="7.897cm" svg:y1="2.084cm" svg:x2="8.668cm" svg:y2="2.097cm">
          <text:p/>
        </draw:line>
        <draw:line draw:style-name="gr16" draw:text-style-name="P16" draw:layer="layout" svg:x1="7.958cm" svg:y1="3.424cm" svg:x2="7.897cm" svg:y2="2.084cm">
          <text:p/>
        </draw:line>
        <draw:line draw:style-name="gr16" draw:text-style-name="P16" draw:layer="layout" svg:x1="7.96cm" svg:y1="3.508cm" svg:x2="7.957cm" svg:y2="3.423cm">
          <text:p/>
        </draw:line>
        <draw:line draw:style-name="gr16" draw:text-style-name="P16" draw:layer="layout" svg:x1="7.922cm" svg:y1="4.9cm" svg:x2="7.96cm" svg:y2="3.507cm">
          <text:p/>
        </draw:line>
        <draw:line draw:style-name="gr16" draw:text-style-name="P16" draw:layer="layout" svg:x1="7.975cm" svg:y1="6.039cm" svg:x2="7.922cm" svg:y2="4.899cm">
          <text:p/>
        </draw:line>
        <draw:line draw:style-name="gr16" draw:text-style-name="P16" draw:layer="layout" svg:x1="7.972cm" svg:y1="6.124cm" svg:x2="7.975cm" svg:y2="6.038cm">
          <text:p/>
        </draw:line>
        <draw:line draw:style-name="gr16" draw:text-style-name="P16" draw:layer="layout" svg:x1="7.944cm" svg:y1="7.328cm" svg:x2="7.973cm" svg:y2="6.123cm">
          <text:p/>
        </draw:line>
        <draw:line draw:style-name="gr16" draw:text-style-name="P16" draw:layer="layout" svg:x1="7.954cm" svg:y1="8.522cm" svg:x2="7.944cm" svg:y2="7.327cm">
          <text:p/>
        </draw:line>
        <draw:line draw:style-name="gr16" draw:text-style-name="P16" draw:layer="layout" svg:x1="7.944cm" svg:y1="9.729cm" svg:x2="7.954cm" svg:y2="8.521cm">
          <text:p/>
        </draw:line>
        <draw:line draw:style-name="gr16" draw:text-style-name="P16" draw:layer="layout" svg:x1="7.929cm" svg:y1="11.235cm" svg:x2="7.945cm" svg:y2="9.728cm">
          <text:p/>
        </draw:line>
        <draw:line draw:style-name="gr16" draw:text-style-name="P16" draw:layer="layout" svg:x1="7.94cm" svg:y1="12.803cm" svg:x2="7.929cm" svg:y2="11.234cm">
          <text:p/>
        </draw:line>
        <draw:line draw:style-name="gr16" draw:text-style-name="P16" draw:layer="layout" svg:x1="7.939cm" svg:y1="12.803cm" svg:x2="9.174cm" svg:y2="12.757cm">
          <text:p/>
        </draw:line>
        <draw:line draw:style-name="gr16" draw:text-style-name="P16" draw:layer="layout" svg:x1="9.174cm" svg:y1="12.758cm" svg:x2="9.168cm" svg:y2="12.46cm">
          <text:p/>
        </draw:line>
        <draw:line draw:style-name="gr16" draw:text-style-name="P16" draw:layer="layout" svg:x1="9.174cm" svg:y1="12.758cm" svg:x2="9.168cm" svg:y2="12.46cm">
          <text:p/>
        </draw:line>
        <draw:line draw:style-name="gr16" draw:text-style-name="P16" draw:layer="layout" svg:x1="9.173cm" svg:y1="12.758cm" svg:x2="11.014cm" svg:y2="12.7cm">
          <text:p/>
        </draw:line>
        <draw:line draw:style-name="gr16" draw:text-style-name="P16" draw:layer="layout" svg:x1="11.014cm" svg:y1="12.701cm" svg:x2="10.996cm" svg:y2="11.104cm">
          <text:p/>
        </draw:line>
        <draw:line draw:style-name="gr16" draw:text-style-name="P16" draw:layer="layout" svg:x1="10.996cm" svg:y1="11.105cm" svg:x2="11.017cm" svg:y2="9.92cm">
          <text:p/>
        </draw:line>
        <draw:line draw:style-name="gr16" draw:text-style-name="P16" draw:layer="layout" svg:x1="11.017cm" svg:y1="9.921cm" svg:x2="10.906cm" svg:y2="9.708cm">
          <text:p/>
        </draw:line>
        <draw:line draw:style-name="gr16" draw:text-style-name="P16" draw:layer="layout" svg:x1="10.906cm" svg:y1="9.709cm" svg:x2="11.032cm" svg:y2="8.626cm">
          <text:p/>
        </draw:line>
        <draw:line draw:style-name="gr16" draw:text-style-name="P16" draw:layer="layout" svg:x1="11.031cm" svg:y1="8.627cm" svg:x2="11.069cm" svg:y2="7.327cm">
          <text:p/>
        </draw:line>
        <draw:line draw:style-name="gr16" draw:text-style-name="P16" draw:layer="layout" svg:x1="11.068cm" svg:y1="7.327cm" svg:x2="11.068cm" svg:y2="6.095cm">
          <text:p/>
        </draw:line>
        <draw:line draw:style-name="gr16" draw:text-style-name="P16" draw:layer="layout" svg:x1="11.068cm" svg:y1="6.096cm" svg:x2="11.073cm" svg:y2="5.986cm">
          <text:p/>
        </draw:line>
        <draw:line draw:style-name="gr16" draw:text-style-name="P16" draw:layer="layout" svg:x1="11.072cm" svg:y1="5.987cm" svg:x2="10.976cm" svg:y2="4.814cm">
          <text:p/>
        </draw:line>
        <draw:line draw:style-name="gr16" draw:text-style-name="P16" draw:layer="layout" svg:x1="10.976cm" svg:y1="4.815cm" svg:x2="11.122cm" svg:y2="3.475cm">
          <text:p/>
        </draw:line>
        <draw:line draw:style-name="gr16" draw:text-style-name="P16" draw:layer="layout" svg:x1="11.121cm" svg:y1="3.476cm" svg:x2="11.124cm" svg:y2="3.313cm">
          <text:p/>
        </draw:line>
        <draw:line draw:style-name="gr16" draw:text-style-name="P16" draw:layer="layout" svg:x1="11.428cm" svg:y1="3.496cm" svg:x2="11.123cm" svg:y2="3.313cm">
          <text:p/>
        </draw:line>
        <draw:line draw:style-name="gr16" draw:text-style-name="P16" draw:layer="layout" svg:x1="11.428cm" svg:y1="3.496cm" svg:x2="11.123cm" svg:y2="3.313cm">
          <text:p/>
        </draw:line>
        <draw:line draw:style-name="gr16" draw:text-style-name="P16" draw:layer="layout" svg:x1="11.121cm" svg:y1="3.476cm" svg:x2="11.124cm" svg:y2="3.313cm">
          <text:p/>
        </draw:line>
        <draw:line draw:style-name="gr16" draw:text-style-name="P16" draw:layer="layout" svg:x1="10.976cm" svg:y1="4.815cm" svg:x2="11.122cm" svg:y2="3.475cm">
          <text:p/>
        </draw:line>
        <draw:line draw:style-name="gr16" draw:text-style-name="P16" draw:layer="layout" svg:x1="11.072cm" svg:y1="5.987cm" svg:x2="10.976cm" svg:y2="4.814cm">
          <text:p/>
        </draw:line>
        <draw:line draw:style-name="gr16" draw:text-style-name="P16" draw:layer="layout" svg:x1="11.068cm" svg:y1="6.096cm" svg:x2="11.073cm" svg:y2="5.986cm">
          <text:p/>
        </draw:line>
        <draw:line draw:style-name="gr16" draw:text-style-name="P16" draw:layer="layout" svg:x1="11.068cm" svg:y1="7.327cm" svg:x2="11.068cm" svg:y2="6.095cm">
          <text:p/>
        </draw:line>
        <draw:line draw:style-name="gr16" draw:text-style-name="P16" draw:layer="layout" svg:x1="11.068cm" svg:y1="7.327cm" svg:x2="12.002cm" svg:y2="7.33cm">
          <text:p/>
        </draw:line>
        <draw:line draw:style-name="gr16" draw:text-style-name="P16" draw:layer="layout" svg:x1="11.988cm" svg:y1="7.615cm" svg:x2="12.002cm" svg:y2="7.329cm">
          <text:p/>
        </draw:line>
        <draw:line draw:style-name="gr16" draw:text-style-name="P16" draw:layer="layout" svg:x1="11.988cm" svg:y1="7.615cm" svg:x2="12.002cm" svg:y2="7.329cm">
          <text:p/>
        </draw:line>
        <draw:line draw:style-name="gr16" draw:text-style-name="P16" draw:layer="layout" svg:x1="12.001cm" svg:y1="7.329cm" svg:x2="12.455cm" svg:y2="7.35cm">
          <text:p/>
        </draw:line>
        <draw:line draw:style-name="gr16" draw:text-style-name="P16" draw:layer="layout" svg:x1="12.454cm" svg:y1="7.349cm" svg:x2="12.799cm" svg:y2="7.365cm">
          <text:p/>
        </draw:line>
        <draw:line draw:style-name="gr16" draw:text-style-name="P16" draw:layer="layout" svg:x1="12.798cm" svg:y1="7.365cm" svg:x2="13.54cm" svg:y2="7.339cm">
          <text:p/>
        </draw:line>
        <draw:line draw:style-name="gr16" draw:text-style-name="P16" draw:layer="layout" svg:x1="13.539cm" svg:y1="7.34cm" svg:x2="14.188cm" svg:y2="7.332cm">
          <text:p/>
        </draw:line>
        <draw:line draw:style-name="gr16" draw:text-style-name="P16" draw:layer="layout" svg:x1="14.18cm" svg:y1="8.933cm" svg:x2="14.188cm" svg:y2="7.332cm">
          <text:p/>
        </draw:line>
        <draw:line draw:style-name="gr16" draw:text-style-name="P16" draw:layer="layout" svg:x1="14.181cm" svg:y1="8.932cm" svg:x2="13.985cm" svg:y2="8.937cm">
          <text:p/>
        </draw:line>
        <draw:line draw:style-name="gr16" draw:text-style-name="P16" draw:layer="layout" svg:x1="14.181cm" svg:y1="8.932cm" svg:x2="13.985cm" svg:y2="8.937cm">
          <text:p/>
        </draw:line>
        <draw:line draw:style-name="gr16" draw:text-style-name="P16" draw:layer="layout" svg:x1="14.162cm" svg:y1="10.365cm" svg:x2="14.181cm" svg:y2="8.932cm">
          <text:p/>
        </draw:line>
        <draw:line draw:style-name="gr16" draw:text-style-name="P16" draw:layer="layout" svg:x1="13.524cm" svg:y1="10.356cm" svg:x2="14.163cm" svg:y2="10.366cm">
          <text:p/>
        </draw:line>
        <draw:line draw:style-name="gr16" draw:text-style-name="P16" draw:layer="layout" svg:x1="13.434cm" svg:y1="10.356cm" svg:x2="13.524cm" svg:y2="10.356cm">
          <text:p/>
        </draw:line>
        <draw:line draw:style-name="gr16" draw:text-style-name="P16" draw:layer="layout" svg:x1="12.756cm" svg:y1="10.39cm" svg:x2="13.435cm" svg:y2="10.356cm">
          <text:p/>
        </draw:line>
        <draw:line draw:style-name="gr16" draw:text-style-name="P16" draw:layer="layout" svg:x1="12.724cm" svg:y1="11.449cm" svg:x2="12.757cm" svg:y2="10.389cm">
          <text:p/>
        </draw:line>
        <draw:line draw:style-name="gr16" draw:text-style-name="P16" draw:layer="layout" svg:x1="12.699cm" svg:y1="12.643cm" svg:x2="12.725cm" svg:y2="11.448cm">
          <text:p/>
        </draw:line>
        <draw:line draw:style-name="gr16" draw:text-style-name="P16" draw:layer="layout" svg:x1="11.851cm" svg:y1="12.661cm" svg:x2="12.7cm" svg:y2="12.642cm">
          <text:p/>
        </draw:line>
        <draw:line draw:style-name="gr16" draw:text-style-name="P16" draw:layer="layout" svg:x1="11.013cm" svg:y1="12.701cm" svg:x2="11.852cm" svg:y2="12.66cm">
          <text:p/>
        </draw:line>
        <draw:line draw:style-name="gr16" draw:text-style-name="P16" draw:layer="layout" svg:x1="9.173cm" svg:y1="12.758cm" svg:x2="11.014cm" svg:y2="12.7cm">
          <text:p/>
        </draw:line>
        <draw:line draw:style-name="gr16" draw:text-style-name="P16" draw:layer="layout" svg:x1="7.939cm" svg:y1="12.803cm" svg:x2="9.174cm" svg:y2="12.757cm">
          <text:p/>
        </draw:line>
        <draw:line draw:style-name="gr16" draw:text-style-name="P16" draw:layer="layout" svg:x1="7.94cm" svg:y1="12.803cm" svg:x2="7.929cm" svg:y2="11.234cm">
          <text:p/>
        </draw:line>
        <draw:line draw:style-name="gr16" draw:text-style-name="P16" draw:layer="layout" svg:x1="7.93cm" svg:y1="11.235cm" svg:x2="7.81cm" svg:y2="11.226cm">
          <text:p/>
        </draw:line>
        <draw:line draw:style-name="gr16" draw:text-style-name="P16" draw:layer="layout" svg:x1="7.93cm" svg:y1="11.235cm" svg:x2="7.81cm" svg:y2="11.226cm">
          <text:p/>
        </draw:line>
        <draw:line draw:style-name="gr16" draw:text-style-name="P16" draw:layer="layout" svg:x1="7.929cm" svg:y1="11.235cm" svg:x2="7.945cm" svg:y2="9.728cm">
          <text:p/>
        </draw:line>
        <draw:line draw:style-name="gr16" draw:text-style-name="P16" draw:layer="layout" svg:x1="7.944cm" svg:y1="9.729cm" svg:x2="7.954cm" svg:y2="8.521cm">
          <text:p/>
        </draw:line>
        <draw:line draw:style-name="gr16" draw:text-style-name="P16" draw:layer="layout" svg:x1="7.954cm" svg:y1="8.522cm" svg:x2="7.944cm" svg:y2="7.327cm">
          <text:p/>
        </draw:line>
        <draw:line draw:style-name="gr16" draw:text-style-name="P16" draw:layer="layout" svg:x1="7.944cm" svg:y1="7.328cm" svg:x2="7.973cm" svg:y2="6.123cm">
          <text:p/>
        </draw:line>
        <draw:line draw:style-name="gr16" draw:text-style-name="P16" draw:layer="layout" svg:x1="7.972cm" svg:y1="6.124cm" svg:x2="7.975cm" svg:y2="6.038cm">
          <text:p/>
        </draw:line>
        <draw:line draw:style-name="gr16" draw:text-style-name="P16" draw:layer="layout" svg:x1="7.975cm" svg:y1="6.039cm" svg:x2="7.922cm" svg:y2="4.899cm">
          <text:p/>
        </draw:line>
        <draw:line draw:style-name="gr16" draw:text-style-name="P16" draw:layer="layout" svg:x1="7.922cm" svg:y1="4.9cm" svg:x2="8.716cm" svg:y2="4.836cm">
          <text:p/>
        </draw:line>
        <draw:line draw:style-name="gr16" draw:text-style-name="P16" draw:layer="layout" svg:x1="8.715cm" svg:y1="4.838cm" svg:x2="9.339cm" svg:y2="4.816cm">
          <text:p/>
        </draw:line>
        <draw:line draw:style-name="gr16" draw:text-style-name="P16" draw:layer="layout" svg:x1="9.338cm" svg:y1="4.817cm" svg:x2="9.381cm" svg:y2="3.515cm">
          <text:p/>
        </draw:line>
        <draw:line draw:style-name="gr16" draw:text-style-name="P16" draw:layer="layout" svg:x1="9.38cm" svg:y1="3.515cm" svg:x2="9.38cm" svg:y2="3.403cm">
          <text:p/>
        </draw:line>
        <draw:line draw:style-name="gr16" draw:text-style-name="P16" draw:layer="layout" svg:x1="9.578cm" svg:y1="3.508cm" svg:x2="9.38cm" svg:y2="3.403cm">
          <text:p/>
        </draw:line>
        <draw:line draw:style-name="gr17" draw:text-style-name="P16" draw:layer="layout" svg:x1="7.088cm" svg:y1="12.815cm" svg:x2="7.077cm" svg:y2="12.518cm">
          <text:p/>
        </draw:line>
        <draw:line draw:style-name="gr17" draw:text-style-name="P16" draw:layer="layout" svg:x1="9.174cm" svg:y1="12.758cm" svg:x2="9.168cm" svg:y2="12.46cm">
          <text:p/>
        </draw:line>
        <draw:line draw:style-name="gr17" draw:text-style-name="P16" draw:layer="layout" svg:x1="11.852cm" svg:y1="12.661cm" svg:x2="11.849cm" svg:y2="12.438cm">
          <text:p/>
        </draw:line>
        <draw:line draw:style-name="gr17" draw:text-style-name="P16" draw:layer="layout" svg:x1="13.455cm" svg:y1="12.608cm" svg:x2="13.452cm" svg:y2="12.351cm">
          <text:p/>
        </draw:line>
        <draw:line draw:style-name="gr17" draw:text-style-name="P16" draw:layer="layout" svg:x1="14.166cm" svg:y1="11.453cm" svg:x2="13.953cm" svg:y2="11.457cm">
          <text:p/>
        </draw:line>
        <draw:line draw:style-name="gr17" draw:text-style-name="P16" draw:layer="layout" svg:x1="14.181cm" svg:y1="8.932cm" svg:x2="13.985cm" svg:y2="8.937cm">
          <text:p/>
        </draw:line>
        <draw:line draw:style-name="gr17" draw:text-style-name="P16" draw:layer="layout" svg:x1="14.223cm" svg:y1="6.228cm" svg:x2="14.115cm" svg:y2="6.212cm">
          <text:p/>
        </draw:line>
        <draw:line draw:style-name="gr17" draw:text-style-name="P16" draw:layer="layout" svg:x1="14.248cm" svg:y1="3.527cm" svg:x2="14.082cm" svg:y2="3.522cm">
          <text:p/>
        </draw:line>
        <draw:line draw:style-name="gr17" draw:text-style-name="P16" draw:layer="layout" svg:x1="7.117cm" svg:y1="9.886cm" svg:x2="7.12cm" svg:y2="9.683cm">
          <text:p/>
        </draw:line>
        <draw:line draw:style-name="gr17" draw:text-style-name="P16" draw:layer="layout" svg:x1="7.215cm" svg:y1="9.684cm" svg:x2="7.136cm" svg:y2="9.513cm">
          <text:p/>
        </draw:line>
        <draw:line draw:style-name="gr17" draw:text-style-name="P16" draw:layer="layout" svg:x1="9.512cm" svg:y1="9.988cm" svg:x2="9.531cm" svg:y2="9.72cm">
          <text:p/>
        </draw:line>
        <draw:line draw:style-name="gr17" draw:text-style-name="P16" draw:layer="layout" svg:x1="9.445cm" svg:y1="9.719cm" svg:x2="9.459cm" svg:y2="9.538cm">
          <text:p/>
        </draw:line>
        <draw:line draw:style-name="gr17" draw:text-style-name="P16" draw:layer="layout" svg:x1="7.169cm" svg:y1="7.475cm" svg:x2="7.172cm" svg:y2="7.312cm">
          <text:p/>
        </draw:line>
        <draw:line draw:style-name="gr17" draw:text-style-name="P16" draw:layer="layout" svg:x1="7.102cm" svg:y1="7.313cm" svg:x2="7.137cm" svg:y2="7.105cm">
          <text:p/>
        </draw:line>
        <draw:line draw:style-name="gr17" draw:text-style-name="P16" draw:layer="layout" svg:x1="9.847cm" svg:y1="7.575cm" svg:x2="9.892cm" svg:y2="7.299cm">
          <text:p/>
        </draw:line>
        <draw:line draw:style-name="gr17" draw:text-style-name="P16" draw:layer="layout" svg:x1="9.797cm" svg:y1="7.303cm" svg:x2="9.83cm" svg:y2="7.197cm">
          <text:p/>
        </draw:line>
        <draw:line draw:style-name="gr17" draw:text-style-name="P16" draw:layer="layout" svg:x1="11.988cm" svg:y1="7.615cm" svg:x2="12.002cm" svg:y2="7.329cm">
          <text:p/>
        </draw:line>
        <draw:line draw:style-name="gr17" draw:text-style-name="P16" draw:layer="layout" svg:x1="12.454cm" svg:y1="7.35cm" svg:x2="12.483cm" svg:y2="7.122cm">
          <text:p/>
        </draw:line>
        <draw:line draw:style-name="gr17" draw:text-style-name="P16" draw:layer="layout" svg:x1="7.157cm" svg:y1="5.099cm" svg:x2="7.149cm" svg:y2="4.889cm">
          <text:p/>
        </draw:line>
        <draw:line draw:style-name="gr17" draw:text-style-name="P16" draw:layer="layout" svg:x1="7.044cm" svg:y1="4.892cm" svg:x2="7.128cm" svg:y2="4.692cm">
          <text:p/>
        </draw:line>
        <draw:line draw:style-name="gr17" draw:text-style-name="P16" draw:layer="layout" svg:x1="9.627cm" svg:y1="5.092cm" svg:x2="9.648cm" svg:y2="4.861cm">
          <text:p/>
        </draw:line>
        <draw:line draw:style-name="gr17" draw:text-style-name="P16" draw:layer="layout" svg:x1="10.186cm" svg:y1="4.787cm" svg:x2="10.199cm" svg:y2="4.542cm">
          <text:p/>
        </draw:line>
        <draw:line draw:style-name="gr17" draw:text-style-name="P16" draw:layer="layout" svg:x1="8.715cm" svg:y1="4.837cm" svg:x2="8.738cm" svg:y2="4.604cm">
          <text:p/>
        </draw:line>
        <draw:line draw:style-name="gr17" draw:text-style-name="P16" draw:layer="layout" svg:x1="12.614cm" svg:y1="5.032cm" svg:x2="12.695cm" svg:y2="4.826cm">
          <text:p/>
        </draw:line>
        <draw:line draw:style-name="gr17" draw:text-style-name="P16" draw:layer="layout" svg:x1="13.521cm" svg:y1="4.767cm" svg:x2="13.545cm" svg:y2="4.589cm">
          <text:p/>
        </draw:line>
        <draw:line draw:style-name="gr17" draw:text-style-name="P16" draw:layer="layout" svg:x1="11.963cm" svg:y1="4.759cm" svg:x2="11.963cm" svg:y2="4.522cm">
          <text:p/>
        </draw:line>
        <draw:line draw:style-name="gr17" draw:text-style-name="P16" draw:layer="layout" svg:x1="13.511cm" svg:y1="7.652cm" svg:x2="13.54cm" svg:y2="7.339cm">
          <text:p/>
        </draw:line>
        <draw:line draw:style-name="gr17" draw:text-style-name="P16" draw:layer="layout" svg:x1="13.479cm" svg:y1="10.601cm" svg:x2="13.525cm" svg:y2="10.356cm">
          <text:p/>
        </draw:line>
        <draw:line draw:style-name="gr17" draw:text-style-name="P16" draw:layer="layout" svg:x1="13.434cm" svg:y1="10.357cm" svg:x2="13.5cm" svg:y2="10.114cm">
          <text:p/>
        </draw:line>
        <draw:line draw:style-name="gr17" draw:text-style-name="P16" draw:layer="layout" svg:x1="6.452cm" svg:y1="11.279cm" svg:x2="6.202cm" svg:y2="11.295cm">
          <text:p/>
        </draw:line>
        <draw:line draw:style-name="gr17" draw:text-style-name="P16" draw:layer="layout" svg:x1="6.442cm" svg:y1="8.556cm" svg:x2="6.202cm" svg:y2="8.594cm">
          <text:p/>
        </draw:line>
        <draw:line draw:style-name="gr17" draw:text-style-name="P16" draw:layer="layout" svg:x1="6.489cm" svg:y1="6.195cm" svg:x2="6.202cm" svg:y2="6.221cm">
          <text:p/>
        </draw:line>
        <draw:line draw:style-name="gr17" draw:text-style-name="P16" draw:layer="layout" svg:x1="6.512cm" svg:y1="3.517cm" svg:x2="6.194cm" svg:y2="3.521cm">
          <text:p/>
        </draw:line>
        <draw:line draw:style-name="gr17" draw:text-style-name="P16" draw:layer="layout" svg:x1="7.93cm" svg:y1="11.235cm" svg:x2="7.81cm" svg:y2="11.226cm">
          <text:p/>
        </draw:line>
        <draw:line draw:style-name="gr17" draw:text-style-name="P16" draw:layer="layout" svg:x1="7.953cm" svg:y1="8.522cm" svg:x2="7.747cm" svg:y2="8.519cm">
          <text:p/>
        </draw:line>
        <draw:line draw:style-name="gr17" draw:text-style-name="P16" draw:layer="layout" svg:x1="7.973cm" svg:y1="6.124cm" svg:x2="7.832cm" svg:y2="6.11cm">
          <text:p/>
        </draw:line>
        <draw:line draw:style-name="gr17" draw:text-style-name="P16" draw:layer="layout" svg:x1="7.96cm" svg:y1="3.507cm" svg:x2="7.757cm" svg:y2="3.523cm">
          <text:p/>
        </draw:line>
        <draw:line draw:style-name="gr17" draw:text-style-name="P16" draw:layer="layout" svg:x1="8.14cm" svg:y1="11.221cm" svg:x2="7.929cm" svg:y2="11.235cm">
          <text:p/>
        </draw:line>
        <draw:line draw:style-name="gr17" draw:text-style-name="P16" draw:layer="layout" svg:x1="8.17cm" svg:y1="8.491cm" svg:x2="7.952cm" svg:y2="8.522cm">
          <text:p/>
        </draw:line>
        <draw:line draw:style-name="gr17" draw:text-style-name="P16" draw:layer="layout" svg:x1="8.212cm" svg:y1="6.104cm" svg:x2="7.974cm" svg:y2="6.038cm">
          <text:p/>
        </draw:line>
        <draw:line draw:style-name="gr17" draw:text-style-name="P16" draw:layer="layout" svg:x1="8.227cm" svg:y1="3.533cm" svg:x2="7.957cm" svg:y2="3.423cm">
          <text:p/>
        </draw:line>
        <draw:line draw:style-name="gr17" draw:text-style-name="P16" draw:layer="layout" svg:x1="10.997cm" svg:y1="11.105cm" svg:x2="10.879cm" svg:y2="11.084cm">
          <text:p/>
        </draw:line>
        <draw:line draw:style-name="gr17" draw:text-style-name="P16" draw:layer="layout" svg:x1="11.032cm" svg:y1="8.627cm" svg:x2="10.859cm" svg:y2="8.598cm">
          <text:p/>
        </draw:line>
        <draw:line draw:style-name="gr17" draw:text-style-name="P16" draw:layer="layout" svg:x1="11.069cm" svg:y1="6.095cm" svg:x2="10.864cm" svg:y2="6.121cm">
          <text:p/>
        </draw:line>
        <draw:line draw:style-name="gr17" draw:text-style-name="P16" draw:layer="layout" svg:x1="11.122cm" svg:y1="3.475cm" svg:x2="10.781cm" svg:y2="3.493cm">
          <text:p/>
        </draw:line>
        <draw:line draw:style-name="gr17" draw:text-style-name="P16" draw:layer="layout" svg:x1="9.38cm" svg:y1="3.515cm" svg:x2="9.193cm" svg:y2="3.515cm">
          <text:p/>
        </draw:line>
        <draw:line draw:style-name="gr17" draw:text-style-name="P16" draw:layer="layout" svg:x1="9.578cm" svg:y1="3.508cm" svg:x2="9.38cm" svg:y2="3.403cm">
          <text:p/>
        </draw:line>
        <draw:line draw:style-name="gr17" draw:text-style-name="P16" draw:layer="layout" svg:x1="11.289cm" svg:y1="9.862cm" svg:x2="11.016cm" svg:y2="9.921cm">
          <text:p/>
        </draw:line>
        <draw:line draw:style-name="gr17" draw:text-style-name="P16" draw:layer="layout" svg:x1="11.393cm" svg:y1="6.109cm" svg:x2="11.071cm" svg:y2="5.986cm">
          <text:p/>
        </draw:line>
        <draw:line draw:style-name="gr17" draw:text-style-name="P16" draw:layer="layout" svg:x1="11.428cm" svg:y1="3.496cm" svg:x2="11.123cm" svg:y2="3.313cm">
          <text:p/>
        </draw:line>
        <draw:line draw:style-name="gr17" draw:text-style-name="P16" draw:layer="layout" svg:x1="12.548cm" svg:y1="3.527cm" svg:x2="12.37cm" svg:y2="3.531cm">
          <text:p/>
        </draw:line>
        <draw:line draw:style-name="gr17" draw:text-style-name="P16" draw:layer="layout" svg:x1="12.697cm" svg:y1="3.491cm" svg:x2="12.552cm" svg:y2="3.418cm">
          <text:p/>
        </draw:line>
        <draw:line draw:style-name="gr17" draw:text-style-name="P16" draw:layer="layout" svg:x1="12.922cm" svg:y1="11.443cm" svg:x2="12.724cm" svg:y2="11.449cm">
          <text:p/>
        </draw:line>
        <draw:line draw:style-name="gr17" draw:text-style-name="P16" draw:layer="layout" svg:x1="12.775cm" svg:y1="9.864cm" svg:x2="12.584cm" svg:y2="9.857cm">
          <text:p/>
        </draw:line>
        <draw:line draw:style-name="gr17" draw:text-style-name="P16" draw:layer="layout" svg:x1="13.024cm" svg:y1="8.946cm" svg:x2="12.786cm" svg:y2="8.94cm">
          <text:p/>
        </draw:line>
        <draw:line draw:style-name="gr17" draw:text-style-name="P16" draw:layer="layout" svg:x1="7.11cm" svg:y1="2.354cm" svg:x2="7.099cm" svg:y2="2.119cm">
          <text:p/>
        </draw:line>
        <draw:line draw:style-name="gr17" draw:text-style-name="P16" draw:layer="layout" svg:x1="8.673cm" svg:y1="2.399cm" svg:x2="8.667cm" svg:y2="2.096cm">
          <text:p/>
        </draw:line>
        <draw:line draw:style-name="gr17" draw:text-style-name="P16" draw:layer="layout" svg:x1="10.166cm" svg:y1="2.446cm" svg:x2="10.177cm" svg:y2="2.089cm">
          <text:p/>
        </draw:line>
        <draw:line draw:style-name="gr17" draw:text-style-name="P16" draw:layer="layout" svg:x1="11.977cm" svg:y1="2.476cm" svg:x2="11.948cm" svg:y2="2.064cm">
          <text:p/>
        </draw:line>
        <draw:line draw:style-name="gr17" draw:text-style-name="P16" draw:layer="layout" svg:x1="13.374cm" svg:y1="2.461cm" svg:x2="13.403cm" svg:y2="2.016cm">
          <text:p/>
        </draw:line>
        <draw:line draw:style-name="gr17" draw:text-style-name="P16" draw:layer="layout" svg:x1="6.202cm" svg:y1="11.295cm" svg:x2="6.205cm" svg:y2="9.708cm">
          <text:p/>
        </draw:line>
        <draw:line draw:style-name="gr17" draw:text-style-name="P16" draw:layer="layout" svg:x1="6.205cm" svg:y1="9.709cm" svg:x2="6.202cm" svg:y2="8.593cm">
          <text:p/>
        </draw:line>
        <draw:line draw:style-name="gr17" draw:text-style-name="P16" draw:layer="layout" svg:x1="6.203cm" svg:y1="8.594cm" svg:x2="6.179cm" svg:y2="7.404cm">
          <text:p/>
        </draw:line>
        <draw:line draw:style-name="gr17" draw:text-style-name="P16" draw:layer="layout" svg:x1="6.179cm" svg:y1="7.405cm" svg:x2="6.203cm" svg:y2="6.22cm">
          <text:p/>
        </draw:line>
        <draw:line draw:style-name="gr17" draw:text-style-name="P16" draw:layer="layout" svg:x1="6.203cm" svg:y1="6.221cm" svg:x2="6.192cm" svg:y2="4.948cm">
          <text:p/>
        </draw:line>
        <draw:line draw:style-name="gr17" draw:text-style-name="P16" draw:layer="layout" svg:x1="6.192cm" svg:y1="4.949cm" svg:x2="6.195cm" svg:y2="3.52cm">
          <text:p/>
        </draw:line>
        <draw:line draw:style-name="gr17" draw:text-style-name="P16" draw:layer="layout" svg:x1="6.195cm" svg:y1="3.521cm" svg:x2="6.192cm" svg:y2="2.156cm">
          <text:p/>
        </draw:line>
        <draw:line draw:style-name="gr17" draw:text-style-name="P16" draw:layer="layout" svg:x1="6.194cm" svg:y1="12.825cm" svg:x2="6.204cm" svg:y2="11.294cm">
          <text:p/>
        </draw:line>
        <draw:line draw:style-name="gr17" draw:text-style-name="P16" draw:layer="layout" svg:x1="6.194cm" svg:y1="12.825cm" svg:x2="7.088cm" svg:y2="12.814cm">
          <text:p/>
        </draw:line>
        <draw:line draw:style-name="gr17" draw:text-style-name="P16" draw:layer="layout" svg:x1="7.087cm" svg:y1="12.815cm" svg:x2="7.94cm" svg:y2="12.802cm">
          <text:p/>
        </draw:line>
        <draw:line draw:style-name="gr17" draw:text-style-name="P16" draw:layer="layout" svg:x1="7.939cm" svg:y1="12.803cm" svg:x2="9.174cm" svg:y2="12.757cm">
          <text:p/>
        </draw:line>
        <draw:line draw:style-name="gr17" draw:text-style-name="P16" draw:layer="layout" svg:x1="9.173cm" svg:y1="12.758cm" svg:x2="11.014cm" svg:y2="12.7cm">
          <text:p/>
        </draw:line>
        <draw:line draw:style-name="gr17" draw:text-style-name="P16" draw:layer="layout" svg:x1="11.013cm" svg:y1="12.701cm" svg:x2="11.852cm" svg:y2="12.66cm">
          <text:p/>
        </draw:line>
        <draw:line draw:style-name="gr17" draw:text-style-name="P16" draw:layer="layout" svg:x1="11.851cm" svg:y1="12.661cm" svg:x2="12.7cm" svg:y2="12.642cm">
          <text:p/>
        </draw:line>
        <draw:line draw:style-name="gr17" draw:text-style-name="P16" draw:layer="layout" svg:x1="12.699cm" svg:y1="12.643cm" svg:x2="13.455cm" svg:y2="12.607cm">
          <text:p/>
        </draw:line>
        <draw:line draw:style-name="gr17" draw:text-style-name="P16" draw:layer="layout" svg:x1="13.454cm" svg:y1="12.608cm" svg:x2="14.163cm" svg:y2="12.57cm">
          <text:p/>
        </draw:line>
        <draw:line draw:style-name="gr17" draw:text-style-name="P16" draw:layer="layout" svg:x1="14.162cm" svg:y1="12.571cm" svg:x2="14.167cm" svg:y2="11.453cm">
          <text:p/>
        </draw:line>
        <draw:line draw:style-name="gr17" draw:text-style-name="P16" draw:layer="layout" svg:x1="14.167cm" svg:y1="11.454cm" svg:x2="14.162cm" svg:y2="10.364cm">
          <text:p/>
        </draw:line>
        <draw:line draw:style-name="gr17" draw:text-style-name="P16" draw:layer="layout" svg:x1="14.162cm" svg:y1="10.365cm" svg:x2="14.181cm" svg:y2="8.932cm">
          <text:p/>
        </draw:line>
        <draw:line draw:style-name="gr17" draw:text-style-name="P16" draw:layer="layout" svg:x1="14.18cm" svg:y1="8.933cm" svg:x2="14.188cm" svg:y2="7.332cm">
          <text:p/>
        </draw:line>
        <draw:line draw:style-name="gr17" draw:text-style-name="P16" draw:layer="layout" svg:x1="14.187cm" svg:y1="7.333cm" svg:x2="14.223cm" svg:y2="6.227cm">
          <text:p/>
        </draw:line>
        <draw:line draw:style-name="gr17" draw:text-style-name="P16" draw:layer="layout" svg:x1="14.222cm" svg:y1="6.228cm" svg:x2="14.227cm" svg:y2="4.789cm">
          <text:p/>
        </draw:line>
        <draw:line draw:style-name="gr17" draw:text-style-name="P16" draw:layer="layout" svg:x1="14.225cm" svg:y1="4.79cm" svg:x2="14.248cm" svg:y2="3.525cm">
          <text:p/>
        </draw:line>
        <draw:line draw:style-name="gr17" draw:text-style-name="P16" draw:layer="layout" svg:x1="14.248cm" svg:y1="3.526cm" svg:x2="14.239cm" svg:y2="2.002cm">
          <text:p/>
        </draw:line>
        <draw:line draw:style-name="gr17" draw:text-style-name="P16" draw:layer="layout" svg:x1="6.192cm" svg:y1="2.157cm" svg:x2="7.1cm" svg:y2="2.119cm">
          <text:p/>
        </draw:line>
        <draw:line draw:style-name="gr17" draw:text-style-name="P16" draw:layer="layout" svg:x1="8.667cm" svg:y1="2.096cm" svg:x2="9.37cm" svg:y2="2.096cm">
          <text:p/>
        </draw:line>
        <draw:line draw:style-name="gr17" draw:text-style-name="P16" draw:layer="layout" svg:x1="9.37cm" svg:y1="2.097cm" svg:x2="10.177cm" svg:y2="2.089cm">
          <text:p/>
        </draw:line>
        <draw:line draw:style-name="gr17" draw:text-style-name="P16" draw:layer="layout" svg:x1="10.176cm" svg:y1="2.089cm" svg:x2="11.054cm" svg:y2="2.097cm">
          <text:p/>
        </draw:line>
        <draw:line draw:style-name="gr17" draw:text-style-name="P16" draw:layer="layout" svg:x1="11.053cm" svg:y1="2.097cm" svg:x2="11.949cm" svg:y2="2.064cm">
          <text:p/>
        </draw:line>
        <draw:line draw:style-name="gr17" draw:text-style-name="P16" draw:layer="layout" svg:x1="11.948cm" svg:y1="2.064cm" svg:x2="12.535cm" svg:y2="2.107cm">
          <text:p/>
        </draw:line>
        <draw:line draw:style-name="gr17" draw:text-style-name="P16" draw:layer="layout" svg:x1="12.534cm" svg:y1="2.107cm" svg:x2="13.403cm" svg:y2="2.016cm">
          <text:p/>
        </draw:line>
        <draw:line draw:style-name="gr17" draw:text-style-name="P16" draw:layer="layout" svg:x1="13.402cm" svg:y1="2.017cm" svg:x2="14.24cm" svg:y2="2.002cm">
          <text:p/>
        </draw:line>
        <draw:line draw:style-name="gr17" draw:text-style-name="P16" draw:layer="layout" svg:x1="6.204cm" svg:y1="9.71cm" svg:x2="7.12cm" svg:y2="9.683cm">
          <text:p/>
        </draw:line>
        <draw:line draw:style-name="gr17" draw:text-style-name="P16" draw:layer="layout" svg:x1="7.119cm" svg:y1="9.683cm" svg:x2="7.214cm" svg:y2="9.683cm">
          <text:p/>
        </draw:line>
        <draw:line draw:style-name="gr17" draw:text-style-name="P16" draw:layer="layout" svg:x1="7.214cm" svg:y1="9.683cm" svg:x2="7.945cm" svg:y2="9.729cm">
          <text:p/>
        </draw:line>
        <draw:line draw:style-name="gr17" draw:text-style-name="P16" draw:layer="layout" svg:x1="7.944cm" svg:y1="9.729cm" svg:x2="9.446cm" svg:y2="9.718cm">
          <text:p/>
        </draw:line>
        <draw:line draw:style-name="gr17" draw:text-style-name="P16" draw:layer="layout" svg:x1="9.445cm" svg:y1="9.718cm" svg:x2="9.531cm" svg:y2="9.721cm">
          <text:p/>
        </draw:line>
        <draw:line draw:style-name="gr17" draw:text-style-name="P16" draw:layer="layout" svg:x1="9.53cm" svg:y1="9.721cm" svg:x2="10.907cm" svg:y2="9.708cm">
          <text:p/>
        </draw:line>
        <draw:line draw:style-name="gr17" draw:text-style-name="P16" draw:layer="layout" svg:x1="6.179cm" svg:y1="7.405cm" svg:x2="7.103cm" svg:y2="7.312cm">
          <text:p/>
        </draw:line>
        <draw:line draw:style-name="gr17" draw:text-style-name="P16" draw:layer="layout" svg:x1="7.102cm" svg:y1="7.312cm" svg:x2="7.171cm" svg:y2="7.312cm">
          <text:p/>
        </draw:line>
        <draw:line draw:style-name="gr17" draw:text-style-name="P16" draw:layer="layout" svg:x1="7.171cm" svg:y1="7.312cm" svg:x2="7.945cm" svg:y2="7.328cm">
          <text:p/>
        </draw:line>
        <draw:line draw:style-name="gr17" draw:text-style-name="P16" draw:layer="layout" svg:x1="7.944cm" svg:y1="7.328cm" svg:x2="9.798cm" svg:y2="7.302cm">
          <text:p/>
        </draw:line>
        <draw:line draw:style-name="gr17" draw:text-style-name="P16" draw:layer="layout" svg:x1="9.797cm" svg:y1="7.303cm" svg:x2="9.892cm" svg:y2="7.299cm">
          <text:p/>
        </draw:line>
        <draw:line draw:style-name="gr17" draw:text-style-name="P16" draw:layer="layout" svg:x1="9.891cm" svg:y1="7.299cm" svg:x2="11.069cm" svg:y2="7.328cm">
          <text:p/>
        </draw:line>
        <draw:line draw:style-name="gr17" draw:text-style-name="P16" draw:layer="layout" svg:x1="11.068cm" svg:y1="7.327cm" svg:x2="12.002cm" svg:y2="7.33cm">
          <text:p/>
        </draw:line>
        <draw:line draw:style-name="gr17" draw:text-style-name="P16" draw:layer="layout" svg:x1="12.001cm" svg:y1="7.329cm" svg:x2="12.455cm" svg:y2="7.35cm">
          <text:p/>
        </draw:line>
        <draw:line draw:style-name="gr17" draw:text-style-name="P16" draw:layer="layout" svg:x1="12.454cm" svg:y1="7.349cm" svg:x2="12.799cm" svg:y2="7.365cm">
          <text:p/>
        </draw:line>
        <draw:line draw:style-name="gr17" draw:text-style-name="P16" draw:layer="layout" svg:x1="12.798cm" svg:y1="7.365cm" svg:x2="13.54cm" svg:y2="7.339cm">
          <text:p/>
        </draw:line>
        <draw:line draw:style-name="gr17" draw:text-style-name="P16" draw:layer="layout" svg:x1="13.539cm" svg:y1="7.34cm" svg:x2="14.188cm" svg:y2="7.332cm">
          <text:p/>
        </draw:line>
        <draw:line draw:style-name="gr17" draw:text-style-name="P16" draw:layer="layout" svg:x1="12.699cm" svg:y1="12.643cm" svg:x2="12.725cm" svg:y2="11.448cm">
          <text:p/>
        </draw:line>
        <draw:line draw:style-name="gr17" draw:text-style-name="P16" draw:layer="layout" svg:x1="12.724cm" svg:y1="11.449cm" svg:x2="12.757cm" svg:y2="10.389cm">
          <text:p/>
        </draw:line>
        <draw:line draw:style-name="gr17" draw:text-style-name="P16" draw:layer="layout" svg:x1="12.756cm" svg:y1="10.39cm" svg:x2="12.775cm" svg:y2="9.862cm">
          <text:p/>
        </draw:line>
        <draw:line draw:style-name="gr17" draw:text-style-name="P16" draw:layer="layout" svg:x1="12.774cm" svg:y1="9.863cm" svg:x2="12.787cm" svg:y2="8.94cm">
          <text:p/>
        </draw:line>
        <draw:line draw:style-name="gr17" draw:text-style-name="P16" draw:layer="layout" svg:x1="12.786cm" svg:y1="8.941cm" svg:x2="12.799cm" svg:y2="7.364cm">
          <text:p/>
        </draw:line>
        <draw:line draw:style-name="gr17" draw:text-style-name="P16" draw:layer="layout" svg:x1="12.756cm" svg:y1="10.39cm" svg:x2="13.435cm" svg:y2="10.356cm">
          <text:p/>
        </draw:line>
        <draw:line draw:style-name="gr17" draw:text-style-name="P16" draw:layer="layout" svg:x1="13.434cm" svg:y1="10.356cm" svg:x2="13.524cm" svg:y2="10.356cm">
          <text:p/>
        </draw:line>
        <draw:line draw:style-name="gr17" draw:text-style-name="P16" draw:layer="layout" svg:x1="13.524cm" svg:y1="10.356cm" svg:x2="14.163cm" svg:y2="10.366cm">
          <text:p/>
        </draw:line>
        <draw:line draw:style-name="gr17" draw:text-style-name="P16" draw:layer="layout" svg:x1="6.192cm" svg:y1="4.949cm" svg:x2="7.045cm" svg:y2="4.891cm">
          <text:p/>
        </draw:line>
        <draw:line draw:style-name="gr17" draw:text-style-name="P16" draw:layer="layout" svg:x1="7.044cm" svg:y1="4.892cm" svg:x2="7.15cm" svg:y2="4.889cm">
          <text:p/>
        </draw:line>
        <draw:line draw:style-name="gr17" draw:text-style-name="P16" draw:layer="layout" svg:x1="7.149cm" svg:y1="4.889cm" svg:x2="7.923cm" svg:y2="4.9cm">
          <text:p/>
        </draw:line>
        <draw:line draw:style-name="gr17" draw:text-style-name="P16" draw:layer="layout" svg:x1="7.922cm" svg:y1="4.9cm" svg:x2="8.716cm" svg:y2="4.836cm">
          <text:p/>
        </draw:line>
        <draw:line draw:style-name="gr17" draw:text-style-name="P16" draw:layer="layout" svg:x1="8.715cm" svg:y1="4.838cm" svg:x2="9.339cm" svg:y2="4.816cm">
          <text:p/>
        </draw:line>
        <draw:line draw:style-name="gr17" draw:text-style-name="P16" draw:layer="layout" svg:x1="9.338cm" svg:y1="4.816cm" svg:x2="9.648cm" svg:y2="4.862cm">
          <text:p/>
        </draw:line>
        <draw:line draw:style-name="gr17" draw:text-style-name="P16" draw:layer="layout" svg:x1="9.647cm" svg:y1="4.862cm" svg:x2="10.187cm" svg:y2="4.786cm">
          <text:p/>
        </draw:line>
        <draw:line draw:style-name="gr17" draw:text-style-name="P16" draw:layer="layout" svg:x1="10.186cm" svg:y1="4.786cm" svg:x2="10.977cm" svg:y2="4.815cm">
          <text:p/>
        </draw:line>
        <draw:line draw:style-name="gr17" draw:text-style-name="P16" draw:layer="layout" svg:x1="10.976cm" svg:y1="4.815cm" svg:x2="11.964cm" svg:y2="4.759cm">
          <text:p/>
        </draw:line>
        <draw:line draw:style-name="gr17" draw:text-style-name="P16" draw:layer="layout" svg:x1="11.963cm" svg:y1="4.761cm" svg:x2="12.438cm" svg:y2="4.756cm">
          <text:p/>
        </draw:line>
        <draw:line draw:style-name="gr17" draw:text-style-name="P16" draw:layer="layout" svg:x1="12.437cm" svg:y1="4.756cm" svg:x2="12.695cm" svg:y2="4.827cm">
          <text:p/>
        </draw:line>
        <draw:line draw:style-name="gr17" draw:text-style-name="P16" draw:layer="layout" svg:x1="12.694cm" svg:y1="4.827cm" svg:x2="13.522cm" svg:y2="4.766cm">
          <text:p/>
        </draw:line>
        <draw:line draw:style-name="gr17" draw:text-style-name="P16" draw:layer="layout" svg:x1="13.521cm" svg:y1="4.766cm" svg:x2="14.226cm" svg:y2="4.79cm">
          <text:p/>
        </draw:line>
        <draw:line draw:style-name="gr17" draw:text-style-name="P16" draw:layer="layout" svg:x1="7.94cm" svg:y1="12.803cm" svg:x2="7.929cm" svg:y2="11.234cm">
          <text:p/>
        </draw:line>
        <draw:line draw:style-name="gr17" draw:text-style-name="P16" draw:layer="layout" svg:x1="7.929cm" svg:y1="11.235cm" svg:x2="7.945cm" svg:y2="9.728cm">
          <text:p/>
        </draw:line>
        <draw:line draw:style-name="gr17" draw:text-style-name="P16" draw:layer="layout" svg:x1="7.944cm" svg:y1="9.729cm" svg:x2="7.954cm" svg:y2="8.521cm">
          <text:p/>
        </draw:line>
        <draw:line draw:style-name="gr17" draw:text-style-name="P16" draw:layer="layout" svg:x1="7.954cm" svg:y1="8.522cm" svg:x2="7.944cm" svg:y2="7.327cm">
          <text:p/>
        </draw:line>
        <draw:line draw:style-name="gr17" draw:text-style-name="P16" draw:layer="layout" svg:x1="7.944cm" svg:y1="7.328cm" svg:x2="7.973cm" svg:y2="6.123cm">
          <text:p/>
        </draw:line>
        <draw:line draw:style-name="gr17" draw:text-style-name="P16" draw:layer="layout" svg:x1="7.972cm" svg:y1="6.124cm" svg:x2="7.975cm" svg:y2="6.038cm">
          <text:p/>
        </draw:line>
        <draw:line draw:style-name="gr17" draw:text-style-name="P16" draw:layer="layout" svg:x1="7.975cm" svg:y1="6.039cm" svg:x2="7.922cm" svg:y2="4.899cm">
          <text:p/>
        </draw:line>
        <draw:line draw:style-name="gr17" draw:text-style-name="P16" draw:layer="layout" svg:x1="7.922cm" svg:y1="4.9cm" svg:x2="7.96cm" svg:y2="3.507cm">
          <text:p/>
        </draw:line>
        <draw:line draw:style-name="gr17" draw:text-style-name="P16" draw:layer="layout" svg:x1="7.96cm" svg:y1="3.508cm" svg:x2="7.957cm" svg:y2="3.423cm">
          <text:p/>
        </draw:line>
        <draw:line draw:style-name="gr17" draw:text-style-name="P16" draw:layer="layout" svg:x1="7.099cm" svg:y1="2.12cm" svg:x2="7.898cm" svg:y2="2.084cm">
          <text:p/>
        </draw:line>
        <draw:line draw:style-name="gr17" draw:text-style-name="P16" draw:layer="layout" svg:x1="7.897cm" svg:y1="2.084cm" svg:x2="8.668cm" svg:y2="2.097cm">
          <text:p/>
        </draw:line>
        <draw:line draw:style-name="gr17" draw:text-style-name="P16" draw:layer="layout" svg:x1="7.958cm" svg:y1="3.424cm" svg:x2="7.897cm" svg:y2="2.084cm">
          <text:p/>
        </draw:line>
        <draw:line draw:style-name="gr17" draw:text-style-name="P16" draw:layer="layout" svg:x1="9.338cm" svg:y1="4.817cm" svg:x2="9.381cm" svg:y2="3.515cm">
          <text:p/>
        </draw:line>
        <draw:line draw:style-name="gr17" draw:text-style-name="P16" draw:layer="layout" svg:x1="9.38cm" svg:y1="3.515cm" svg:x2="9.38cm" svg:y2="3.403cm">
          <text:p/>
        </draw:line>
        <draw:line draw:style-name="gr17" draw:text-style-name="P16" draw:layer="layout" svg:x1="9.382cm" svg:y1="3.404cm" svg:x2="9.37cm" svg:y2="2.096cm">
          <text:p/>
        </draw:line>
        <draw:line draw:style-name="gr17" draw:text-style-name="P16" draw:layer="layout" svg:x1="10.976cm" svg:y1="4.815cm" svg:x2="11.122cm" svg:y2="3.475cm">
          <text:p/>
        </draw:line>
        <draw:line draw:style-name="gr17" draw:text-style-name="P16" draw:layer="layout" svg:x1="11.121cm" svg:y1="3.476cm" svg:x2="11.124cm" svg:y2="3.313cm">
          <text:p/>
        </draw:line>
        <draw:line draw:style-name="gr17" draw:text-style-name="P16" draw:layer="layout" svg:x1="11.124cm" svg:y1="3.314cm" svg:x2="11.053cm" svg:y2="2.096cm">
          <text:p/>
        </draw:line>
        <draw:line draw:style-name="gr17" draw:text-style-name="P16" draw:layer="layout" svg:x1="12.437cm" svg:y1="4.757cm" svg:x2="12.548cm" svg:y2="3.527cm">
          <text:p/>
        </draw:line>
        <draw:line draw:style-name="gr17" draw:text-style-name="P16" draw:layer="layout" svg:x1="12.547cm" svg:y1="3.528cm" svg:x2="12.553cm" svg:y2="3.418cm">
          <text:p/>
        </draw:line>
        <draw:line draw:style-name="gr17" draw:text-style-name="P16" draw:layer="layout" svg:x1="12.553cm" svg:y1="3.419cm" svg:x2="12.534cm" svg:y2="2.106cm">
          <text:p/>
        </draw:line>
        <draw:line draw:style-name="gr17" draw:text-style-name="P16" draw:layer="layout" svg:x1="11.014cm" svg:y1="12.701cm" svg:x2="10.996cm" svg:y2="11.104cm">
          <text:p/>
        </draw:line>
        <draw:line draw:style-name="gr17" draw:text-style-name="P16" draw:layer="layout" svg:x1="10.996cm" svg:y1="11.105cm" svg:x2="11.017cm" svg:y2="9.92cm">
          <text:p/>
        </draw:line>
        <draw:line draw:style-name="gr17" draw:text-style-name="P16" draw:layer="layout" svg:x1="11.017cm" svg:y1="9.921cm" svg:x2="10.906cm" svg:y2="9.708cm">
          <text:p/>
        </draw:line>
        <draw:line draw:style-name="gr17" draw:text-style-name="P16" draw:layer="layout" svg:x1="10.906cm" svg:y1="9.709cm" svg:x2="11.032cm" svg:y2="8.626cm">
          <text:p/>
        </draw:line>
        <draw:line draw:style-name="gr17" draw:text-style-name="P16" draw:layer="layout" svg:x1="11.031cm" svg:y1="8.627cm" svg:x2="11.069cm" svg:y2="7.327cm">
          <text:p/>
        </draw:line>
        <draw:line draw:style-name="gr17" draw:text-style-name="P16" draw:layer="layout" svg:x1="11.068cm" svg:y1="7.327cm" svg:x2="11.068cm" svg:y2="6.095cm">
          <text:p/>
        </draw:line>
        <draw:line draw:style-name="gr17" draw:text-style-name="P16" draw:layer="layout" svg:x1="11.068cm" svg:y1="6.096cm" svg:x2="11.073cm" svg:y2="5.986cm">
          <text:p/>
        </draw:line>
        <draw:line draw:style-name="gr17" draw:text-style-name="P16" draw:layer="layout" svg:x1="11.072cm" svg:y1="5.987cm" svg:x2="10.976cm" svg:y2="4.814cm">
          <text:p/>
        </draw:line>
        <draw:frame draw:style-name="gr24" draw:text-style-name="P22" draw:layer="layout" svg:width="0.768cm" svg:height="0.314cm" draw:transform="rotate (1.5707963267949) translate (16.521cm 27.345cm)">
          <draw:text-box>
            <text:p text:style-name="P17"><text:span text:style-name="T3">meters</text:span></text:p>
          </draw:text-box>
        </draw:frame>
        <draw:frame draw:style-name="gr18" draw:text-style-name="P18" draw:layer="layout" svg:width="0.273cm" svg:height="0.315cm" draw:transform="rotate (1.5707963267949) translate (6.932cm 11.242cm)">
          <draw:text-box>
            <text:p text:style-name="P17"><text:span text:style-name="T1">A</text:span></text:p>
          </draw:text-box>
        </draw:frame>
        <draw:frame draw:style-name="gr18" draw:text-style-name="P18" draw:layer="layout" svg:width="0.273cm" svg:height="0.315cm" draw:transform="rotate (1.5707963267949) translate (6.945cm 8.535cm)">
          <draw:text-box>
            <text:p text:style-name="P17"><text:span text:style-name="T1">B</text:span></text:p>
          </draw:text-box>
        </draw:frame>
        <draw:frame draw:style-name="gr18" draw:text-style-name="P18" draw:layer="layout" svg:width="0.273cm" svg:height="0.315cm" draw:transform="rotate (1.5707963267949) translate (6.981cm 6.155cm)">
          <draw:text-box>
            <text:p text:style-name="P17"><text:span text:style-name="T1">C</text:span></text:p>
          </draw:text-box>
        </draw:frame>
        <draw:frame draw:style-name="gr18" draw:text-style-name="P18" draw:layer="layout" svg:width="0.273cm" svg:height="0.315cm" draw:transform="rotate (1.5707963267949) translate (6.945cm 3.608cm)">
          <draw:text-box>
            <text:p text:style-name="P17"><text:span text:style-name="T1">D</text:span></text:p>
          </draw:text-box>
        </draw:frame>
        <draw:frame draw:style-name="gr18" draw:text-style-name="P18" draw:layer="layout" svg:width="0.273cm" svg:height="0.315cm" draw:transform="rotate (1.5707963267949) translate (9.298cm 11.25cm)">
          <draw:text-box>
            <text:p text:style-name="P17"><text:span text:style-name="T1">E</text:span></text:p>
          </draw:text-box>
        </draw:frame>
        <draw:frame draw:style-name="gr18" draw:text-style-name="P18" draw:layer="layout" svg:width="0.273cm" svg:height="0.315cm" draw:transform="rotate (1.5707963267949) translate (9.331cm 8.59cm)">
          <draw:text-box>
            <text:p text:style-name="P17"><text:span text:style-name="T1">F</text:span></text:p>
          </draw:text-box>
        </draw:frame>
        <draw:frame draw:style-name="gr18" draw:text-style-name="P18" draw:layer="layout" svg:width="0.273cm" svg:height="0.315cm" draw:transform="rotate (1.5707963267949) translate (9.362cm 6.182cm)">
          <draw:text-box>
            <text:p text:style-name="P17"><text:span text:style-name="T1">G</text:span></text:p>
          </draw:text-box>
        </draw:frame>
        <draw:frame draw:style-name="gr18" draw:text-style-name="P18" draw:layer="layout" svg:width="0.273cm" svg:height="0.315cm" draw:transform="rotate (1.5707963267949) translate (8.515cm 3.591cm)">
          <draw:text-box>
            <text:p text:style-name="P17"><text:span text:style-name="T1">H</text:span></text:p>
          </draw:text-box>
        </draw:frame>
        <draw:frame draw:style-name="gr18" draw:text-style-name="P18" draw:layer="layout" svg:width="0.273cm" svg:height="0.315cm" draw:transform="rotate (1.5707963267949) translate (10.034cm 3.532cm)">
          <draw:text-box>
            <text:p text:style-name="P17"><text:span text:style-name="T1">I</text:span></text:p>
          </draw:text-box>
        </draw:frame>
        <draw:frame draw:style-name="gr18" draw:text-style-name="P18" draw:layer="layout" svg:width="0.273cm" svg:height="0.315cm" draw:transform="rotate (1.5707963267949) translate (11.769cm 10.006cm)">
          <draw:text-box>
            <text:p text:style-name="P17"><text:span text:style-name="T1">J</text:span></text:p>
          </draw:text-box>
        </draw:frame>
        <draw:frame draw:style-name="gr18" draw:text-style-name="P18" draw:layer="layout" svg:width="0.273cm" svg:height="0.315cm" draw:transform="rotate (1.5707963267949) translate (13.267cm 11.474cm)">
          <draw:text-box>
            <text:p text:style-name="P17"><text:span text:style-name="T1">K</text:span></text:p>
          </draw:text-box>
        </draw:frame>
        <draw:frame draw:style-name="gr18" draw:text-style-name="P18" draw:layer="layout" svg:width="0.273cm" svg:height="0.315cm" draw:transform="rotate (1.5707963267949) translate (13.31cm 8.936cm)">
          <draw:text-box>
            <text:p text:style-name="P17"><text:span text:style-name="T1">L</text:span></text:p>
          </draw:text-box>
        </draw:frame>
        <draw:frame draw:style-name="gr18" draw:text-style-name="P18" draw:layer="layout" svg:width="0.273cm" svg:height="0.315cm" draw:transform="rotate (1.5707963267949) translate (12.514cm 6.176cm)">
          <draw:text-box>
            <text:p text:style-name="P17"><text:span text:style-name="T1">M</text:span></text:p>
          </draw:text-box>
        </draw:frame>
        <draw:frame draw:style-name="gr18" draw:text-style-name="P18" draw:layer="layout" svg:width="0.273cm" svg:height="0.315cm" draw:transform="rotate (1.5707963267949) translate (11.712cm 3.56cm)">
          <draw:text-box>
            <text:p text:style-name="P17"><text:span text:style-name="T1">N</text:span></text:p>
          </draw:text-box>
        </draw:frame>
        <draw:polygon draw:style-name="gr19" draw:text-style-name="P19" draw:layer="layout" svg:width="0.783cm" svg:height="0.208cm" svg:x="4.152cm" svg:y="1.15cm" svg:viewBox="0 0 784 209" draw:points="591,199 0,209 784,0">
          <text:p/>
        </draw:polygon>
        <draw:polygon draw:style-name="gr20" draw:text-style-name="P20" draw:layer="layout" svg:width="0.789cm" svg:height="0.194cm" svg:x="4.152cm" svg:y="1.349cm" svg:viewBox="0 0 790 195" draw:points="591,0 0,9 790,195">
          <text:p/>
        </draw:polygon>
        <draw:polygon draw:style-name="gr21" draw:text-style-name="P16" draw:layer="layout" svg:width="0.789cm" svg:height="0.393cm" svg:x="4.152cm" svg:y="1.15cm" svg:viewBox="0 0 790 394" draw:points="591,199 790,394 0,208 784,0">
          <text:p/>
        </draw:polygon>
        <draw:path draw:style-name="gr22" draw:text-style-name="P16" draw:layer="layout" svg:width="0.918cm" svg:height="0.917cm" svg:x="4.086cm" svg:y="0.894cm" svg:viewBox="0 0 919 918" svg:d="M459 0c255 0 460 205 460 458 0 255-205 460-460 460-253 0-459-205-459-460 0-253 206-458 459-458z">
          <text:p/>
        </draw:path>
        <draw:polygon draw:style-name="gr19" draw:text-style-name="P19" draw:layer="layout" svg:width="0.193cm" svg:height="0.152cm" svg:x="3.781cm" svg:y="1.285cm" svg:viewBox="0 0 194 153" draw:points="0,3 0,26 157,23 1,126 3,153 194,149 194,127 38,129 192,28 192,0">
          <text:p/>
        </draw:polygon>
        <draw:frame draw:style-name="gr18" draw:text-style-name="P18" draw:layer="layout" svg:width="0.273cm" svg:height="0.315cm" draw:transform="rotate (1.5707963267949) translate (13.174cm 3.604cm)">
          <draw:text-box>
            <text:p text:style-name="P17"><text:span text:style-name="T1">O</text:span></text:p>
          </draw:text-box>
        </draw:frame>
        <draw:frame draw:style-name="gr23" draw:text-style-name="P21" draw:layer="layout" svg:width="7.842cm" svg:height="0.755cm" draw:transform="rotate (1.5707963267949) translate (3.925cm 11.131cm)">
          <draw:text-box>
            <text:p text:style-name="P17"><text:span text:style-name="T2">Solid Waste Collection − Trip4</text:span></text:p>
          </draw:text-box>
        </draw:frame>
        <draw:frame draw:style-name="gr24" draw:text-style-name="P22" draw:layer="layout" svg:width="2.004cm" svg:height="0.314cm" draw:transform="rotate (1.5707963267949) translate (16.752cm 2.685cm)">
          <draw:text-box>
            <text:p text:style-name="P17"><text:span text:style-name="T3">VAASU DEVAN S</text:span></text:p>
          </draw:text-box>
        </draw:frame>
        <draw:frame draw:style-name="gr24" draw:text-style-name="P22" draw:layer="layout" svg:width="1.467cm" svg:height="0.314cm" draw:transform="rotate (1.5707963267949) translate (17.001cm 2.685cm)">
          <draw:text-box>
            <text:p text:style-name="P17"><text:span text:style-name="T3"><text:s/></text:span><text:span text:style-name="T3">2014107051</text:span></text:p>
          </draw:text-box>
        </draw:frame>
        <draw:frame draw:style-name="gr25" draw:text-style-name="P23" draw:layer="layout" svg:width="9.806cm" svg:height="0.378cm" draw:transform="rotate (1.5707963267949) translate (5.353cm 12.261cm)">
          <draw:text-box>
            <text:p text:style-name="P17"><text:span text:style-name="T4">Start−&gt;L3−&gt;E3−&gt;E2−&gt;M3−&gt;M2−&gt;C2−&gt;H2−&gt;E4−&gt;N3−&gt;J2−&gt;L1−&gt;A1−&gt;I3</text:span></text:p>
          </draw:text-box>
        </draw:frame>
        <draw:frame draw:style-name="gr24" draw:text-style-name="P22" draw:layer="layout" svg:width="0.887cm" svg:height="0.314cm" draw:transform="rotate (1.5707963267949) translate (15.518cm 8.427cm)">
          <draw:text-box>
            <text:p text:style-name="P17"><text:span text:style-name="T3">SCALE:</text:span></text:p>
          </draw:text-box>
        </draw:frame>
        <draw:frame draw:style-name="gr24" draw:text-style-name="P22" draw:layer="layout" svg:width="0.904cm" svg:height="0.314cm" draw:transform="rotate (1.5707963267949) translate (15.518cm 7.166cm)">
          <draw:text-box>
            <text:p text:style-name="P17"><text:span text:style-name="T3">1 : 7417</text:span></text:p>
          </draw:text-box>
        </draw:frame>
        <draw:frame draw:style-name="gr24" draw:text-style-name="P22" draw:layer="layout" svg:width="3.478cm" svg:height="0.314cm" draw:transform="rotate (1.5707963267949) translate (16.142cm 8.427cm)">
          <draw:text-box>
            <text:p text:style-name="P17"><text:span text:style-name="T3">REGION: <text:s text:c="2"/>415482 <text:s text:c="7"/>416851</text:span></text:p>
          </draw:text-box>
        </draw:frame>
        <draw:frame draw:style-name="gr24" draw:text-style-name="P22" draw:layer="layout" svg:width="0.98cm" svg:height="0.314cm" draw:transform="rotate (1.5707963267949) translate (15.892cm 6.542cm)">
          <draw:text-box>
            <text:p text:style-name="P17"><text:span text:style-name="T3">1443552</text:span></text:p>
          </draw:text-box>
        </draw:frame>
        <draw:polygon draw:style-name="gr20" draw:text-style-name="P20" draw:layer="layout" svg:width="1.222cm" svg:height="1.721cm" svg:x="15.077cm" svg:y="1.502cm" svg:viewBox="0 0 1223 1722" draw:points="1223,1722 1223,0 0,0 0,1722">
          <text:p/>
        </draw:polygon>
        <draw:line draw:style-name="gr26" draw:text-style-name="P16" draw:layer="layout" svg:x1="15.364cm" svg:y1="3.123cm" svg:x2="15.364cm" svg:y2="2.405cm">
          <text:p/>
        </draw:line>
        <draw:frame draw:style-name="gr24" draw:text-style-name="P22" draw:layer="layout" svg:width="0.98cm" svg:height="0.314cm" draw:transform="rotate (1.5707963267949) translate (16.391cm 6.542cm)">
          <draw:text-box>
            <text:p text:style-name="P17"><text:span text:style-name="T3">1442576</text:span></text:p>
          </draw:text-box>
        </draw:frame>
        <draw:line draw:style-name="gr27" draw:text-style-name="P16" draw:layer="layout" svg:x1="15.738cm" svg:y1="3.123cm" svg:x2="15.738cm" svg:y2="2.405cm">
          <text:p/>
        </draw:line>
        <draw:frame draw:style-name="gr24" draw:text-style-name="P22" draw:layer="layout" svg:width="0.798cm" svg:height="0.314cm" draw:transform="rotate (1.5707963267949) translate (15.214cm 2.406cm)">
          <draw:text-box>
            <text:p text:style-name="P17"><text:span text:style-name="T3"><text:s/></text:span><text:span text:style-name="T3">Roads</text:span></text:p>
          </draw:text-box>
        </draw:frame>
        <draw:polygon draw:style-name="gr26" draw:text-style-name="P16" draw:layer="layout" svg:width="0.199cm" svg:height="0.431cm" svg:x="16.025cm" svg:y="2.55cm" svg:viewBox="0 0 200 432" draw:points="200,432 200,0 0,0 0,432">
          <text:p/>
        </draw:polygon>
        <draw:frame draw:style-name="gr24" draw:text-style-name="P22" draw:layer="layout" svg:width="0.781cm" svg:height="0.314cm" draw:transform="rotate (1.5707963267949) translate (15.588cm 2.406cm)">
          <draw:text-box>
            <text:p text:style-name="P17"><text:span text:style-name="T3"><text:s/></text:span><text:span text:style-name="T3">Trip_4</text:span></text:p>
          </draw:text-box>
        </draw:frame>
        <draw:line draw:style-name="gr26" draw:text-style-name="P16" draw:layer="layout" svg:x1="16.401cm" svg:y1="13.799cm" svg:x2="16.222cm" svg:y2="13.799cm">
          <text:p/>
        </draw:line>
        <draw:polygon draw:style-name="gr20" draw:text-style-name="P20" draw:layer="layout" svg:width="0.282cm" svg:height="0.216cm" svg:x="15.895cm" svg:y="13.679cm" svg:viewBox="0 0 283 217" draw:points="283,217 283,0 0,0 0,217">
          <text:p/>
        </draw:polygon>
        <draw:frame draw:style-name="gr24" draw:text-style-name="P22" draw:layer="layout" svg:width="0.811cm" svg:height="0.314cm" draw:transform="rotate (1.5707963267949) translate (15.962cm 2.406cm)">
          <draw:text-box>
            <text:p text:style-name="P17"><text:span text:style-name="T3"><text:s/></text:span><text:span text:style-name="T3">Blocks</text:span></text:p>
          </draw:text-box>
        </draw:frame>
        <draw:line draw:style-name="gr26" draw:text-style-name="P16" draw:layer="layout" svg:x1="16.401cm" svg:y1="10.463cm" svg:x2="16.401cm" svg:y2="13.799cm">
          <text:p/>
        </draw:line>
        <draw:line draw:style-name="gr26" draw:text-style-name="P16" draw:layer="layout" svg:x1="16.222cm" svg:y1="10.463cm" svg:x2="16.401cm" svg:y2="10.463cm">
          <text:p/>
        </draw:line>
        <draw:polygon draw:style-name="gr20" draw:text-style-name="P20" draw:layer="layout" svg:width="0.282cm" svg:height="0.495cm" svg:x="15.895cm" svg:y="10.208cm" svg:viewBox="0 0 283 496" draw:points="283,496 283,0 0,0 0,496">
          <text:p/>
        </draw:polygon>
        <draw:frame draw:style-name="gr24" draw:text-style-name="P22" draw:layer="layout" svg:width="0.248cm" svg:height="0.314cm" draw:transform="rotate (1.5707963267949) translate (15.885cm 13.856cm)">
          <draw:text-box>
            <text:p text:style-name="P17"><text:span text:style-name="T3">0</text:span></text:p>
          </draw:text-box>
        </draw:frame>
        <draw:line draw:style-name="gr26" draw:text-style-name="P16" draw:layer="layout" svg:x1="16.311cm" svg:y1="12.964cm" svg:x2="16.401cm" svg:y2="12.964cm">
          <text:p/>
        </draw:line>
        <draw:polygon draw:style-name="gr20" draw:text-style-name="P20" draw:layer="layout" svg:width="0.282cm" svg:height="0.565cm" svg:x="15.895cm" svg:y="12.672cm" svg:viewBox="0 0 283 566" draw:points="283,566 283,0 0,0 0,566">
          <text:p/>
        </draw:polygon>
        <draw:frame draw:style-name="gr24" draw:text-style-name="P22" draw:layer="layout" svg:width="0.421cm" svg:height="0.314cm" draw:transform="rotate (1.5707963267949) translate (15.885cm 10.661cm)">
          <draw:text-box>
            <text:p text:style-name="P17"><text:span text:style-name="T3">350</text:span></text:p>
          </draw:text-box>
        </draw:frame>
        <draw:line draw:style-name="gr26" draw:text-style-name="P16" draw:layer="layout" svg:x1="16.311cm" svg:y1="12.131cm" svg:x2="16.401cm" svg:y2="12.131cm">
          <text:p/>
        </draw:line>
        <draw:polygon draw:style-name="gr20" draw:text-style-name="P20" draw:layer="layout" svg:width="0.282cm" svg:height="0.479cm" svg:x="15.895cm" svg:y="11.866cm" svg:viewBox="0 0 283 480" draw:points="283,480 283,0 0,0 0,480">
          <text:p/>
        </draw:polygon>
        <draw:frame draw:style-name="gr24" draw:text-style-name="P22" draw:layer="layout" svg:width="0.489cm" svg:height="0.314cm" draw:transform="rotate (1.5707963267949) translate (15.885cm 13.197cm)">
          <draw:text-box>
            <text:p text:style-name="P17"><text:span text:style-name="T3">87.5</text:span></text:p>
          </draw:text-box>
        </draw:frame>
        <draw:line draw:style-name="gr26" draw:text-style-name="P16" draw:layer="layout" svg:x1="16.311cm" svg:y1="11.296cm" svg:x2="16.401cm" svg:y2="11.296cm">
          <text:p/>
        </draw:line>
        <draw:polygon draw:style-name="gr20" draw:text-style-name="P20" draw:layer="layout" svg:width="0.282cm" svg:height="0.705cm" svg:x="15.895cm" svg:y="10.936cm" svg:viewBox="0 0 283 706" draw:points="283,706 283,0 0,0 0,706">
          <text:p/>
        </draw:polygon>
        <draw:frame draw:style-name="gr24" draw:text-style-name="P22" draw:layer="layout" svg:width="0.421cm" svg:height="0.314cm" draw:transform="rotate (1.5707963267949) translate (15.885cm 12.321cm)">
          <draw:text-box>
            <text:p text:style-name="P17"><text:span text:style-name="T3">175</text:span></text:p>
          </draw:text-box>
        </draw:frame>
        <draw:polygon draw:style-name="gr20" draw:text-style-name="P20" draw:layer="layout" svg:width="0.272cm" svg:height="0.835cm" svg:x="16.541cm" svg:y="11.708cm" svg:viewBox="0 0 273 836" draw:points="273,836 273,0 0,0 0,836">
          <text:p/>
        </draw:polygon>
        <draw:frame draw:style-name="gr24" draw:text-style-name="P22" draw:layer="layout" svg:width="0.629cm" svg:height="0.314cm" draw:transform="rotate (1.5707963267949) translate (15.885cm 11.6cm)">
          <draw:text-box>
            <text:p text:style-name="P17"><text:span text:style-name="T3">262.5</text:span></text:p>
          </draw:text-box>
        </draw:frame>
        <draw:frame draw:style-name="gr24" draw:text-style-name="P22" draw:layer="layout" svg:width="0.768cm" svg:height="0.314cm" draw:transform="rotate (1.5707963267949) translate (16.521cm 12.511cm)">
          <draw:text-box>
            <text:p text:style-name="P17"><text:span text:style-name="T3">meters</text:span></text:p>
          </draw:text-box>
        </draw:frame>
        <draw:line draw:style-name="gr28" draw:text-style-name="P24" draw:layer="layout" svg:x1="2.3cm" svg:y1="14.6cm" svg:x2="18.7cm" svg:y2="14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Times1" svg:font-family="Times"/>
    <style:font-face style:name="standard1" svg:font-family="standard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Times" svg:font-family="Times" style:font-pitch="variable"/>
    <style:font-face style:name="standard" svg:font-family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stroke-dash15" draw:style="rect" draw:dots1="1" draw:dots1-length="0.149cm" draw:distance="0.07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1cm" fo:margin-left="0.4cm" fo:margin-right="0.4cm" fo:page-width="20.99cm" fo:page-height="29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3-24T11:53:13.389139227</dc:date>
    <meta:editing-duration>PT29S</meta:editing-duration>
    <meta:editing-cycles>1</meta:editing-cycles>
    <meta:document-statistic meta:object-count="1537"/>
    <meta:generator>LibreOffice/5.1.6.2$Linux_X86_64 LibreOffice_project/10m0$Build-2</meta:generator>
  </office:meta>
</office:document-meta>
</file>